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7914" calcext:value-type="float">
            <text:p>7914</text:p>
          </table:table-cell>
          <table:table-cell table:formula="of:=MAX([.B$1:.B$1048576])" office:value-type="float" office:value="64929" calcext:value-type="float">
            <text:p>64929</text:p>
          </table:table-cell>
          <table:table-cell/>
        </table:table-row>
        <table:table-row table:style-name="ro1">
          <table:table-cell office:value-type="float" office:value="5032" calcext:value-type="float">
            <text:p>5032</text:p>
          </table:table-cell>
          <table:table-cell table:formula="of:=SUM([.B1]; [.A2])" office:value-type="float" office:value="12946" calcext:value-type="float">
            <text:p>12946</text:p>
          </table:table-cell>
          <table:table-cell table:formula="of:=SUM([.D1:.D1117])" office:value-type="float" office:value="127" calcext:value-type="float">
            <text:p>127</text:p>
          </table:table-cell>
          <table:table-cell table:formula="of:=IF([.B1]=[.B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4" calcext:value-type="float">
            <text:p>11424</text:p>
          </table:table-cell>
          <table:table-cell table:formula="of:=SUM([.B2]; [.A3])" office:value-type="float" office:value="24370" calcext:value-type="float">
            <text:p>24370</text:p>
          </table:table-cell>
          <table:table-cell table:formula="of:=LARGE([.B1:.B23000]; 3)" office:value-type="float" office:value="64690" calcext:value-type="float">
            <text:p>64690</text:p>
          </table:table-cell>
          <table:table-cell table:formula="of:=IF([.B2]=[.B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SUM([.B3]; [.A4])" office:value-type="float" office:value="26937" calcext:value-type="float">
            <text:p>26937</text:p>
          </table:table-cell>
          <table:table-cell table:formula="of:=LARGE([.B1:.B23000]; 1)" office:value-type="float" office:value="64929" calcext:value-type="float">
            <text:p>64929</text:p>
          </table:table-cell>
          <table:table-cell table:formula="of:=IF([.B3]=[.B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table:formula="of:=SUM([.B4]; [.A5])" office:value-type="float" office:value="31060" calcext:value-type="float">
            <text:p>31060</text:p>
          </table:table-cell>
          <table:table-cell table:formula="of:=LARGE([.B1:.B23000]; 5)" office:value-type="float" office:value="64078" calcext:value-type="float">
            <text:p>64078</text:p>
          </table:table-cell>
          <table:table-cell table:formula="of:=IF([.B4]=[.B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table:formula="of:=SUM([.B5]; [.A6])" office:value-type="float" office:value="34627" calcext:value-type="float">
            <text:p>34627</text:p>
          </table:table-cell>
          <table:table-cell table:formula="of:=SUM([.C3:.C5])" office:value-type="float" office:value="193697" calcext:value-type="float">
            <text:p>193697</text:p>
          </table:table-cell>
          <table:table-cell table:formula="of:=IF([.B5]=[.B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table:formula="of:=SUM([.B6]; [.A7])" office:value-type="float" office:value="41973" calcext:value-type="float">
            <text:p>41973</text:p>
          </table:table-cell>
          <table:table-cell/>
          <table:table-cell table:formula="of:=IF([.B6]=[.B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7]; [.A8])" office:value-type="float" office:value="41973" calcext:value-type="float">
            <text:p>41973</text:p>
          </table:table-cell>
          <table:table-cell/>
          <table:table-cell table:formula="of:=IF([.B7]=[.B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SUM(IF(ISBLANK([.A8]); 0; [.B8]); [.A9])" office:value-type="float" office:value="1334" calcext:value-type="float">
            <text:p>1334</text:p>
          </table:table-cell>
          <table:table-cell/>
          <table:table-cell table:formula="of:=IF([.B8]=[.B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SUM(IF(ISBLANK([.A9]); 0; [.B9]); [.A10])" office:value-type="float" office:value="3507" calcext:value-type="float">
            <text:p>3507</text:p>
          </table:table-cell>
          <table:table-cell/>
          <table:table-cell table:formula="of:=IF([.B9]=[.B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table:formula="of:=SUM(IF(ISBLANK([.A10]); 0; [.B10]); [.A11])" office:value-type="float" office:value="8944" calcext:value-type="float">
            <text:p>8944</text:p>
          </table:table-cell>
          <table:table-cell/>
          <table:table-cell table:formula="of:=IF([.B10]=[.B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SUM(IF(ISBLANK([.A11]); 0; [.B11]); [.A12])" office:value-type="float" office:value="10048" calcext:value-type="float">
            <text:p>10048</text:p>
          </table:table-cell>
          <table:table-cell/>
          <table:table-cell table:formula="of:=IF([.B11]=[.B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SUM(IF(ISBLANK([.A12]); 0; [.B12]); [.A13])" office:value-type="float" office:value="11920" calcext:value-type="float">
            <text:p>11920</text:p>
          </table:table-cell>
          <table:table-cell/>
          <table:table-cell table:formula="of:=IF([.B12]=[.B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SUM(IF(ISBLANK([.A13]); 0; [.B13]); [.A14])" office:value-type="float" office:value="13068" calcext:value-type="float">
            <text:p>13068</text:p>
          </table:table-cell>
          <table:table-cell/>
          <table:table-cell table:formula="of:=IF([.B13]=[.B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table:formula="of:=SUM(IF(ISBLANK([.A14]); 0; [.B14]); [.A15])" office:value-type="float" office:value="19615" calcext:value-type="float">
            <text:p>19615</text:p>
          </table:table-cell>
          <table:table-cell/>
          <table:table-cell table:formula="of:=IF([.B14]=[.B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SUM(IF(ISBLANK([.A15]); 0; [.B15]); [.A16])" office:value-type="float" office:value="22764" calcext:value-type="float">
            <text:p>22764</text:p>
          </table:table-cell>
          <table:table-cell/>
          <table:table-cell table:formula="of:=IF([.B15]=[.B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table:formula="of:=SUM(IF(ISBLANK([.A16]); 0; [.B16]); [.A17])" office:value-type="float" office:value="28687" calcext:value-type="float">
            <text:p>28687</text:p>
          </table:table-cell>
          <table:table-cell/>
          <table:table-cell table:formula="of:=IF([.B16]=[.B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table:formula="of:=SUM(IF(ISBLANK([.A17]); 0; [.B17]); [.A18])" office:value-type="float" office:value="34392" calcext:value-type="float">
            <text:p>34392</text:p>
          </table:table-cell>
          <table:table-cell/>
          <table:table-cell table:formula="of:=IF([.B17]=[.B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table:formula="of:=SUM(IF(ISBLANK([.A18]); 0; [.B18]); [.A19])" office:value-type="float" office:value="38428" calcext:value-type="float">
            <text:p>38428</text:p>
          </table:table-cell>
          <table:table-cell/>
          <table:table-cell table:formula="of:=IF([.B18]=[.B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table:formula="of:=SUM(IF(ISBLANK([.A19]); 0; [.B19]); [.A20])" office:value-type="float" office:value="43776" calcext:value-type="float">
            <text:p>43776</text:p>
          </table:table-cell>
          <table:table-cell/>
          <table:table-cell table:formula="of:=IF([.B19]=[.B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SUM(IF(ISBLANK([.A20]); 0; [.B20]); [.A21])" office:value-type="float" office:value="44876" calcext:value-type="float">
            <text:p>44876</text:p>
          </table:table-cell>
          <table:table-cell/>
          <table:table-cell table:formula="of:=IF([.B20]=[.B2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]); 0; [.B21]); [.A22])" office:value-type="float" office:value="44876" calcext:value-type="float">
            <text:p>44876</text:p>
          </table:table-cell>
          <table:table-cell/>
          <table:table-cell table:formula="of:=IF([.B21]=[.B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table:formula="of:=SUM(IF(ISBLANK([.A22]); 0; [.B22]); [.A23])" office:value-type="float" office:value="4108" calcext:value-type="float">
            <text:p>4108</text:p>
          </table:table-cell>
          <table:table-cell/>
          <table:table-cell table:formula="of:=IF([.B22]=[.B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4" calcext:value-type="float">
            <text:p>14444</text:p>
          </table:table-cell>
          <table:table-cell table:formula="of:=SUM(IF(ISBLANK([.A23]); 0; [.B23]); [.A24])" office:value-type="float" office:value="18552" calcext:value-type="float">
            <text:p>18552</text:p>
          </table:table-cell>
          <table:table-cell/>
          <table:table-cell table:formula="of:=IF([.B23]=[.B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6" calcext:value-type="float">
            <text:p>25596</text:p>
          </table:table-cell>
          <table:table-cell table:formula="of:=SUM(IF(ISBLANK([.A24]); 0; [.B24]); [.A25])" office:value-type="float" office:value="44148" calcext:value-type="float">
            <text:p>44148</text:p>
          </table:table-cell>
          <table:table-cell/>
          <table:table-cell table:formula="of:=IF([.B24]=[.B2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5]); 0; [.B25]); [.A26])" office:value-type="float" office:value="44148" calcext:value-type="float">
            <text:p>44148</text:p>
          </table:table-cell>
          <table:table-cell/>
          <table:table-cell table:formula="of:=IF([.B25]=[.B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table:formula="of:=SUM(IF(ISBLANK([.A26]); 0; [.B26]); [.A27])" office:value-type="float" office:value="7237" calcext:value-type="float">
            <text:p>7237</text:p>
          </table:table-cell>
          <table:table-cell/>
          <table:table-cell table:formula="of:=IF([.B26]=[.B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table:formula="of:=SUM(IF(ISBLANK([.A27]); 0; [.B27]); [.A28])" office:value-type="float" office:value="11489" calcext:value-type="float">
            <text:p>11489</text:p>
          </table:table-cell>
          <table:table-cell/>
          <table:table-cell table:formula="of:=IF([.B27]=[.B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SUM(IF(ISBLANK([.A28]); 0; [.B28]); [.A29])" office:value-type="float" office:value="12509" calcext:value-type="float">
            <text:p>12509</text:p>
          </table:table-cell>
          <table:table-cell/>
          <table:table-cell table:formula="of:=IF([.B28]=[.B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3" calcext:value-type="float">
            <text:p>8333</text:p>
          </table:table-cell>
          <table:table-cell table:formula="of:=SUM(IF(ISBLANK([.A29]); 0; [.B29]); [.A30])" office:value-type="float" office:value="20842" calcext:value-type="float">
            <text:p>20842</text:p>
          </table:table-cell>
          <table:table-cell/>
          <table:table-cell table:formula="of:=IF([.B29]=[.B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SUM(IF(ISBLANK([.A30]); 0; [.B30]); [.A31])" office:value-type="float" office:value="24380" calcext:value-type="float">
            <text:p>24380</text:p>
          </table:table-cell>
          <table:table-cell/>
          <table:table-cell table:formula="of:=IF([.B30]=[.B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table:formula="of:=SUM(IF(ISBLANK([.A31]); 0; [.B31]); [.A32])" office:value-type="float" office:value="29469" calcext:value-type="float">
            <text:p>29469</text:p>
          </table:table-cell>
          <table:table-cell/>
          <table:table-cell table:formula="of:=IF([.B31]=[.B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table:formula="of:=SUM(IF(ISBLANK([.A32]); 0; [.B32]); [.A33])" office:value-type="float" office:value="35797" calcext:value-type="float">
            <text:p>35797</text:p>
          </table:table-cell>
          <table:table-cell/>
          <table:table-cell table:formula="of:=IF([.B32]=[.B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table:formula="of:=SUM(IF(ISBLANK([.A33]); 0; [.B33]); [.A34])" office:value-type="float" office:value="40378" calcext:value-type="float">
            <text:p>40378</text:p>
          </table:table-cell>
          <table:table-cell/>
          <table:table-cell table:formula="of:=IF([.B33]=[.B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table:formula="of:=SUM(IF(ISBLANK([.A34]); 0; [.B34]); [.A35])" office:value-type="float" office:value="46881" calcext:value-type="float">
            <text:p>46881</text:p>
          </table:table-cell>
          <table:table-cell/>
          <table:table-cell table:formula="of:=IF([.B34]=[.B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table:formula="of:=SUM(IF(ISBLANK([.A35]); 0; [.B35]); [.A36])" office:value-type="float" office:value="55622" calcext:value-type="float">
            <text:p>55622</text:p>
          </table:table-cell>
          <table:table-cell/>
          <table:table-cell table:formula="of:=IF([.B35]=[.B3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6]); 0; [.B36]); [.A37])" office:value-type="float" office:value="55622" calcext:value-type="float">
            <text:p>55622</text:p>
          </table:table-cell>
          <table:table-cell/>
          <table:table-cell table:formula="of:=IF([.B36]=[.B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table:formula="of:=SUM(IF(ISBLANK([.A37]); 0; [.B37]); [.A38])" office:value-type="float" office:value="5799" calcext:value-type="float">
            <text:p>5799</text:p>
          </table:table-cell>
          <table:table-cell/>
          <table:table-cell table:formula="of:=IF([.B37]=[.B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SUM(IF(ISBLANK([.A38]); 0; [.B38]); [.A39])" office:value-type="float" office:value="7384" calcext:value-type="float">
            <text:p>7384</text:p>
          </table:table-cell>
          <table:table-cell/>
          <table:table-cell table:formula="of:=IF([.B38]=[.B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SUM(IF(ISBLANK([.A39]); 0; [.B39]); [.A40])" office:value-type="float" office:value="8521" calcext:value-type="float">
            <text:p>8521</text:p>
          </table:table-cell>
          <table:table-cell/>
          <table:table-cell table:formula="of:=IF([.B39]=[.B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SUM(IF(ISBLANK([.A40]); 0; [.B40]); [.A41])" office:value-type="float" office:value="10506" calcext:value-type="float">
            <text:p>10506</text:p>
          </table:table-cell>
          <table:table-cell/>
          <table:table-cell table:formula="of:=IF([.B40]=[.B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table:formula="of:=SUM(IF(ISBLANK([.A41]); 0; [.B41]); [.A42])" office:value-type="float" office:value="16995" calcext:value-type="float">
            <text:p>16995</text:p>
          </table:table-cell>
          <table:table-cell/>
          <table:table-cell table:formula="of:=IF([.B41]=[.B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formula="of:=SUM(IF(ISBLANK([.A42]); 0; [.B42]); [.A43])" office:value-type="float" office:value="22304" calcext:value-type="float">
            <text:p>22304</text:p>
          </table:table-cell>
          <table:table-cell/>
          <table:table-cell table:formula="of:=IF([.B42]=[.B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table:formula="of:=SUM(IF(ISBLANK([.A43]); 0; [.B43]); [.A44])" office:value-type="float" office:value="28553" calcext:value-type="float">
            <text:p>28553</text:p>
          </table:table-cell>
          <table:table-cell/>
          <table:table-cell table:formula="of:=IF([.B43]=[.B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table:formula="of:=SUM(IF(ISBLANK([.A44]); 0; [.B44]); [.A45])" office:value-type="float" office:value="33147" calcext:value-type="float">
            <text:p>33147</text:p>
          </table:table-cell>
          <table:table-cell/>
          <table:table-cell table:formula="of:=IF([.B44]=[.B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SUM(IF(ISBLANK([.A45]); 0; [.B45]); [.A46])" office:value-type="float" office:value="35032" calcext:value-type="float">
            <text:p>35032</text:p>
          </table:table-cell>
          <table:table-cell/>
          <table:table-cell table:formula="of:=IF([.B45]=[.B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table:formula="of:=SUM(IF(ISBLANK([.A46]); 0; [.B46]); [.A47])" office:value-type="float" office:value="41132" calcext:value-type="float">
            <text:p>41132</text:p>
          </table:table-cell>
          <table:table-cell/>
          <table:table-cell table:formula="of:=IF([.B46]=[.B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table:formula="of:=SUM(IF(ISBLANK([.A47]); 0; [.B47]); [.A48])" office:value-type="float" office:value="45365" calcext:value-type="float">
            <text:p>45365</text:p>
          </table:table-cell>
          <table:table-cell/>
          <table:table-cell table:formula="of:=IF([.B47]=[.B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SUM(IF(ISBLANK([.A48]); 0; [.B48]); [.A49])" office:value-type="float" office:value="46882" calcext:value-type="float">
            <text:p>46882</text:p>
          </table:table-cell>
          <table:table-cell/>
          <table:table-cell table:formula="of:=IF([.B48]=[.B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table:formula="of:=SUM(IF(ISBLANK([.A49]); 0; [.B49]); [.A50])" office:value-type="float" office:value="53228" calcext:value-type="float">
            <text:p>53228</text:p>
          </table:table-cell>
          <table:table-cell/>
          <table:table-cell table:formula="of:=IF([.B49]=[.B5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0]); 0; [.B50]); [.A51])" office:value-type="float" office:value="53228" calcext:value-type="float">
            <text:p>53228</text:p>
          </table:table-cell>
          <table:table-cell/>
          <table:table-cell table:formula="of:=IF([.B50]=[.B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92" calcext:value-type="float">
            <text:p>13392</text:p>
          </table:table-cell>
          <table:table-cell table:formula="of:=SUM(IF(ISBLANK([.A51]); 0; [.B51]); [.A52])" office:value-type="float" office:value="13392" calcext:value-type="float">
            <text:p>13392</text:p>
          </table:table-cell>
          <table:table-cell/>
          <table:table-cell table:formula="of:=IF([.B51]=[.B5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2]); 0; [.B52]); [.A53])" office:value-type="float" office:value="13392" calcext:value-type="float">
            <text:p>13392</text:p>
          </table:table-cell>
          <table:table-cell/>
          <table:table-cell table:formula="of:=IF([.B52]=[.B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table:formula="of:=SUM(IF(ISBLANK([.A53]); 0; [.B53]); [.A54])" office:value-type="float" office:value="5705" calcext:value-type="float">
            <text:p>5705</text:p>
          </table:table-cell>
          <table:table-cell/>
          <table:table-cell table:formula="of:=IF([.B53]=[.B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SUM(IF(ISBLANK([.A54]); 0; [.B54]); [.A55])" office:value-type="float" office:value="8619" calcext:value-type="float">
            <text:p>8619</text:p>
          </table:table-cell>
          <table:table-cell/>
          <table:table-cell table:formula="of:=IF([.B54]=[.B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SUM(IF(ISBLANK([.A55]); 0; [.B55]); [.A56])" office:value-type="float" office:value="10255" calcext:value-type="float">
            <text:p>10255</text:p>
          </table:table-cell>
          <table:table-cell/>
          <table:table-cell table:formula="of:=IF([.B55]=[.B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SUM(IF(ISBLANK([.A56]); 0; [.B56]); [.A57])" office:value-type="float" office:value="12381" calcext:value-type="float">
            <text:p>12381</text:p>
          </table:table-cell>
          <table:table-cell/>
          <table:table-cell table:formula="of:=IF([.B56]=[.B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SUM(IF(ISBLANK([.A57]); 0; [.B57]); [.A58])" office:value-type="float" office:value="13581" calcext:value-type="float">
            <text:p>13581</text:p>
          </table:table-cell>
          <table:table-cell/>
          <table:table-cell table:formula="of:=IF([.B57]=[.B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SUM(IF(ISBLANK([.A58]); 0; [.B58]); [.A59])" office:value-type="float" office:value="16039" calcext:value-type="float">
            <text:p>16039</text:p>
          </table:table-cell>
          <table:table-cell/>
          <table:table-cell table:formula="of:=IF([.B58]=[.B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table:formula="of:=SUM(IF(ISBLANK([.A59]); 0; [.B59]); [.A60])" office:value-type="float" office:value="19901" calcext:value-type="float">
            <text:p>19901</text:p>
          </table:table-cell>
          <table:table-cell/>
          <table:table-cell table:formula="of:=IF([.B59]=[.B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table:formula="of:=SUM(IF(ISBLANK([.A60]); 0; [.B60]); [.A61])" office:value-type="float" office:value="25597" calcext:value-type="float">
            <text:p>25597</text:p>
          </table:table-cell>
          <table:table-cell/>
          <table:table-cell table:formula="of:=IF([.B60]=[.B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table:formula="of:=SUM(IF(ISBLANK([.A61]); 0; [.B61]); [.A62])" office:value-type="float" office:value="31866" calcext:value-type="float">
            <text:p>31866</text:p>
          </table:table-cell>
          <table:table-cell/>
          <table:table-cell table:formula="of:=IF([.B61]=[.B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table:formula="of:=SUM(IF(ISBLANK([.A62]); 0; [.B62]); [.A63])" office:value-type="float" office:value="38490" calcext:value-type="float">
            <text:p>38490</text:p>
          </table:table-cell>
          <table:table-cell/>
          <table:table-cell table:formula="of:=IF([.B62]=[.B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table:formula="of:=SUM(IF(ISBLANK([.A63]); 0; [.B63]); [.A64])" office:value-type="float" office:value="42505" calcext:value-type="float">
            <text:p>42505</text:p>
          </table:table-cell>
          <table:table-cell/>
          <table:table-cell table:formula="of:=IF([.B63]=[.B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table:formula="of:=SUM(IF(ISBLANK([.A64]); 0; [.B64]); [.A65])" office:value-type="float" office:value="49383" calcext:value-type="float">
            <text:p>49383</text:p>
          </table:table-cell>
          <table:table-cell/>
          <table:table-cell table:formula="of:=IF([.B64]=[.B6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5]); 0; [.B65]); [.A66])" office:value-type="float" office:value="49383" calcext:value-type="float">
            <text:p>49383</text:p>
          </table:table-cell>
          <table:table-cell/>
          <table:table-cell table:formula="of:=IF([.B65]=[.B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table:formula="of:=SUM(IF(ISBLANK([.A66]); 0; [.B66]); [.A67])" office:value-type="float" office:value="7503" calcext:value-type="float">
            <text:p>7503</text:p>
          </table:table-cell>
          <table:table-cell/>
          <table:table-cell table:formula="of:=IF([.B66]=[.B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table:formula="of:=SUM(IF(ISBLANK([.A67]); 0; [.B67]); [.A68])" office:value-type="float" office:value="12031" calcext:value-type="float">
            <text:p>12031</text:p>
          </table:table-cell>
          <table:table-cell/>
          <table:table-cell table:formula="of:=IF([.B67]=[.B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SUM(IF(ISBLANK([.A68]); 0; [.B68]); [.A69])" office:value-type="float" office:value="13802" calcext:value-type="float">
            <text:p>13802</text:p>
          </table:table-cell>
          <table:table-cell/>
          <table:table-cell table:formula="of:=IF([.B68]=[.B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table:formula="of:=SUM(IF(ISBLANK([.A69]); 0; [.B69]); [.A70])" office:value-type="float" office:value="18778" calcext:value-type="float">
            <text:p>18778</text:p>
          </table:table-cell>
          <table:table-cell/>
          <table:table-cell table:formula="of:=IF([.B69]=[.B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SUM(IF(ISBLANK([.A70]); 0; [.B70]); [.A71])" office:value-type="float" office:value="21138" calcext:value-type="float">
            <text:p>21138</text:p>
          </table:table-cell>
          <table:table-cell/>
          <table:table-cell table:formula="of:=IF([.B70]=[.B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table:formula="of:=SUM(IF(ISBLANK([.A71]); 0; [.B71]); [.A72])" office:value-type="float" office:value="26091" calcext:value-type="float">
            <text:p>26091</text:p>
          </table:table-cell>
          <table:table-cell/>
          <table:table-cell table:formula="of:=IF([.B71]=[.B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  <table:table-cell table:formula="of:=SUM(IF(ISBLANK([.A72]); 0; [.B72]); [.A73])" office:value-type="float" office:value="34493" calcext:value-type="float">
            <text:p>34493</text:p>
          </table:table-cell>
          <table:table-cell/>
          <table:table-cell table:formula="of:=IF([.B72]=[.B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table:formula="of:=SUM(IF(ISBLANK([.A73]); 0; [.B73]); [.A74])" office:value-type="float" office:value="39930" calcext:value-type="float">
            <text:p>39930</text:p>
          </table:table-cell>
          <table:table-cell/>
          <table:table-cell table:formula="of:=IF([.B73]=[.B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SUM(IF(ISBLANK([.A74]); 0; [.B74]); [.A75])" office:value-type="float" office:value="41451" calcext:value-type="float">
            <text:p>41451</text:p>
          </table:table-cell>
          <table:table-cell/>
          <table:table-cell table:formula="of:=IF([.B74]=[.B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SUM(IF(ISBLANK([.A75]); 0; [.B75]); [.A76])" office:value-type="float" office:value="44820" calcext:value-type="float">
            <text:p>44820</text:p>
          </table:table-cell>
          <table:table-cell/>
          <table:table-cell table:formula="of:=IF([.B75]=[.B7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6]); 0; [.B76]); [.A77])" office:value-type="float" office:value="44820" calcext:value-type="float">
            <text:p>44820</text:p>
          </table:table-cell>
          <table:table-cell/>
          <table:table-cell table:formula="of:=IF([.B76]=[.B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7" calcext:value-type="float">
            <text:p>19947</text:p>
          </table:table-cell>
          <table:table-cell table:formula="of:=SUM(IF(ISBLANK([.A77]); 0; [.B77]); [.A78])" office:value-type="float" office:value="19947" calcext:value-type="float">
            <text:p>19947</text:p>
          </table:table-cell>
          <table:table-cell/>
          <table:table-cell table:formula="of:=IF([.B77]=[.B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table:formula="of:=SUM(IF(ISBLANK([.A78]); 0; [.B78]); [.A79])" office:value-type="float" office:value="23412" calcext:value-type="float">
            <text:p>23412</text:p>
          </table:table-cell>
          <table:table-cell/>
          <table:table-cell table:formula="of:=IF([.B78]=[.B7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9]); 0; [.B79]); [.A80])" office:value-type="float" office:value="23412" calcext:value-type="float">
            <text:p>23412</text:p>
          </table:table-cell>
          <table:table-cell/>
          <table:table-cell table:formula="of:=IF([.B79]=[.B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SUM(IF(ISBLANK([.A80]); 0; [.B80]); [.A81])" office:value-type="float" office:value="2635" calcext:value-type="float">
            <text:p>2635</text:p>
          </table:table-cell>
          <table:table-cell/>
          <table:table-cell table:formula="of:=IF([.B80]=[.B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SUM(IF(ISBLANK([.A81]); 0; [.B81]); [.A82])" office:value-type="float" office:value="6155" calcext:value-type="float">
            <text:p>6155</text:p>
          </table:table-cell>
          <table:table-cell/>
          <table:table-cell table:formula="of:=IF([.B81]=[.B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table:formula="of:=SUM(IF(ISBLANK([.A82]); 0; [.B82]); [.A83])" office:value-type="float" office:value="11919" calcext:value-type="float">
            <text:p>11919</text:p>
          </table:table-cell>
          <table:table-cell/>
          <table:table-cell table:formula="of:=IF([.B82]=[.B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SUM(IF(ISBLANK([.A83]); 0; [.B83]); [.A84])" office:value-type="float" office:value="13120" calcext:value-type="float">
            <text:p>13120</text:p>
          </table:table-cell>
          <table:table-cell/>
          <table:table-cell table:formula="of:=IF([.B83]=[.B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SUM(IF(ISBLANK([.A84]); 0; [.B84]); [.A85])" office:value-type="float" office:value="15351" calcext:value-type="float">
            <text:p>15351</text:p>
          </table:table-cell>
          <table:table-cell/>
          <table:table-cell table:formula="of:=IF([.B84]=[.B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SUM(IF(ISBLANK([.A85]); 0; [.B85]); [.A86])" office:value-type="float" office:value="21014" calcext:value-type="float">
            <text:p>21014</text:p>
          </table:table-cell>
          <table:table-cell/>
          <table:table-cell table:formula="of:=IF([.B85]=[.B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SUM(IF(ISBLANK([.A86]); 0; [.B86]); [.A87])" office:value-type="float" office:value="22886" calcext:value-type="float">
            <text:p>22886</text:p>
          </table:table-cell>
          <table:table-cell/>
          <table:table-cell table:formula="of:=IF([.B86]=[.B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SUM(IF(ISBLANK([.A87]); 0; [.B87]); [.A88])" office:value-type="float" office:value="24720" calcext:value-type="float">
            <text:p>24720</text:p>
          </table:table-cell>
          <table:table-cell/>
          <table:table-cell table:formula="of:=IF([.B87]=[.B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table:formula="of:=SUM(IF(ISBLANK([.A88]); 0; [.B88]); [.A89])" office:value-type="float" office:value="30609" calcext:value-type="float">
            <text:p>30609</text:p>
          </table:table-cell>
          <table:table-cell/>
          <table:table-cell table:formula="of:=IF([.B88]=[.B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SUM(IF(ISBLANK([.A89]); 0; [.B89]); [.A90])" office:value-type="float" office:value="33713" calcext:value-type="float">
            <text:p>33713</text:p>
          </table:table-cell>
          <table:table-cell/>
          <table:table-cell table:formula="of:=IF([.B89]=[.B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table:formula="of:=SUM(IF(ISBLANK([.A90]); 0; [.B90]); [.A91])" office:value-type="float" office:value="39756" calcext:value-type="float">
            <text:p>39756</text:p>
          </table:table-cell>
          <table:table-cell/>
          <table:table-cell table:formula="of:=IF([.B90]=[.B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table:formula="of:=SUM(IF(ISBLANK([.A91]); 0; [.B91]); [.A92])" office:value-type="float" office:value="45428" calcext:value-type="float">
            <text:p>45428</text:p>
          </table:table-cell>
          <table:table-cell/>
          <table:table-cell table:formula="of:=IF([.B91]=[.B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SUM(IF(ISBLANK([.A92]); 0; [.B92]); [.A93])" office:value-type="float" office:value="47325" calcext:value-type="float">
            <text:p>47325</text:p>
          </table:table-cell>
          <table:table-cell/>
          <table:table-cell table:formula="of:=IF([.B92]=[.B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SUM(IF(ISBLANK([.A93]); 0; [.B93]); [.A94])" office:value-type="float" office:value="51754" calcext:value-type="float">
            <text:p>51754</text:p>
          </table:table-cell>
          <table:table-cell/>
          <table:table-cell table:formula="of:=IF([.B93]=[.B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SUM(IF(ISBLANK([.A94]); 0; [.B94]); [.A95])" office:value-type="float" office:value="54996" calcext:value-type="float">
            <text:p>54996</text:p>
          </table:table-cell>
          <table:table-cell/>
          <table:table-cell table:formula="of:=IF([.B94]=[.B9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5]); 0; [.B95]); [.A96])" office:value-type="float" office:value="54996" calcext:value-type="float">
            <text:p>54996</text:p>
          </table:table-cell>
          <table:table-cell/>
          <table:table-cell table:formula="of:=IF([.B95]=[.B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SUM(IF(ISBLANK([.A96]); 0; [.B96]); [.A97])" office:value-type="float" office:value="1568" calcext:value-type="float">
            <text:p>1568</text:p>
          </table:table-cell>
          <table:table-cell/>
          <table:table-cell table:formula="of:=IF([.B96]=[.B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table:formula="of:=SUM(IF(ISBLANK([.A97]); 0; [.B97]); [.A98])" office:value-type="float" office:value="9295" calcext:value-type="float">
            <text:p>9295</text:p>
          </table:table-cell>
          <table:table-cell/>
          <table:table-cell table:formula="of:=IF([.B97]=[.B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table:formula="of:=SUM(IF(ISBLANK([.A98]); 0; [.B98]); [.A99])" office:value-type="float" office:value="16658" calcext:value-type="float">
            <text:p>16658</text:p>
          </table:table-cell>
          <table:table-cell/>
          <table:table-cell table:formula="of:=IF([.B98]=[.B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SUM(IF(ISBLANK([.A99]); 0; [.B99]); [.A100])" office:value-type="float" office:value="18420" calcext:value-type="float">
            <text:p>18420</text:p>
          </table:table-cell>
          <table:table-cell/>
          <table:table-cell table:formula="of:=IF([.B99]=[.B1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SUM(IF(ISBLANK([.A100]); 0; [.B100]); [.A101])" office:value-type="float" office:value="24820" calcext:value-type="float">
            <text:p>24820</text:p>
          </table:table-cell>
          <table:table-cell/>
          <table:table-cell table:formula="of:=IF([.B100]=[.B1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SUM(IF(ISBLANK([.A101]); 0; [.B101]); [.A102])" office:value-type="float" office:value="30425" calcext:value-type="float">
            <text:p>30425</text:p>
          </table:table-cell>
          <table:table-cell/>
          <table:table-cell table:formula="of:=IF([.B101]=[.B10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2]); 0; [.B102]); [.A103])" office:value-type="float" office:value="30425" calcext:value-type="float">
            <text:p>30425</text:p>
          </table:table-cell>
          <table:table-cell/>
          <table:table-cell table:formula="of:=IF([.B102]=[.B1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table:formula="of:=SUM(IF(ISBLANK([.A103]); 0; [.B103]); [.A104])" office:value-type="float" office:value="4660" calcext:value-type="float">
            <text:p>4660</text:p>
          </table:table-cell>
          <table:table-cell/>
          <table:table-cell table:formula="of:=IF([.B103]=[.B1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8" calcext:value-type="float">
            <text:p>11308</text:p>
          </table:table-cell>
          <table:table-cell table:formula="of:=SUM(IF(ISBLANK([.A104]); 0; [.B104]); [.A105])" office:value-type="float" office:value="15968" calcext:value-type="float">
            <text:p>15968</text:p>
          </table:table-cell>
          <table:table-cell/>
          <table:table-cell table:formula="of:=IF([.B104]=[.B1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table:formula="of:=SUM(IF(ISBLANK([.A105]); 0; [.B105]); [.A106])" office:value-type="float" office:value="20348" calcext:value-type="float">
            <text:p>20348</text:p>
          </table:table-cell>
          <table:table-cell/>
          <table:table-cell table:formula="of:=IF([.B105]=[.B1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SUM(IF(ISBLANK([.A106]); 0; [.B106]); [.A107])" office:value-type="float" office:value="22930" calcext:value-type="float">
            <text:p>22930</text:p>
          </table:table-cell>
          <table:table-cell/>
          <table:table-cell table:formula="of:=IF([.B106]=[.B1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SUM(IF(ISBLANK([.A107]); 0; [.B107]); [.A108])" office:value-type="float" office:value="23931" calcext:value-type="float">
            <text:p>23931</text:p>
          </table:table-cell>
          <table:table-cell/>
          <table:table-cell table:formula="of:=IF([.B107]=[.B1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4" calcext:value-type="float">
            <text:p>11714</text:p>
          </table:table-cell>
          <table:table-cell table:formula="of:=SUM(IF(ISBLANK([.A108]); 0; [.B108]); [.A109])" office:value-type="float" office:value="35645" calcext:value-type="float">
            <text:p>35645</text:p>
          </table:table-cell>
          <table:table-cell/>
          <table:table-cell table:formula="of:=IF([.B108]=[.B10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9]); 0; [.B109]); [.A110])" office:value-type="float" office:value="35645" calcext:value-type="float">
            <text:p>35645</text:p>
          </table:table-cell>
          <table:table-cell/>
          <table:table-cell table:formula="of:=IF([.B109]=[.B1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table:formula="of:=SUM(IF(ISBLANK([.A110]); 0; [.B110]); [.A111])" office:value-type="float" office:value="5134" calcext:value-type="float">
            <text:p>5134</text:p>
          </table:table-cell>
          <table:table-cell/>
          <table:table-cell table:formula="of:=IF([.B110]=[.B1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SUM(IF(ISBLANK([.A111]); 0; [.B111]); [.A112])" office:value-type="float" office:value="7434" calcext:value-type="float">
            <text:p>7434</text:p>
          </table:table-cell>
          <table:table-cell/>
          <table:table-cell table:formula="of:=IF([.B111]=[.B1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table:formula="of:=SUM(IF(ISBLANK([.A112]); 0; [.B112]); [.A113])" office:value-type="float" office:value="12191" calcext:value-type="float">
            <text:p>12191</text:p>
          </table:table-cell>
          <table:table-cell/>
          <table:table-cell table:formula="of:=IF([.B112]=[.B1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table:formula="of:=SUM(IF(ISBLANK([.A113]); 0; [.B113]); [.A114])" office:value-type="float" office:value="16804" calcext:value-type="float">
            <text:p>16804</text:p>
          </table:table-cell>
          <table:table-cell/>
          <table:table-cell table:formula="of:=IF([.B113]=[.B1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table:formula="of:=SUM(IF(ISBLANK([.A114]); 0; [.B114]); [.A115])" office:value-type="float" office:value="19795" calcext:value-type="float">
            <text:p>19795</text:p>
          </table:table-cell>
          <table:table-cell/>
          <table:table-cell table:formula="of:=IF([.B114]=[.B1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table:formula="of:=SUM(IF(ISBLANK([.A115]); 0; [.B115]); [.A116])" office:value-type="float" office:value="26356" calcext:value-type="float">
            <text:p>26356</text:p>
          </table:table-cell>
          <table:table-cell/>
          <table:table-cell table:formula="of:=IF([.B115]=[.B1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SUM(IF(ISBLANK([.A116]); 0; [.B116]); [.A117])" office:value-type="float" office:value="32307" calcext:value-type="float">
            <text:p>32307</text:p>
          </table:table-cell>
          <table:table-cell/>
          <table:table-cell table:formula="of:=IF([.B116]=[.B1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table:formula="of:=SUM(IF(ISBLANK([.A117]); 0; [.B117]); [.A118])" office:value-type="float" office:value="37243" calcext:value-type="float">
            <text:p>37243</text:p>
          </table:table-cell>
          <table:table-cell/>
          <table:table-cell table:formula="of:=IF([.B117]=[.B1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table:formula="of:=SUM(IF(ISBLANK([.A118]); 0; [.B118]); [.A119])" office:value-type="float" office:value="41835" calcext:value-type="float">
            <text:p>41835</text:p>
          </table:table-cell>
          <table:table-cell/>
          <table:table-cell table:formula="of:=IF([.B118]=[.B1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SUM(IF(ISBLANK([.A119]); 0; [.B119]); [.A120])" office:value-type="float" office:value="43934" calcext:value-type="float">
            <text:p>43934</text:p>
          </table:table-cell>
          <table:table-cell/>
          <table:table-cell table:formula="of:=IF([.B119]=[.B1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table:formula="of:=SUM(IF(ISBLANK([.A120]); 0; [.B120]); [.A121])" office:value-type="float" office:value="48051" calcext:value-type="float">
            <text:p>48051</text:p>
          </table:table-cell>
          <table:table-cell/>
          <table:table-cell table:formula="of:=IF([.B120]=[.B1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table:formula="of:=SUM(IF(ISBLANK([.A121]); 0; [.B121]); [.A122])" office:value-type="float" office:value="54709" calcext:value-type="float">
            <text:p>54709</text:p>
          </table:table-cell>
          <table:table-cell/>
          <table:table-cell table:formula="of:=IF([.B121]=[.B1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table:formula="of:=SUM(IF(ISBLANK([.A122]); 0; [.B122]); [.A123])" office:value-type="float" office:value="61096" calcext:value-type="float">
            <text:p>61096</text:p>
          </table:table-cell>
          <table:table-cell/>
          <table:table-cell table:formula="of:=IF([.B122]=[.B12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3]); 0; [.B123]); [.A124])" office:value-type="float" office:value="61096" calcext:value-type="float">
            <text:p>61096</text:p>
          </table:table-cell>
          <table:table-cell/>
          <table:table-cell table:formula="of:=IF([.B123]=[.B1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50" calcext:value-type="float">
            <text:p>24950</text:p>
          </table:table-cell>
          <table:table-cell table:formula="of:=SUM(IF(ISBLANK([.A124]); 0; [.B124]); [.A125])" office:value-type="float" office:value="24950" calcext:value-type="float">
            <text:p>24950</text:p>
          </table:table-cell>
          <table:table-cell/>
          <table:table-cell table:formula="of:=IF([.B124]=[.B1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  <table:table-cell table:formula="of:=SUM(IF(ISBLANK([.A125]); 0; [.B125]); [.A126])" office:value-type="float" office:value="32815" calcext:value-type="float">
            <text:p>32815</text:p>
          </table:table-cell>
          <table:table-cell/>
          <table:table-cell table:formula="of:=IF([.B125]=[.B1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table:formula="of:=SUM(IF(ISBLANK([.A126]); 0; [.B126]); [.A127])" office:value-type="float" office:value="40572" calcext:value-type="float">
            <text:p>40572</text:p>
          </table:table-cell>
          <table:table-cell/>
          <table:table-cell table:formula="of:=IF([.B126]=[.B12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7]); 0; [.B127]); [.A128])" office:value-type="float" office:value="40572" calcext:value-type="float">
            <text:p>40572</text:p>
          </table:table-cell>
          <table:table-cell/>
          <table:table-cell table:formula="of:=IF([.B127]=[.B1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SUM(IF(ISBLANK([.A128]); 0; [.B128]); [.A129])" office:value-type="float" office:value="2251" calcext:value-type="float">
            <text:p>2251</text:p>
          </table:table-cell>
          <table:table-cell/>
          <table:table-cell table:formula="of:=IF([.B128]=[.B1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table:formula="of:=SUM(IF(ISBLANK([.A129]); 0; [.B129]); [.A130])" office:value-type="float" office:value="8669" calcext:value-type="float">
            <text:p>8669</text:p>
          </table:table-cell>
          <table:table-cell/>
          <table:table-cell table:formula="of:=IF([.B129]=[.B1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SUM(IF(ISBLANK([.A130]); 0; [.B130]); [.A131])" office:value-type="float" office:value="10361" calcext:value-type="float">
            <text:p>10361</text:p>
          </table:table-cell>
          <table:table-cell/>
          <table:table-cell table:formula="of:=IF([.B130]=[.B1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table:formula="of:=SUM(IF(ISBLANK([.A131]); 0; [.B131]); [.A132])" office:value-type="float" office:value="15381" calcext:value-type="float">
            <text:p>15381</text:p>
          </table:table-cell>
          <table:table-cell/>
          <table:table-cell table:formula="of:=IF([.B131]=[.B1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table:formula="of:=SUM(IF(ISBLANK([.A132]); 0; [.B132]); [.A133])" office:value-type="float" office:value="21294" calcext:value-type="float">
            <text:p>21294</text:p>
          </table:table-cell>
          <table:table-cell/>
          <table:table-cell table:formula="of:=IF([.B132]=[.B1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SUM(IF(ISBLANK([.A133]); 0; [.B133]); [.A134])" office:value-type="float" office:value="22364" calcext:value-type="float">
            <text:p>22364</text:p>
          </table:table-cell>
          <table:table-cell/>
          <table:table-cell table:formula="of:=IF([.B133]=[.B1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table:formula="of:=SUM(IF(ISBLANK([.A134]); 0; [.B134]); [.A135])" office:value-type="float" office:value="26360" calcext:value-type="float">
            <text:p>26360</text:p>
          </table:table-cell>
          <table:table-cell/>
          <table:table-cell table:formula="of:=IF([.B134]=[.B1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table:formula="of:=SUM(IF(ISBLANK([.A135]); 0; [.B135]); [.A136])" office:value-type="float" office:value="32376" calcext:value-type="float">
            <text:p>32376</text:p>
          </table:table-cell>
          <table:table-cell/>
          <table:table-cell table:formula="of:=IF([.B135]=[.B1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SUM(IF(ISBLANK([.A136]); 0; [.B136]); [.A137])" office:value-type="float" office:value="34782" calcext:value-type="float">
            <text:p>34782</text:p>
          </table:table-cell>
          <table:table-cell/>
          <table:table-cell table:formula="of:=IF([.B136]=[.B1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table:formula="of:=SUM(IF(ISBLANK([.A137]); 0; [.B137]); [.A138])" office:value-type="float" office:value="41019" calcext:value-type="float">
            <text:p>41019</text:p>
          </table:table-cell>
          <table:table-cell/>
          <table:table-cell table:formula="of:=IF([.B137]=[.B1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table:formula="of:=SUM(IF(ISBLANK([.A138]); 0; [.B138]); [.A139])" office:value-type="float" office:value="45393" calcext:value-type="float">
            <text:p>45393</text:p>
          </table:table-cell>
          <table:table-cell/>
          <table:table-cell table:formula="of:=IF([.B138]=[.B1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SUM(IF(ISBLANK([.A139]); 0; [.B139]); [.A140])" office:value-type="float" office:value="47024" calcext:value-type="float">
            <text:p>47024</text:p>
          </table:table-cell>
          <table:table-cell/>
          <table:table-cell table:formula="of:=IF([.B139]=[.B1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  <table:table-cell table:formula="of:=SUM(IF(ISBLANK([.A140]); 0; [.B140]); [.A141])" office:value-type="float" office:value="53916" calcext:value-type="float">
            <text:p>53916</text:p>
          </table:table-cell>
          <table:table-cell/>
          <table:table-cell table:formula="of:=IF([.B140]=[.B14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1]); 0; [.B141]); [.A142])" office:value-type="float" office:value="53916" calcext:value-type="float">
            <text:p>53916</text:p>
          </table:table-cell>
          <table:table-cell/>
          <table:table-cell table:formula="of:=IF([.B141]=[.B1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SUM(IF(ISBLANK([.A142]); 0; [.B142]); [.A143])" office:value-type="float" office:value="1679" calcext:value-type="float">
            <text:p>1679</text:p>
          </table:table-cell>
          <table:table-cell/>
          <table:table-cell table:formula="of:=IF([.B142]=[.B1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table:formula="of:=SUM(IF(ISBLANK([.A143]); 0; [.B143]); [.A144])" office:value-type="float" office:value="5977" calcext:value-type="float">
            <text:p>5977</text:p>
          </table:table-cell>
          <table:table-cell/>
          <table:table-cell table:formula="of:=IF([.B143]=[.B1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SUM(IF(ISBLANK([.A144]); 0; [.B144]); [.A145])" office:value-type="float" office:value="9348" calcext:value-type="float">
            <text:p>9348</text:p>
          </table:table-cell>
          <table:table-cell/>
          <table:table-cell table:formula="of:=IF([.B144]=[.B1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table:formula="of:=SUM(IF(ISBLANK([.A145]); 0; [.B145]); [.A146])" office:value-type="float" office:value="12822" calcext:value-type="float">
            <text:p>12822</text:p>
          </table:table-cell>
          <table:table-cell/>
          <table:table-cell table:formula="of:=IF([.B145]=[.B1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table:formula="of:=SUM(IF(ISBLANK([.A146]); 0; [.B146]); [.A147])" office:value-type="float" office:value="17544" calcext:value-type="float">
            <text:p>17544</text:p>
          </table:table-cell>
          <table:table-cell/>
          <table:table-cell table:formula="of:=IF([.B146]=[.B1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table:formula="of:=SUM(IF(ISBLANK([.A147]); 0; [.B147]); [.A148])" office:value-type="float" office:value="21855" calcext:value-type="float">
            <text:p>21855</text:p>
          </table:table-cell>
          <table:table-cell/>
          <table:table-cell table:formula="of:=IF([.B147]=[.B1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SUM(IF(ISBLANK([.A148]); 0; [.B148]); [.A149])" office:value-type="float" office:value="23465" calcext:value-type="float">
            <text:p>23465</text:p>
          </table:table-cell>
          <table:table-cell/>
          <table:table-cell table:formula="of:=IF([.B148]=[.B1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SUM(IF(ISBLANK([.A149]); 0; [.B149]); [.A150])" office:value-type="float" office:value="27328" calcext:value-type="float">
            <text:p>27328</text:p>
          </table:table-cell>
          <table:table-cell/>
          <table:table-cell table:formula="of:=IF([.B149]=[.B1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table:formula="of:=SUM(IF(ISBLANK([.A150]); 0; [.B150]); [.A151])" office:value-type="float" office:value="34098" calcext:value-type="float">
            <text:p>34098</text:p>
          </table:table-cell>
          <table:table-cell/>
          <table:table-cell table:formula="of:=IF([.B150]=[.B1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table:formula="of:=SUM(IF(ISBLANK([.A151]); 0; [.B151]); [.A152])" office:value-type="float" office:value="38108" calcext:value-type="float">
            <text:p>38108</text:p>
          </table:table-cell>
          <table:table-cell/>
          <table:table-cell table:formula="of:=IF([.B151]=[.B1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table:formula="of:=SUM(IF(ISBLANK([.A152]); 0; [.B152]); [.A153])" office:value-type="float" office:value="43719" calcext:value-type="float">
            <text:p>43719</text:p>
          </table:table-cell>
          <table:table-cell/>
          <table:table-cell table:formula="of:=IF([.B152]=[.B1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SUM(IF(ISBLANK([.A153]); 0; [.B153]); [.A154])" office:value-type="float" office:value="45816" calcext:value-type="float">
            <text:p>45816</text:p>
          </table:table-cell>
          <table:table-cell/>
          <table:table-cell table:formula="of:=IF([.B153]=[.B15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4]); 0; [.B154]); [.A155])" office:value-type="float" office:value="45816" calcext:value-type="float">
            <text:p>45816</text:p>
          </table:table-cell>
          <table:table-cell/>
          <table:table-cell table:formula="of:=IF([.B154]=[.B1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table:formula="of:=SUM(IF(ISBLANK([.A155]); 0; [.B155]); [.A156])" office:value-type="float" office:value="6922" calcext:value-type="float">
            <text:p>6922</text:p>
          </table:table-cell>
          <table:table-cell/>
          <table:table-cell table:formula="of:=IF([.B155]=[.B1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formula="of:=SUM(IF(ISBLANK([.A156]); 0; [.B156]); [.A157])" office:value-type="float" office:value="12231" calcext:value-type="float">
            <text:p>12231</text:p>
          </table:table-cell>
          <table:table-cell/>
          <table:table-cell table:formula="of:=IF([.B156]=[.B1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table:formula="of:=SUM(IF(ISBLANK([.A157]); 0; [.B157]); [.A158])" office:value-type="float" office:value="19453" calcext:value-type="float">
            <text:p>19453</text:p>
          </table:table-cell>
          <table:table-cell/>
          <table:table-cell table:formula="of:=IF([.B157]=[.B1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table:formula="of:=SUM(IF(ISBLANK([.A158]); 0; [.B158]); [.A159])" office:value-type="float" office:value="25125" calcext:value-type="float">
            <text:p>25125</text:p>
          </table:table-cell>
          <table:table-cell/>
          <table:table-cell table:formula="of:=IF([.B158]=[.B1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table:formula="of:=SUM(IF(ISBLANK([.A159]); 0; [.B159]); [.A160])" office:value-type="float" office:value="31175" calcext:value-type="float">
            <text:p>31175</text:p>
          </table:table-cell>
          <table:table-cell/>
          <table:table-cell table:formula="of:=IF([.B159]=[.B1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SUM(IF(ISBLANK([.A160]); 0; [.B160]); [.A161])" office:value-type="float" office:value="32444" calcext:value-type="float">
            <text:p>32444</text:p>
          </table:table-cell>
          <table:table-cell/>
          <table:table-cell table:formula="of:=IF([.B160]=[.B1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table:formula="of:=SUM(IF(ISBLANK([.A161]); 0; [.B161]); [.A162])" office:value-type="float" office:value="36772" calcext:value-type="float">
            <text:p>36772</text:p>
          </table:table-cell>
          <table:table-cell/>
          <table:table-cell table:formula="of:=IF([.B161]=[.B1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SUM(IF(ISBLANK([.A162]); 0; [.B162]); [.A163])" office:value-type="float" office:value="40508" calcext:value-type="float">
            <text:p>40508</text:p>
          </table:table-cell>
          <table:table-cell/>
          <table:table-cell table:formula="of:=IF([.B162]=[.B1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table:formula="of:=SUM(IF(ISBLANK([.A163]); 0; [.B163]); [.A164])" office:value-type="float" office:value="45369" calcext:value-type="float">
            <text:p>45369</text:p>
          </table:table-cell>
          <table:table-cell/>
          <table:table-cell table:formula="of:=IF([.B163]=[.B1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SUM(IF(ISBLANK([.A164]); 0; [.B164]); [.A165])" office:value-type="float" office:value="49325" calcext:value-type="float">
            <text:p>49325</text:p>
          </table:table-cell>
          <table:table-cell/>
          <table:table-cell table:formula="of:=IF([.B164]=[.B1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SUM(IF(ISBLANK([.A165]); 0; [.B165]); [.A166])" office:value-type="float" office:value="52531" calcext:value-type="float">
            <text:p>52531</text:p>
          </table:table-cell>
          <table:table-cell/>
          <table:table-cell table:formula="of:=IF([.B165]=[.B1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SUM(IF(ISBLANK([.A166]); 0; [.B166]); [.A167])" office:value-type="float" office:value="54363" calcext:value-type="float">
            <text:p>54363</text:p>
          </table:table-cell>
          <table:table-cell/>
          <table:table-cell table:formula="of:=IF([.B166]=[.B16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67]); 0; [.B167]); [.A168])" office:value-type="float" office:value="54363" calcext:value-type="float">
            <text:p>54363</text:p>
          </table:table-cell>
          <table:table-cell/>
          <table:table-cell table:formula="of:=IF([.B167]=[.B1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SUM(IF(ISBLANK([.A168]); 0; [.B168]); [.A169])" office:value-type="float" office:value="1880" calcext:value-type="float">
            <text:p>1880</text:p>
          </table:table-cell>
          <table:table-cell/>
          <table:table-cell table:formula="of:=IF([.B168]=[.B1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table:formula="of:=SUM(IF(ISBLANK([.A169]); 0; [.B169]); [.A170])" office:value-type="float" office:value="5358" calcext:value-type="float">
            <text:p>5358</text:p>
          </table:table-cell>
          <table:table-cell/>
          <table:table-cell table:formula="of:=IF([.B169]=[.B1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table:formula="of:=SUM(IF(ISBLANK([.A170]); 0; [.B170]); [.A171])" office:value-type="float" office:value="13072" calcext:value-type="float">
            <text:p>13072</text:p>
          </table:table-cell>
          <table:table-cell/>
          <table:table-cell table:formula="of:=IF([.B170]=[.B1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table:formula="of:=SUM(IF(ISBLANK([.A171]); 0; [.B171]); [.A172])" office:value-type="float" office:value="20780" calcext:value-type="float">
            <text:p>20780</text:p>
          </table:table-cell>
          <table:table-cell/>
          <table:table-cell table:formula="of:=IF([.B171]=[.B1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table:formula="of:=SUM(IF(ISBLANK([.A172]); 0; [.B172]); [.A173])" office:value-type="float" office:value="26847" calcext:value-type="float">
            <text:p>26847</text:p>
          </table:table-cell>
          <table:table-cell/>
          <table:table-cell table:formula="of:=IF([.B172]=[.B1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table:formula="of:=SUM(IF(ISBLANK([.A173]); 0; [.B173]); [.A174])" office:value-type="float" office:value="33225" calcext:value-type="float">
            <text:p>33225</text:p>
          </table:table-cell>
          <table:table-cell/>
          <table:table-cell table:formula="of:=IF([.B173]=[.B1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SUM(IF(ISBLANK([.A174]); 0; [.B174]); [.A175])" office:value-type="float" office:value="36731" calcext:value-type="float">
            <text:p>36731</text:p>
          </table:table-cell>
          <table:table-cell/>
          <table:table-cell table:formula="of:=IF([.B174]=[.B1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table:formula="of:=SUM(IF(ISBLANK([.A175]); 0; [.B175]); [.A176])" office:value-type="float" office:value="44178" calcext:value-type="float">
            <text:p>44178</text:p>
          </table:table-cell>
          <table:table-cell/>
          <table:table-cell table:formula="of:=IF([.B175]=[.B1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table:formula="of:=SUM(IF(ISBLANK([.A176]); 0; [.B176]); [.A177])" office:value-type="float" office:value="49704" calcext:value-type="float">
            <text:p>49704</text:p>
          </table:table-cell>
          <table:table-cell/>
          <table:table-cell table:formula="of:=IF([.B176]=[.B1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SUM(IF(ISBLANK([.A177]); 0; [.B177]); [.A178])" office:value-type="float" office:value="55967" calcext:value-type="float">
            <text:p>55967</text:p>
          </table:table-cell>
          <table:table-cell/>
          <table:table-cell table:formula="of:=IF([.B177]=[.B1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table:formula="of:=SUM(IF(ISBLANK([.A178]); 0; [.B178]); [.A179])" office:value-type="float" office:value="61985" calcext:value-type="float">
            <text:p>61985</text:p>
          </table:table-cell>
          <table:table-cell/>
          <table:table-cell table:formula="of:=IF([.B178]=[.B17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9]); 0; [.B179]); [.A180])" office:value-type="float" office:value="61985" calcext:value-type="float">
            <text:p>61985</text:p>
          </table:table-cell>
          <table:table-cell/>
          <table:table-cell table:formula="of:=IF([.B179]=[.B1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table:formula="of:=SUM(IF(ISBLANK([.A180]); 0; [.B180]); [.A181])" office:value-type="float" office:value="6731" calcext:value-type="float">
            <text:p>6731</text:p>
          </table:table-cell>
          <table:table-cell/>
          <table:table-cell table:formula="of:=IF([.B180]=[.B1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table:formula="of:=SUM(IF(ISBLANK([.A181]); 0; [.B181]); [.A182])" office:value-type="float" office:value="12669" calcext:value-type="float">
            <text:p>12669</text:p>
          </table:table-cell>
          <table:table-cell/>
          <table:table-cell table:formula="of:=IF([.B181]=[.B1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table:formula="of:=SUM(IF(ISBLANK([.A182]); 0; [.B182]); [.A183])" office:value-type="float" office:value="19587" calcext:value-type="float">
            <text:p>19587</text:p>
          </table:table-cell>
          <table:table-cell/>
          <table:table-cell table:formula="of:=IF([.B182]=[.B1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SUM(IF(ISBLANK([.A183]); 0; [.B183]); [.A184])" office:value-type="float" office:value="20939" calcext:value-type="float">
            <text:p>20939</text:p>
          </table:table-cell>
          <table:table-cell/>
          <table:table-cell table:formula="of:=IF([.B183]=[.B1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SUM(IF(ISBLANK([.A184]); 0; [.B184]); [.A185])" office:value-type="float" office:value="22767" calcext:value-type="float">
            <text:p>22767</text:p>
          </table:table-cell>
          <table:table-cell/>
          <table:table-cell table:formula="of:=IF([.B184]=[.B1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table:formula="of:=SUM(IF(ISBLANK([.A185]); 0; [.B185]); [.A186])" office:value-type="float" office:value="28106" calcext:value-type="float">
            <text:p>28106</text:p>
          </table:table-cell>
          <table:table-cell/>
          <table:table-cell table:formula="of:=IF([.B185]=[.B1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table:formula="of:=SUM(IF(ISBLANK([.A186]); 0; [.B186]); [.A187])" office:value-type="float" office:value="32219" calcext:value-type="float">
            <text:p>32219</text:p>
          </table:table-cell>
          <table:table-cell/>
          <table:table-cell table:formula="of:=IF([.B186]=[.B1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table:formula="of:=SUM(IF(ISBLANK([.A187]); 0; [.B187]); [.A188])" office:value-type="float" office:value="38002" calcext:value-type="float">
            <text:p>38002</text:p>
          </table:table-cell>
          <table:table-cell/>
          <table:table-cell table:formula="of:=IF([.B187]=[.B1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table:formula="of:=SUM(IF(ISBLANK([.A188]); 0; [.B188]); [.A189])" office:value-type="float" office:value="40639" calcext:value-type="float">
            <text:p>40639</text:p>
          </table:table-cell>
          <table:table-cell/>
          <table:table-cell table:formula="of:=IF([.B188]=[.B1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SUM(IF(ISBLANK([.A189]); 0; [.B189]); [.A190])" office:value-type="float" office:value="44223" calcext:value-type="float">
            <text:p>44223</text:p>
          </table:table-cell>
          <table:table-cell/>
          <table:table-cell table:formula="of:=IF([.B189]=[.B1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SUM(IF(ISBLANK([.A190]); 0; [.B190]); [.A191])" office:value-type="float" office:value="46097" calcext:value-type="float">
            <text:p>46097</text:p>
          </table:table-cell>
          <table:table-cell/>
          <table:table-cell table:formula="of:=IF([.B190]=[.B1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table:formula="of:=SUM(IF(ISBLANK([.A191]); 0; [.B191]); [.A192])" office:value-type="float" office:value="48744" calcext:value-type="float">
            <text:p>48744</text:p>
          </table:table-cell>
          <table:table-cell/>
          <table:table-cell table:formula="of:=IF([.B191]=[.B19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2]); 0; [.B192]); [.A193])" office:value-type="float" office:value="48744" calcext:value-type="float">
            <text:p>48744</text:p>
          </table:table-cell>
          <table:table-cell/>
          <table:table-cell table:formula="of:=IF([.B192]=[.B1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table:formula="of:=SUM(IF(ISBLANK([.A193]); 0; [.B193]); [.A194])" office:value-type="float" office:value="2781" calcext:value-type="float">
            <text:p>2781</text:p>
          </table:table-cell>
          <table:table-cell/>
          <table:table-cell table:formula="of:=IF([.B193]=[.B1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table:formula="of:=SUM(IF(ISBLANK([.A194]); 0; [.B194]); [.A195])" office:value-type="float" office:value="8790" calcext:value-type="float">
            <text:p>8790</text:p>
          </table:table-cell>
          <table:table-cell/>
          <table:table-cell table:formula="of:=IF([.B194]=[.B1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table:formula="of:=SUM(IF(ISBLANK([.A195]); 0; [.B195]); [.A196])" office:value-type="float" office:value="15091" calcext:value-type="float">
            <text:p>15091</text:p>
          </table:table-cell>
          <table:table-cell/>
          <table:table-cell table:formula="of:=IF([.B195]=[.B1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table:formula="of:=SUM(IF(ISBLANK([.A196]); 0; [.B196]); [.A197])" office:value-type="float" office:value="21726" calcext:value-type="float">
            <text:p>21726</text:p>
          </table:table-cell>
          <table:table-cell/>
          <table:table-cell table:formula="of:=IF([.B196]=[.B1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table:formula="of:=SUM(IF(ISBLANK([.A197]); 0; [.B197]); [.A198])" office:value-type="float" office:value="26650" calcext:value-type="float">
            <text:p>26650</text:p>
          </table:table-cell>
          <table:table-cell/>
          <table:table-cell table:formula="of:=IF([.B197]=[.B1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table:formula="of:=SUM(IF(ISBLANK([.A198]); 0; [.B198]); [.A199])" office:value-type="float" office:value="30800" calcext:value-type="float">
            <text:p>30800</text:p>
          </table:table-cell>
          <table:table-cell/>
          <table:table-cell table:formula="of:=IF([.B198]=[.B1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SUM(IF(ISBLANK([.A199]); 0; [.B199]); [.A200])" office:value-type="float" office:value="33016" calcext:value-type="float">
            <text:p>33016</text:p>
          </table:table-cell>
          <table:table-cell/>
          <table:table-cell table:formula="of:=IF([.B199]=[.B2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table:formula="of:=SUM(IF(ISBLANK([.A200]); 0; [.B200]); [.A201])" office:value-type="float" office:value="40005" calcext:value-type="float">
            <text:p>40005</text:p>
          </table:table-cell>
          <table:table-cell/>
          <table:table-cell table:formula="of:=IF([.B200]=[.B2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SUM(IF(ISBLANK([.A201]); 0; [.B201]); [.A202])" office:value-type="float" office:value="43637" calcext:value-type="float">
            <text:p>43637</text:p>
          </table:table-cell>
          <table:table-cell/>
          <table:table-cell table:formula="of:=IF([.B201]=[.B2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SUM(IF(ISBLANK([.A202]); 0; [.B202]); [.A203])" office:value-type="float" office:value="49146" calcext:value-type="float">
            <text:p>49146</text:p>
          </table:table-cell>
          <table:table-cell/>
          <table:table-cell table:formula="of:=IF([.B202]=[.B2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table:formula="of:=SUM(IF(ISBLANK([.A203]); 0; [.B203]); [.A204])" office:value-type="float" office:value="53796" calcext:value-type="float">
            <text:p>53796</text:p>
          </table:table-cell>
          <table:table-cell/>
          <table:table-cell table:formula="of:=IF([.B203]=[.B20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4]); 0; [.B204]); [.A205])" office:value-type="float" office:value="53796" calcext:value-type="float">
            <text:p>53796</text:p>
          </table:table-cell>
          <table:table-cell/>
          <table:table-cell table:formula="of:=IF([.B204]=[.B2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8" calcext:value-type="float">
            <text:p>20208</text:p>
          </table:table-cell>
          <table:table-cell table:formula="of:=SUM(IF(ISBLANK([.A205]); 0; [.B205]); [.A206])" office:value-type="float" office:value="20208" calcext:value-type="float">
            <text:p>20208</text:p>
          </table:table-cell>
          <table:table-cell/>
          <table:table-cell table:formula="of:=IF([.B205]=[.B20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6]); 0; [.B206]); [.A207])" office:value-type="float" office:value="20208" calcext:value-type="float">
            <text:p>20208</text:p>
          </table:table-cell>
          <table:table-cell/>
          <table:table-cell table:formula="of:=IF([.B206]=[.B2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SUM(IF(ISBLANK([.A207]); 0; [.B207]); [.A208])" office:value-type="float" office:value="1060" calcext:value-type="float">
            <text:p>1060</text:p>
          </table:table-cell>
          <table:table-cell/>
          <table:table-cell table:formula="of:=IF([.B207]=[.B2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3" calcext:value-type="float">
            <text:p>9513</text:p>
          </table:table-cell>
          <table:table-cell table:formula="of:=SUM(IF(ISBLANK([.A208]); 0; [.B208]); [.A209])" office:value-type="float" office:value="10573" calcext:value-type="float">
            <text:p>10573</text:p>
          </table:table-cell>
          <table:table-cell/>
          <table:table-cell table:formula="of:=IF([.B208]=[.B2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SUM(IF(ISBLANK([.A209]); 0; [.B209]); [.A210])" office:value-type="float" office:value="12502" calcext:value-type="float">
            <text:p>12502</text:p>
          </table:table-cell>
          <table:table-cell/>
          <table:table-cell table:formula="of:=IF([.B209]=[.B2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table:formula="of:=SUM(IF(ISBLANK([.A210]); 0; [.B210]); [.A211])" office:value-type="float" office:value="19244" calcext:value-type="float">
            <text:p>19244</text:p>
          </table:table-cell>
          <table:table-cell/>
          <table:table-cell table:formula="of:=IF([.B210]=[.B2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table:formula="of:=SUM(IF(ISBLANK([.A211]); 0; [.B211]); [.A212])" office:value-type="float" office:value="27348" calcext:value-type="float">
            <text:p>27348</text:p>
          </table:table-cell>
          <table:table-cell/>
          <table:table-cell table:formula="of:=IF([.B211]=[.B2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table:formula="of:=SUM(IF(ISBLANK([.A212]); 0; [.B212]); [.A213])" office:value-type="float" office:value="35261" calcext:value-type="float">
            <text:p>35261</text:p>
          </table:table-cell>
          <table:table-cell/>
          <table:table-cell table:formula="of:=IF([.B212]=[.B2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table:formula="of:=SUM(IF(ISBLANK([.A213]); 0; [.B213]); [.A214])" office:value-type="float" office:value="41185" calcext:value-type="float">
            <text:p>41185</text:p>
          </table:table-cell>
          <table:table-cell/>
          <table:table-cell table:formula="of:=IF([.B213]=[.B2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table:formula="of:=SUM(IF(ISBLANK([.A214]); 0; [.B214]); [.A215])" office:value-type="float" office:value="45361" calcext:value-type="float">
            <text:p>45361</text:p>
          </table:table-cell>
          <table:table-cell/>
          <table:table-cell table:formula="of:=IF([.B214]=[.B2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SUM(IF(ISBLANK([.A215]); 0; [.B215]); [.A216])" office:value-type="float" office:value="48939" calcext:value-type="float">
            <text:p>48939</text:p>
          </table:table-cell>
          <table:table-cell/>
          <table:table-cell table:formula="of:=IF([.B215]=[.B21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6]); 0; [.B216]); [.A217])" office:value-type="float" office:value="48939" calcext:value-type="float">
            <text:p>48939</text:p>
          </table:table-cell>
          <table:table-cell/>
          <table:table-cell table:formula="of:=IF([.B216]=[.B2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table:formula="of:=SUM(IF(ISBLANK([.A217]); 0; [.B217]); [.A218])" office:value-type="float" office:value="5296" calcext:value-type="float">
            <text:p>5296</text:p>
          </table:table-cell>
          <table:table-cell/>
          <table:table-cell table:formula="of:=IF([.B217]=[.B2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  <table:table-cell table:formula="of:=SUM(IF(ISBLANK([.A218]); 0; [.B218]); [.A219])" office:value-type="float" office:value="14665" calcext:value-type="float">
            <text:p>14665</text:p>
          </table:table-cell>
          <table:table-cell/>
          <table:table-cell table:formula="of:=IF([.B218]=[.B2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SUM(IF(ISBLANK([.A219]); 0; [.B219]); [.A220])" office:value-type="float" office:value="17195" calcext:value-type="float">
            <text:p>17195</text:p>
          </table:table-cell>
          <table:table-cell/>
          <table:table-cell table:formula="of:=IF([.B219]=[.B2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table:formula="of:=SUM(IF(ISBLANK([.A220]); 0; [.B220]); [.A221])" office:value-type="float" office:value="24265" calcext:value-type="float">
            <text:p>24265</text:p>
          </table:table-cell>
          <table:table-cell/>
          <table:table-cell table:formula="of:=IF([.B220]=[.B2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2" calcext:value-type="float">
            <text:p>8392</text:p>
          </table:table-cell>
          <table:table-cell table:formula="of:=SUM(IF(ISBLANK([.A221]); 0; [.B221]); [.A222])" office:value-type="float" office:value="32657" calcext:value-type="float">
            <text:p>32657</text:p>
          </table:table-cell>
          <table:table-cell/>
          <table:table-cell table:formula="of:=IF([.B221]=[.B2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  <table:table-cell table:formula="of:=SUM(IF(ISBLANK([.A222]); 0; [.B222]); [.A223])" office:value-type="float" office:value="41711" calcext:value-type="float">
            <text:p>41711</text:p>
          </table:table-cell>
          <table:table-cell/>
          <table:table-cell table:formula="of:=IF([.B222]=[.B2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formula="of:=SUM(IF(ISBLANK([.A223]); 0; [.B223]); [.A224])" office:value-type="float" office:value="45432" calcext:value-type="float">
            <text:p>45432</text:p>
          </table:table-cell>
          <table:table-cell/>
          <table:table-cell table:formula="of:=IF([.B223]=[.B2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table:formula="of:=SUM(IF(ISBLANK([.A224]); 0; [.B224]); [.A225])" office:value-type="float" office:value="49723" calcext:value-type="float">
            <text:p>49723</text:p>
          </table:table-cell>
          <table:table-cell/>
          <table:table-cell table:formula="of:=IF([.B224]=[.B2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table:formula="of:=SUM(IF(ISBLANK([.A225]); 0; [.B225]); [.A226])" office:value-type="float" office:value="58933" calcext:value-type="float">
            <text:p>58933</text:p>
          </table:table-cell>
          <table:table-cell/>
          <table:table-cell table:formula="of:=IF([.B225]=[.B22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26]); 0; [.B226]); [.A227])" office:value-type="float" office:value="58933" calcext:value-type="float">
            <text:p>58933</text:p>
          </table:table-cell>
          <table:table-cell/>
          <table:table-cell table:formula="of:=IF([.B226]=[.B2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SUM(IF(ISBLANK([.A227]); 0; [.B227]); [.A228])" office:value-type="float" office:value="3334" calcext:value-type="float">
            <text:p>3334</text:p>
          </table:table-cell>
          <table:table-cell/>
          <table:table-cell table:formula="of:=IF([.B227]=[.B2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SUM(IF(ISBLANK([.A228]); 0; [.B228]); [.A229])" office:value-type="float" office:value="6273" calcext:value-type="float">
            <text:p>6273</text:p>
          </table:table-cell>
          <table:table-cell/>
          <table:table-cell table:formula="of:=IF([.B228]=[.B2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table:formula="of:=SUM(IF(ISBLANK([.A229]); 0; [.B229]); [.A230])" office:value-type="float" office:value="9735" calcext:value-type="float">
            <text:p>9735</text:p>
          </table:table-cell>
          <table:table-cell/>
          <table:table-cell table:formula="of:=IF([.B229]=[.B2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SUM(IF(ISBLANK([.A230]); 0; [.B230]); [.A231])" office:value-type="float" office:value="11347" calcext:value-type="float">
            <text:p>11347</text:p>
          </table:table-cell>
          <table:table-cell/>
          <table:table-cell table:formula="of:=IF([.B230]=[.B2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table:formula="of:=SUM(IF(ISBLANK([.A231]); 0; [.B231]); [.A232])" office:value-type="float" office:value="14642" calcext:value-type="float">
            <text:p>14642</text:p>
          </table:table-cell>
          <table:table-cell/>
          <table:table-cell table:formula="of:=IF([.B231]=[.B2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SUM(IF(ISBLANK([.A232]); 0; [.B232]); [.A233])" office:value-type="float" office:value="15722" calcext:value-type="float">
            <text:p>15722</text:p>
          </table:table-cell>
          <table:table-cell/>
          <table:table-cell table:formula="of:=IF([.B232]=[.B2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SUM(IF(ISBLANK([.A233]); 0; [.B233]); [.A234])" office:value-type="float" office:value="17008" calcext:value-type="float">
            <text:p>17008</text:p>
          </table:table-cell>
          <table:table-cell/>
          <table:table-cell table:formula="of:=IF([.B233]=[.B2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SUM(IF(ISBLANK([.A234]); 0; [.B234]); [.A235])" office:value-type="float" office:value="21530" calcext:value-type="float">
            <text:p>21530</text:p>
          </table:table-cell>
          <table:table-cell/>
          <table:table-cell table:formula="of:=IF([.B234]=[.B2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SUM(IF(ISBLANK([.A235]); 0; [.B235]); [.A236])" office:value-type="float" office:value="23345" calcext:value-type="float">
            <text:p>23345</text:p>
          </table:table-cell>
          <table:table-cell/>
          <table:table-cell table:formula="of:=IF([.B235]=[.B2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SUM(IF(ISBLANK([.A236]); 0; [.B236]); [.A237])" office:value-type="float" office:value="25590" calcext:value-type="float">
            <text:p>25590</text:p>
          </table:table-cell>
          <table:table-cell/>
          <table:table-cell table:formula="of:=IF([.B236]=[.B2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SUM(IF(ISBLANK([.A237]); 0; [.B237]); [.A238])" office:value-type="float" office:value="29590" calcext:value-type="float">
            <text:p>29590</text:p>
          </table:table-cell>
          <table:table-cell/>
          <table:table-cell table:formula="of:=IF([.B237]=[.B2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table:formula="of:=SUM(IF(ISBLANK([.A238]); 0; [.B238]); [.A239])" office:value-type="float" office:value="35370" calcext:value-type="float">
            <text:p>35370</text:p>
          </table:table-cell>
          <table:table-cell/>
          <table:table-cell table:formula="of:=IF([.B238]=[.B2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table:formula="of:=SUM(IF(ISBLANK([.A239]); 0; [.B239]); [.A240])" office:value-type="float" office:value="41092" calcext:value-type="float">
            <text:p>41092</text:p>
          </table:table-cell>
          <table:table-cell/>
          <table:table-cell table:formula="of:=IF([.B239]=[.B2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table:formula="of:=SUM(IF(ISBLANK([.A240]); 0; [.B240]); [.A241])" office:value-type="float" office:value="45286" calcext:value-type="float">
            <text:p>45286</text:p>
          </table:table-cell>
          <table:table-cell/>
          <table:table-cell table:formula="of:=IF([.B240]=[.B2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table:formula="of:=SUM(IF(ISBLANK([.A241]); 0; [.B241]); [.A242])" office:value-type="float" office:value="49657" calcext:value-type="float">
            <text:p>49657</text:p>
          </table:table-cell>
          <table:table-cell/>
          <table:table-cell table:formula="of:=IF([.B241]=[.B24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42]); 0; [.B242]); [.A243])" office:value-type="float" office:value="49657" calcext:value-type="float">
            <text:p>49657</text:p>
          </table:table-cell>
          <table:table-cell/>
          <table:table-cell table:formula="of:=IF([.B242]=[.B2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SUM(IF(ISBLANK([.A243]); 0; [.B243]); [.A244])" office:value-type="float" office:value="3400" calcext:value-type="float">
            <text:p>3400</text:p>
          </table:table-cell>
          <table:table-cell/>
          <table:table-cell table:formula="of:=IF([.B243]=[.B2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table:formula="of:=SUM(IF(ISBLANK([.A244]); 0; [.B244]); [.A245])" office:value-type="float" office:value="7987" calcext:value-type="float">
            <text:p>7987</text:p>
          </table:table-cell>
          <table:table-cell/>
          <table:table-cell table:formula="of:=IF([.B244]=[.B2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SUM(IF(ISBLANK([.A245]); 0; [.B245]); [.A246])" office:value-type="float" office:value="9007" calcext:value-type="float">
            <text:p>9007</text:p>
          </table:table-cell>
          <table:table-cell/>
          <table:table-cell table:formula="of:=IF([.B245]=[.B2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9" calcext:value-type="float">
            <text:p>8609</text:p>
          </table:table-cell>
          <table:table-cell table:formula="of:=SUM(IF(ISBLANK([.A246]); 0; [.B246]); [.A247])" office:value-type="float" office:value="17616" calcext:value-type="float">
            <text:p>17616</text:p>
          </table:table-cell>
          <table:table-cell/>
          <table:table-cell table:formula="of:=IF([.B246]=[.B2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table:formula="of:=SUM(IF(ISBLANK([.A247]); 0; [.B247]); [.A248])" office:value-type="float" office:value="25291" calcext:value-type="float">
            <text:p>25291</text:p>
          </table:table-cell>
          <table:table-cell/>
          <table:table-cell table:formula="of:=IF([.B247]=[.B2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SUM(IF(ISBLANK([.A248]); 0; [.B248]); [.A249])" office:value-type="float" office:value="26563" calcext:value-type="float">
            <text:p>26563</text:p>
          </table:table-cell>
          <table:table-cell/>
          <table:table-cell table:formula="of:=IF([.B248]=[.B24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49]); 0; [.B249]); [.A250])" office:value-type="float" office:value="26563" calcext:value-type="float">
            <text:p>26563</text:p>
          </table:table-cell>
          <table:table-cell/>
          <table:table-cell table:formula="of:=IF([.B249]=[.B2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SUM(IF(ISBLANK([.A250]); 0; [.B250]); [.A251])" office:value-type="float" office:value="1716" calcext:value-type="float">
            <text:p>1716</text:p>
          </table:table-cell>
          <table:table-cell/>
          <table:table-cell table:formula="of:=IF([.B250]=[.B2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table:formula="of:=SUM(IF(ISBLANK([.A251]); 0; [.B251]); [.A252])" office:value-type="float" office:value="8303" calcext:value-type="float">
            <text:p>8303</text:p>
          </table:table-cell>
          <table:table-cell/>
          <table:table-cell table:formula="of:=IF([.B251]=[.B2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table:formula="of:=SUM(IF(ISBLANK([.A252]); 0; [.B252]); [.A253])" office:value-type="float" office:value="12866" calcext:value-type="float">
            <text:p>12866</text:p>
          </table:table-cell>
          <table:table-cell/>
          <table:table-cell table:formula="of:=IF([.B252]=[.B2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table:formula="of:=SUM(IF(ISBLANK([.A253]); 0; [.B253]); [.A254])" office:value-type="float" office:value="16788" calcext:value-type="float">
            <text:p>16788</text:p>
          </table:table-cell>
          <table:table-cell/>
          <table:table-cell table:formula="of:=IF([.B253]=[.B2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SUM(IF(ISBLANK([.A254]); 0; [.B254]); [.A255])" office:value-type="float" office:value="20576" calcext:value-type="float">
            <text:p>20576</text:p>
          </table:table-cell>
          <table:table-cell/>
          <table:table-cell table:formula="of:=IF([.B254]=[.B2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table:formula="of:=SUM(IF(ISBLANK([.A255]); 0; [.B255]); [.A256])" office:value-type="float" office:value="27243" calcext:value-type="float">
            <text:p>27243</text:p>
          </table:table-cell>
          <table:table-cell/>
          <table:table-cell table:formula="of:=IF([.B255]=[.B2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SUM(IF(ISBLANK([.A256]); 0; [.B256]); [.A257])" office:value-type="float" office:value="30977" calcext:value-type="float">
            <text:p>30977</text:p>
          </table:table-cell>
          <table:table-cell/>
          <table:table-cell table:formula="of:=IF([.B256]=[.B2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table:formula="of:=SUM(IF(ISBLANK([.A257]); 0; [.B257]); [.A258])" office:value-type="float" office:value="37669" calcext:value-type="float">
            <text:p>37669</text:p>
          </table:table-cell>
          <table:table-cell/>
          <table:table-cell table:formula="of:=IF([.B257]=[.B2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SUM(IF(ISBLANK([.A258]); 0; [.B258]); [.A259])" office:value-type="float" office:value="39452" calcext:value-type="float">
            <text:p>39452</text:p>
          </table:table-cell>
          <table:table-cell/>
          <table:table-cell table:formula="of:=IF([.B258]=[.B2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SUM(IF(ISBLANK([.A259]); 0; [.B259]); [.A260])" office:value-type="float" office:value="42605" calcext:value-type="float">
            <text:p>42605</text:p>
          </table:table-cell>
          <table:table-cell/>
          <table:table-cell table:formula="of:=IF([.B259]=[.B2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table:formula="of:=SUM(IF(ISBLANK([.A260]); 0; [.B260]); [.A261])" office:value-type="float" office:value="46800" calcext:value-type="float">
            <text:p>46800</text:p>
          </table:table-cell>
          <table:table-cell/>
          <table:table-cell table:formula="of:=IF([.B260]=[.B26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61]); 0; [.B261]); [.A262])" office:value-type="float" office:value="46800" calcext:value-type="float">
            <text:p>46800</text:p>
          </table:table-cell>
          <table:table-cell/>
          <table:table-cell table:formula="of:=IF([.B261]=[.B2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SUM(IF(ISBLANK([.A262]); 0; [.B262]); [.A263])" office:value-type="float" office:value="2572" calcext:value-type="float">
            <text:p>2572</text:p>
          </table:table-cell>
          <table:table-cell/>
          <table:table-cell table:formula="of:=IF([.B262]=[.B2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table:formula="of:=SUM(IF(ISBLANK([.A263]); 0; [.B263]); [.A264])" office:value-type="float" office:value="9402" calcext:value-type="float">
            <text:p>9402</text:p>
          </table:table-cell>
          <table:table-cell/>
          <table:table-cell table:formula="of:=IF([.B263]=[.B2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table:formula="of:=SUM(IF(ISBLANK([.A264]); 0; [.B264]); [.A265])" office:value-type="float" office:value="12581" calcext:value-type="float">
            <text:p>12581</text:p>
          </table:table-cell>
          <table:table-cell/>
          <table:table-cell table:formula="of:=IF([.B264]=[.B2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SUM(IF(ISBLANK([.A265]); 0; [.B265]); [.A266])" office:value-type="float" office:value="13610" calcext:value-type="float">
            <text:p>13610</text:p>
          </table:table-cell>
          <table:table-cell/>
          <table:table-cell table:formula="of:=IF([.B265]=[.B2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SUM(IF(ISBLANK([.A266]); 0; [.B266]); [.A267])" office:value-type="float" office:value="15879" calcext:value-type="float">
            <text:p>15879</text:p>
          </table:table-cell>
          <table:table-cell/>
          <table:table-cell table:formula="of:=IF([.B266]=[.B2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3" calcext:value-type="float">
            <text:p>11843</text:p>
          </table:table-cell>
          <table:table-cell table:formula="of:=SUM(IF(ISBLANK([.A267]); 0; [.B267]); [.A268])" office:value-type="float" office:value="27722" calcext:value-type="float">
            <text:p>27722</text:p>
          </table:table-cell>
          <table:table-cell/>
          <table:table-cell table:formula="of:=IF([.B267]=[.B2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table:formula="of:=SUM(IF(ISBLANK([.A268]); 0; [.B268]); [.A269])" office:value-type="float" office:value="37663" calcext:value-type="float">
            <text:p>37663</text:p>
          </table:table-cell>
          <table:table-cell/>
          <table:table-cell table:formula="of:=IF([.B268]=[.B26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69]); 0; [.B269]); [.A270])" office:value-type="float" office:value="37663" calcext:value-type="float">
            <text:p>37663</text:p>
          </table:table-cell>
          <table:table-cell/>
          <table:table-cell table:formula="of:=IF([.B269]=[.B2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table:formula="of:=SUM(IF(ISBLANK([.A270]); 0; [.B270]); [.A271])" office:value-type="float" office:value="6543" calcext:value-type="float">
            <text:p>6543</text:p>
          </table:table-cell>
          <table:table-cell/>
          <table:table-cell table:formula="of:=IF([.B270]=[.B2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table:formula="of:=SUM(IF(ISBLANK([.A271]); 0; [.B271]); [.A272])" office:value-type="float" office:value="13303" calcext:value-type="float">
            <text:p>13303</text:p>
          </table:table-cell>
          <table:table-cell/>
          <table:table-cell table:formula="of:=IF([.B271]=[.B2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9" calcext:value-type="float">
            <text:p>15219</text:p>
          </table:table-cell>
          <table:table-cell table:formula="of:=SUM(IF(ISBLANK([.A272]); 0; [.B272]); [.A273])" office:value-type="float" office:value="28522" calcext:value-type="float">
            <text:p>28522</text:p>
          </table:table-cell>
          <table:table-cell/>
          <table:table-cell table:formula="of:=IF([.B272]=[.B2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1" calcext:value-type="float">
            <text:p>11241</text:p>
          </table:table-cell>
          <table:table-cell table:formula="of:=SUM(IF(ISBLANK([.A273]); 0; [.B273]); [.A274])" office:value-type="float" office:value="39763" calcext:value-type="float">
            <text:p>39763</text:p>
          </table:table-cell>
          <table:table-cell/>
          <table:table-cell table:formula="of:=IF([.B273]=[.B2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formula="of:=SUM(IF(ISBLANK([.A274]); 0; [.B274]); [.A275])" office:value-type="float" office:value="50355" calcext:value-type="float">
            <text:p>50355</text:p>
          </table:table-cell>
          <table:table-cell/>
          <table:table-cell table:formula="of:=IF([.B274]=[.B27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75]); 0; [.B275]); [.A276])" office:value-type="float" office:value="50355" calcext:value-type="float">
            <text:p>50355</text:p>
          </table:table-cell>
          <table:table-cell/>
          <table:table-cell table:formula="of:=IF([.B275]=[.B2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table:formula="of:=SUM(IF(ISBLANK([.A276]); 0; [.B276]); [.A277])" office:value-type="float" office:value="6608" calcext:value-type="float">
            <text:p>6608</text:p>
          </table:table-cell>
          <table:table-cell/>
          <table:table-cell table:formula="of:=IF([.B276]=[.B2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SUM(IF(ISBLANK([.A277]); 0; [.B277]); [.A278])" office:value-type="float" office:value="7845" calcext:value-type="float">
            <text:p>7845</text:p>
          </table:table-cell>
          <table:table-cell/>
          <table:table-cell table:formula="of:=IF([.B277]=[.B2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table:formula="of:=SUM(IF(ISBLANK([.A278]); 0; [.B278]); [.A279])" office:value-type="float" office:value="11796" calcext:value-type="float">
            <text:p>11796</text:p>
          </table:table-cell>
          <table:table-cell/>
          <table:table-cell table:formula="of:=IF([.B278]=[.B2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SUM(IF(ISBLANK([.A279]); 0; [.B279]); [.A280])" office:value-type="float" office:value="14864" calcext:value-type="float">
            <text:p>14864</text:p>
          </table:table-cell>
          <table:table-cell/>
          <table:table-cell table:formula="of:=IF([.B279]=[.B2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SUM(IF(ISBLANK([.A280]); 0; [.B280]); [.A281])" office:value-type="float" office:value="17937" calcext:value-type="float">
            <text:p>17937</text:p>
          </table:table-cell>
          <table:table-cell/>
          <table:table-cell table:formula="of:=IF([.B280]=[.B2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table:formula="of:=SUM(IF(ISBLANK([.A281]); 0; [.B281]); [.A282])" office:value-type="float" office:value="21733" calcext:value-type="float">
            <text:p>21733</text:p>
          </table:table-cell>
          <table:table-cell/>
          <table:table-cell table:formula="of:=IF([.B281]=[.B2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SUM(IF(ISBLANK([.A282]); 0; [.B282]); [.A283])" office:value-type="float" office:value="25336" calcext:value-type="float">
            <text:p>25336</text:p>
          </table:table-cell>
          <table:table-cell/>
          <table:table-cell table:formula="of:=IF([.B282]=[.B2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SUM(IF(ISBLANK([.A283]); 0; [.B283]); [.A284])" office:value-type="float" office:value="28559" calcext:value-type="float">
            <text:p>28559</text:p>
          </table:table-cell>
          <table:table-cell/>
          <table:table-cell table:formula="of:=IF([.B283]=[.B2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SUM(IF(ISBLANK([.A284]); 0; [.B284]); [.A285])" office:value-type="float" office:value="32496" calcext:value-type="float">
            <text:p>32496</text:p>
          </table:table-cell>
          <table:table-cell/>
          <table:table-cell table:formula="of:=IF([.B284]=[.B2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table:formula="of:=SUM(IF(ISBLANK([.A285]); 0; [.B285]); [.A286])" office:value-type="float" office:value="37946" calcext:value-type="float">
            <text:p>37946</text:p>
          </table:table-cell>
          <table:table-cell/>
          <table:table-cell table:formula="of:=IF([.B285]=[.B2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SUM(IF(ISBLANK([.A286]); 0; [.B286]); [.A287])" office:value-type="float" office:value="43382" calcext:value-type="float">
            <text:p>43382</text:p>
          </table:table-cell>
          <table:table-cell/>
          <table:table-cell table:formula="of:=IF([.B286]=[.B2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SUM(IF(ISBLANK([.A287]); 0; [.B287]); [.A288])" office:value-type="float" office:value="46451" calcext:value-type="float">
            <text:p>46451</text:p>
          </table:table-cell>
          <table:table-cell/>
          <table:table-cell table:formula="of:=IF([.B287]=[.B2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SUM(IF(ISBLANK([.A288]); 0; [.B288]); [.A289])" office:value-type="float" office:value="47512" calcext:value-type="float">
            <text:p>47512</text:p>
          </table:table-cell>
          <table:table-cell/>
          <table:table-cell table:formula="of:=IF([.B288]=[.B28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89]); 0; [.B289]); [.A290])" office:value-type="float" office:value="47512" calcext:value-type="float">
            <text:p>47512</text:p>
          </table:table-cell>
          <table:table-cell/>
          <table:table-cell table:formula="of:=IF([.B289]=[.B2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6" calcext:value-type="float">
            <text:p>9396</text:p>
          </table:table-cell>
          <table:table-cell table:formula="of:=SUM(IF(ISBLANK([.A290]); 0; [.B290]); [.A291])" office:value-type="float" office:value="9396" calcext:value-type="float">
            <text:p>9396</text:p>
          </table:table-cell>
          <table:table-cell/>
          <table:table-cell table:formula="of:=IF([.B290]=[.B2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9" calcext:value-type="float">
            <text:p>11859</text:p>
          </table:table-cell>
          <table:table-cell table:formula="of:=SUM(IF(ISBLANK([.A291]); 0; [.B291]); [.A292])" office:value-type="float" office:value="21255" calcext:value-type="float">
            <text:p>21255</text:p>
          </table:table-cell>
          <table:table-cell/>
          <table:table-cell table:formula="of:=IF([.B291]=[.B2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SUM(IF(ISBLANK([.A292]); 0; [.B292]); [.A293])" office:value-type="float" office:value="23157" calcext:value-type="float">
            <text:p>23157</text:p>
          </table:table-cell>
          <table:table-cell/>
          <table:table-cell table:formula="of:=IF([.B292]=[.B2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table:formula="of:=SUM(IF(ISBLANK([.A293]); 0; [.B293]); [.A294])" office:value-type="float" office:value="29755" calcext:value-type="float">
            <text:p>29755</text:p>
          </table:table-cell>
          <table:table-cell/>
          <table:table-cell table:formula="of:=IF([.B293]=[.B29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94]); 0; [.B294]); [.A295])" office:value-type="float" office:value="29755" calcext:value-type="float">
            <text:p>29755</text:p>
          </table:table-cell>
          <table:table-cell/>
          <table:table-cell table:formula="of:=IF([.B294]=[.B2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SUM(IF(ISBLANK([.A295]); 0; [.B295]); [.A296])" office:value-type="float" office:value="3137" calcext:value-type="float">
            <text:p>3137</text:p>
          </table:table-cell>
          <table:table-cell/>
          <table:table-cell table:formula="of:=IF([.B295]=[.B2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SUM(IF(ISBLANK([.A296]); 0; [.B296]); [.A297])" office:value-type="float" office:value="4624" calcext:value-type="float">
            <text:p>4624</text:p>
          </table:table-cell>
          <table:table-cell/>
          <table:table-cell table:formula="of:=IF([.B296]=[.B2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SUM(IF(ISBLANK([.A297]); 0; [.B297]); [.A298])" office:value-type="float" office:value="7127" calcext:value-type="float">
            <text:p>7127</text:p>
          </table:table-cell>
          <table:table-cell/>
          <table:table-cell table:formula="of:=IF([.B297]=[.B2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SUM(IF(ISBLANK([.A298]); 0; [.B298]); [.A299])" office:value-type="float" office:value="8439" calcext:value-type="float">
            <text:p>8439</text:p>
          </table:table-cell>
          <table:table-cell/>
          <table:table-cell table:formula="of:=IF([.B298]=[.B2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SUM(IF(ISBLANK([.A299]); 0; [.B299]); [.A300])" office:value-type="float" office:value="11447" calcext:value-type="float">
            <text:p>11447</text:p>
          </table:table-cell>
          <table:table-cell/>
          <table:table-cell table:formula="of:=IF([.B299]=[.B3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SUM(IF(ISBLANK([.A300]); 0; [.B300]); [.A301])" office:value-type="float" office:value="13361" calcext:value-type="float">
            <text:p>13361</text:p>
          </table:table-cell>
          <table:table-cell/>
          <table:table-cell table:formula="of:=IF([.B300]=[.B3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table:formula="of:=SUM(IF(ISBLANK([.A301]); 0; [.B301]); [.A302])" office:value-type="float" office:value="18091" calcext:value-type="float">
            <text:p>18091</text:p>
          </table:table-cell>
          <table:table-cell/>
          <table:table-cell table:formula="of:=IF([.B301]=[.B3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SUM(IF(ISBLANK([.A302]); 0; [.B302]); [.A303])" office:value-type="float" office:value="24195" calcext:value-type="float">
            <text:p>24195</text:p>
          </table:table-cell>
          <table:table-cell/>
          <table:table-cell table:formula="of:=IF([.B302]=[.B3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SUM(IF(ISBLANK([.A303]); 0; [.B303]); [.A304])" office:value-type="float" office:value="26488" calcext:value-type="float">
            <text:p>26488</text:p>
          </table:table-cell>
          <table:table-cell/>
          <table:table-cell table:formula="of:=IF([.B303]=[.B3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table:formula="of:=SUM(IF(ISBLANK([.A304]); 0; [.B304]); [.A305])" office:value-type="float" office:value="29401" calcext:value-type="float">
            <text:p>29401</text:p>
          </table:table-cell>
          <table:table-cell/>
          <table:table-cell table:formula="of:=IF([.B304]=[.B3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SUM(IF(ISBLANK([.A305]); 0; [.B305]); [.A306])" office:value-type="float" office:value="32130" calcext:value-type="float">
            <text:p>32130</text:p>
          </table:table-cell>
          <table:table-cell/>
          <table:table-cell table:formula="of:=IF([.B305]=[.B3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SUM(IF(ISBLANK([.A306]); 0; [.B306]); [.A307])" office:value-type="float" office:value="35759" calcext:value-type="float">
            <text:p>35759</text:p>
          </table:table-cell>
          <table:table-cell/>
          <table:table-cell table:formula="of:=IF([.B306]=[.B3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table:formula="of:=SUM(IF(ISBLANK([.A307]); 0; [.B307]); [.A308])" office:value-type="float" office:value="40945" calcext:value-type="float">
            <text:p>40945</text:p>
          </table:table-cell>
          <table:table-cell/>
          <table:table-cell table:formula="of:=IF([.B307]=[.B3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SUM(IF(ISBLANK([.A308]); 0; [.B308]); [.A309])" office:value-type="float" office:value="44821" calcext:value-type="float">
            <text:p>44821</text:p>
          </table:table-cell>
          <table:table-cell/>
          <table:table-cell table:formula="of:=IF([.B308]=[.B3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SUM(IF(ISBLANK([.A309]); 0; [.B309]); [.A310])" office:value-type="float" office:value="48225" calcext:value-type="float">
            <text:p>48225</text:p>
          </table:table-cell>
          <table:table-cell/>
          <table:table-cell table:formula="of:=IF([.B309]=[.B31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10]); 0; [.B310]); [.A311])" office:value-type="float" office:value="48225" calcext:value-type="float">
            <text:p>48225</text:p>
          </table:table-cell>
          <table:table-cell/>
          <table:table-cell table:formula="of:=IF([.B310]=[.B3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  <table:table-cell table:formula="of:=SUM(IF(ISBLANK([.A311]); 0; [.B311]); [.A312])" office:value-type="float" office:value="9051" calcext:value-type="float">
            <text:p>9051</text:p>
          </table:table-cell>
          <table:table-cell/>
          <table:table-cell table:formula="of:=IF([.B311]=[.B3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table:formula="of:=SUM(IF(ISBLANK([.A312]); 0; [.B312]); [.A313])" office:value-type="float" office:value="15544" calcext:value-type="float">
            <text:p>15544</text:p>
          </table:table-cell>
          <table:table-cell/>
          <table:table-cell table:formula="of:=IF([.B312]=[.B31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13]); 0; [.B313]); [.A314])" office:value-type="float" office:value="15544" calcext:value-type="float">
            <text:p>15544</text:p>
          </table:table-cell>
          <table:table-cell/>
          <table:table-cell table:formula="of:=IF([.B313]=[.B3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table:formula="of:=SUM(IF(ISBLANK([.A314]); 0; [.B314]); [.A315])" office:value-type="float" office:value="8009" calcext:value-type="float">
            <text:p>8009</text:p>
          </table:table-cell>
          <table:table-cell/>
          <table:table-cell table:formula="of:=IF([.B314]=[.B3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table:formula="of:=SUM(IF(ISBLANK([.A315]); 0; [.B315]); [.A316])" office:value-type="float" office:value="13315" calcext:value-type="float">
            <text:p>13315</text:p>
          </table:table-cell>
          <table:table-cell/>
          <table:table-cell table:formula="of:=IF([.B315]=[.B3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table:formula="of:=SUM(IF(ISBLANK([.A316]); 0; [.B316]); [.A317])" office:value-type="float" office:value="17503" calcext:value-type="float">
            <text:p>17503</text:p>
          </table:table-cell>
          <table:table-cell/>
          <table:table-cell table:formula="of:=IF([.B316]=[.B3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table:formula="of:=SUM(IF(ISBLANK([.A317]); 0; [.B317]); [.A318])" office:value-type="float" office:value="24209" calcext:value-type="float">
            <text:p>24209</text:p>
          </table:table-cell>
          <table:table-cell/>
          <table:table-cell table:formula="of:=IF([.B317]=[.B3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table:formula="of:=SUM(IF(ISBLANK([.A318]); 0; [.B318]); [.A319])" office:value-type="float" office:value="31286" calcext:value-type="float">
            <text:p>31286</text:p>
          </table:table-cell>
          <table:table-cell/>
          <table:table-cell table:formula="of:=IF([.B318]=[.B3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SUM(IF(ISBLANK([.A319]); 0; [.B319]); [.A320])" office:value-type="float" office:value="33420" calcext:value-type="float">
            <text:p>33420</text:p>
          </table:table-cell>
          <table:table-cell/>
          <table:table-cell table:formula="of:=IF([.B319]=[.B3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table:formula="of:=SUM(IF(ISBLANK([.A320]); 0; [.B320]); [.A321])" office:value-type="float" office:value="41257" calcext:value-type="float">
            <text:p>41257</text:p>
          </table:table-cell>
          <table:table-cell/>
          <table:table-cell table:formula="of:=IF([.B320]=[.B3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SUM(IF(ISBLANK([.A321]); 0; [.B321]); [.A322])" office:value-type="float" office:value="44142" calcext:value-type="float">
            <text:p>44142</text:p>
          </table:table-cell>
          <table:table-cell/>
          <table:table-cell table:formula="of:=IF([.B321]=[.B3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table:formula="of:=SUM(IF(ISBLANK([.A322]); 0; [.B322]); [.A323])" office:value-type="float" office:value="50565" calcext:value-type="float">
            <text:p>50565</text:p>
          </table:table-cell>
          <table:table-cell/>
          <table:table-cell table:formula="of:=IF([.B322]=[.B3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table:formula="of:=SUM(IF(ISBLANK([.A323]); 0; [.B323]); [.A324])" office:value-type="float" office:value="56832" calcext:value-type="float">
            <text:p>56832</text:p>
          </table:table-cell>
          <table:table-cell/>
          <table:table-cell table:formula="of:=IF([.B323]=[.B3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SUM(IF(ISBLANK([.A324]); 0; [.B324]); [.A325])" office:value-type="float" office:value="58054" calcext:value-type="float">
            <text:p>58054</text:p>
          </table:table-cell>
          <table:table-cell/>
          <table:table-cell table:formula="of:=IF([.B324]=[.B32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25]); 0; [.B325]); [.A326])" office:value-type="float" office:value="58054" calcext:value-type="float">
            <text:p>58054</text:p>
          </table:table-cell>
          <table:table-cell/>
          <table:table-cell table:formula="of:=IF([.B325]=[.B3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table:formula="of:=SUM(IF(ISBLANK([.A326]); 0; [.B326]); [.A327])" office:value-type="float" office:value="4293" calcext:value-type="float">
            <text:p>4293</text:p>
          </table:table-cell>
          <table:table-cell/>
          <table:table-cell table:formula="of:=IF([.B326]=[.B3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table:formula="of:=SUM(IF(ISBLANK([.A327]); 0; [.B327]); [.A328])" office:value-type="float" office:value="8847" calcext:value-type="float">
            <text:p>8847</text:p>
          </table:table-cell>
          <table:table-cell/>
          <table:table-cell table:formula="of:=IF([.B327]=[.B3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table:formula="of:=SUM(IF(ISBLANK([.A328]); 0; [.B328]); [.A329])" office:value-type="float" office:value="14225" calcext:value-type="float">
            <text:p>14225</text:p>
          </table:table-cell>
          <table:table-cell/>
          <table:table-cell table:formula="of:=IF([.B328]=[.B3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table:formula="of:=SUM(IF(ISBLANK([.A329]); 0; [.B329]); [.A330])" office:value-type="float" office:value="20286" calcext:value-type="float">
            <text:p>20286</text:p>
          </table:table-cell>
          <table:table-cell/>
          <table:table-cell table:formula="of:=IF([.B329]=[.B3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SUM(IF(ISBLANK([.A330]); 0; [.B330]); [.A331])" office:value-type="float" office:value="23524" calcext:value-type="float">
            <text:p>23524</text:p>
          </table:table-cell>
          <table:table-cell/>
          <table:table-cell table:formula="of:=IF([.B330]=[.B3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SUM(IF(ISBLANK([.A331]); 0; [.B331]); [.A332])" office:value-type="float" office:value="27316" calcext:value-type="float">
            <text:p>27316</text:p>
          </table:table-cell>
          <table:table-cell/>
          <table:table-cell table:formula="of:=IF([.B331]=[.B3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SUM(IF(ISBLANK([.A332]); 0; [.B332]); [.A333])" office:value-type="float" office:value="29554" calcext:value-type="float">
            <text:p>29554</text:p>
          </table:table-cell>
          <table:table-cell/>
          <table:table-cell table:formula="of:=IF([.B332]=[.B3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table:formula="of:=SUM(IF(ISBLANK([.A333]); 0; [.B333]); [.A334])" office:value-type="float" office:value="34568" calcext:value-type="float">
            <text:p>34568</text:p>
          </table:table-cell>
          <table:table-cell/>
          <table:table-cell table:formula="of:=IF([.B333]=[.B3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table:formula="of:=SUM(IF(ISBLANK([.A334]); 0; [.B334]); [.A335])" office:value-type="float" office:value="38076" calcext:value-type="float">
            <text:p>38076</text:p>
          </table:table-cell>
          <table:table-cell/>
          <table:table-cell table:formula="of:=IF([.B334]=[.B3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SUM(IF(ISBLANK([.A335]); 0; [.B335]); [.A336])" office:value-type="float" office:value="40372" calcext:value-type="float">
            <text:p>40372</text:p>
          </table:table-cell>
          <table:table-cell/>
          <table:table-cell table:formula="of:=IF([.B335]=[.B3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table:formula="of:=SUM(IF(ISBLANK([.A336]); 0; [.B336]); [.A337])" office:value-type="float" office:value="45851" calcext:value-type="float">
            <text:p>45851</text:p>
          </table:table-cell>
          <table:table-cell/>
          <table:table-cell table:formula="of:=IF([.B336]=[.B3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table:formula="of:=SUM(IF(ISBLANK([.A337]); 0; [.B337]); [.A338])" office:value-type="float" office:value="51105" calcext:value-type="float">
            <text:p>51105</text:p>
          </table:table-cell>
          <table:table-cell/>
          <table:table-cell table:formula="of:=IF([.B337]=[.B3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SUM(IF(ISBLANK([.A338]); 0; [.B338]); [.A339])" office:value-type="float" office:value="52135" calcext:value-type="float">
            <text:p>52135</text:p>
          </table:table-cell>
          <table:table-cell/>
          <table:table-cell table:formula="of:=IF([.B338]=[.B3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SUM(IF(ISBLANK([.A339]); 0; [.B339]); [.A340])" office:value-type="float" office:value="53779" calcext:value-type="float">
            <text:p>53779</text:p>
          </table:table-cell>
          <table:table-cell/>
          <table:table-cell table:formula="of:=IF([.B339]=[.B34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40]); 0; [.B340]); [.A341])" office:value-type="float" office:value="53779" calcext:value-type="float">
            <text:p>53779</text:p>
          </table:table-cell>
          <table:table-cell/>
          <table:table-cell table:formula="of:=IF([.B340]=[.B3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7" calcext:value-type="float">
            <text:p>15277</text:p>
          </table:table-cell>
          <table:table-cell table:formula="of:=SUM(IF(ISBLANK([.A341]); 0; [.B341]); [.A342])" office:value-type="float" office:value="15277" calcext:value-type="float">
            <text:p>15277</text:p>
          </table:table-cell>
          <table:table-cell/>
          <table:table-cell table:formula="of:=IF([.B341]=[.B3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table:formula="of:=SUM(IF(ISBLANK([.A342]); 0; [.B342]); [.A343])" office:value-type="float" office:value="19562" calcext:value-type="float">
            <text:p>19562</text:p>
          </table:table-cell>
          <table:table-cell/>
          <table:table-cell table:formula="of:=IF([.B342]=[.B3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formula="of:=SUM(IF(ISBLANK([.A343]); 0; [.B343]); [.A344])" office:value-type="float" office:value="29672" calcext:value-type="float">
            <text:p>29672</text:p>
          </table:table-cell>
          <table:table-cell/>
          <table:table-cell table:formula="of:=IF([.B343]=[.B3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table:formula="of:=SUM(IF(ISBLANK([.A344]); 0; [.B344]); [.A345])" office:value-type="float" office:value="36727" calcext:value-type="float">
            <text:p>36727</text:p>
          </table:table-cell>
          <table:table-cell/>
          <table:table-cell table:formula="of:=IF([.B344]=[.B34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45]); 0; [.B345]); [.A346])" office:value-type="float" office:value="36727" calcext:value-type="float">
            <text:p>36727</text:p>
          </table:table-cell>
          <table:table-cell/>
          <table:table-cell table:formula="of:=IF([.B345]=[.B3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table:formula="of:=SUM(IF(ISBLANK([.A346]); 0; [.B346]); [.A347])" office:value-type="float" office:value="4761" calcext:value-type="float">
            <text:p>4761</text:p>
          </table:table-cell>
          <table:table-cell/>
          <table:table-cell table:formula="of:=IF([.B346]=[.B3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SUM(IF(ISBLANK([.A347]); 0; [.B347]); [.A348])" office:value-type="float" office:value="9051" calcext:value-type="float">
            <text:p>9051</text:p>
          </table:table-cell>
          <table:table-cell/>
          <table:table-cell table:formula="of:=IF([.B347]=[.B3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SUM(IF(ISBLANK([.A348]); 0; [.B348]); [.A349])" office:value-type="float" office:value="10289" calcext:value-type="float">
            <text:p>10289</text:p>
          </table:table-cell>
          <table:table-cell/>
          <table:table-cell table:formula="of:=IF([.B348]=[.B3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SUM(IF(ISBLANK([.A349]); 0; [.B349]); [.A350])" office:value-type="float" office:value="11463" calcext:value-type="float">
            <text:p>11463</text:p>
          </table:table-cell>
          <table:table-cell/>
          <table:table-cell table:formula="of:=IF([.B349]=[.B3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SUM(IF(ISBLANK([.A350]); 0; [.B350]); [.A351])" office:value-type="float" office:value="13762" calcext:value-type="float">
            <text:p>13762</text:p>
          </table:table-cell>
          <table:table-cell/>
          <table:table-cell table:formula="of:=IF([.B350]=[.B3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SUM(IF(ISBLANK([.A351]); 0; [.B351]); [.A352])" office:value-type="float" office:value="15068" calcext:value-type="float">
            <text:p>15068</text:p>
          </table:table-cell>
          <table:table-cell/>
          <table:table-cell table:formula="of:=IF([.B351]=[.B3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SUM(IF(ISBLANK([.A352]); 0; [.B352]); [.A353])" office:value-type="float" office:value="17727" calcext:value-type="float">
            <text:p>17727</text:p>
          </table:table-cell>
          <table:table-cell/>
          <table:table-cell table:formula="of:=IF([.B352]=[.B3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table:formula="of:=SUM(IF(ISBLANK([.A353]); 0; [.B353]); [.A354])" office:value-type="float" office:value="22581" calcext:value-type="float">
            <text:p>22581</text:p>
          </table:table-cell>
          <table:table-cell/>
          <table:table-cell table:formula="of:=IF([.B353]=[.B3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table:formula="of:=SUM(IF(ISBLANK([.A354]); 0; [.B354]); [.A355])" office:value-type="float" office:value="27670" calcext:value-type="float">
            <text:p>27670</text:p>
          </table:table-cell>
          <table:table-cell/>
          <table:table-cell table:formula="of:=IF([.B354]=[.B3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SUM(IF(ISBLANK([.A355]); 0; [.B355]); [.A356])" office:value-type="float" office:value="31931" calcext:value-type="float">
            <text:p>31931</text:p>
          </table:table-cell>
          <table:table-cell/>
          <table:table-cell table:formula="of:=IF([.B355]=[.B3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table:formula="of:=SUM(IF(ISBLANK([.A356]); 0; [.B356]); [.A357])" office:value-type="float" office:value="35821" calcext:value-type="float">
            <text:p>35821</text:p>
          </table:table-cell>
          <table:table-cell/>
          <table:table-cell table:formula="of:=IF([.B356]=[.B3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SUM(IF(ISBLANK([.A357]); 0; [.B357]); [.A358])" office:value-type="float" office:value="37377" calcext:value-type="float">
            <text:p>37377</text:p>
          </table:table-cell>
          <table:table-cell/>
          <table:table-cell table:formula="of:=IF([.B357]=[.B3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table:formula="of:=SUM(IF(ISBLANK([.A358]); 0; [.B358]); [.A359])" office:value-type="float" office:value="42588" calcext:value-type="float">
            <text:p>42588</text:p>
          </table:table-cell>
          <table:table-cell/>
          <table:table-cell table:formula="of:=IF([.B358]=[.B3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table:formula="of:=SUM(IF(ISBLANK([.A359]); 0; [.B359]); [.A360])" office:value-type="float" office:value="46609" calcext:value-type="float">
            <text:p>46609</text:p>
          </table:table-cell>
          <table:table-cell/>
          <table:table-cell table:formula="of:=IF([.B359]=[.B3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formula="of:=SUM(IF(ISBLANK([.A360]); 0; [.B360]); [.A361])" office:value-type="float" office:value="49965" calcext:value-type="float">
            <text:p>49965</text:p>
          </table:table-cell>
          <table:table-cell/>
          <table:table-cell table:formula="of:=IF([.B360]=[.B36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61]); 0; [.B361]); [.A362])" office:value-type="float" office:value="49965" calcext:value-type="float">
            <text:p>49965</text:p>
          </table:table-cell>
          <table:table-cell/>
          <table:table-cell table:formula="of:=IF([.B361]=[.B3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formula="of:=SUM(IF(ISBLANK([.A362]); 0; [.B362]); [.A363])" office:value-type="float" office:value="10403" calcext:value-type="float">
            <text:p>10403</text:p>
          </table:table-cell>
          <table:table-cell/>
          <table:table-cell table:formula="of:=IF([.B362]=[.B3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3" calcext:value-type="float">
            <text:p>21723</text:p>
          </table:table-cell>
          <table:table-cell table:formula="of:=SUM(IF(ISBLANK([.A363]); 0; [.B363]); [.A364])" office:value-type="float" office:value="32126" calcext:value-type="float">
            <text:p>32126</text:p>
          </table:table-cell>
          <table:table-cell/>
          <table:table-cell table:formula="of:=IF([.B363]=[.B36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64]); 0; [.B364]); [.A365])" office:value-type="float" office:value="32126" calcext:value-type="float">
            <text:p>32126</text:p>
          </table:table-cell>
          <table:table-cell/>
          <table:table-cell table:formula="of:=IF([.B364]=[.B3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table:formula="of:=SUM(IF(ISBLANK([.A365]); 0; [.B365]); [.A366])" office:value-type="float" office:value="5893" calcext:value-type="float">
            <text:p>5893</text:p>
          </table:table-cell>
          <table:table-cell/>
          <table:table-cell table:formula="of:=IF([.B365]=[.B3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table:formula="of:=SUM(IF(ISBLANK([.A366]); 0; [.B366]); [.A367])" office:value-type="float" office:value="10129" calcext:value-type="float">
            <text:p>10129</text:p>
          </table:table-cell>
          <table:table-cell/>
          <table:table-cell table:formula="of:=IF([.B366]=[.B3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table:formula="of:=SUM(IF(ISBLANK([.A367]); 0; [.B367]); [.A368])" office:value-type="float" office:value="16056" calcext:value-type="float">
            <text:p>16056</text:p>
          </table:table-cell>
          <table:table-cell/>
          <table:table-cell table:formula="of:=IF([.B367]=[.B3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SUM(IF(ISBLANK([.A368]); 0; [.B368]); [.A369])" office:value-type="float" office:value="18108" calcext:value-type="float">
            <text:p>18108</text:p>
          </table:table-cell>
          <table:table-cell/>
          <table:table-cell table:formula="of:=IF([.B368]=[.B3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SUM(IF(ISBLANK([.A369]); 0; [.B369]); [.A370])" office:value-type="float" office:value="21300" calcext:value-type="float">
            <text:p>21300</text:p>
          </table:table-cell>
          <table:table-cell/>
          <table:table-cell table:formula="of:=IF([.B369]=[.B3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SUM(IF(ISBLANK([.A370]); 0; [.B370]); [.A371])" office:value-type="float" office:value="22768" calcext:value-type="float">
            <text:p>22768</text:p>
          </table:table-cell>
          <table:table-cell/>
          <table:table-cell table:formula="of:=IF([.B370]=[.B3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table:formula="of:=SUM(IF(ISBLANK([.A371]); 0; [.B371]); [.A372])" office:value-type="float" office:value="27366" calcext:value-type="float">
            <text:p>27366</text:p>
          </table:table-cell>
          <table:table-cell/>
          <table:table-cell table:formula="of:=IF([.B371]=[.B3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formula="of:=SUM(IF(ISBLANK([.A372]); 0; [.B372]); [.A373])" office:value-type="float" office:value="30599" calcext:value-type="float">
            <text:p>30599</text:p>
          </table:table-cell>
          <table:table-cell/>
          <table:table-cell table:formula="of:=IF([.B372]=[.B3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SUM(IF(ISBLANK([.A373]); 0; [.B373]); [.A374])" office:value-type="float" office:value="32767" calcext:value-type="float">
            <text:p>32767</text:p>
          </table:table-cell>
          <table:table-cell/>
          <table:table-cell table:formula="of:=IF([.B373]=[.B3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SUM(IF(ISBLANK([.A374]); 0; [.B374]); [.A375])" office:value-type="float" office:value="35873" calcext:value-type="float">
            <text:p>35873</text:p>
          </table:table-cell>
          <table:table-cell/>
          <table:table-cell table:formula="of:=IF([.B374]=[.B3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table:formula="of:=SUM(IF(ISBLANK([.A375]); 0; [.B375]); [.A376])" office:value-type="float" office:value="40383" calcext:value-type="float">
            <text:p>40383</text:p>
          </table:table-cell>
          <table:table-cell/>
          <table:table-cell table:formula="of:=IF([.B375]=[.B3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SUM(IF(ISBLANK([.A376]); 0; [.B376]); [.A377])" office:value-type="float" office:value="42230" calcext:value-type="float">
            <text:p>42230</text:p>
          </table:table-cell>
          <table:table-cell/>
          <table:table-cell table:formula="of:=IF([.B376]=[.B3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table:formula="of:=SUM(IF(ISBLANK([.A377]); 0; [.B377]); [.A378])" office:value-type="float" office:value="47313" calcext:value-type="float">
            <text:p>47313</text:p>
          </table:table-cell>
          <table:table-cell/>
          <table:table-cell table:formula="of:=IF([.B377]=[.B3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SUM(IF(ISBLANK([.A378]); 0; [.B378]); [.A379])" office:value-type="float" office:value="49734" calcext:value-type="float">
            <text:p>49734</text:p>
          </table:table-cell>
          <table:table-cell/>
          <table:table-cell table:formula="of:=IF([.B378]=[.B37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79]); 0; [.B379]); [.A380])" office:value-type="float" office:value="49734" calcext:value-type="float">
            <text:p>49734</text:p>
          </table:table-cell>
          <table:table-cell/>
          <table:table-cell table:formula="of:=IF([.B379]=[.B3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5" calcext:value-type="float">
            <text:p>16205</text:p>
          </table:table-cell>
          <table:table-cell table:formula="of:=SUM(IF(ISBLANK([.A380]); 0; [.B380]); [.A381])" office:value-type="float" office:value="16205" calcext:value-type="float">
            <text:p>16205</text:p>
          </table:table-cell>
          <table:table-cell/>
          <table:table-cell table:formula="of:=IF([.B380]=[.B3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6" calcext:value-type="float">
            <text:p>15366</text:p>
          </table:table-cell>
          <table:table-cell table:formula="of:=SUM(IF(ISBLANK([.A381]); 0; [.B381]); [.A382])" office:value-type="float" office:value="31571" calcext:value-type="float">
            <text:p>31571</text:p>
          </table:table-cell>
          <table:table-cell/>
          <table:table-cell table:formula="of:=IF([.B381]=[.B3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6" calcext:value-type="float">
            <text:p>21046</text:p>
          </table:table-cell>
          <table:table-cell table:formula="of:=SUM(IF(ISBLANK([.A382]); 0; [.B382]); [.A383])" office:value-type="float" office:value="52617" calcext:value-type="float">
            <text:p>52617</text:p>
          </table:table-cell>
          <table:table-cell/>
          <table:table-cell table:formula="of:=IF([.B382]=[.B38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83]); 0; [.B383]); [.A384])" office:value-type="float" office:value="52617" calcext:value-type="float">
            <text:p>52617</text:p>
          </table:table-cell>
          <table:table-cell/>
          <table:table-cell table:formula="of:=IF([.B383]=[.B3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table:formula="of:=SUM(IF(ISBLANK([.A384]); 0; [.B384]); [.A385])" office:value-type="float" office:value="6114" calcext:value-type="float">
            <text:p>6114</text:p>
          </table:table-cell>
          <table:table-cell/>
          <table:table-cell table:formula="of:=IF([.B384]=[.B3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0" calcext:value-type="float">
            <text:p>12370</text:p>
          </table:table-cell>
          <table:table-cell table:formula="of:=SUM(IF(ISBLANK([.A385]); 0; [.B385]); [.A386])" office:value-type="float" office:value="18484" calcext:value-type="float">
            <text:p>18484</text:p>
          </table:table-cell>
          <table:table-cell/>
          <table:table-cell table:formula="of:=IF([.B385]=[.B3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" calcext:value-type="float">
            <text:p>10780</text:p>
          </table:table-cell>
          <table:table-cell table:formula="of:=SUM(IF(ISBLANK([.A386]); 0; [.B386]); [.A387])" office:value-type="float" office:value="29264" calcext:value-type="float">
            <text:p>29264</text:p>
          </table:table-cell>
          <table:table-cell/>
          <table:table-cell table:formula="of:=IF([.B386]=[.B3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3" calcext:value-type="float">
            <text:p>9663</text:p>
          </table:table-cell>
          <table:table-cell table:formula="of:=SUM(IF(ISBLANK([.A387]); 0; [.B387]); [.A388])" office:value-type="float" office:value="38927" calcext:value-type="float">
            <text:p>38927</text:p>
          </table:table-cell>
          <table:table-cell/>
          <table:table-cell table:formula="of:=IF([.B387]=[.B3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1" calcext:value-type="float">
            <text:p>9061</text:p>
          </table:table-cell>
          <table:table-cell table:formula="of:=SUM(IF(ISBLANK([.A388]); 0; [.B388]); [.A389])" office:value-type="float" office:value="47988" calcext:value-type="float">
            <text:p>47988</text:p>
          </table:table-cell>
          <table:table-cell/>
          <table:table-cell table:formula="of:=IF([.B388]=[.B38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389]); 0; [.B389]); [.A390])" office:value-type="float" office:value="47988" calcext:value-type="float">
            <text:p>47988</text:p>
          </table:table-cell>
          <table:table-cell/>
          <table:table-cell table:formula="of:=IF([.B389]=[.B3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table:formula="of:=SUM(IF(ISBLANK([.A390]); 0; [.B390]); [.A391])" office:value-type="float" office:value="4516" calcext:value-type="float">
            <text:p>4516</text:p>
          </table:table-cell>
          <table:table-cell/>
          <table:table-cell table:formula="of:=IF([.B390]=[.B3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table:formula="of:=SUM(IF(ISBLANK([.A391]); 0; [.B391]); [.A392])" office:value-type="float" office:value="7370" calcext:value-type="float">
            <text:p>7370</text:p>
          </table:table-cell>
          <table:table-cell/>
          <table:table-cell table:formula="of:=IF([.B391]=[.B3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SUM(IF(ISBLANK([.A392]); 0; [.B392]); [.A393])" office:value-type="float" office:value="8830" calcext:value-type="float">
            <text:p>8830</text:p>
          </table:table-cell>
          <table:table-cell/>
          <table:table-cell table:formula="of:=IF([.B392]=[.B3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SUM(IF(ISBLANK([.A393]); 0; [.B393]); [.A394])" office:value-type="float" office:value="10973" calcext:value-type="float">
            <text:p>10973</text:p>
          </table:table-cell>
          <table:table-cell/>
          <table:table-cell table:formula="of:=IF([.B393]=[.B3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table:formula="of:=SUM(IF(ISBLANK([.A394]); 0; [.B394]); [.A395])" office:value-type="float" office:value="17582" calcext:value-type="float">
            <text:p>17582</text:p>
          </table:table-cell>
          <table:table-cell/>
          <table:table-cell table:formula="of:=IF([.B394]=[.B3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SUM(IF(ISBLANK([.A395]); 0; [.B395]); [.A396])" office:value-type="float" office:value="19947" calcext:value-type="float">
            <text:p>19947</text:p>
          </table:table-cell>
          <table:table-cell/>
          <table:table-cell table:formula="of:=IF([.B395]=[.B3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SUM(IF(ISBLANK([.A396]); 0; [.B396]); [.A397])" office:value-type="float" office:value="22725" calcext:value-type="float">
            <text:p>22725</text:p>
          </table:table-cell>
          <table:table-cell/>
          <table:table-cell table:formula="of:=IF([.B396]=[.B3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table:formula="of:=SUM(IF(ISBLANK([.A397]); 0; [.B397]); [.A398])" office:value-type="float" office:value="25408" calcext:value-type="float">
            <text:p>25408</text:p>
          </table:table-cell>
          <table:table-cell/>
          <table:table-cell table:formula="of:=IF([.B397]=[.B3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SUM(IF(ISBLANK([.A398]); 0; [.B398]); [.A399])" office:value-type="float" office:value="27991" calcext:value-type="float">
            <text:p>27991</text:p>
          </table:table-cell>
          <table:table-cell/>
          <table:table-cell table:formula="of:=IF([.B398]=[.B3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table:formula="of:=SUM(IF(ISBLANK([.A399]); 0; [.B399]); [.A400])" office:value-type="float" office:value="34458" calcext:value-type="float">
            <text:p>34458</text:p>
          </table:table-cell>
          <table:table-cell/>
          <table:table-cell table:formula="of:=IF([.B399]=[.B4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table:formula="of:=SUM(IF(ISBLANK([.A400]); 0; [.B400]); [.A401])" office:value-type="float" office:value="38777" calcext:value-type="float">
            <text:p>38777</text:p>
          </table:table-cell>
          <table:table-cell/>
          <table:table-cell table:formula="of:=IF([.B400]=[.B4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table:formula="of:=SUM(IF(ISBLANK([.A401]); 0; [.B401]); [.A402])" office:value-type="float" office:value="43092" calcext:value-type="float">
            <text:p>43092</text:p>
          </table:table-cell>
          <table:table-cell/>
          <table:table-cell table:formula="of:=IF([.B401]=[.B40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402]); 0; [.B402]); [.A403])" office:value-type="float" office:value="43092" calcext:value-type="float">
            <text:p>43092</text:p>
          </table:table-cell>
          <table:table-cell/>
          <table:table-cell table:formula="of:=IF([.B402]=[.B4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SUM(IF(ISBLANK([.A403]); 0; [.B403]); [.A404])" office:value-type="float" office:value="3799" calcext:value-type="float">
            <text:p>3799</text:p>
          </table:table-cell>
          <table:table-cell/>
          <table:table-cell table:formula="of:=IF([.B403]=[.B4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table:formula="of:=SUM(IF(ISBLANK([.A404]); 0; [.B404]); [.A405])" office:value-type="float" office:value="9843" calcext:value-type="float">
            <text:p>9843</text:p>
          </table:table-cell>
          <table:table-cell/>
          <table:table-cell table:formula="of:=IF([.B404]=[.B4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SUM(IF(ISBLANK([.A405]); 0; [.B405]); [.A406])" office:value-type="float" office:value="12131" calcext:value-type="float">
            <text:p>12131</text:p>
          </table:table-cell>
          <table:table-cell/>
          <table:table-cell table:formula="of:=IF([.B405]=[.B4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table:formula="of:=SUM(IF(ISBLANK([.A406]); 0; [.B406]); [.A407])" office:value-type="float" office:value="18625" calcext:value-type="float">
            <text:p>18625</text:p>
          </table:table-cell>
          <table:table-cell/>
          <table:table-cell table:formula="of:=IF([.B406]=[.B4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SUM(IF(ISBLANK([.A407]); 0; [.B407]); [.A408])" office:value-type="float" office:value="22064" calcext:value-type="float">
            <text:p>22064</text:p>
          </table:table-cell>
          <table:table-cell/>
          <table:table-cell table:formula="of:=IF([.B407]=[.B4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table:formula="of:=SUM(IF(ISBLANK([.A408]); 0; [.B408]); [.A409])" office:value-type="float" office:value="29296" calcext:value-type="float">
            <text:p>29296</text:p>
          </table:table-cell>
          <table:table-cell/>
          <table:table-cell table:formula="of:=IF([.B408]=[.B4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SUM(IF(ISBLANK([.A409]); 0; [.B409]); [.A410])" office:value-type="float" office:value="32710" calcext:value-type="float">
            <text:p>32710</text:p>
          </table:table-cell>
          <table:table-cell/>
          <table:table-cell table:formula="of:=IF([.B409]=[.B4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SUM(IF(ISBLANK([.A410]); 0; [.B410]); [.A411])" office:value-type="float" office:value="34098" calcext:value-type="float">
            <text:p>34098</text:p>
          </table:table-cell>
          <table:table-cell/>
          <table:table-cell table:formula="of:=IF([.B410]=[.B4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SUM(IF(ISBLANK([.A411]); 0; [.B411]); [.A412])" office:value-type="float" office:value="38064" calcext:value-type="float">
            <text:p>38064</text:p>
          </table:table-cell>
          <table:table-cell/>
          <table:table-cell table:formula="of:=IF([.B411]=[.B4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SUM(IF(ISBLANK([.A412]); 0; [.B412]); [.A413])" office:value-type="float" office:value="40462" calcext:value-type="float">
            <text:p>40462</text:p>
          </table:table-cell>
          <table:table-cell/>
          <table:table-cell table:formula="of:=IF([.B412]=[.B41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413]); 0; [.B413]); [.A414])" office:value-type="float" office:value="40462" calcext:value-type="float">
            <text:p>40462</text:p>
          </table:table-cell>
          <table:table-cell/>
          <table:table-cell table:formula="of:=IF([.B413]=[.B4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formula="of:=SUM(IF(ISBLANK([.A414]); 0; [.B414]); [.A415])" office:value-type="float" office:value="4225" calcext:value-type="float">
            <text:p>4225</text:p>
          </table:table-cell>
          <table:table-cell/>
          <table:table-cell table:formula="of:=IF([.B414]=[.B4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table:formula="of:=SUM(IF(ISBLANK([.A415]); 0; [.B415]); [.A416])" office:value-type="float" office:value="8710" calcext:value-type="float">
            <text:p>8710</text:p>
          </table:table-cell>
          <table:table-cell/>
          <table:table-cell table:formula="of:=IF([.B415]=[.B4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table:formula="of:=SUM(IF(ISBLANK([.A416]); 0; [.B416]); [.A417])" office:value-type="float" office:value="12633" calcext:value-type="float">
            <text:p>12633</text:p>
          </table:table-cell>
          <table:table-cell/>
          <table:table-cell table:formula="of:=IF([.B416]=[.B4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table:formula="of:=SUM(IF(ISBLANK([.A417]); 0; [.B417]); [.A418])" office:value-type="float" office:value="16647" calcext:value-type="float">
            <text:p>16647</text:p>
          </table:table-cell>
          <table:table-cell/>
          <table:table-cell table:formula="of:=IF([.B417]=[.B4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SUM(IF(ISBLANK([.A418]); 0; [.B418]); [.A419])" office:value-type="float" office:value="17846" calcext:value-type="float">
            <text:p>17846</text:p>
          </table:table-cell>
          <table:table-cell/>
          <table:table-cell table:formula="of:=IF([.B418]=[.B4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SUM(IF(ISBLANK([.A419]); 0; [.B419]); [.A420])" office:value-type="float" office:value="19314" calcext:value-type="float">
            <text:p>19314</text:p>
          </table:table-cell>
          <table:table-cell/>
          <table:table-cell table:formula="of:=IF([.B419]=[.B4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SUM(IF(ISBLANK([.A420]); 0; [.B420]); [.A421])" office:value-type="float" office:value="22090" calcext:value-type="float">
            <text:p>22090</text:p>
          </table:table-cell>
          <table:table-cell/>
          <table:table-cell table:formula="of:=IF([.B420]=[.B4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SUM(IF(ISBLANK([.A421]); 0; [.B421]); [.A422])" office:value-type="float" office:value="24867" calcext:value-type="float">
            <text:p>24867</text:p>
          </table:table-cell>
          <table:table-cell/>
          <table:table-cell table:formula="of:=IF([.B421]=[.B4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SUM(IF(ISBLANK([.A422]); 0; [.B422]); [.A423])" office:value-type="float" office:value="27244" calcext:value-type="float">
            <text:p>27244</text:p>
          </table:table-cell>
          <table:table-cell/>
          <table:table-cell table:formula="of:=IF([.B422]=[.B4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SUM(IF(ISBLANK([.A423]); 0; [.B423]); [.A424])" office:value-type="float" office:value="28678" calcext:value-type="float">
            <text:p>28678</text:p>
          </table:table-cell>
          <table:table-cell/>
          <table:table-cell table:formula="of:=IF([.B423]=[.B4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table:formula="of:=SUM(IF(ISBLANK([.A424]); 0; [.B424]); [.A425])" office:value-type="float" office:value="32970" calcext:value-type="float">
            <text:p>32970</text:p>
          </table:table-cell>
          <table:table-cell/>
          <table:table-cell table:formula="of:=IF([.B424]=[.B4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SUM(IF(ISBLANK([.A425]); 0; [.B425]); [.A426])" office:value-type="float" office:value="34426" calcext:value-type="float">
            <text:p>34426</text:p>
          </table:table-cell>
          <table:table-cell/>
          <table:table-cell table:formula="of:=IF([.B425]=[.B4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table:formula="of:=SUM(IF(ISBLANK([.A426]); 0; [.B426]); [.A427])" office:value-type="float" office:value="37715" calcext:value-type="float">
            <text:p>37715</text:p>
          </table:table-cell>
          <table:table-cell/>
          <table:table-cell table:formula="of:=IF([.B426]=[.B4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SUM(IF(ISBLANK([.A427]); 0; [.B427]); [.A428])" office:value-type="float" office:value="43235" calcext:value-type="float">
            <text:p>43235</text:p>
          </table:table-cell>
          <table:table-cell/>
          <table:table-cell table:formula="of:=IF([.B427]=[.B4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table:formula="of:=SUM(IF(ISBLANK([.A428]); 0; [.B428]); [.A429])" office:value-type="float" office:value="47564" calcext:value-type="float">
            <text:p>47564</text:p>
          </table:table-cell>
          <table:table-cell/>
          <table:table-cell table:formula="of:=IF([.B428]=[.B42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429]); 0; [.B429]); [.A430])" office:value-type="float" office:value="47564" calcext:value-type="float">
            <text:p>47564</text:p>
          </table:table-cell>
          <table:table-cell/>
          <table:table-cell table:formula="of:=IF([.B429]=[.B4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table:formula="of:=SUM(IF(ISBLANK([.A430]); 0; [.B430]); [.A431])" office:value-type="float" office:value="4510" calcext:value-type="float">
            <text:p>4510</text:p>
          </table:table-cell>
          <table:table-cell/>
          <table:table-cell table:formula="of:=IF([.B430]=[.B4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SUM(IF(ISBLANK([.A431]); 0; [.B431]); [.A432])" office:value-type="float" office:value="8341" calcext:value-type="float">
            <text:p>8341</text:p>
          </table:table-cell>
          <table:table-cell/>
          <table:table-cell table:formula="of:=IF([.B431]=[.B4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table:formula="of:=SUM(IF(ISBLANK([.A432]); 0; [.B432]); [.A433])" office:value-type="float" office:value="12096" calcext:value-type="float">
            <text:p>12096</text:p>
          </table:table-cell>
          <table:table-cell/>
          <table:table-cell table:formula="of:=IF([.B432]=[.B4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SUM(IF(ISBLANK([.A433]); 0; [.B433]); [.A434])" office:value-type="float" office:value="15555" calcext:value-type="float">
            <text:p>15555</text:p>
          </table:table-cell>
          <table:table-cell/>
          <table:table-cell table:formula="of:=IF([.B433]=[.B4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table:formula="of:=SUM(IF(ISBLANK([.A434]); 0; [.B434]); [.A435])" office:value-type="float" office:value="18946" calcext:value-type="float">
            <text:p>18946</text:p>
          </table:table-cell>
          <table:table-cell/>
          <table:table-cell table:formula="of:=IF([.B434]=[.B4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SUM(IF(ISBLANK([.A435]); 0; [.B435]); [.A436])" office:value-type="float" office:value="21294" calcext:value-type="float">
            <text:p>21294</text:p>
          </table:table-cell>
          <table:table-cell/>
          <table:table-cell table:formula="of:=IF([.B435]=[.B4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table:formula="of:=SUM(IF(ISBLANK([.A436]); 0; [.B436]); [.A437])" office:value-type="float" office:value="27368" calcext:value-type="float">
            <text:p>27368</text:p>
          </table:table-cell>
          <table:table-cell/>
          <table:table-cell table:formula="of:=IF([.B436]=[.B4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SUM(IF(ISBLANK([.A437]); 0; [.B437]); [.A438])" office:value-type="float" office:value="30574" calcext:value-type="float">
            <text:p>30574</text:p>
          </table:table-cell>
          <table:table-cell/>
          <table:table-cell table:formula="of:=IF([.B437]=[.B4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SUM(IF(ISBLANK([.A438]); 0; [.B438]); [.A439])" office:value-type="float" office:value="33603" calcext:value-type="float">
            <text:p>33603</text:p>
          </table:table-cell>
          <table:table-cell/>
          <table:table-cell table:formula="of:=IF([.B438]=[.B4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SUM(IF(ISBLANK([.A439]); 0; [.B439]); [.A440])" office:value-type="float" office:value="36446" calcext:value-type="float">
            <text:p>36446</text:p>
          </table:table-cell>
          <table:table-cell/>
          <table:table-cell table:formula="of:=IF([.B439]=[.B4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SUM(IF(ISBLANK([.A440]); 0; [.B440]); [.A441])" office:value-type="float" office:value="40159" calcext:value-type="float">
            <text:p>40159</text:p>
          </table:table-cell>
          <table:table-cell/>
          <table:table-cell table:formula="of:=IF([.B440]=[.B44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441]); 0; [.B441]); [.A442])" office:value-type="float" office:value="40159" calcext:value-type="float">
            <text:p>40159</text:p>
          </table:table-cell>
          <table:table-cell/>
          <table:table-cell table:formula="of:=IF([.B441]=[.B4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table:formula="of:=SUM(IF(ISBLANK([.A442]); 0; [.B442]); [.A443])" office:value-type="float" office:value="5998" calcext:value-type="float">
            <text:p>5998</text:p>
          </table:table-cell>
          <table:table-cell/>
          <table:table-cell table:formula="of:=IF([.B442]=[.B4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formula="of:=SUM(IF(ISBLANK([.A443]); 0; [.B443]); [.A444])" office:value-type="float" office:value="9719" calcext:value-type="float">
            <text:p>9719</text:p>
          </table:table-cell>
          <table:table-cell/>
          <table:table-cell table:formula="of:=IF([.B443]=[.B4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table:formula="of:=SUM(IF(ISBLANK([.A444]); 0; [.B444]); [.A445])" office:value-type="float" office:value="12885" calcext:value-type="float">
            <text:p>12885</text:p>
          </table:table-cell>
          <table:table-cell/>
          <table:table-cell table:formula="of:=IF([.B444]=[.B4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SUM(IF(ISBLANK([.A445]); 0; [.B445]); [.A446])" office:value-type="float" office:value="17517" calcext:value-type="float">
            <text:p>17517</text:p>
          </table:table-cell>
          <table:table-cell/>
          <table:table-cell table:formula="of:=IF([.B445]=[.B4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table:formula="of:=SUM(IF(ISBLANK([.A446]); 0; [.B446]); [.A447])" office:value-type="float" office:value="22548" calcext:value-type="float">
            <text:p>22548</text:p>
          </table:table-cell>
          <table:table-cell/>
          <table:table-cell table:formula="of:=IF([.B446]=[.B4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table:formula="of:=SUM(IF(ISBLANK([.A447]); 0; [.B447]); [.A448])" office:value-type="float" office:value="25341" calcext:value-type="float">
            <text:p>25341</text:p>
          </table:table-cell>
          <table:table-cell/>
          <table:table-cell table:formula="of:=IF([.B447]=[.B4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SUM(IF(ISBLANK([.A448]); 0; [.B448]); [.A449])" office:value-type="float" office:value="26508" calcext:value-type="float">
            <text:p>26508</text:p>
          </table:table-cell>
          <table:table-cell/>
          <table:table-cell table:formula="of:=IF([.B448]=[.B4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table:formula="of:=SUM(IF(ISBLANK([.A449]); 0; [.B449]); [.A450])" office:value-type="float" office:value="31454" calcext:value-type="float">
            <text:p>31454</text:p>
          </table:table-cell>
          <table:table-cell/>
          <table:table-cell table:formula="of:=IF([.B449]=[.B4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SUM(IF(ISBLANK([.A450]); 0; [.B450]); [.A451])" office:value-type="float" office:value="32702" calcext:value-type="float">
            <text:p>32702</text:p>
          </table:table-cell>
          <table:table-cell/>
          <table:table-cell table:formula="of:=IF([.B450]=[.B4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table:formula="of:=SUM(IF(ISBLANK([.A451]); 0; [.B451]); [.A452])" office:value-type="float" office:value="38418" calcext:value-type="float">
            <text:p>38418</text:p>
          </table:table-cell>
          <table:table-cell/>
          <table:table-cell table:formula="of:=IF([.B451]=[.B4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table:formula="of:=SUM(IF(ISBLANK([.A452]); 0; [.B452]); [.A453])" office:value-type="float" office:value="43766" calcext:value-type="float">
            <text:p>43766</text:p>
          </table:table-cell>
          <table:table-cell/>
          <table:table-cell table:formula="of:=IF([.B452]=[.B4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SUM(IF(ISBLANK([.A453]); 0; [.B453]); [.A454])" office:value-type="float" office:value="45291" calcext:value-type="float">
            <text:p>45291</text:p>
          </table:table-cell>
          <table:table-cell/>
          <table:table-cell table:formula="of:=IF([.B453]=[.B4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SUM(IF(ISBLANK([.A454]); 0; [.B454]); [.A455])" office:value-type="float" office:value="49048" calcext:value-type="float">
            <text:p>49048</text:p>
          </table:table-cell>
          <table:table-cell/>
          <table:table-cell table:formula="of:=IF([.B454]=[.B4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table:formula="of:=SUM(IF(ISBLANK([.A455]); 0; [.B455]); [.A456])" office:value-type="float" office:value="53748" calcext:value-type="float">
            <text:p>53748</text:p>
          </table:table-cell>
          <table:table-cell/>
          <table:table-cell table:formula="of:=IF([.B455]=[.B4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SUM(IF(ISBLANK([.A456]); 0; [.B456]); [.A457])" office:value-type="float" office:value="57120" calcext:value-type="float">
            <text:p>57120</text:p>
          </table:table-cell>
          <table:table-cell/>
          <table:table-cell table:formula="of:=IF([.B456]=[.B45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457]); 0; [.B457]); [.A458])" office:value-type="float" office:value="57120" calcext:value-type="float">
            <text:p>57120</text:p>
          </table:table-cell>
          <table:table-cell/>
          <table:table-cell table:formula="of:=IF([.B457]=[.B4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table:formula="of:=SUM(IF(ISBLANK([.A458]); 0; [.B458]); [.A459])" office:value-type="float" office:value="3952" calcext:value-type="float">
            <text:p>3952</text:p>
          </table:table-cell>
          <table:table-cell/>
          <table:table-cell table:formula="of:=IF([.B458]=[.B4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table:formula="of:=SUM(IF(ISBLANK([.A459]); 0; [.B459]); [.A460])" office:value-type="float" office:value="11874" calcext:value-type="float">
            <text:p>11874</text:p>
          </table:table-cell>
          <table:table-cell/>
          <table:table-cell table:formula="of:=IF([.B459]=[.B4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SUM(IF(ISBLANK([.A460]); 0; [.B460]); [.A461])" office:value-type="float" office:value="15317" calcext:value-type="float">
            <text:p>15317</text:p>
          </table:table-cell>
          <table:table-cell/>
          <table:table-cell table:formula="of:=IF([.B460]=[.B4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table:formula="of:=SUM(IF(ISBLANK([.A461]); 0; [.B461]); [.A462])" office:value-type="float" office:value="19921" calcext:value-type="float">
            <text:p>19921</text:p>
          </table:table-cell>
          <table:table-cell/>
          <table:table-cell table:formula="of:=IF([.B461]=[.B4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table:formula="of:=SUM(IF(ISBLANK([.A462]); 0; [.B462]); [.A463])" office:value-type="float" office:value="26731" calcext:value-type="float">
            <text:p>26731</text:p>
          </table:table-cell>
          <table:table-cell/>
          <table:table-cell table:formula="of:=IF([.B462]=[.B4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SUM(IF(ISBLANK([.A463]); 0; [.B463]); [.A464])" office:value-type="float" office:value="29547" calcext:value-type="float">
            <text:p>29547</text:p>
          </table:table-cell>
          <table:table-cell/>
          <table:table-cell table:formula="of:=IF([.B463]=[.B4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table:formula="of:=SUM(IF(ISBLANK([.A464]); 0; [.B464]); [.A465])" office:value-type="float" office:value="35685" calcext:value-type="float">
            <text:p>35685</text:p>
          </table:table-cell>
          <table:table-cell/>
          <table:table-cell table:formula="of:=IF([.B464]=[.B4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SUM(IF(ISBLANK([.A465]); 0; [.B465]); [.A466])" office:value-type="float" office:value="38077" calcext:value-type="float">
            <text:p>38077</text:p>
          </table:table-cell>
          <table:table-cell/>
          <table:table-cell table:formula="of:=IF([.B465]=[.B4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SUM(IF(ISBLANK([.A466]); 0; [.B466]); [.A467])" office:value-type="float" office:value="39318" calcext:value-type="float">
            <text:p>39318</text:p>
          </table:table-cell>
          <table:table-cell/>
          <table:table-cell table:formula="of:=IF([.B466]=[.B4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table:formula="of:=SUM(IF(ISBLANK([.A467]); 0; [.B467]); [.A468])" office:value-type="float" office:value="43554" calcext:value-type="float">
            <text:p>43554</text:p>
          </table:table-cell>
          <table:table-cell/>
          <table:table-cell table:formula="of:=IF([.B467]=[.B4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formula="of:=SUM(IF(ISBLANK([.A468]); 0; [.B468]); [.A469])" office:value-type="float" office:value="47173" calcext:value-type="float">
            <text:p>47173</text:p>
          </table:table-cell>
          <table:table-cell/>
          <table:table-cell table:formula="of:=IF([.B468]=[.B46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469]); 0; [.B469]); [.A470])" office:value-type="float" office:value="47173" calcext:value-type="float">
            <text:p>47173</text:p>
          </table:table-cell>
          <table:table-cell/>
          <table:table-cell table:formula="of:=IF([.B469]=[.B4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27" calcext:value-type="float">
            <text:p>34427</text:p>
          </table:table-cell>
          <table:table-cell table:formula="of:=SUM(IF(ISBLANK([.A470]); 0; [.B470]); [.A471])" office:value-type="float" office:value="34427" calcext:value-type="float">
            <text:p>34427</text:p>
          </table:table-cell>
          <table:table-cell/>
          <table:table-cell table:formula="of:=IF([.B470]=[.B47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471]); 0; [.B471]); [.A472])" office:value-type="float" office:value="34427" calcext:value-type="float">
            <text:p>34427</text:p>
          </table:table-cell>
          <table:table-cell/>
          <table:table-cell table:formula="of:=IF([.B471]=[.B4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38" calcext:value-type="float">
            <text:p>17838</text:p>
          </table:table-cell>
          <table:table-cell table:formula="of:=SUM(IF(ISBLANK([.A472]); 0; [.B472]); [.A473])" office:value-type="float" office:value="17838" calcext:value-type="float">
            <text:p>17838</text:p>
          </table:table-cell>
          <table:table-cell/>
          <table:table-cell table:formula="of:=IF([.B472]=[.B4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7" calcext:value-type="float">
            <text:p>30517</text:p>
          </table:table-cell>
          <table:table-cell table:formula="of:=SUM(IF(ISBLANK([.A473]); 0; [.B473]); [.A474])" office:value-type="float" office:value="48355" calcext:value-type="float">
            <text:p>48355</text:p>
          </table:table-cell>
          <table:table-cell/>
          <table:table-cell table:formula="of:=IF([.B473]=[.B47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474]); 0; [.B474]); [.A475])" office:value-type="float" office:value="48355" calcext:value-type="float">
            <text:p>48355</text:p>
          </table:table-cell>
          <table:table-cell/>
          <table:table-cell table:formula="of:=IF([.B474]=[.B4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table:formula="of:=SUM(IF(ISBLANK([.A475]); 0; [.B475]); [.A476])" office:value-type="float" office:value="4112" calcext:value-type="float">
            <text:p>4112</text:p>
          </table:table-cell>
          <table:table-cell/>
          <table:table-cell table:formula="of:=IF([.B475]=[.B4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table:formula="of:=SUM(IF(ISBLANK([.A476]); 0; [.B476]); [.A477])" office:value-type="float" office:value="14262" calcext:value-type="float">
            <text:p>14262</text:p>
          </table:table-cell>
          <table:table-cell/>
          <table:table-cell table:formula="of:=IF([.B476]=[.B4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  <table:table-cell table:formula="of:=SUM(IF(ISBLANK([.A477]); 0; [.B477]); [.A478])" office:value-type="float" office:value="22609" calcext:value-type="float">
            <text:p>22609</text:p>
          </table:table-cell>
          <table:table-cell/>
          <table:table-cell table:formula="of:=IF([.B477]=[.B4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SUM(IF(ISBLANK([.A478]); 0; [.B478]); [.A479])" office:value-type="float" office:value="24691" calcext:value-type="float">
            <text:p>24691</text:p>
          </table:table-cell>
          <table:table-cell/>
          <table:table-cell table:formula="of:=IF([.B478]=[.B4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4" calcext:value-type="float">
            <text:p>12014</text:p>
          </table:table-cell>
          <table:table-cell table:formula="of:=SUM(IF(ISBLANK([.A479]); 0; [.B479]); [.A480])" office:value-type="float" office:value="36705" calcext:value-type="float">
            <text:p>36705</text:p>
          </table:table-cell>
          <table:table-cell/>
          <table:table-cell table:formula="of:=IF([.B479]=[.B4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table:formula="of:=SUM(IF(ISBLANK([.A480]); 0; [.B480]); [.A481])" office:value-type="float" office:value="43783" calcext:value-type="float">
            <text:p>43783</text:p>
          </table:table-cell>
          <table:table-cell/>
          <table:table-cell table:formula="of:=IF([.B480]=[.B4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2" calcext:value-type="float">
            <text:p>11182</text:p>
          </table:table-cell>
          <table:table-cell table:formula="of:=SUM(IF(ISBLANK([.A481]); 0; [.B481]); [.A482])" office:value-type="float" office:value="54965" calcext:value-type="float">
            <text:p>54965</text:p>
          </table:table-cell>
          <table:table-cell/>
          <table:table-cell table:formula="of:=IF([.B481]=[.B48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482]); 0; [.B482]); [.A483])" office:value-type="float" office:value="54965" calcext:value-type="float">
            <text:p>54965</text:p>
          </table:table-cell>
          <table:table-cell/>
          <table:table-cell table:formula="of:=IF([.B482]=[.B4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SUM(IF(ISBLANK([.A483]); 0; [.B483]); [.A484])" office:value-type="float" office:value="5433" calcext:value-type="float">
            <text:p>5433</text:p>
          </table:table-cell>
          <table:table-cell/>
          <table:table-cell table:formula="of:=IF([.B483]=[.B4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table:formula="of:=SUM(IF(ISBLANK([.A484]); 0; [.B484]); [.A485])" office:value-type="float" office:value="13286" calcext:value-type="float">
            <text:p>13286</text:p>
          </table:table-cell>
          <table:table-cell/>
          <table:table-cell table:formula="of:=IF([.B484]=[.B4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SUM(IF(ISBLANK([.A485]); 0; [.B485]); [.A486])" office:value-type="float" office:value="14820" calcext:value-type="float">
            <text:p>14820</text:p>
          </table:table-cell>
          <table:table-cell/>
          <table:table-cell table:formula="of:=IF([.B485]=[.B4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3" calcext:value-type="float">
            <text:p>11283</text:p>
          </table:table-cell>
          <table:table-cell table:formula="of:=SUM(IF(ISBLANK([.A486]); 0; [.B486]); [.A487])" office:value-type="float" office:value="26103" calcext:value-type="float">
            <text:p>26103</text:p>
          </table:table-cell>
          <table:table-cell/>
          <table:table-cell table:formula="of:=IF([.B486]=[.B4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table:formula="of:=SUM(IF(ISBLANK([.A487]); 0; [.B487]); [.A488])" office:value-type="float" office:value="31440" calcext:value-type="float">
            <text:p>31440</text:p>
          </table:table-cell>
          <table:table-cell/>
          <table:table-cell table:formula="of:=IF([.B487]=[.B48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488]); 0; [.B488]); [.A489])" office:value-type="float" office:value="31440" calcext:value-type="float">
            <text:p>31440</text:p>
          </table:table-cell>
          <table:table-cell/>
          <table:table-cell table:formula="of:=IF([.B488]=[.B4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table:formula="of:=SUM(IF(ISBLANK([.A489]); 0; [.B489]); [.A490])" office:value-type="float" office:value="6007" calcext:value-type="float">
            <text:p>6007</text:p>
          </table:table-cell>
          <table:table-cell/>
          <table:table-cell table:formula="of:=IF([.B489]=[.B4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table:formula="of:=SUM(IF(ISBLANK([.A490]); 0; [.B490]); [.A491])" office:value-type="float" office:value="10154" calcext:value-type="float">
            <text:p>10154</text:p>
          </table:table-cell>
          <table:table-cell/>
          <table:table-cell table:formula="of:=IF([.B490]=[.B4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SUM(IF(ISBLANK([.A491]); 0; [.B491]); [.A492])" office:value-type="float" office:value="12162" calcext:value-type="float">
            <text:p>12162</text:p>
          </table:table-cell>
          <table:table-cell/>
          <table:table-cell table:formula="of:=IF([.B491]=[.B4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SUM(IF(ISBLANK([.A492]); 0; [.B492]); [.A493])" office:value-type="float" office:value="16693" calcext:value-type="float">
            <text:p>16693</text:p>
          </table:table-cell>
          <table:table-cell/>
          <table:table-cell table:formula="of:=IF([.B492]=[.B4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table:formula="of:=SUM(IF(ISBLANK([.A493]); 0; [.B493]); [.A494])" office:value-type="float" office:value="21867" calcext:value-type="float">
            <text:p>21867</text:p>
          </table:table-cell>
          <table:table-cell/>
          <table:table-cell table:formula="of:=IF([.B493]=[.B4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table:formula="of:=SUM(IF(ISBLANK([.A494]); 0; [.B494]); [.A495])" office:value-type="float" office:value="27492" calcext:value-type="float">
            <text:p>27492</text:p>
          </table:table-cell>
          <table:table-cell/>
          <table:table-cell table:formula="of:=IF([.B494]=[.B4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table:formula="of:=SUM(IF(ISBLANK([.A495]); 0; [.B495]); [.A496])" office:value-type="float" office:value="32597" calcext:value-type="float">
            <text:p>32597</text:p>
          </table:table-cell>
          <table:table-cell/>
          <table:table-cell table:formula="of:=IF([.B495]=[.B4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SUM(IF(ISBLANK([.A496]); 0; [.B496]); [.A497])" office:value-type="float" office:value="33793" calcext:value-type="float">
            <text:p>33793</text:p>
          </table:table-cell>
          <table:table-cell/>
          <table:table-cell table:formula="of:=IF([.B496]=[.B4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SUM(IF(ISBLANK([.A497]); 0; [.B497]); [.A498])" office:value-type="float" office:value="35314" calcext:value-type="float">
            <text:p>35314</text:p>
          </table:table-cell>
          <table:table-cell/>
          <table:table-cell table:formula="of:=IF([.B497]=[.B4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SUM(IF(ISBLANK([.A498]); 0; [.B498]); [.A499])" office:value-type="float" office:value="37667" calcext:value-type="float">
            <text:p>37667</text:p>
          </table:table-cell>
          <table:table-cell/>
          <table:table-cell table:formula="of:=IF([.B498]=[.B4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table:formula="of:=SUM(IF(ISBLANK([.A499]); 0; [.B499]); [.A500])" office:value-type="float" office:value="44478" calcext:value-type="float">
            <text:p>44478</text:p>
          </table:table-cell>
          <table:table-cell/>
          <table:table-cell table:formula="of:=IF([.B499]=[.B5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SUM(IF(ISBLANK([.A500]); 0; [.B500]); [.A501])" office:value-type="float" office:value="45665" calcext:value-type="float">
            <text:p>45665</text:p>
          </table:table-cell>
          <table:table-cell/>
          <table:table-cell table:formula="of:=IF([.B500]=[.B5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SUM(IF(ISBLANK([.A501]); 0; [.B501]); [.A502])" office:value-type="float" office:value="47975" calcext:value-type="float">
            <text:p>47975</text:p>
          </table:table-cell>
          <table:table-cell/>
          <table:table-cell table:formula="of:=IF([.B501]=[.B50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02]); 0; [.B502]); [.A503])" office:value-type="float" office:value="47975" calcext:value-type="float">
            <text:p>47975</text:p>
          </table:table-cell>
          <table:table-cell/>
          <table:table-cell table:formula="of:=IF([.B502]=[.B5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SUM(IF(ISBLANK([.A503]); 0; [.B503]); [.A504])" office:value-type="float" office:value="1886" calcext:value-type="float">
            <text:p>1886</text:p>
          </table:table-cell>
          <table:table-cell/>
          <table:table-cell table:formula="of:=IF([.B503]=[.B5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SUM(IF(ISBLANK([.A504]); 0; [.B504]); [.A505])" office:value-type="float" office:value="4865" calcext:value-type="float">
            <text:p>4865</text:p>
          </table:table-cell>
          <table:table-cell/>
          <table:table-cell table:formula="of:=IF([.B504]=[.B5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table:formula="of:=SUM(IF(ISBLANK([.A505]); 0; [.B505]); [.A506])" office:value-type="float" office:value="11263" calcext:value-type="float">
            <text:p>11263</text:p>
          </table:table-cell>
          <table:table-cell/>
          <table:table-cell table:formula="of:=IF([.B505]=[.B5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table:formula="of:=SUM(IF(ISBLANK([.A506]); 0; [.B506]); [.A507])" office:value-type="float" office:value="17619" calcext:value-type="float">
            <text:p>17619</text:p>
          </table:table-cell>
          <table:table-cell/>
          <table:table-cell table:formula="of:=IF([.B506]=[.B5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table:formula="of:=SUM(IF(ISBLANK([.A507]); 0; [.B507]); [.A508])" office:value-type="float" office:value="25321" calcext:value-type="float">
            <text:p>25321</text:p>
          </table:table-cell>
          <table:table-cell/>
          <table:table-cell table:formula="of:=IF([.B507]=[.B5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5" calcext:value-type="float">
            <text:p>8755</text:p>
          </table:table-cell>
          <table:table-cell table:formula="of:=SUM(IF(ISBLANK([.A508]); 0; [.B508]); [.A509])" office:value-type="float" office:value="34076" calcext:value-type="float">
            <text:p>34076</text:p>
          </table:table-cell>
          <table:table-cell/>
          <table:table-cell table:formula="of:=IF([.B508]=[.B5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5" calcext:value-type="float">
            <text:p>11455</text:p>
          </table:table-cell>
          <table:table-cell table:formula="of:=SUM(IF(ISBLANK([.A509]); 0; [.B509]); [.A510])" office:value-type="float" office:value="45531" calcext:value-type="float">
            <text:p>45531</text:p>
          </table:table-cell>
          <table:table-cell/>
          <table:table-cell table:formula="of:=IF([.B509]=[.B51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10]); 0; [.B510]); [.A511])" office:value-type="float" office:value="45531" calcext:value-type="float">
            <text:p>45531</text:p>
          </table:table-cell>
          <table:table-cell/>
          <table:table-cell table:formula="of:=IF([.B510]=[.B5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table:formula="of:=SUM(IF(ISBLANK([.A511]); 0; [.B511]); [.A512])" office:value-type="float" office:value="5357" calcext:value-type="float">
            <text:p>5357</text:p>
          </table:table-cell>
          <table:table-cell/>
          <table:table-cell table:formula="of:=IF([.B511]=[.B5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SUM(IF(ISBLANK([.A512]); 0; [.B512]); [.A513])" office:value-type="float" office:value="6965" calcext:value-type="float">
            <text:p>6965</text:p>
          </table:table-cell>
          <table:table-cell/>
          <table:table-cell table:formula="of:=IF([.B512]=[.B5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table:formula="of:=SUM(IF(ISBLANK([.A513]); 0; [.B513]); [.A514])" office:value-type="float" office:value="12540" calcext:value-type="float">
            <text:p>12540</text:p>
          </table:table-cell>
          <table:table-cell/>
          <table:table-cell table:formula="of:=IF([.B513]=[.B5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table:formula="of:=SUM(IF(ISBLANK([.A514]); 0; [.B514]); [.A515])" office:value-type="float" office:value="18781" calcext:value-type="float">
            <text:p>18781</text:p>
          </table:table-cell>
          <table:table-cell/>
          <table:table-cell table:formula="of:=IF([.B514]=[.B5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SUM(IF(ISBLANK([.A515]); 0; [.B515]); [.A516])" office:value-type="float" office:value="22909" calcext:value-type="float">
            <text:p>22909</text:p>
          </table:table-cell>
          <table:table-cell/>
          <table:table-cell table:formula="of:=IF([.B515]=[.B5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formula="of:=SUM(IF(ISBLANK([.A516]); 0; [.B516]); [.A517])" office:value-type="float" office:value="26039" calcext:value-type="float">
            <text:p>26039</text:p>
          </table:table-cell>
          <table:table-cell/>
          <table:table-cell table:formula="of:=IF([.B516]=[.B5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table:formula="of:=SUM(IF(ISBLANK([.A517]); 0; [.B517]); [.A518])" office:value-type="float" office:value="32202" calcext:value-type="float">
            <text:p>32202</text:p>
          </table:table-cell>
          <table:table-cell/>
          <table:table-cell table:formula="of:=IF([.B517]=[.B5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formula="of:=SUM(IF(ISBLANK([.A518]); 0; [.B518]); [.A519])" office:value-type="float" office:value="35414" calcext:value-type="float">
            <text:p>35414</text:p>
          </table:table-cell>
          <table:table-cell/>
          <table:table-cell table:formula="of:=IF([.B518]=[.B5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table:formula="of:=SUM(IF(ISBLANK([.A519]); 0; [.B519]); [.A520])" office:value-type="float" office:value="39899" calcext:value-type="float">
            <text:p>39899</text:p>
          </table:table-cell>
          <table:table-cell/>
          <table:table-cell table:formula="of:=IF([.B519]=[.B5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table:formula="of:=SUM(IF(ISBLANK([.A520]); 0; [.B520]); [.A521])" office:value-type="float" office:value="45797" calcext:value-type="float">
            <text:p>45797</text:p>
          </table:table-cell>
          <table:table-cell/>
          <table:table-cell table:formula="of:=IF([.B520]=[.B5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table:formula="of:=SUM(IF(ISBLANK([.A521]); 0; [.B521]); [.A522])" office:value-type="float" office:value="50707" calcext:value-type="float">
            <text:p>50707</text:p>
          </table:table-cell>
          <table:table-cell/>
          <table:table-cell table:formula="of:=IF([.B521]=[.B5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SUM(IF(ISBLANK([.A522]); 0; [.B522]); [.A523])" office:value-type="float" office:value="54495" calcext:value-type="float">
            <text:p>54495</text:p>
          </table:table-cell>
          <table:table-cell/>
          <table:table-cell table:formula="of:=IF([.B522]=[.B52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23]); 0; [.B523]); [.A524])" office:value-type="float" office:value="54495" calcext:value-type="float">
            <text:p>54495</text:p>
          </table:table-cell>
          <table:table-cell/>
          <table:table-cell table:formula="of:=IF([.B523]=[.B5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table:formula="of:=SUM(IF(ISBLANK([.A524]); 0; [.B524]); [.A525])" office:value-type="float" office:value="7801" calcext:value-type="float">
            <text:p>7801</text:p>
          </table:table-cell>
          <table:table-cell/>
          <table:table-cell table:formula="of:=IF([.B524]=[.B5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table:formula="of:=SUM(IF(ISBLANK([.A525]); 0; [.B525]); [.A526])" office:value-type="float" office:value="15258" calcext:value-type="float">
            <text:p>15258</text:p>
          </table:table-cell>
          <table:table-cell/>
          <table:table-cell table:formula="of:=IF([.B525]=[.B5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table:formula="of:=SUM(IF(ISBLANK([.A526]); 0; [.B526]); [.A527])" office:value-type="float" office:value="22511" calcext:value-type="float">
            <text:p>22511</text:p>
          </table:table-cell>
          <table:table-cell/>
          <table:table-cell table:formula="of:=IF([.B526]=[.B5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9" calcext:value-type="float">
            <text:p>8529</text:p>
          </table:table-cell>
          <table:table-cell table:formula="of:=SUM(IF(ISBLANK([.A527]); 0; [.B527]); [.A528])" office:value-type="float" office:value="31040" calcext:value-type="float">
            <text:p>31040</text:p>
          </table:table-cell>
          <table:table-cell/>
          <table:table-cell table:formula="of:=IF([.B527]=[.B5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table:formula="of:=SUM(IF(ISBLANK([.A528]); 0; [.B528]); [.A529])" office:value-type="float" office:value="40591" calcext:value-type="float">
            <text:p>40591</text:p>
          </table:table-cell>
          <table:table-cell/>
          <table:table-cell table:formula="of:=IF([.B528]=[.B5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table:formula="of:=SUM(IF(ISBLANK([.A529]); 0; [.B529]); [.A530])" office:value-type="float" office:value="46534" calcext:value-type="float">
            <text:p>46534</text:p>
          </table:table-cell>
          <table:table-cell/>
          <table:table-cell table:formula="of:=IF([.B529]=[.B5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SUM(IF(ISBLANK([.A530]); 0; [.B530]); [.A531])" office:value-type="float" office:value="47890" calcext:value-type="float">
            <text:p>47890</text:p>
          </table:table-cell>
          <table:table-cell/>
          <table:table-cell table:formula="of:=IF([.B530]=[.B5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table:formula="of:=SUM(IF(ISBLANK([.A531]); 0; [.B531]); [.A532])" office:value-type="float" office:value="54395" calcext:value-type="float">
            <text:p>54395</text:p>
          </table:table-cell>
          <table:table-cell/>
          <table:table-cell table:formula="of:=IF([.B531]=[.B53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32]); 0; [.B532]); [.A533])" office:value-type="float" office:value="54395" calcext:value-type="float">
            <text:p>54395</text:p>
          </table:table-cell>
          <table:table-cell/>
          <table:table-cell table:formula="of:=IF([.B532]=[.B5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table:formula="of:=SUM(IF(ISBLANK([.A533]); 0; [.B533]); [.A534])" office:value-type="float" office:value="4727" calcext:value-type="float">
            <text:p>4727</text:p>
          </table:table-cell>
          <table:table-cell/>
          <table:table-cell table:formula="of:=IF([.B533]=[.B5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table:formula="of:=SUM(IF(ISBLANK([.A534]); 0; [.B534]); [.A535])" office:value-type="float" office:value="12927" calcext:value-type="float">
            <text:p>12927</text:p>
          </table:table-cell>
          <table:table-cell/>
          <table:table-cell table:formula="of:=IF([.B534]=[.B5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table:formula="of:=SUM(IF(ISBLANK([.A535]); 0; [.B535]); [.A536])" office:value-type="float" office:value="19555" calcext:value-type="float">
            <text:p>19555</text:p>
          </table:table-cell>
          <table:table-cell/>
          <table:table-cell table:formula="of:=IF([.B535]=[.B5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table:formula="of:=SUM(IF(ISBLANK([.A536]); 0; [.B536]); [.A537])" office:value-type="float" office:value="26006" calcext:value-type="float">
            <text:p>26006</text:p>
          </table:table-cell>
          <table:table-cell/>
          <table:table-cell table:formula="of:=IF([.B536]=[.B5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SUM(IF(ISBLANK([.A537]); 0; [.B537]); [.A538])" office:value-type="float" office:value="27381" calcext:value-type="float">
            <text:p>27381</text:p>
          </table:table-cell>
          <table:table-cell/>
          <table:table-cell table:formula="of:=IF([.B537]=[.B5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SUM(IF(ISBLANK([.A538]); 0; [.B538]); [.A539])" office:value-type="float" office:value="29059" calcext:value-type="float">
            <text:p>29059</text:p>
          </table:table-cell>
          <table:table-cell/>
          <table:table-cell table:formula="of:=IF([.B538]=[.B5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table:formula="of:=SUM(IF(ISBLANK([.A539]); 0; [.B539]); [.A540])" office:value-type="float" office:value="34995" calcext:value-type="float">
            <text:p>34995</text:p>
          </table:table-cell>
          <table:table-cell/>
          <table:table-cell table:formula="of:=IF([.B539]=[.B5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table:formula="of:=SUM(IF(ISBLANK([.A540]); 0; [.B540]); [.A541])" office:value-type="float" office:value="40319" calcext:value-type="float">
            <text:p>40319</text:p>
          </table:table-cell>
          <table:table-cell/>
          <table:table-cell table:formula="of:=IF([.B540]=[.B5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table:formula="of:=SUM(IF(ISBLANK([.A541]); 0; [.B541]); [.A542])" office:value-type="float" office:value="46746" calcext:value-type="float">
            <text:p>46746</text:p>
          </table:table-cell>
          <table:table-cell/>
          <table:table-cell table:formula="of:=IF([.B541]=[.B5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SUM(IF(ISBLANK([.A542]); 0; [.B542]); [.A543])" office:value-type="float" office:value="48775" calcext:value-type="float">
            <text:p>48775</text:p>
          </table:table-cell>
          <table:table-cell/>
          <table:table-cell table:formula="of:=IF([.B542]=[.B54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43]); 0; [.B543]); [.A544])" office:value-type="float" office:value="48775" calcext:value-type="float">
            <text:p>48775</text:p>
          </table:table-cell>
          <table:table-cell/>
          <table:table-cell table:formula="of:=IF([.B543]=[.B5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82" calcext:value-type="float">
            <text:p>36582</text:p>
          </table:table-cell>
          <table:table-cell table:formula="of:=SUM(IF(ISBLANK([.A544]); 0; [.B544]); [.A545])" office:value-type="float" office:value="36582" calcext:value-type="float">
            <text:p>36582</text:p>
          </table:table-cell>
          <table:table-cell/>
          <table:table-cell table:formula="of:=IF([.B544]=[.B54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45]); 0; [.B545]); [.A546])" office:value-type="float" office:value="36582" calcext:value-type="float">
            <text:p>36582</text:p>
          </table:table-cell>
          <table:table-cell/>
          <table:table-cell table:formula="of:=IF([.B545]=[.B5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table:formula="of:=SUM(IF(ISBLANK([.A546]); 0; [.B546]); [.A547])" office:value-type="float" office:value="7271" calcext:value-type="float">
            <text:p>7271</text:p>
          </table:table-cell>
          <table:table-cell/>
          <table:table-cell table:formula="of:=IF([.B546]=[.B5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table:formula="of:=SUM(IF(ISBLANK([.A547]); 0; [.B547]); [.A548])" office:value-type="float" office:value="43111" calcext:value-type="float">
            <text:p>43111</text:p>
          </table:table-cell>
          <table:table-cell/>
          <table:table-cell table:formula="of:=IF([.B547]=[.B54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48]); 0; [.B548]); [.A549])" office:value-type="float" office:value="43111" calcext:value-type="float">
            <text:p>43111</text:p>
          </table:table-cell>
          <table:table-cell/>
          <table:table-cell table:formula="of:=IF([.B548]=[.B5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92" calcext:value-type="float">
            <text:p>21992</text:p>
          </table:table-cell>
          <table:table-cell table:formula="of:=SUM(IF(ISBLANK([.A549]); 0; [.B549]); [.A550])" office:value-type="float" office:value="21992" calcext:value-type="float">
            <text:p>21992</text:p>
          </table:table-cell>
          <table:table-cell/>
          <table:table-cell table:formula="of:=IF([.B549]=[.B5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5" calcext:value-type="float">
            <text:p>22165</text:p>
          </table:table-cell>
          <table:table-cell table:formula="of:=SUM(IF(ISBLANK([.A550]); 0; [.B550]); [.A551])" office:value-type="float" office:value="44157" calcext:value-type="float">
            <text:p>44157</text:p>
          </table:table-cell>
          <table:table-cell/>
          <table:table-cell table:formula="of:=IF([.B550]=[.B55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51]); 0; [.B551]); [.A552])" office:value-type="float" office:value="44157" calcext:value-type="float">
            <text:p>44157</text:p>
          </table:table-cell>
          <table:table-cell/>
          <table:table-cell table:formula="of:=IF([.B551]=[.B5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table:formula="of:=SUM(IF(ISBLANK([.A552]); 0; [.B552]); [.A553])" office:value-type="float" office:value="6453" calcext:value-type="float">
            <text:p>6453</text:p>
          </table:table-cell>
          <table:table-cell/>
          <table:table-cell table:formula="of:=IF([.B552]=[.B5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8" calcext:value-type="float">
            <text:p>19268</text:p>
          </table:table-cell>
          <table:table-cell table:formula="of:=SUM(IF(ISBLANK([.A553]); 0; [.B553]); [.A554])" office:value-type="float" office:value="25721" calcext:value-type="float">
            <text:p>25721</text:p>
          </table:table-cell>
          <table:table-cell/>
          <table:table-cell table:formula="of:=IF([.B553]=[.B5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formula="of:=SUM(IF(ISBLANK([.A554]); 0; [.B554]); [.A555])" office:value-type="float" office:value="29151" calcext:value-type="float">
            <text:p>29151</text:p>
          </table:table-cell>
          <table:table-cell/>
          <table:table-cell table:formula="of:=IF([.B554]=[.B5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formula="of:=SUM(IF(ISBLANK([.A555]); 0; [.B555]); [.A556])" office:value-type="float" office:value="39608" calcext:value-type="float">
            <text:p>39608</text:p>
          </table:table-cell>
          <table:table-cell/>
          <table:table-cell table:formula="of:=IF([.B555]=[.B55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56]); 0; [.B556]); [.A557])" office:value-type="float" office:value="39608" calcext:value-type="float">
            <text:p>39608</text:p>
          </table:table-cell>
          <table:table-cell/>
          <table:table-cell table:formula="of:=IF([.B556]=[.B5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SUM(IF(ISBLANK([.A557]); 0; [.B557]); [.A558])" office:value-type="float" office:value="4029" calcext:value-type="float">
            <text:p>4029</text:p>
          </table:table-cell>
          <table:table-cell/>
          <table:table-cell table:formula="of:=IF([.B557]=[.B5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table:formula="of:=SUM(IF(ISBLANK([.A558]); 0; [.B558]); [.A559])" office:value-type="float" office:value="8684" calcext:value-type="float">
            <text:p>8684</text:p>
          </table:table-cell>
          <table:table-cell/>
          <table:table-cell table:formula="of:=IF([.B558]=[.B5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SUM(IF(ISBLANK([.A559]); 0; [.B559]); [.A560])" office:value-type="float" office:value="10465" calcext:value-type="float">
            <text:p>10465</text:p>
          </table:table-cell>
          <table:table-cell/>
          <table:table-cell table:formula="of:=IF([.B559]=[.B5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table:formula="of:=SUM(IF(ISBLANK([.A560]); 0; [.B560]); [.A561])" office:value-type="float" office:value="18100" calcext:value-type="float">
            <text:p>18100</text:p>
          </table:table-cell>
          <table:table-cell/>
          <table:table-cell table:formula="of:=IF([.B560]=[.B5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table:formula="of:=SUM(IF(ISBLANK([.A561]); 0; [.B561]); [.A562])" office:value-type="float" office:value="23862" calcext:value-type="float">
            <text:p>23862</text:p>
          </table:table-cell>
          <table:table-cell/>
          <table:table-cell table:formula="of:=IF([.B561]=[.B5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SUM(IF(ISBLANK([.A562]); 0; [.B562]); [.A563])" office:value-type="float" office:value="26446" calcext:value-type="float">
            <text:p>26446</text:p>
          </table:table-cell>
          <table:table-cell/>
          <table:table-cell table:formula="of:=IF([.B562]=[.B5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formula="of:=SUM(IF(ISBLANK([.A563]); 0; [.B563]); [.A564])" office:value-type="float" office:value="30010" calcext:value-type="float">
            <text:p>30010</text:p>
          </table:table-cell>
          <table:table-cell/>
          <table:table-cell table:formula="of:=IF([.B563]=[.B5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SUM(IF(ISBLANK([.A564]); 0; [.B564]); [.A565])" office:value-type="float" office:value="32081" calcext:value-type="float">
            <text:p>32081</text:p>
          </table:table-cell>
          <table:table-cell/>
          <table:table-cell table:formula="of:=IF([.B564]=[.B5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SUM(IF(ISBLANK([.A565]); 0; [.B565]); [.A566])" office:value-type="float" office:value="35520" calcext:value-type="float">
            <text:p>35520</text:p>
          </table:table-cell>
          <table:table-cell/>
          <table:table-cell table:formula="of:=IF([.B565]=[.B5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table:formula="of:=SUM(IF(ISBLANK([.A566]); 0; [.B566]); [.A567])" office:value-type="float" office:value="39211" calcext:value-type="float">
            <text:p>39211</text:p>
          </table:table-cell>
          <table:table-cell/>
          <table:table-cell table:formula="of:=IF([.B566]=[.B5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formula="of:=SUM(IF(ISBLANK([.A567]); 0; [.B567]); [.A568])" office:value-type="float" office:value="42305" calcext:value-type="float">
            <text:p>42305</text:p>
          </table:table-cell>
          <table:table-cell/>
          <table:table-cell table:formula="of:=IF([.B567]=[.B56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68]); 0; [.B568]); [.A569])" office:value-type="float" office:value="42305" calcext:value-type="float">
            <text:p>42305</text:p>
          </table:table-cell>
          <table:table-cell/>
          <table:table-cell table:formula="of:=IF([.B568]=[.B5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  <table:table-cell table:formula="of:=SUM(IF(ISBLANK([.A569]); 0; [.B569]); [.A570])" office:value-type="float" office:value="9444" calcext:value-type="float">
            <text:p>9444</text:p>
          </table:table-cell>
          <table:table-cell/>
          <table:table-cell table:formula="of:=IF([.B569]=[.B5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0" calcext:value-type="float">
            <text:p>13140</text:p>
          </table:table-cell>
          <table:table-cell table:formula="of:=SUM(IF(ISBLANK([.A570]); 0; [.B570]); [.A571])" office:value-type="float" office:value="22584" calcext:value-type="float">
            <text:p>22584</text:p>
          </table:table-cell>
          <table:table-cell/>
          <table:table-cell table:formula="of:=IF([.B570]=[.B5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6" calcext:value-type="float">
            <text:p>13396</text:p>
          </table:table-cell>
          <table:table-cell table:formula="of:=SUM(IF(ISBLANK([.A571]); 0; [.B571]); [.A572])" office:value-type="float" office:value="35980" calcext:value-type="float">
            <text:p>35980</text:p>
          </table:table-cell>
          <table:table-cell/>
          <table:table-cell table:formula="of:=IF([.B571]=[.B5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table:formula="of:=SUM(IF(ISBLANK([.A572]); 0; [.B572]); [.A573])" office:value-type="float" office:value="40056" calcext:value-type="float">
            <text:p>40056</text:p>
          </table:table-cell>
          <table:table-cell/>
          <table:table-cell table:formula="of:=IF([.B572]=[.B5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formula="of:=SUM(IF(ISBLANK([.A573]); 0; [.B573]); [.A574])" office:value-type="float" office:value="50218" calcext:value-type="float">
            <text:p>50218</text:p>
          </table:table-cell>
          <table:table-cell/>
          <table:table-cell table:formula="of:=IF([.B573]=[.B5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table:formula="of:=SUM(IF(ISBLANK([.A574]); 0; [.B574]); [.A575])" office:value-type="float" office:value="55486" calcext:value-type="float">
            <text:p>55486</text:p>
          </table:table-cell>
          <table:table-cell/>
          <table:table-cell table:formula="of:=IF([.B574]=[.B57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75]); 0; [.B575]); [.A576])" office:value-type="float" office:value="55486" calcext:value-type="float">
            <text:p>55486</text:p>
          </table:table-cell>
          <table:table-cell/>
          <table:table-cell table:formula="of:=IF([.B575]=[.B5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SUM(IF(ISBLANK([.A576]); 0; [.B576]); [.A577])" office:value-type="float" office:value="2126" calcext:value-type="float">
            <text:p>2126</text:p>
          </table:table-cell>
          <table:table-cell/>
          <table:table-cell table:formula="of:=IF([.B576]=[.B5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SUM(IF(ISBLANK([.A577]); 0; [.B577]); [.A578])" office:value-type="float" office:value="6593" calcext:value-type="float">
            <text:p>6593</text:p>
          </table:table-cell>
          <table:table-cell/>
          <table:table-cell table:formula="of:=IF([.B577]=[.B5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2" calcext:value-type="float">
            <text:p>9082</text:p>
          </table:table-cell>
          <table:table-cell table:formula="of:=SUM(IF(ISBLANK([.A578]); 0; [.B578]); [.A579])" office:value-type="float" office:value="15675" calcext:value-type="float">
            <text:p>15675</text:p>
          </table:table-cell>
          <table:table-cell/>
          <table:table-cell table:formula="of:=IF([.B578]=[.B5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7" calcext:value-type="float">
            <text:p>8317</text:p>
          </table:table-cell>
          <table:table-cell table:formula="of:=SUM(IF(ISBLANK([.A579]); 0; [.B579]); [.A580])" office:value-type="float" office:value="23992" calcext:value-type="float">
            <text:p>23992</text:p>
          </table:table-cell>
          <table:table-cell/>
          <table:table-cell table:formula="of:=IF([.B579]=[.B5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table:formula="of:=SUM(IF(ISBLANK([.A580]); 0; [.B580]); [.A581])" office:value-type="float" office:value="30542" calcext:value-type="float">
            <text:p>30542</text:p>
          </table:table-cell>
          <table:table-cell/>
          <table:table-cell table:formula="of:=IF([.B580]=[.B58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81]); 0; [.B581]); [.A582])" office:value-type="float" office:value="30542" calcext:value-type="float">
            <text:p>30542</text:p>
          </table:table-cell>
          <table:table-cell/>
          <table:table-cell table:formula="of:=IF([.B581]=[.B5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formula="of:=SUM(IF(ISBLANK([.A582]); 0; [.B582]); [.A583])" office:value-type="float" office:value="5451" calcext:value-type="float">
            <text:p>5451</text:p>
          </table:table-cell>
          <table:table-cell/>
          <table:table-cell table:formula="of:=IF([.B582]=[.B5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table:formula="of:=SUM(IF(ISBLANK([.A583]); 0; [.B583]); [.A584])" office:value-type="float" office:value="12086" calcext:value-type="float">
            <text:p>12086</text:p>
          </table:table-cell>
          <table:table-cell/>
          <table:table-cell table:formula="of:=IF([.B583]=[.B5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table:formula="of:=SUM(IF(ISBLANK([.A584]); 0; [.B584]); [.A585])" office:value-type="float" office:value="18877" calcext:value-type="float">
            <text:p>18877</text:p>
          </table:table-cell>
          <table:table-cell/>
          <table:table-cell table:formula="of:=IF([.B584]=[.B5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table:formula="of:=SUM(IF(ISBLANK([.A585]); 0; [.B585]); [.A586])" office:value-type="float" office:value="23892" calcext:value-type="float">
            <text:p>23892</text:p>
          </table:table-cell>
          <table:table-cell/>
          <table:table-cell table:formula="of:=IF([.B585]=[.B5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7" calcext:value-type="float">
            <text:p>8407</text:p>
          </table:table-cell>
          <table:table-cell table:formula="of:=SUM(IF(ISBLANK([.A586]); 0; [.B586]); [.A587])" office:value-type="float" office:value="32299" calcext:value-type="float">
            <text:p>32299</text:p>
          </table:table-cell>
          <table:table-cell/>
          <table:table-cell table:formula="of:=IF([.B586]=[.B5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table:formula="of:=SUM(IF(ISBLANK([.A587]); 0; [.B587]); [.A588])" office:value-type="float" office:value="36655" calcext:value-type="float">
            <text:p>36655</text:p>
          </table:table-cell>
          <table:table-cell/>
          <table:table-cell table:formula="of:=IF([.B587]=[.B5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SUM(IF(ISBLANK([.A588]); 0; [.B588]); [.A589])" office:value-type="float" office:value="39257" calcext:value-type="float">
            <text:p>39257</text:p>
          </table:table-cell>
          <table:table-cell/>
          <table:table-cell table:formula="of:=IF([.B588]=[.B5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SUM(IF(ISBLANK([.A589]); 0; [.B589]); [.A590])" office:value-type="float" office:value="42487" calcext:value-type="float">
            <text:p>42487</text:p>
          </table:table-cell>
          <table:table-cell/>
          <table:table-cell table:formula="of:=IF([.B589]=[.B5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table:formula="of:=SUM(IF(ISBLANK([.A590]); 0; [.B590]); [.A591])" office:value-type="float" office:value="47152" calcext:value-type="float">
            <text:p>47152</text:p>
          </table:table-cell>
          <table:table-cell/>
          <table:table-cell table:formula="of:=IF([.B590]=[.B59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591]); 0; [.B591]); [.A592])" office:value-type="float" office:value="47152" calcext:value-type="float">
            <text:p>47152</text:p>
          </table:table-cell>
          <table:table-cell/>
          <table:table-cell table:formula="of:=IF([.B591]=[.B5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table:formula="of:=SUM(IF(ISBLANK([.A592]); 0; [.B592]); [.A593])" office:value-type="float" office:value="2747" calcext:value-type="float">
            <text:p>2747</text:p>
          </table:table-cell>
          <table:table-cell/>
          <table:table-cell table:formula="of:=IF([.B592]=[.B5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SUM(IF(ISBLANK([.A593]); 0; [.B593]); [.A594])" office:value-type="float" office:value="10512" calcext:value-type="float">
            <text:p>10512</text:p>
          </table:table-cell>
          <table:table-cell/>
          <table:table-cell table:formula="of:=IF([.B593]=[.B5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table:formula="of:=SUM(IF(ISBLANK([.A594]); 0; [.B594]); [.A595])" office:value-type="float" office:value="17329" calcext:value-type="float">
            <text:p>17329</text:p>
          </table:table-cell>
          <table:table-cell/>
          <table:table-cell table:formula="of:=IF([.B594]=[.B5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table:formula="of:=SUM(IF(ISBLANK([.A595]); 0; [.B595]); [.A596])" office:value-type="float" office:value="22145" calcext:value-type="float">
            <text:p>22145</text:p>
          </table:table-cell>
          <table:table-cell/>
          <table:table-cell table:formula="of:=IF([.B595]=[.B5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formula="of:=SUM(IF(ISBLANK([.A596]); 0; [.B596]); [.A597])" office:value-type="float" office:value="25582" calcext:value-type="float">
            <text:p>25582</text:p>
          </table:table-cell>
          <table:table-cell/>
          <table:table-cell table:formula="of:=IF([.B596]=[.B5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table:formula="of:=SUM(IF(ISBLANK([.A597]); 0; [.B597]); [.A598])" office:value-type="float" office:value="33548" calcext:value-type="float">
            <text:p>33548</text:p>
          </table:table-cell>
          <table:table-cell/>
          <table:table-cell table:formula="of:=IF([.B597]=[.B5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table:formula="of:=SUM(IF(ISBLANK([.A598]); 0; [.B598]); [.A599])" office:value-type="float" office:value="39270" calcext:value-type="float">
            <text:p>39270</text:p>
          </table:table-cell>
          <table:table-cell/>
          <table:table-cell table:formula="of:=IF([.B598]=[.B5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SUM(IF(ISBLANK([.A599]); 0; [.B599]); [.A600])" office:value-type="float" office:value="41714" calcext:value-type="float">
            <text:p>41714</text:p>
          </table:table-cell>
          <table:table-cell/>
          <table:table-cell table:formula="of:=IF([.B599]=[.B6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table:formula="of:=SUM(IF(ISBLANK([.A600]); 0; [.B600]); [.A601])" office:value-type="float" office:value="44797" calcext:value-type="float">
            <text:p>44797</text:p>
          </table:table-cell>
          <table:table-cell/>
          <table:table-cell table:formula="of:=IF([.B600]=[.B6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SUM(IF(ISBLANK([.A601]); 0; [.B601]); [.A602])" office:value-type="float" office:value="46158" calcext:value-type="float">
            <text:p>46158</text:p>
          </table:table-cell>
          <table:table-cell/>
          <table:table-cell table:formula="of:=IF([.B601]=[.B60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02]); 0; [.B602]); [.A603])" office:value-type="float" office:value="46158" calcext:value-type="float">
            <text:p>46158</text:p>
          </table:table-cell>
          <table:table-cell/>
          <table:table-cell table:formula="of:=IF([.B602]=[.B6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table:formula="of:=SUM(IF(ISBLANK([.A603]); 0; [.B603]); [.A604])" office:value-type="float" office:value="12228" calcext:value-type="float">
            <text:p>12228</text:p>
          </table:table-cell>
          <table:table-cell/>
          <table:table-cell table:formula="of:=IF([.B603]=[.B6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table:formula="of:=SUM(IF(ISBLANK([.A604]); 0; [.B604]); [.A605])" office:value-type="float" office:value="18410" calcext:value-type="float">
            <text:p>18410</text:p>
          </table:table-cell>
          <table:table-cell/>
          <table:table-cell table:formula="of:=IF([.B604]=[.B6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table:formula="of:=SUM(IF(ISBLANK([.A605]); 0; [.B605]); [.A606])" office:value-type="float" office:value="25836" calcext:value-type="float">
            <text:p>25836</text:p>
          </table:table-cell>
          <table:table-cell/>
          <table:table-cell table:formula="of:=IF([.B605]=[.B6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8" calcext:value-type="float">
            <text:p>12898</text:p>
          </table:table-cell>
          <table:table-cell table:formula="of:=SUM(IF(ISBLANK([.A606]); 0; [.B606]); [.A607])" office:value-type="float" office:value="38734" calcext:value-type="float">
            <text:p>38734</text:p>
          </table:table-cell>
          <table:table-cell/>
          <table:table-cell table:formula="of:=IF([.B606]=[.B6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SUM(IF(ISBLANK([.A607]); 0; [.B607]); [.A608])" office:value-type="float" office:value="42916" calcext:value-type="float">
            <text:p>42916</text:p>
          </table:table-cell>
          <table:table-cell/>
          <table:table-cell table:formula="of:=IF([.B607]=[.B6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table:formula="of:=SUM(IF(ISBLANK([.A608]); 0; [.B608]); [.A609])" office:value-type="float" office:value="49182" calcext:value-type="float">
            <text:p>49182</text:p>
          </table:table-cell>
          <table:table-cell/>
          <table:table-cell table:formula="of:=IF([.B608]=[.B60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09]); 0; [.B609]); [.A610])" office:value-type="float" office:value="49182" calcext:value-type="float">
            <text:p>49182</text:p>
          </table:table-cell>
          <table:table-cell/>
          <table:table-cell table:formula="of:=IF([.B609]=[.B6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table:formula="of:=SUM(IF(ISBLANK([.A610]); 0; [.B610]); [.A611])" office:value-type="float" office:value="6539" calcext:value-type="float">
            <text:p>6539</text:p>
          </table:table-cell>
          <table:table-cell/>
          <table:table-cell table:formula="of:=IF([.B610]=[.B6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table:formula="of:=SUM(IF(ISBLANK([.A611]); 0; [.B611]); [.A612])" office:value-type="float" office:value="12902" calcext:value-type="float">
            <text:p>12902</text:p>
          </table:table-cell>
          <table:table-cell/>
          <table:table-cell table:formula="of:=IF([.B611]=[.B6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table:formula="of:=SUM(IF(ISBLANK([.A612]); 0; [.B612]); [.A613])" office:value-type="float" office:value="17626" calcext:value-type="float">
            <text:p>17626</text:p>
          </table:table-cell>
          <table:table-cell/>
          <table:table-cell table:formula="of:=IF([.B612]=[.B6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table:formula="of:=SUM(IF(ISBLANK([.A613]); 0; [.B613]); [.A614])" office:value-type="float" office:value="23217" calcext:value-type="float">
            <text:p>23217</text:p>
          </table:table-cell>
          <table:table-cell/>
          <table:table-cell table:formula="of:=IF([.B613]=[.B6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table:formula="of:=SUM(IF(ISBLANK([.A614]); 0; [.B614]); [.A615])" office:value-type="float" office:value="27380" calcext:value-type="float">
            <text:p>27380</text:p>
          </table:table-cell>
          <table:table-cell/>
          <table:table-cell table:formula="of:=IF([.B614]=[.B6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SUM(IF(ISBLANK([.A615]); 0; [.B615]); [.A616])" office:value-type="float" office:value="29969" calcext:value-type="float">
            <text:p>29969</text:p>
          </table:table-cell>
          <table:table-cell/>
          <table:table-cell table:formula="of:=IF([.B615]=[.B6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SUM(IF(ISBLANK([.A616]); 0; [.B616]); [.A617])" office:value-type="float" office:value="31797" calcext:value-type="float">
            <text:p>31797</text:p>
          </table:table-cell>
          <table:table-cell/>
          <table:table-cell table:formula="of:=IF([.B616]=[.B6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SUM(IF(ISBLANK([.A617]); 0; [.B617]); [.A618])" office:value-type="float" office:value="33148" calcext:value-type="float">
            <text:p>33148</text:p>
          </table:table-cell>
          <table:table-cell/>
          <table:table-cell table:formula="of:=IF([.B617]=[.B6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table:formula="of:=SUM(IF(ISBLANK([.A618]); 0; [.B618]); [.A619])" office:value-type="float" office:value="39225" calcext:value-type="float">
            <text:p>39225</text:p>
          </table:table-cell>
          <table:table-cell/>
          <table:table-cell table:formula="of:=IF([.B618]=[.B6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SUM(IF(ISBLANK([.A619]); 0; [.B619]); [.A620])" office:value-type="float" office:value="40371" calcext:value-type="float">
            <text:p>40371</text:p>
          </table:table-cell>
          <table:table-cell/>
          <table:table-cell table:formula="of:=IF([.B619]=[.B6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SUM(IF(ISBLANK([.A620]); 0; [.B620]); [.A621])" office:value-type="float" office:value="44358" calcext:value-type="float">
            <text:p>44358</text:p>
          </table:table-cell>
          <table:table-cell/>
          <table:table-cell table:formula="of:=IF([.B620]=[.B6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table:formula="of:=SUM(IF(ISBLANK([.A621]); 0; [.B621]); [.A622])" office:value-type="float" office:value="50845" calcext:value-type="float">
            <text:p>50845</text:p>
          </table:table-cell>
          <table:table-cell/>
          <table:table-cell table:formula="of:=IF([.B621]=[.B6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table:formula="of:=SUM(IF(ISBLANK([.A622]); 0; [.B622]); [.A623])" office:value-type="float" office:value="56894" calcext:value-type="float">
            <text:p>56894</text:p>
          </table:table-cell>
          <table:table-cell/>
          <table:table-cell table:formula="of:=IF([.B622]=[.B62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23]); 0; [.B623]); [.A624])" office:value-type="float" office:value="56894" calcext:value-type="float">
            <text:p>56894</text:p>
          </table:table-cell>
          <table:table-cell/>
          <table:table-cell table:formula="of:=IF([.B623]=[.B6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table:formula="of:=SUM(IF(ISBLANK([.A624]); 0; [.B624]); [.A625])" office:value-type="float" office:value="6827" calcext:value-type="float">
            <text:p>6827</text:p>
          </table:table-cell>
          <table:table-cell/>
          <table:table-cell table:formula="of:=IF([.B624]=[.B6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SUM(IF(ISBLANK([.A625]); 0; [.B625]); [.A626])" office:value-type="float" office:value="9814" calcext:value-type="float">
            <text:p>9814</text:p>
          </table:table-cell>
          <table:table-cell/>
          <table:table-cell table:formula="of:=IF([.B625]=[.B6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formula="of:=SUM(IF(ISBLANK([.A626]); 0; [.B626]); [.A627])" office:value-type="float" office:value="13019" calcext:value-type="float">
            <text:p>13019</text:p>
          </table:table-cell>
          <table:table-cell/>
          <table:table-cell table:formula="of:=IF([.B626]=[.B6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SUM(IF(ISBLANK([.A627]); 0; [.B627]); [.A628])" office:value-type="float" office:value="17424" calcext:value-type="float">
            <text:p>17424</text:p>
          </table:table-cell>
          <table:table-cell/>
          <table:table-cell table:formula="of:=IF([.B627]=[.B6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SUM(IF(ISBLANK([.A628]); 0; [.B628]); [.A629])" office:value-type="float" office:value="18553" calcext:value-type="float">
            <text:p>18553</text:p>
          </table:table-cell>
          <table:table-cell/>
          <table:table-cell table:formula="of:=IF([.B628]=[.B6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table:formula="of:=SUM(IF(ISBLANK([.A629]); 0; [.B629]); [.A630])" office:value-type="float" office:value="25226" calcext:value-type="float">
            <text:p>25226</text:p>
          </table:table-cell>
          <table:table-cell/>
          <table:table-cell table:formula="of:=IF([.B629]=[.B6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table:formula="of:=SUM(IF(ISBLANK([.A630]); 0; [.B630]); [.A631])" office:value-type="float" office:value="30139" calcext:value-type="float">
            <text:p>30139</text:p>
          </table:table-cell>
          <table:table-cell/>
          <table:table-cell table:formula="of:=IF([.B630]=[.B6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table:formula="of:=SUM(IF(ISBLANK([.A631]); 0; [.B631]); [.A632])" office:value-type="float" office:value="32978" calcext:value-type="float">
            <text:p>32978</text:p>
          </table:table-cell>
          <table:table-cell/>
          <table:table-cell table:formula="of:=IF([.B631]=[.B6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SUM(IF(ISBLANK([.A632]); 0; [.B632]); [.A633])" office:value-type="float" office:value="35038" calcext:value-type="float">
            <text:p>35038</text:p>
          </table:table-cell>
          <table:table-cell/>
          <table:table-cell table:formula="of:=IF([.B632]=[.B6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SUM(IF(ISBLANK([.A633]); 0; [.B633]); [.A634])" office:value-type="float" office:value="37575" calcext:value-type="float">
            <text:p>37575</text:p>
          </table:table-cell>
          <table:table-cell/>
          <table:table-cell table:formula="of:=IF([.B633]=[.B6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SUM(IF(ISBLANK([.A634]); 0; [.B634]); [.A635])" office:value-type="float" office:value="39597" calcext:value-type="float">
            <text:p>39597</text:p>
          </table:table-cell>
          <table:table-cell/>
          <table:table-cell table:formula="of:=IF([.B634]=[.B6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SUM(IF(ISBLANK([.A635]); 0; [.B635]); [.A636])" office:value-type="float" office:value="41029" calcext:value-type="float">
            <text:p>41029</text:p>
          </table:table-cell>
          <table:table-cell/>
          <table:table-cell table:formula="of:=IF([.B635]=[.B63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36]); 0; [.B636]); [.A637])" office:value-type="float" office:value="41029" calcext:value-type="float">
            <text:p>41029</text:p>
          </table:table-cell>
          <table:table-cell/>
          <table:table-cell table:formula="of:=IF([.B636]=[.B6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table:formula="of:=SUM(IF(ISBLANK([.A637]); 0; [.B637]); [.A638])" office:value-type="float" office:value="3777" calcext:value-type="float">
            <text:p>3777</text:p>
          </table:table-cell>
          <table:table-cell/>
          <table:table-cell table:formula="of:=IF([.B637]=[.B6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table:formula="of:=SUM(IF(ISBLANK([.A638]); 0; [.B638]); [.A639])" office:value-type="float" office:value="7554" calcext:value-type="float">
            <text:p>7554</text:p>
          </table:table-cell>
          <table:table-cell/>
          <table:table-cell table:formula="of:=IF([.B638]=[.B6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SUM(IF(ISBLANK([.A639]); 0; [.B639]); [.A640])" office:value-type="float" office:value="11643" calcext:value-type="float">
            <text:p>11643</text:p>
          </table:table-cell>
          <table:table-cell/>
          <table:table-cell table:formula="of:=IF([.B639]=[.B6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formula="of:=SUM(IF(ISBLANK([.A640]); 0; [.B640]); [.A641])" office:value-type="float" office:value="15022" calcext:value-type="float">
            <text:p>15022</text:p>
          </table:table-cell>
          <table:table-cell/>
          <table:table-cell table:formula="of:=IF([.B640]=[.B6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SUM(IF(ISBLANK([.A641]); 0; [.B641]); [.A642])" office:value-type="float" office:value="17132" calcext:value-type="float">
            <text:p>17132</text:p>
          </table:table-cell>
          <table:table-cell/>
          <table:table-cell table:formula="of:=IF([.B641]=[.B6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SUM(IF(ISBLANK([.A642]); 0; [.B642]); [.A643])" office:value-type="float" office:value="19452" calcext:value-type="float">
            <text:p>19452</text:p>
          </table:table-cell>
          <table:table-cell/>
          <table:table-cell table:formula="of:=IF([.B642]=[.B6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SUM(IF(ISBLANK([.A643]); 0; [.B643]); [.A644])" office:value-type="float" office:value="20561" calcext:value-type="float">
            <text:p>20561</text:p>
          </table:table-cell>
          <table:table-cell/>
          <table:table-cell table:formula="of:=IF([.B643]=[.B6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SUM(IF(ISBLANK([.A644]); 0; [.B644]); [.A645])" office:value-type="float" office:value="23965" calcext:value-type="float">
            <text:p>23965</text:p>
          </table:table-cell>
          <table:table-cell/>
          <table:table-cell table:formula="of:=IF([.B644]=[.B6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table:formula="of:=SUM(IF(ISBLANK([.A645]); 0; [.B645]); [.A646])" office:value-type="float" office:value="30841" calcext:value-type="float">
            <text:p>30841</text:p>
          </table:table-cell>
          <table:table-cell/>
          <table:table-cell table:formula="of:=IF([.B645]=[.B6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formula="of:=SUM(IF(ISBLANK([.A646]); 0; [.B646]); [.A647])" office:value-type="float" office:value="33632" calcext:value-type="float">
            <text:p>33632</text:p>
          </table:table-cell>
          <table:table-cell/>
          <table:table-cell table:formula="of:=IF([.B646]=[.B6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table:formula="of:=SUM(IF(ISBLANK([.A647]); 0; [.B647]); [.A648])" office:value-type="float" office:value="38419" calcext:value-type="float">
            <text:p>38419</text:p>
          </table:table-cell>
          <table:table-cell/>
          <table:table-cell table:formula="of:=IF([.B647]=[.B6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table:formula="of:=SUM(IF(ISBLANK([.A648]); 0; [.B648]); [.A649])" office:value-type="float" office:value="43838" calcext:value-type="float">
            <text:p>43838</text:p>
          </table:table-cell>
          <table:table-cell/>
          <table:table-cell table:formula="of:=IF([.B648]=[.B64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49]); 0; [.B649]); [.A650])" office:value-type="float" office:value="43838" calcext:value-type="float">
            <text:p>43838</text:p>
          </table:table-cell>
          <table:table-cell/>
          <table:table-cell table:formula="of:=IF([.B649]=[.B6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4" calcext:value-type="float">
            <text:p>12034</text:p>
          </table:table-cell>
          <table:table-cell table:formula="of:=SUM(IF(ISBLANK([.A650]); 0; [.B650]); [.A651])" office:value-type="float" office:value="12034" calcext:value-type="float">
            <text:p>12034</text:p>
          </table:table-cell>
          <table:table-cell/>
          <table:table-cell table:formula="of:=IF([.B650]=[.B6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6" calcext:value-type="float">
            <text:p>17906</text:p>
          </table:table-cell>
          <table:table-cell table:formula="of:=SUM(IF(ISBLANK([.A651]); 0; [.B651]); [.A652])" office:value-type="float" office:value="29940" calcext:value-type="float">
            <text:p>29940</text:p>
          </table:table-cell>
          <table:table-cell/>
          <table:table-cell table:formula="of:=IF([.B651]=[.B6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SUM(IF(ISBLANK([.A652]); 0; [.B652]); [.A653])" office:value-type="float" office:value="35502" calcext:value-type="float">
            <text:p>35502</text:p>
          </table:table-cell>
          <table:table-cell/>
          <table:table-cell table:formula="of:=IF([.B652]=[.B6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SUM(IF(ISBLANK([.A653]); 0; [.B653]); [.A654])" office:value-type="float" office:value="41108" calcext:value-type="float">
            <text:p>41108</text:p>
          </table:table-cell>
          <table:table-cell/>
          <table:table-cell table:formula="of:=IF([.B653]=[.B65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54]); 0; [.B654]); [.A655])" office:value-type="float" office:value="41108" calcext:value-type="float">
            <text:p>41108</text:p>
          </table:table-cell>
          <table:table-cell/>
          <table:table-cell table:formula="of:=IF([.B654]=[.B6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formula="of:=SUM(IF(ISBLANK([.A655]); 0; [.B655]); [.A656])" office:value-type="float" office:value="14336" calcext:value-type="float">
            <text:p>14336</text:p>
          </table:table-cell>
          <table:table-cell/>
          <table:table-cell table:formula="of:=IF([.B655]=[.B6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table:formula="of:=SUM(IF(ISBLANK([.A656]); 0; [.B656]); [.A657])" office:value-type="float" office:value="18987" calcext:value-type="float">
            <text:p>18987</text:p>
          </table:table-cell>
          <table:table-cell/>
          <table:table-cell table:formula="of:=IF([.B656]=[.B6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SUM(IF(ISBLANK([.A657]); 0; [.B657]); [.A658])" office:value-type="float" office:value="21196" calcext:value-type="float">
            <text:p>21196</text:p>
          </table:table-cell>
          <table:table-cell/>
          <table:table-cell table:formula="of:=IF([.B657]=[.B6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0" calcext:value-type="float">
            <text:p>11190</text:p>
          </table:table-cell>
          <table:table-cell table:formula="of:=SUM(IF(ISBLANK([.A658]); 0; [.B658]); [.A659])" office:value-type="float" office:value="32386" calcext:value-type="float">
            <text:p>32386</text:p>
          </table:table-cell>
          <table:table-cell/>
          <table:table-cell table:formula="of:=IF([.B658]=[.B6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table:formula="of:=SUM(IF(ISBLANK([.A659]); 0; [.B659]); [.A660])" office:value-type="float" office:value="38614" calcext:value-type="float">
            <text:p>38614</text:p>
          </table:table-cell>
          <table:table-cell/>
          <table:table-cell table:formula="of:=IF([.B659]=[.B66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60]); 0; [.B660]); [.A661])" office:value-type="float" office:value="38614" calcext:value-type="float">
            <text:p>38614</text:p>
          </table:table-cell>
          <table:table-cell/>
          <table:table-cell table:formula="of:=IF([.B660]=[.B6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table:formula="of:=SUM(IF(ISBLANK([.A661]); 0; [.B661]); [.A662])" office:value-type="float" office:value="4697" calcext:value-type="float">
            <text:p>4697</text:p>
          </table:table-cell>
          <table:table-cell/>
          <table:table-cell table:formula="of:=IF([.B661]=[.B6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table:formula="of:=SUM(IF(ISBLANK([.A662]); 0; [.B662]); [.A663])" office:value-type="float" office:value="9430" calcext:value-type="float">
            <text:p>9430</text:p>
          </table:table-cell>
          <table:table-cell/>
          <table:table-cell table:formula="of:=IF([.B662]=[.B6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SUM(IF(ISBLANK([.A663]); 0; [.B663]); [.A664])" office:value-type="float" office:value="10786" calcext:value-type="float">
            <text:p>10786</text:p>
          </table:table-cell>
          <table:table-cell/>
          <table:table-cell table:formula="of:=IF([.B663]=[.B6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SUM(IF(ISBLANK([.A664]); 0; [.B664]); [.A665])" office:value-type="float" office:value="12786" calcext:value-type="float">
            <text:p>12786</text:p>
          </table:table-cell>
          <table:table-cell/>
          <table:table-cell table:formula="of:=IF([.B664]=[.B6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table:formula="of:=SUM(IF(ISBLANK([.A665]); 0; [.B665]); [.A666])" office:value-type="float" office:value="17965" calcext:value-type="float">
            <text:p>17965</text:p>
          </table:table-cell>
          <table:table-cell/>
          <table:table-cell table:formula="of:=IF([.B665]=[.B6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SUM(IF(ISBLANK([.A666]); 0; [.B666]); [.A667])" office:value-type="float" office:value="20629" calcext:value-type="float">
            <text:p>20629</text:p>
          </table:table-cell>
          <table:table-cell/>
          <table:table-cell table:formula="of:=IF([.B666]=[.B6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SUM(IF(ISBLANK([.A667]); 0; [.B667]); [.A668])" office:value-type="float" office:value="23397" calcext:value-type="float">
            <text:p>23397</text:p>
          </table:table-cell>
          <table:table-cell/>
          <table:table-cell table:formula="of:=IF([.B667]=[.B6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table:formula="of:=SUM(IF(ISBLANK([.A668]); 0; [.B668]); [.A669])" office:value-type="float" office:value="28821" calcext:value-type="float">
            <text:p>28821</text:p>
          </table:table-cell>
          <table:table-cell/>
          <table:table-cell table:formula="of:=IF([.B668]=[.B6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SUM(IF(ISBLANK([.A669]); 0; [.B669]); [.A670])" office:value-type="float" office:value="31411" calcext:value-type="float">
            <text:p>31411</text:p>
          </table:table-cell>
          <table:table-cell/>
          <table:table-cell table:formula="of:=IF([.B669]=[.B6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SUM(IF(ISBLANK([.A670]); 0; [.B670]); [.A671])" office:value-type="float" office:value="32678" calcext:value-type="float">
            <text:p>32678</text:p>
          </table:table-cell>
          <table:table-cell/>
          <table:table-cell table:formula="of:=IF([.B670]=[.B6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formula="of:=SUM(IF(ISBLANK([.A671]); 0; [.B671]); [.A672])" office:value-type="float" office:value="36068" calcext:value-type="float">
            <text:p>36068</text:p>
          </table:table-cell>
          <table:table-cell/>
          <table:table-cell table:formula="of:=IF([.B671]=[.B6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SUM(IF(ISBLANK([.A672]); 0; [.B672]); [.A673])" office:value-type="float" office:value="38232" calcext:value-type="float">
            <text:p>38232</text:p>
          </table:table-cell>
          <table:table-cell/>
          <table:table-cell table:formula="of:=IF([.B672]=[.B6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SUM(IF(ISBLANK([.A673]); 0; [.B673]); [.A674])" office:value-type="float" office:value="42322" calcext:value-type="float">
            <text:p>42322</text:p>
          </table:table-cell>
          <table:table-cell/>
          <table:table-cell table:formula="of:=IF([.B673]=[.B6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SUM(IF(ISBLANK([.A674]); 0; [.B674]); [.A675])" office:value-type="float" office:value="45816" calcext:value-type="float">
            <text:p>45816</text:p>
          </table:table-cell>
          <table:table-cell/>
          <table:table-cell table:formula="of:=IF([.B674]=[.B6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SUM(IF(ISBLANK([.A675]); 0; [.B675]); [.A676])" office:value-type="float" office:value="51715" calcext:value-type="float">
            <text:p>51715</text:p>
          </table:table-cell>
          <table:table-cell/>
          <table:table-cell table:formula="of:=IF([.B675]=[.B67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76]); 0; [.B676]); [.A677])" office:value-type="float" office:value="51715" calcext:value-type="float">
            <text:p>51715</text:p>
          </table:table-cell>
          <table:table-cell/>
          <table:table-cell table:formula="of:=IF([.B676]=[.B6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SUM(IF(ISBLANK([.A677]); 0; [.B677]); [.A678])" office:value-type="float" office:value="2192" calcext:value-type="float">
            <text:p>2192</text:p>
          </table:table-cell>
          <table:table-cell/>
          <table:table-cell table:formula="of:=IF([.B677]=[.B6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0" calcext:value-type="float">
            <text:p>13670</text:p>
          </table:table-cell>
          <table:table-cell table:formula="of:=SUM(IF(ISBLANK([.A678]); 0; [.B678]); [.A679])" office:value-type="float" office:value="15862" calcext:value-type="float">
            <text:p>15862</text:p>
          </table:table-cell>
          <table:table-cell/>
          <table:table-cell table:formula="of:=IF([.B678]=[.B6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4" calcext:value-type="float">
            <text:p>13944</text:p>
          </table:table-cell>
          <table:table-cell table:formula="of:=SUM(IF(ISBLANK([.A679]); 0; [.B679]); [.A680])" office:value-type="float" office:value="29806" calcext:value-type="float">
            <text:p>29806</text:p>
          </table:table-cell>
          <table:table-cell/>
          <table:table-cell table:formula="of:=IF([.B679]=[.B6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SUM(IF(ISBLANK([.A680]); 0; [.B680]); [.A681])" office:value-type="float" office:value="34337" calcext:value-type="float">
            <text:p>34337</text:p>
          </table:table-cell>
          <table:table-cell/>
          <table:table-cell table:formula="of:=IF([.B680]=[.B6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SUM(IF(ISBLANK([.A681]); 0; [.B681]); [.A682])" office:value-type="float" office:value="37362" calcext:value-type="float">
            <text:p>37362</text:p>
          </table:table-cell>
          <table:table-cell/>
          <table:table-cell table:formula="of:=IF([.B681]=[.B6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9" calcext:value-type="float">
            <text:p>11249</text:p>
          </table:table-cell>
          <table:table-cell table:formula="of:=SUM(IF(ISBLANK([.A682]); 0; [.B682]); [.A683])" office:value-type="float" office:value="48611" calcext:value-type="float">
            <text:p>48611</text:p>
          </table:table-cell>
          <table:table-cell/>
          <table:table-cell table:formula="of:=IF([.B682]=[.B68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83]); 0; [.B683]); [.A684])" office:value-type="float" office:value="48611" calcext:value-type="float">
            <text:p>48611</text:p>
          </table:table-cell>
          <table:table-cell/>
          <table:table-cell table:formula="of:=IF([.B683]=[.B6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table:formula="of:=SUM(IF(ISBLANK([.A684]); 0; [.B684]); [.A685])" office:value-type="float" office:value="5830" calcext:value-type="float">
            <text:p>5830</text:p>
          </table:table-cell>
          <table:table-cell/>
          <table:table-cell table:formula="of:=IF([.B684]=[.B6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1" calcext:value-type="float">
            <text:p>14261</text:p>
          </table:table-cell>
          <table:table-cell table:formula="of:=SUM(IF(ISBLANK([.A685]); 0; [.B685]); [.A686])" office:value-type="float" office:value="20091" calcext:value-type="float">
            <text:p>20091</text:p>
          </table:table-cell>
          <table:table-cell/>
          <table:table-cell table:formula="of:=IF([.B685]=[.B68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86]); 0; [.B686]); [.A687])" office:value-type="float" office:value="20091" calcext:value-type="float">
            <text:p>20091</text:p>
          </table:table-cell>
          <table:table-cell/>
          <table:table-cell table:formula="of:=IF([.B686]=[.B6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1" calcext:value-type="float">
            <text:p>19801</text:p>
          </table:table-cell>
          <table:table-cell table:formula="of:=SUM(IF(ISBLANK([.A687]); 0; [.B687]); [.A688])" office:value-type="float" office:value="19801" calcext:value-type="float">
            <text:p>19801</text:p>
          </table:table-cell>
          <table:table-cell/>
          <table:table-cell table:formula="of:=IF([.B687]=[.B6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table:formula="of:=SUM(IF(ISBLANK([.A688]); 0; [.B688]); [.A689])" office:value-type="float" office:value="24762" calcext:value-type="float">
            <text:p>24762</text:p>
          </table:table-cell>
          <table:table-cell/>
          <table:table-cell table:formula="of:=IF([.B688]=[.B6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9" calcext:value-type="float">
            <text:p>12629</text:p>
          </table:table-cell>
          <table:table-cell table:formula="of:=SUM(IF(ISBLANK([.A689]); 0; [.B689]); [.A690])" office:value-type="float" office:value="37391" calcext:value-type="float">
            <text:p>37391</text:p>
          </table:table-cell>
          <table:table-cell/>
          <table:table-cell table:formula="of:=IF([.B689]=[.B6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table:formula="of:=SUM(IF(ISBLANK([.A690]); 0; [.B690]); [.A691])" office:value-type="float" office:value="46395" calcext:value-type="float">
            <text:p>46395</text:p>
          </table:table-cell>
          <table:table-cell/>
          <table:table-cell table:formula="of:=IF([.B690]=[.B69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691]); 0; [.B691]); [.A692])" office:value-type="float" office:value="46395" calcext:value-type="float">
            <text:p>46395</text:p>
          </table:table-cell>
          <table:table-cell/>
          <table:table-cell table:formula="of:=IF([.B691]=[.B6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table:formula="of:=SUM(IF(ISBLANK([.A692]); 0; [.B692]); [.A693])" office:value-type="float" office:value="7113" calcext:value-type="float">
            <text:p>7113</text:p>
          </table:table-cell>
          <table:table-cell/>
          <table:table-cell table:formula="of:=IF([.B692]=[.B6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table:formula="of:=SUM(IF(ISBLANK([.A693]); 0; [.B693]); [.A694])" office:value-type="float" office:value="14323" calcext:value-type="float">
            <text:p>14323</text:p>
          </table:table-cell>
          <table:table-cell/>
          <table:table-cell table:formula="of:=IF([.B693]=[.B6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SUM(IF(ISBLANK([.A694]); 0; [.B694]); [.A695])" office:value-type="float" office:value="17977" calcext:value-type="float">
            <text:p>17977</text:p>
          </table:table-cell>
          <table:table-cell/>
          <table:table-cell table:formula="of:=IF([.B694]=[.B6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table:formula="of:=SUM(IF(ISBLANK([.A695]); 0; [.B695]); [.A696])" office:value-type="float" office:value="24740" calcext:value-type="float">
            <text:p>24740</text:p>
          </table:table-cell>
          <table:table-cell/>
          <table:table-cell table:formula="of:=IF([.B695]=[.B6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table:formula="of:=SUM(IF(ISBLANK([.A696]); 0; [.B696]); [.A697])" office:value-type="float" office:value="32457" calcext:value-type="float">
            <text:p>32457</text:p>
          </table:table-cell>
          <table:table-cell/>
          <table:table-cell table:formula="of:=IF([.B696]=[.B6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SUM(IF(ISBLANK([.A697]); 0; [.B697]); [.A698])" office:value-type="float" office:value="36780" calcext:value-type="float">
            <text:p>36780</text:p>
          </table:table-cell>
          <table:table-cell/>
          <table:table-cell table:formula="of:=IF([.B697]=[.B6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table:formula="of:=SUM(IF(ISBLANK([.A698]); 0; [.B698]); [.A699])" office:value-type="float" office:value="42476" calcext:value-type="float">
            <text:p>42476</text:p>
          </table:table-cell>
          <table:table-cell/>
          <table:table-cell table:formula="of:=IF([.B698]=[.B6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table:formula="of:=SUM(IF(ISBLANK([.A699]); 0; [.B699]); [.A700])" office:value-type="float" office:value="48422" calcext:value-type="float">
            <text:p>48422</text:p>
          </table:table-cell>
          <table:table-cell/>
          <table:table-cell table:formula="of:=IF([.B699]=[.B7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SUM(IF(ISBLANK([.A700]); 0; [.B700]); [.A701])" office:value-type="float" office:value="50806" calcext:value-type="float">
            <text:p>50806</text:p>
          </table:table-cell>
          <table:table-cell/>
          <table:table-cell table:formula="of:=IF([.B700]=[.B7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table:formula="of:=SUM(IF(ISBLANK([.A701]); 0; [.B701]); [.A702])" office:value-type="float" office:value="58650" calcext:value-type="float">
            <text:p>58650</text:p>
          </table:table-cell>
          <table:table-cell/>
          <table:table-cell table:formula="of:=IF([.B701]=[.B7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SUM(IF(ISBLANK([.A702]); 0; [.B702]); [.A703])" office:value-type="float" office:value="60136" calcext:value-type="float">
            <text:p>60136</text:p>
          </table:table-cell>
          <table:table-cell/>
          <table:table-cell table:formula="of:=IF([.B702]=[.B70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03]); 0; [.B703]); [.A704])" office:value-type="float" office:value="60136" calcext:value-type="float">
            <text:p>60136</text:p>
          </table:table-cell>
          <table:table-cell/>
          <table:table-cell table:formula="of:=IF([.B703]=[.B7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table:formula="of:=SUM(IF(ISBLANK([.A704]); 0; [.B704]); [.A705])" office:value-type="float" office:value="7010" calcext:value-type="float">
            <text:p>7010</text:p>
          </table:table-cell>
          <table:table-cell/>
          <table:table-cell table:formula="of:=IF([.B704]=[.B7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table:formula="of:=SUM(IF(ISBLANK([.A705]); 0; [.B705]); [.A706])" office:value-type="float" office:value="12884" calcext:value-type="float">
            <text:p>12884</text:p>
          </table:table-cell>
          <table:table-cell/>
          <table:table-cell table:formula="of:=IF([.B705]=[.B7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SUM(IF(ISBLANK([.A706]); 0; [.B706]); [.A707])" office:value-type="float" office:value="14762" calcext:value-type="float">
            <text:p>14762</text:p>
          </table:table-cell>
          <table:table-cell/>
          <table:table-cell table:formula="of:=IF([.B706]=[.B7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table:formula="of:=SUM(IF(ISBLANK([.A707]); 0; [.B707]); [.A708])" office:value-type="float" office:value="21272" calcext:value-type="float">
            <text:p>21272</text:p>
          </table:table-cell>
          <table:table-cell/>
          <table:table-cell table:formula="of:=IF([.B707]=[.B7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SUM(IF(ISBLANK([.A708]); 0; [.B708]); [.A709])" office:value-type="float" office:value="22436" calcext:value-type="float">
            <text:p>22436</text:p>
          </table:table-cell>
          <table:table-cell/>
          <table:table-cell table:formula="of:=IF([.B708]=[.B7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table:formula="of:=SUM(IF(ISBLANK([.A709]); 0; [.B709]); [.A710])" office:value-type="float" office:value="28473" calcext:value-type="float">
            <text:p>28473</text:p>
          </table:table-cell>
          <table:table-cell/>
          <table:table-cell table:formula="of:=IF([.B709]=[.B7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table:formula="of:=SUM(IF(ISBLANK([.A710]); 0; [.B710]); [.A711])" office:value-type="float" office:value="34435" calcext:value-type="float">
            <text:p>34435</text:p>
          </table:table-cell>
          <table:table-cell/>
          <table:table-cell table:formula="of:=IF([.B710]=[.B7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SUM(IF(ISBLANK([.A711]); 0; [.B711]); [.A712])" office:value-type="float" office:value="35572" calcext:value-type="float">
            <text:p>35572</text:p>
          </table:table-cell>
          <table:table-cell/>
          <table:table-cell table:formula="of:=IF([.B711]=[.B7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SUM(IF(ISBLANK([.A712]); 0; [.B712]); [.A713])" office:value-type="float" office:value="37722" calcext:value-type="float">
            <text:p>37722</text:p>
          </table:table-cell>
          <table:table-cell/>
          <table:table-cell table:formula="of:=IF([.B712]=[.B7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SUM(IF(ISBLANK([.A713]); 0; [.B713]); [.A714])" office:value-type="float" office:value="39955" calcext:value-type="float">
            <text:p>39955</text:p>
          </table:table-cell>
          <table:table-cell/>
          <table:table-cell table:formula="of:=IF([.B713]=[.B71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14]); 0; [.B714]); [.A715])" office:value-type="float" office:value="39955" calcext:value-type="float">
            <text:p>39955</text:p>
          </table:table-cell>
          <table:table-cell/>
          <table:table-cell table:formula="of:=IF([.B714]=[.B7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34" calcext:value-type="float">
            <text:p>14434</text:p>
          </table:table-cell>
          <table:table-cell table:formula="of:=SUM(IF(ISBLANK([.A715]); 0; [.B715]); [.A716])" office:value-type="float" office:value="14434" calcext:value-type="float">
            <text:p>14434</text:p>
          </table:table-cell>
          <table:table-cell/>
          <table:table-cell table:formula="of:=IF([.B715]=[.B7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table:formula="of:=SUM(IF(ISBLANK([.A716]); 0; [.B716]); [.A717])" office:value-type="float" office:value="18660" calcext:value-type="float">
            <text:p>18660</text:p>
          </table:table-cell>
          <table:table-cell/>
          <table:table-cell table:formula="of:=IF([.B716]=[.B71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17]); 0; [.B717]); [.A718])" office:value-type="float" office:value="18660" calcext:value-type="float">
            <text:p>18660</text:p>
          </table:table-cell>
          <table:table-cell/>
          <table:table-cell table:formula="of:=IF([.B717]=[.B7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formula="of:=SUM(IF(ISBLANK([.A718]); 0; [.B718]); [.A719])" office:value-type="float" office:value="3411" calcext:value-type="float">
            <text:p>3411</text:p>
          </table:table-cell>
          <table:table-cell/>
          <table:table-cell table:formula="of:=IF([.B718]=[.B7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9" calcext:value-type="float">
            <text:p>13559</text:p>
          </table:table-cell>
          <table:table-cell table:formula="of:=SUM(IF(ISBLANK([.A719]); 0; [.B719]); [.A720])" office:value-type="float" office:value="16970" calcext:value-type="float">
            <text:p>16970</text:p>
          </table:table-cell>
          <table:table-cell/>
          <table:table-cell table:formula="of:=IF([.B719]=[.B7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table:formula="of:=SUM(IF(ISBLANK([.A720]); 0; [.B720]); [.A721])" office:value-type="float" office:value="21818" calcext:value-type="float">
            <text:p>21818</text:p>
          </table:table-cell>
          <table:table-cell/>
          <table:table-cell table:formula="of:=IF([.B720]=[.B7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table:formula="of:=SUM(IF(ISBLANK([.A721]); 0; [.B721]); [.A722])" office:value-type="float" office:value="26639" calcext:value-type="float">
            <text:p>26639</text:p>
          </table:table-cell>
          <table:table-cell/>
          <table:table-cell table:formula="of:=IF([.B721]=[.B72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22]); 0; [.B722]); [.A723])" office:value-type="float" office:value="26639" calcext:value-type="float">
            <text:p>26639</text:p>
          </table:table-cell>
          <table:table-cell/>
          <table:table-cell table:formula="of:=IF([.B722]=[.B7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SUM(IF(ISBLANK([.A723]); 0; [.B723]); [.A724])" office:value-type="float" office:value="15749" calcext:value-type="float">
            <text:p>15749</text:p>
          </table:table-cell>
          <table:table-cell/>
          <table:table-cell table:formula="of:=IF([.B723]=[.B7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table:formula="of:=SUM(IF(ISBLANK([.A724]); 0; [.B724]); [.A725])" office:value-type="float" office:value="18662" calcext:value-type="float">
            <text:p>18662</text:p>
          </table:table-cell>
          <table:table-cell/>
          <table:table-cell table:formula="of:=IF([.B724]=[.B72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25]); 0; [.B725]); [.A726])" office:value-type="float" office:value="18662" calcext:value-type="float">
            <text:p>18662</text:p>
          </table:table-cell>
          <table:table-cell/>
          <table:table-cell table:formula="of:=IF([.B725]=[.B7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46" calcext:value-type="float">
            <text:p>54246</text:p>
          </table:table-cell>
          <table:table-cell table:formula="of:=SUM(IF(ISBLANK([.A726]); 0; [.B726]); [.A727])" office:value-type="float" office:value="54246" calcext:value-type="float">
            <text:p>54246</text:p>
          </table:table-cell>
          <table:table-cell/>
          <table:table-cell table:formula="of:=IF([.B726]=[.B72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27]); 0; [.B727]); [.A728])" office:value-type="float" office:value="54246" calcext:value-type="float">
            <text:p>54246</text:p>
          </table:table-cell>
          <table:table-cell/>
          <table:table-cell table:formula="of:=IF([.B727]=[.B7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61" calcext:value-type="float">
            <text:p>11361</text:p>
          </table:table-cell>
          <table:table-cell table:formula="of:=SUM(IF(ISBLANK([.A728]); 0; [.B728]); [.A729])" office:value-type="float" office:value="11361" calcext:value-type="float">
            <text:p>11361</text:p>
          </table:table-cell>
          <table:table-cell/>
          <table:table-cell table:formula="of:=IF([.B728]=[.B7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SUM(IF(ISBLANK([.A729]); 0; [.B729]); [.A730])" office:value-type="float" office:value="14081" calcext:value-type="float">
            <text:p>14081</text:p>
          </table:table-cell>
          <table:table-cell/>
          <table:table-cell table:formula="of:=IF([.B729]=[.B7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formula="of:=SUM(IF(ISBLANK([.A730]); 0; [.B730]); [.A731])" office:value-type="float" office:value="17848" calcext:value-type="float">
            <text:p>17848</text:p>
          </table:table-cell>
          <table:table-cell/>
          <table:table-cell table:formula="of:=IF([.B730]=[.B7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SUM(IF(ISBLANK([.A731]); 0; [.B731]); [.A732])" office:value-type="float" office:value="23388" calcext:value-type="float">
            <text:p>23388</text:p>
          </table:table-cell>
          <table:table-cell/>
          <table:table-cell table:formula="of:=IF([.B731]=[.B7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table:formula="of:=SUM(IF(ISBLANK([.A732]); 0; [.B732]); [.A733])" office:value-type="float" office:value="26860" calcext:value-type="float">
            <text:p>26860</text:p>
          </table:table-cell>
          <table:table-cell/>
          <table:table-cell table:formula="of:=IF([.B732]=[.B7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table:formula="of:=SUM(IF(ISBLANK([.A733]); 0; [.B733]); [.A734])" office:value-type="float" office:value="31227" calcext:value-type="float">
            <text:p>31227</text:p>
          </table:table-cell>
          <table:table-cell/>
          <table:table-cell table:formula="of:=IF([.B733]=[.B7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table:formula="of:=SUM(IF(ISBLANK([.A734]); 0; [.B734]); [.A735])" office:value-type="float" office:value="37738" calcext:value-type="float">
            <text:p>37738</text:p>
          </table:table-cell>
          <table:table-cell/>
          <table:table-cell table:formula="of:=IF([.B734]=[.B73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35]); 0; [.B735]); [.A736])" office:value-type="float" office:value="37738" calcext:value-type="float">
            <text:p>37738</text:p>
          </table:table-cell>
          <table:table-cell/>
          <table:table-cell table:formula="of:=IF([.B735]=[.B7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table:formula="of:=SUM(IF(ISBLANK([.A736]); 0; [.B736]); [.A737])" office:value-type="float" office:value="6896" calcext:value-type="float">
            <text:p>6896</text:p>
          </table:table-cell>
          <table:table-cell/>
          <table:table-cell table:formula="of:=IF([.B736]=[.B7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table:formula="of:=SUM(IF(ISBLANK([.A737]); 0; [.B737]); [.A738])" office:value-type="float" office:value="11265" calcext:value-type="float">
            <text:p>11265</text:p>
          </table:table-cell>
          <table:table-cell/>
          <table:table-cell table:formula="of:=IF([.B737]=[.B7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SUM(IF(ISBLANK([.A738]); 0; [.B738]); [.A739])" office:value-type="float" office:value="14235" calcext:value-type="float">
            <text:p>14235</text:p>
          </table:table-cell>
          <table:table-cell/>
          <table:table-cell table:formula="of:=IF([.B738]=[.B7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SUM(IF(ISBLANK([.A739]); 0; [.B739]); [.A740])" office:value-type="float" office:value="16680" calcext:value-type="float">
            <text:p>16680</text:p>
          </table:table-cell>
          <table:table-cell/>
          <table:table-cell table:formula="of:=IF([.B739]=[.B7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SUM(IF(ISBLANK([.A740]); 0; [.B740]); [.A741])" office:value-type="float" office:value="18750" calcext:value-type="float">
            <text:p>18750</text:p>
          </table:table-cell>
          <table:table-cell/>
          <table:table-cell table:formula="of:=IF([.B740]=[.B7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SUM(IF(ISBLANK([.A741]); 0; [.B741]); [.A742])" office:value-type="float" office:value="21312" calcext:value-type="float">
            <text:p>21312</text:p>
          </table:table-cell>
          <table:table-cell/>
          <table:table-cell table:formula="of:=IF([.B741]=[.B7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SUM(IF(ISBLANK([.A742]); 0; [.B742]); [.A743])" office:value-type="float" office:value="26640" calcext:value-type="float">
            <text:p>26640</text:p>
          </table:table-cell>
          <table:table-cell/>
          <table:table-cell table:formula="of:=IF([.B742]=[.B7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SUM(IF(ISBLANK([.A743]); 0; [.B743]); [.A744])" office:value-type="float" office:value="30560" calcext:value-type="float">
            <text:p>30560</text:p>
          </table:table-cell>
          <table:table-cell/>
          <table:table-cell table:formula="of:=IF([.B743]=[.B7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table:formula="of:=SUM(IF(ISBLANK([.A744]); 0; [.B744]); [.A745])" office:value-type="float" office:value="36010" calcext:value-type="float">
            <text:p>36010</text:p>
          </table:table-cell>
          <table:table-cell/>
          <table:table-cell table:formula="of:=IF([.B744]=[.B7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SUM(IF(ISBLANK([.A745]); 0; [.B745]); [.A746])" office:value-type="float" office:value="38907" calcext:value-type="float">
            <text:p>38907</text:p>
          </table:table-cell>
          <table:table-cell/>
          <table:table-cell table:formula="of:=IF([.B745]=[.B74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46]); 0; [.B746]); [.A747])" office:value-type="float" office:value="38907" calcext:value-type="float">
            <text:p>38907</text:p>
          </table:table-cell>
          <table:table-cell/>
          <table:table-cell table:formula="of:=IF([.B746]=[.B7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67" calcext:value-type="float">
            <text:p>14667</text:p>
          </table:table-cell>
          <table:table-cell table:formula="of:=SUM(IF(ISBLANK([.A747]); 0; [.B747]); [.A748])" office:value-type="float" office:value="14667" calcext:value-type="float">
            <text:p>14667</text:p>
          </table:table-cell>
          <table:table-cell/>
          <table:table-cell table:formula="of:=IF([.B747]=[.B7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6" calcext:value-type="float">
            <text:p>15686</text:p>
          </table:table-cell>
          <table:table-cell table:formula="of:=SUM(IF(ISBLANK([.A748]); 0; [.B748]); [.A749])" office:value-type="float" office:value="30353" calcext:value-type="float">
            <text:p>30353</text:p>
          </table:table-cell>
          <table:table-cell/>
          <table:table-cell table:formula="of:=IF([.B748]=[.B7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SUM(IF(ISBLANK([.A749]); 0; [.B749]); [.A750])" office:value-type="float" office:value="31624" calcext:value-type="float">
            <text:p>31624</text:p>
          </table:table-cell>
          <table:table-cell/>
          <table:table-cell table:formula="of:=IF([.B749]=[.B7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5" calcext:value-type="float">
            <text:p>18275</text:p>
          </table:table-cell>
          <table:table-cell table:formula="of:=SUM(IF(ISBLANK([.A750]); 0; [.B750]); [.A751])" office:value-type="float" office:value="49899" calcext:value-type="float">
            <text:p>49899</text:p>
          </table:table-cell>
          <table:table-cell/>
          <table:table-cell table:formula="of:=IF([.B750]=[.B75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51]); 0; [.B751]); [.A752])" office:value-type="float" office:value="49899" calcext:value-type="float">
            <text:p>49899</text:p>
          </table:table-cell>
          <table:table-cell/>
          <table:table-cell table:formula="of:=IF([.B751]=[.B7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table:formula="of:=SUM(IF(ISBLANK([.A752]); 0; [.B752]); [.A753])" office:value-type="float" office:value="6705" calcext:value-type="float">
            <text:p>6705</text:p>
          </table:table-cell>
          <table:table-cell/>
          <table:table-cell table:formula="of:=IF([.B752]=[.B7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SUM(IF(ISBLANK([.A753]); 0; [.B753]); [.A754])" office:value-type="float" office:value="9375" calcext:value-type="float">
            <text:p>9375</text:p>
          </table:table-cell>
          <table:table-cell/>
          <table:table-cell table:formula="of:=IF([.B753]=[.B7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0" calcext:value-type="float">
            <text:p>11190</text:p>
          </table:table-cell>
          <table:table-cell table:formula="of:=SUM(IF(ISBLANK([.A754]); 0; [.B754]); [.A755])" office:value-type="float" office:value="20565" calcext:value-type="float">
            <text:p>20565</text:p>
          </table:table-cell>
          <table:table-cell/>
          <table:table-cell table:formula="of:=IF([.B754]=[.B7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2" calcext:value-type="float">
            <text:p>13652</text:p>
          </table:table-cell>
          <table:table-cell table:formula="of:=SUM(IF(ISBLANK([.A755]); 0; [.B755]); [.A756])" office:value-type="float" office:value="34217" calcext:value-type="float">
            <text:p>34217</text:p>
          </table:table-cell>
          <table:table-cell/>
          <table:table-cell table:formula="of:=IF([.B755]=[.B7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table:formula="of:=SUM(IF(ISBLANK([.A756]); 0; [.B756]); [.A757])" office:value-type="float" office:value="43955" calcext:value-type="float">
            <text:p>43955</text:p>
          </table:table-cell>
          <table:table-cell/>
          <table:table-cell table:formula="of:=IF([.B756]=[.B75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57]); 0; [.B757]); [.A758])" office:value-type="float" office:value="43955" calcext:value-type="float">
            <text:p>43955</text:p>
          </table:table-cell>
          <table:table-cell/>
          <table:table-cell table:formula="of:=IF([.B757]=[.B7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SUM(IF(ISBLANK([.A758]); 0; [.B758]); [.A759])" office:value-type="float" office:value="4020" calcext:value-type="float">
            <text:p>4020</text:p>
          </table:table-cell>
          <table:table-cell/>
          <table:table-cell table:formula="of:=IF([.B758]=[.B7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table:formula="of:=SUM(IF(ISBLANK([.A759]); 0; [.B759]); [.A760])" office:value-type="float" office:value="8995" calcext:value-type="float">
            <text:p>8995</text:p>
          </table:table-cell>
          <table:table-cell/>
          <table:table-cell table:formula="of:=IF([.B759]=[.B7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table:formula="of:=SUM(IF(ISBLANK([.A760]); 0; [.B760]); [.A761])" office:value-type="float" office:value="16094" calcext:value-type="float">
            <text:p>16094</text:p>
          </table:table-cell>
          <table:table-cell/>
          <table:table-cell table:formula="of:=IF([.B760]=[.B7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table:formula="of:=SUM(IF(ISBLANK([.A761]); 0; [.B761]); [.A762])" office:value-type="float" office:value="20748" calcext:value-type="float">
            <text:p>20748</text:p>
          </table:table-cell>
          <table:table-cell/>
          <table:table-cell table:formula="of:=IF([.B761]=[.B7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4" calcext:value-type="float">
            <text:p>8754</text:p>
          </table:table-cell>
          <table:table-cell table:formula="of:=SUM(IF(ISBLANK([.A762]); 0; [.B762]); [.A763])" office:value-type="float" office:value="29502" calcext:value-type="float">
            <text:p>29502</text:p>
          </table:table-cell>
          <table:table-cell/>
          <table:table-cell table:formula="of:=IF([.B762]=[.B7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SUM(IF(ISBLANK([.A763]); 0; [.B763]); [.A764])" office:value-type="float" office:value="35064" calcext:value-type="float">
            <text:p>35064</text:p>
          </table:table-cell>
          <table:table-cell/>
          <table:table-cell table:formula="of:=IF([.B763]=[.B7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table:formula="of:=SUM(IF(ISBLANK([.A764]); 0; [.B764]); [.A765])" office:value-type="float" office:value="42289" calcext:value-type="float">
            <text:p>42289</text:p>
          </table:table-cell>
          <table:table-cell/>
          <table:table-cell table:formula="of:=IF([.B764]=[.B7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table:formula="of:=SUM(IF(ISBLANK([.A765]); 0; [.B765]); [.A766])" office:value-type="float" office:value="46192" calcext:value-type="float">
            <text:p>46192</text:p>
          </table:table-cell>
          <table:table-cell/>
          <table:table-cell table:formula="of:=IF([.B765]=[.B7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table:formula="of:=SUM(IF(ISBLANK([.A766]); 0; [.B766]); [.A767])" office:value-type="float" office:value="50738" calcext:value-type="float">
            <text:p>50738</text:p>
          </table:table-cell>
          <table:table-cell/>
          <table:table-cell table:formula="of:=IF([.B766]=[.B7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table:formula="of:=SUM(IF(ISBLANK([.A767]); 0; [.B767]); [.A768])" office:value-type="float" office:value="55263" calcext:value-type="float">
            <text:p>55263</text:p>
          </table:table-cell>
          <table:table-cell/>
          <table:table-cell table:formula="of:=IF([.B767]=[.B76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68]); 0; [.B768]); [.A769])" office:value-type="float" office:value="55263" calcext:value-type="float">
            <text:p>55263</text:p>
          </table:table-cell>
          <table:table-cell/>
          <table:table-cell table:formula="of:=IF([.B768]=[.B7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table:formula="of:=SUM(IF(ISBLANK([.A769]); 0; [.B769]); [.A770])" office:value-type="float" office:value="4197" calcext:value-type="float">
            <text:p>4197</text:p>
          </table:table-cell>
          <table:table-cell/>
          <table:table-cell table:formula="of:=IF([.B769]=[.B7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  <table:table-cell table:formula="of:=SUM(IF(ISBLANK([.A770]); 0; [.B770]); [.A771])" office:value-type="float" office:value="18407" calcext:value-type="float">
            <text:p>18407</text:p>
          </table:table-cell>
          <table:table-cell/>
          <table:table-cell table:formula="of:=IF([.B770]=[.B7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table:formula="of:=SUM(IF(ISBLANK([.A771]); 0; [.B771]); [.A772])" office:value-type="float" office:value="26002" calcext:value-type="float">
            <text:p>26002</text:p>
          </table:table-cell>
          <table:table-cell/>
          <table:table-cell table:formula="of:=IF([.B771]=[.B7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1" calcext:value-type="float">
            <text:p>10871</text:p>
          </table:table-cell>
          <table:table-cell table:formula="of:=SUM(IF(ISBLANK([.A772]); 0; [.B772]); [.A773])" office:value-type="float" office:value="36873" calcext:value-type="float">
            <text:p>36873</text:p>
          </table:table-cell>
          <table:table-cell/>
          <table:table-cell table:formula="of:=IF([.B772]=[.B7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table:formula="of:=SUM(IF(ISBLANK([.A773]); 0; [.B773]); [.A774])" office:value-type="float" office:value="44090" calcext:value-type="float">
            <text:p>44090</text:p>
          </table:table-cell>
          <table:table-cell/>
          <table:table-cell table:formula="of:=IF([.B773]=[.B77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74]); 0; [.B774]); [.A775])" office:value-type="float" office:value="44090" calcext:value-type="float">
            <text:p>44090</text:p>
          </table:table-cell>
          <table:table-cell/>
          <table:table-cell table:formula="of:=IF([.B774]=[.B7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table:formula="of:=SUM(IF(ISBLANK([.A775]); 0; [.B775]); [.A776])" office:value-type="float" office:value="4815" calcext:value-type="float">
            <text:p>4815</text:p>
          </table:table-cell>
          <table:table-cell/>
          <table:table-cell table:formula="of:=IF([.B775]=[.B7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table:formula="of:=SUM(IF(ISBLANK([.A776]); 0; [.B776]); [.A777])" office:value-type="float" office:value="10068" calcext:value-type="float">
            <text:p>10068</text:p>
          </table:table-cell>
          <table:table-cell/>
          <table:table-cell table:formula="of:=IF([.B776]=[.B7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table:formula="of:=SUM(IF(ISBLANK([.A777]); 0; [.B777]); [.A778])" office:value-type="float" office:value="17774" calcext:value-type="float">
            <text:p>17774</text:p>
          </table:table-cell>
          <table:table-cell/>
          <table:table-cell table:formula="of:=IF([.B777]=[.B7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table:formula="of:=SUM(IF(ISBLANK([.A778]); 0; [.B778]); [.A779])" office:value-type="float" office:value="20693" calcext:value-type="float">
            <text:p>20693</text:p>
          </table:table-cell>
          <table:table-cell/>
          <table:table-cell table:formula="of:=IF([.B778]=[.B7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table:formula="of:=SUM(IF(ISBLANK([.A779]); 0; [.B779]); [.A780])" office:value-type="float" office:value="24790" calcext:value-type="float">
            <text:p>24790</text:p>
          </table:table-cell>
          <table:table-cell/>
          <table:table-cell table:formula="of:=IF([.B779]=[.B7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SUM(IF(ISBLANK([.A780]); 0; [.B780]); [.A781])" office:value-type="float" office:value="27490" calcext:value-type="float">
            <text:p>27490</text:p>
          </table:table-cell>
          <table:table-cell/>
          <table:table-cell table:formula="of:=IF([.B780]=[.B7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SUM(IF(ISBLANK([.A781]); 0; [.B781]); [.A782])" office:value-type="float" office:value="30211" calcext:value-type="float">
            <text:p>30211</text:p>
          </table:table-cell>
          <table:table-cell/>
          <table:table-cell table:formula="of:=IF([.B781]=[.B7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formula="of:=SUM(IF(ISBLANK([.A782]); 0; [.B782]); [.A783])" office:value-type="float" office:value="33304" calcext:value-type="float">
            <text:p>33304</text:p>
          </table:table-cell>
          <table:table-cell/>
          <table:table-cell table:formula="of:=IF([.B782]=[.B7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table:formula="of:=SUM(IF(ISBLANK([.A783]); 0; [.B783]); [.A784])" office:value-type="float" office:value="38577" calcext:value-type="float">
            <text:p>38577</text:p>
          </table:table-cell>
          <table:table-cell/>
          <table:table-cell table:formula="of:=IF([.B783]=[.B7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SUM(IF(ISBLANK([.A784]); 0; [.B784]); [.A785])" office:value-type="float" office:value="40273" calcext:value-type="float">
            <text:p>40273</text:p>
          </table:table-cell>
          <table:table-cell/>
          <table:table-cell table:formula="of:=IF([.B784]=[.B7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table:formula="of:=SUM(IF(ISBLANK([.A785]); 0; [.B785]); [.A786])" office:value-type="float" office:value="46049" calcext:value-type="float">
            <text:p>46049</text:p>
          </table:table-cell>
          <table:table-cell/>
          <table:table-cell table:formula="of:=IF([.B785]=[.B78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786]); 0; [.B786]); [.A787])" office:value-type="float" office:value="46049" calcext:value-type="float">
            <text:p>46049</text:p>
          </table:table-cell>
          <table:table-cell/>
          <table:table-cell table:formula="of:=IF([.B786]=[.B7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SUM(IF(ISBLANK([.A787]); 0; [.B787]); [.A788])" office:value-type="float" office:value="2771" calcext:value-type="float">
            <text:p>2771</text:p>
          </table:table-cell>
          <table:table-cell/>
          <table:table-cell table:formula="of:=IF([.B787]=[.B7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table:formula="of:=SUM(IF(ISBLANK([.A788]); 0; [.B788]); [.A789])" office:value-type="float" office:value="7043" calcext:value-type="float">
            <text:p>7043</text:p>
          </table:table-cell>
          <table:table-cell/>
          <table:table-cell table:formula="of:=IF([.B788]=[.B7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table:formula="of:=SUM(IF(ISBLANK([.A789]); 0; [.B789]); [.A790])" office:value-type="float" office:value="10367" calcext:value-type="float">
            <text:p>10367</text:p>
          </table:table-cell>
          <table:table-cell/>
          <table:table-cell table:formula="of:=IF([.B789]=[.B7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SUM(IF(ISBLANK([.A790]); 0; [.B790]); [.A791])" office:value-type="float" office:value="13806" calcext:value-type="float">
            <text:p>13806</text:p>
          </table:table-cell>
          <table:table-cell/>
          <table:table-cell table:formula="of:=IF([.B790]=[.B7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table:formula="of:=SUM(IF(ISBLANK([.A791]); 0; [.B791]); [.A792])" office:value-type="float" office:value="20182" calcext:value-type="float">
            <text:p>20182</text:p>
          </table:table-cell>
          <table:table-cell/>
          <table:table-cell table:formula="of:=IF([.B791]=[.B7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table:formula="of:=SUM(IF(ISBLANK([.A792]); 0; [.B792]); [.A793])" office:value-type="float" office:value="25536" calcext:value-type="float">
            <text:p>25536</text:p>
          </table:table-cell>
          <table:table-cell/>
          <table:table-cell table:formula="of:=IF([.B792]=[.B7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table:formula="of:=SUM(IF(ISBLANK([.A793]); 0; [.B793]); [.A794])" office:value-type="float" office:value="30543" calcext:value-type="float">
            <text:p>30543</text:p>
          </table:table-cell>
          <table:table-cell/>
          <table:table-cell table:formula="of:=IF([.B793]=[.B7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table:formula="of:=SUM(IF(ISBLANK([.A794]); 0; [.B794]); [.A795])" office:value-type="float" office:value="36689" calcext:value-type="float">
            <text:p>36689</text:p>
          </table:table-cell>
          <table:table-cell/>
          <table:table-cell table:formula="of:=IF([.B794]=[.B7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table:formula="of:=SUM(IF(ISBLANK([.A795]); 0; [.B795]); [.A796])" office:value-type="float" office:value="41628" calcext:value-type="float">
            <text:p>41628</text:p>
          </table:table-cell>
          <table:table-cell/>
          <table:table-cell table:formula="of:=IF([.B795]=[.B7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SUM(IF(ISBLANK([.A796]); 0; [.B796]); [.A797])" office:value-type="float" office:value="42979" calcext:value-type="float">
            <text:p>42979</text:p>
          </table:table-cell>
          <table:table-cell/>
          <table:table-cell table:formula="of:=IF([.B796]=[.B7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table:formula="of:=SUM(IF(ISBLANK([.A797]); 0; [.B797]); [.A798])" office:value-type="float" office:value="49416" calcext:value-type="float">
            <text:p>49416</text:p>
          </table:table-cell>
          <table:table-cell/>
          <table:table-cell table:formula="of:=IF([.B797]=[.B7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table:formula="of:=SUM(IF(ISBLANK([.A798]); 0; [.B798]); [.A799])" office:value-type="float" office:value="55034" calcext:value-type="float">
            <text:p>55034</text:p>
          </table:table-cell>
          <table:table-cell/>
          <table:table-cell table:formula="of:=IF([.B798]=[.B7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SUM(IF(ISBLANK([.A799]); 0; [.B799]); [.A800])" office:value-type="float" office:value="59317" calcext:value-type="float">
            <text:p>59317</text:p>
          </table:table-cell>
          <table:table-cell/>
          <table:table-cell table:formula="of:=IF([.B799]=[.B80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00]); 0; [.B800]); [.A801])" office:value-type="float" office:value="59317" calcext:value-type="float">
            <text:p>59317</text:p>
          </table:table-cell>
          <table:table-cell/>
          <table:table-cell table:formula="of:=IF([.B800]=[.B8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table:formula="of:=SUM(IF(ISBLANK([.A801]); 0; [.B801]); [.A802])" office:value-type="float" office:value="8893" calcext:value-type="float">
            <text:p>8893</text:p>
          </table:table-cell>
          <table:table-cell/>
          <table:table-cell table:formula="of:=IF([.B801]=[.B8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table:formula="of:=SUM(IF(ISBLANK([.A802]); 0; [.B802]); [.A803])" office:value-type="float" office:value="13968" calcext:value-type="float">
            <text:p>13968</text:p>
          </table:table-cell>
          <table:table-cell/>
          <table:table-cell table:formula="of:=IF([.B802]=[.B8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table:formula="of:=SUM(IF(ISBLANK([.A803]); 0; [.B803]); [.A804])" office:value-type="float" office:value="18530" calcext:value-type="float">
            <text:p>18530</text:p>
          </table:table-cell>
          <table:table-cell/>
          <table:table-cell table:formula="of:=IF([.B803]=[.B8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table:formula="of:=SUM(IF(ISBLANK([.A804]); 0; [.B804]); [.A805])" office:value-type="float" office:value="27533" calcext:value-type="float">
            <text:p>27533</text:p>
          </table:table-cell>
          <table:table-cell/>
          <table:table-cell table:formula="of:=IF([.B804]=[.B8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3" calcext:value-type="float">
            <text:p>8963</text:p>
          </table:table-cell>
          <table:table-cell table:formula="of:=SUM(IF(ISBLANK([.A805]); 0; [.B805]); [.A806])" office:value-type="float" office:value="36496" calcext:value-type="float">
            <text:p>36496</text:p>
          </table:table-cell>
          <table:table-cell/>
          <table:table-cell table:formula="of:=IF([.B805]=[.B8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table:formula="of:=SUM(IF(ISBLANK([.A806]); 0; [.B806]); [.A807])" office:value-type="float" office:value="43643" calcext:value-type="float">
            <text:p>43643</text:p>
          </table:table-cell>
          <table:table-cell/>
          <table:table-cell table:formula="of:=IF([.B806]=[.B8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SUM(IF(ISBLANK([.A807]); 0; [.B807]); [.A808])" office:value-type="float" office:value="46024" calcext:value-type="float">
            <text:p>46024</text:p>
          </table:table-cell>
          <table:table-cell/>
          <table:table-cell table:formula="of:=IF([.B807]=[.B80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08]); 0; [.B808]); [.A809])" office:value-type="float" office:value="46024" calcext:value-type="float">
            <text:p>46024</text:p>
          </table:table-cell>
          <table:table-cell/>
          <table:table-cell table:formula="of:=IF([.B808]=[.B8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SUM(IF(ISBLANK([.A809]); 0; [.B809]); [.A810])" office:value-type="float" office:value="2911" calcext:value-type="float">
            <text:p>2911</text:p>
          </table:table-cell>
          <table:table-cell/>
          <table:table-cell table:formula="of:=IF([.B809]=[.B8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3" calcext:value-type="float">
            <text:p>11753</text:p>
          </table:table-cell>
          <table:table-cell table:formula="of:=SUM(IF(ISBLANK([.A810]); 0; [.B810]); [.A811])" office:value-type="float" office:value="14664" calcext:value-type="float">
            <text:p>14664</text:p>
          </table:table-cell>
          <table:table-cell/>
          <table:table-cell table:formula="of:=IF([.B810]=[.B8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2" calcext:value-type="float">
            <text:p>12512</text:p>
          </table:table-cell>
          <table:table-cell table:formula="of:=SUM(IF(ISBLANK([.A811]); 0; [.B811]); [.A812])" office:value-type="float" office:value="27176" calcext:value-type="float">
            <text:p>27176</text:p>
          </table:table-cell>
          <table:table-cell/>
          <table:table-cell table:formula="of:=IF([.B811]=[.B8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table:formula="of:=SUM(IF(ISBLANK([.A812]); 0; [.B812]); [.A813])" office:value-type="float" office:value="30622" calcext:value-type="float">
            <text:p>30622</text:p>
          </table:table-cell>
          <table:table-cell/>
          <table:table-cell table:formula="of:=IF([.B812]=[.B8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table:formula="of:=SUM(IF(ISBLANK([.A813]); 0; [.B813]); [.A814])" office:value-type="float" office:value="36628" calcext:value-type="float">
            <text:p>36628</text:p>
          </table:table-cell>
          <table:table-cell/>
          <table:table-cell table:formula="of:=IF([.B813]=[.B8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0" calcext:value-type="float">
            <text:p>11130</text:p>
          </table:table-cell>
          <table:table-cell table:formula="of:=SUM(IF(ISBLANK([.A814]); 0; [.B814]); [.A815])" office:value-type="float" office:value="47758" calcext:value-type="float">
            <text:p>47758</text:p>
          </table:table-cell>
          <table:table-cell/>
          <table:table-cell table:formula="of:=IF([.B814]=[.B81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15]); 0; [.B815]); [.A816])" office:value-type="float" office:value="47758" calcext:value-type="float">
            <text:p>47758</text:p>
          </table:table-cell>
          <table:table-cell/>
          <table:table-cell table:formula="of:=IF([.B815]=[.B8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SUM(IF(ISBLANK([.A816]); 0; [.B816]); [.A817])" office:value-type="float" office:value="2478" calcext:value-type="float">
            <text:p>2478</text:p>
          </table:table-cell>
          <table:table-cell/>
          <table:table-cell table:formula="of:=IF([.B816]=[.B8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SUM(IF(ISBLANK([.A817]); 0; [.B817]); [.A818])" office:value-type="float" office:value="3538" calcext:value-type="float">
            <text:p>3538</text:p>
          </table:table-cell>
          <table:table-cell/>
          <table:table-cell table:formula="of:=IF([.B817]=[.B8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table:formula="of:=SUM(IF(ISBLANK([.A818]); 0; [.B818]); [.A819])" office:value-type="float" office:value="9783" calcext:value-type="float">
            <text:p>9783</text:p>
          </table:table-cell>
          <table:table-cell/>
          <table:table-cell table:formula="of:=IF([.B818]=[.B8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SUM(IF(ISBLANK([.A819]); 0; [.B819]); [.A820])" office:value-type="float" office:value="11049" calcext:value-type="float">
            <text:p>11049</text:p>
          </table:table-cell>
          <table:table-cell/>
          <table:table-cell table:formula="of:=IF([.B819]=[.B8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table:formula="of:=SUM(IF(ISBLANK([.A820]); 0; [.B820]); [.A821])" office:value-type="float" office:value="16126" calcext:value-type="float">
            <text:p>16126</text:p>
          </table:table-cell>
          <table:table-cell/>
          <table:table-cell table:formula="of:=IF([.B820]=[.B8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SUM(IF(ISBLANK([.A821]); 0; [.B821]); [.A822])" office:value-type="float" office:value="18712" calcext:value-type="float">
            <text:p>18712</text:p>
          </table:table-cell>
          <table:table-cell/>
          <table:table-cell table:formula="of:=IF([.B821]=[.B82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22]); 0; [.B822]); [.A823])" office:value-type="float" office:value="18712" calcext:value-type="float">
            <text:p>18712</text:p>
          </table:table-cell>
          <table:table-cell/>
          <table:table-cell table:formula="of:=IF([.B822]=[.B8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SUM(IF(ISBLANK([.A823]); 0; [.B823]); [.A824])" office:value-type="float" office:value="4400" calcext:value-type="float">
            <text:p>4400</text:p>
          </table:table-cell>
          <table:table-cell/>
          <table:table-cell table:formula="of:=IF([.B823]=[.B8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table:formula="of:=SUM(IF(ISBLANK([.A824]); 0; [.B824]); [.A825])" office:value-type="float" office:value="10238" calcext:value-type="float">
            <text:p>10238</text:p>
          </table:table-cell>
          <table:table-cell/>
          <table:table-cell table:formula="of:=IF([.B824]=[.B8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table:formula="of:=SUM(IF(ISBLANK([.A825]); 0; [.B825]); [.A826])" office:value-type="float" office:value="16663" calcext:value-type="float">
            <text:p>16663</text:p>
          </table:table-cell>
          <table:table-cell/>
          <table:table-cell table:formula="of:=IF([.B825]=[.B8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SUM(IF(ISBLANK([.A826]); 0; [.B826]); [.A827])" office:value-type="float" office:value="19298" calcext:value-type="float">
            <text:p>19298</text:p>
          </table:table-cell>
          <table:table-cell/>
          <table:table-cell table:formula="of:=IF([.B826]=[.B8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SUM(IF(ISBLANK([.A827]); 0; [.B827]); [.A828])" office:value-type="float" office:value="22358" calcext:value-type="float">
            <text:p>22358</text:p>
          </table:table-cell>
          <table:table-cell/>
          <table:table-cell table:formula="of:=IF([.B827]=[.B8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SUM(IF(ISBLANK([.A828]); 0; [.B828]); [.A829])" office:value-type="float" office:value="24067" calcext:value-type="float">
            <text:p>24067</text:p>
          </table:table-cell>
          <table:table-cell/>
          <table:table-cell table:formula="of:=IF([.B828]=[.B8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table:formula="of:=SUM(IF(ISBLANK([.A829]); 0; [.B829]); [.A830])" office:value-type="float" office:value="30321" calcext:value-type="float">
            <text:p>30321</text:p>
          </table:table-cell>
          <table:table-cell/>
          <table:table-cell table:formula="of:=IF([.B829]=[.B8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table:formula="of:=SUM(IF(ISBLANK([.A830]); 0; [.B830]); [.A831])" office:value-type="float" office:value="33134" calcext:value-type="float">
            <text:p>33134</text:p>
          </table:table-cell>
          <table:table-cell/>
          <table:table-cell table:formula="of:=IF([.B830]=[.B8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SUM(IF(ISBLANK([.A831]); 0; [.B831]); [.A832])" office:value-type="float" office:value="35254" calcext:value-type="float">
            <text:p>35254</text:p>
          </table:table-cell>
          <table:table-cell/>
          <table:table-cell table:formula="of:=IF([.B831]=[.B8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SUM(IF(ISBLANK([.A832]); 0; [.B832]); [.A833])" office:value-type="float" office:value="36989" calcext:value-type="float">
            <text:p>36989</text:p>
          </table:table-cell>
          <table:table-cell/>
          <table:table-cell table:formula="of:=IF([.B832]=[.B8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table:formula="of:=SUM(IF(ISBLANK([.A833]); 0; [.B833]); [.A834])" office:value-type="float" office:value="41931" calcext:value-type="float">
            <text:p>41931</text:p>
          </table:table-cell>
          <table:table-cell/>
          <table:table-cell table:formula="of:=IF([.B833]=[.B8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table:formula="of:=SUM(IF(ISBLANK([.A834]); 0; [.B834]); [.A835])" office:value-type="float" office:value="47263" calcext:value-type="float">
            <text:p>47263</text:p>
          </table:table-cell>
          <table:table-cell/>
          <table:table-cell table:formula="of:=IF([.B834]=[.B8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formula="of:=SUM(IF(ISBLANK([.A835]); 0; [.B835]); [.A836])" office:value-type="float" office:value="50889" calcext:value-type="float">
            <text:p>50889</text:p>
          </table:table-cell>
          <table:table-cell/>
          <table:table-cell table:formula="of:=IF([.B835]=[.B83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36]); 0; [.B836]); [.A837])" office:value-type="float" office:value="50889" calcext:value-type="float">
            <text:p>50889</text:p>
          </table:table-cell>
          <table:table-cell/>
          <table:table-cell table:formula="of:=IF([.B836]=[.B8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SUM(IF(ISBLANK([.A837]); 0; [.B837]); [.A838])" office:value-type="float" office:value="5600" calcext:value-type="float">
            <text:p>5600</text:p>
          </table:table-cell>
          <table:table-cell/>
          <table:table-cell table:formula="of:=IF([.B837]=[.B8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table:formula="of:=SUM(IF(ISBLANK([.A838]); 0; [.B838]); [.A839])" office:value-type="float" office:value="8954" calcext:value-type="float">
            <text:p>8954</text:p>
          </table:table-cell>
          <table:table-cell/>
          <table:table-cell table:formula="of:=IF([.B838]=[.B8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table:formula="of:=SUM(IF(ISBLANK([.A839]); 0; [.B839]); [.A840])" office:value-type="float" office:value="13730" calcext:value-type="float">
            <text:p>13730</text:p>
          </table:table-cell>
          <table:table-cell/>
          <table:table-cell table:formula="of:=IF([.B839]=[.B8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SUM(IF(ISBLANK([.A840]); 0; [.B840]); [.A841])" office:value-type="float" office:value="16709" calcext:value-type="float">
            <text:p>16709</text:p>
          </table:table-cell>
          <table:table-cell/>
          <table:table-cell table:formula="of:=IF([.B840]=[.B8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SUM(IF(ISBLANK([.A841]); 0; [.B841]); [.A842])" office:value-type="float" office:value="19409" calcext:value-type="float">
            <text:p>19409</text:p>
          </table:table-cell>
          <table:table-cell/>
          <table:table-cell table:formula="of:=IF([.B841]=[.B8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table:formula="of:=SUM(IF(ISBLANK([.A842]); 0; [.B842]); [.A843])" office:value-type="float" office:value="24046" calcext:value-type="float">
            <text:p>24046</text:p>
          </table:table-cell>
          <table:table-cell/>
          <table:table-cell table:formula="of:=IF([.B842]=[.B8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SUM(IF(ISBLANK([.A843]); 0; [.B843]); [.A844])" office:value-type="float" office:value="25763" calcext:value-type="float">
            <text:p>25763</text:p>
          </table:table-cell>
          <table:table-cell/>
          <table:table-cell table:formula="of:=IF([.B843]=[.B8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SUM(IF(ISBLANK([.A844]); 0; [.B844]); [.A845])" office:value-type="float" office:value="27897" calcext:value-type="float">
            <text:p>27897</text:p>
          </table:table-cell>
          <table:table-cell/>
          <table:table-cell table:formula="of:=IF([.B844]=[.B8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SUM(IF(ISBLANK([.A845]); 0; [.B845]); [.A846])" office:value-type="float" office:value="29679" calcext:value-type="float">
            <text:p>29679</text:p>
          </table:table-cell>
          <table:table-cell/>
          <table:table-cell table:formula="of:=IF([.B845]=[.B8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SUM(IF(ISBLANK([.A846]); 0; [.B846]); [.A847])" office:value-type="float" office:value="33171" calcext:value-type="float">
            <text:p>33171</text:p>
          </table:table-cell>
          <table:table-cell/>
          <table:table-cell table:formula="of:=IF([.B846]=[.B8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table:formula="of:=SUM(IF(ISBLANK([.A847]); 0; [.B847]); [.A848])" office:value-type="float" office:value="36782" calcext:value-type="float">
            <text:p>36782</text:p>
          </table:table-cell>
          <table:table-cell/>
          <table:table-cell table:formula="of:=IF([.B847]=[.B8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table:formula="of:=SUM(IF(ISBLANK([.A848]); 0; [.B848]); [.A849])" office:value-type="float" office:value="41723" calcext:value-type="float">
            <text:p>41723</text:p>
          </table:table-cell>
          <table:table-cell/>
          <table:table-cell table:formula="of:=IF([.B848]=[.B8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table:formula="of:=SUM(IF(ISBLANK([.A849]); 0; [.B849]); [.A850])" office:value-type="float" office:value="46622" calcext:value-type="float">
            <text:p>46622</text:p>
          </table:table-cell>
          <table:table-cell/>
          <table:table-cell table:formula="of:=IF([.B849]=[.B8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SUM(IF(ISBLANK([.A850]); 0; [.B850]); [.A851])" office:value-type="float" office:value="47835" calcext:value-type="float">
            <text:p>47835</text:p>
          </table:table-cell>
          <table:table-cell/>
          <table:table-cell table:formula="of:=IF([.B850]=[.B85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51]); 0; [.B851]); [.A852])" office:value-type="float" office:value="47835" calcext:value-type="float">
            <text:p>47835</text:p>
          </table:table-cell>
          <table:table-cell/>
          <table:table-cell table:formula="of:=IF([.B851]=[.B8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9" calcext:value-type="float">
            <text:p>8679</text:p>
          </table:table-cell>
          <table:table-cell table:formula="of:=SUM(IF(ISBLANK([.A852]); 0; [.B852]); [.A853])" office:value-type="float" office:value="8679" calcext:value-type="float">
            <text:p>8679</text:p>
          </table:table-cell>
          <table:table-cell/>
          <table:table-cell table:formula="of:=IF([.B852]=[.B8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table:formula="of:=SUM(IF(ISBLANK([.A853]); 0; [.B853]); [.A854])" office:value-type="float" office:value="13340" calcext:value-type="float">
            <text:p>13340</text:p>
          </table:table-cell>
          <table:table-cell/>
          <table:table-cell table:formula="of:=IF([.B853]=[.B8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formula="of:=SUM(IF(ISBLANK([.A854]); 0; [.B854]); [.A855])" office:value-type="float" office:value="23343" calcext:value-type="float">
            <text:p>23343</text:p>
          </table:table-cell>
          <table:table-cell/>
          <table:table-cell table:formula="of:=IF([.B854]=[.B8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0" calcext:value-type="float">
            <text:p>13830</text:p>
          </table:table-cell>
          <table:table-cell table:formula="of:=SUM(IF(ISBLANK([.A855]); 0; [.B855]); [.A856])" office:value-type="float" office:value="37173" calcext:value-type="float">
            <text:p>37173</text:p>
          </table:table-cell>
          <table:table-cell/>
          <table:table-cell table:formula="of:=IF([.B855]=[.B8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table:formula="of:=SUM(IF(ISBLANK([.A856]); 0; [.B856]); [.A857])" office:value-type="float" office:value="42420" calcext:value-type="float">
            <text:p>42420</text:p>
          </table:table-cell>
          <table:table-cell/>
          <table:table-cell table:formula="of:=IF([.B856]=[.B8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SUM(IF(ISBLANK([.A857]); 0; [.B857]); [.A858])" office:value-type="float" office:value="44559" calcext:value-type="float">
            <text:p>44559</text:p>
          </table:table-cell>
          <table:table-cell/>
          <table:table-cell table:formula="of:=IF([.B857]=[.B85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58]); 0; [.B858]); [.A859])" office:value-type="float" office:value="44559" calcext:value-type="float">
            <text:p>44559</text:p>
          </table:table-cell>
          <table:table-cell/>
          <table:table-cell table:formula="of:=IF([.B858]=[.B8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73" calcext:value-type="float">
            <text:p>20373</text:p>
          </table:table-cell>
          <table:table-cell table:formula="of:=SUM(IF(ISBLANK([.A859]); 0; [.B859]); [.A860])" office:value-type="float" office:value="20373" calcext:value-type="float">
            <text:p>20373</text:p>
          </table:table-cell>
          <table:table-cell/>
          <table:table-cell table:formula="of:=IF([.B859]=[.B8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formula="of:=SUM(IF(ISBLANK([.A860]); 0; [.B860]); [.A861])" office:value-type="float" office:value="23698" calcext:value-type="float">
            <text:p>23698</text:p>
          </table:table-cell>
          <table:table-cell/>
          <table:table-cell table:formula="of:=IF([.B860]=[.B86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61]); 0; [.B861]); [.A862])" office:value-type="float" office:value="23698" calcext:value-type="float">
            <text:p>23698</text:p>
          </table:table-cell>
          <table:table-cell/>
          <table:table-cell table:formula="of:=IF([.B861]=[.B8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table:formula="of:=SUM(IF(ISBLANK([.A862]); 0; [.B862]); [.A863])" office:value-type="float" office:value="5379" calcext:value-type="float">
            <text:p>5379</text:p>
          </table:table-cell>
          <table:table-cell/>
          <table:table-cell table:formula="of:=IF([.B862]=[.B8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table:formula="of:=SUM(IF(ISBLANK([.A863]); 0; [.B863]); [.A864])" office:value-type="float" office:value="12682" calcext:value-type="float">
            <text:p>12682</text:p>
          </table:table-cell>
          <table:table-cell/>
          <table:table-cell table:formula="of:=IF([.B863]=[.B8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table:formula="of:=SUM(IF(ISBLANK([.A864]); 0; [.B864]); [.A865])" office:value-type="float" office:value="20512" calcext:value-type="float">
            <text:p>20512</text:p>
          </table:table-cell>
          <table:table-cell/>
          <table:table-cell table:formula="of:=IF([.B864]=[.B8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table:formula="of:=SUM(IF(ISBLANK([.A865]); 0; [.B865]); [.A866])" office:value-type="float" office:value="26016" calcext:value-type="float">
            <text:p>26016</text:p>
          </table:table-cell>
          <table:table-cell/>
          <table:table-cell table:formula="of:=IF([.B865]=[.B8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table:formula="of:=SUM(IF(ISBLANK([.A866]); 0; [.B866]); [.A867])" office:value-type="float" office:value="28712" calcext:value-type="float">
            <text:p>28712</text:p>
          </table:table-cell>
          <table:table-cell/>
          <table:table-cell table:formula="of:=IF([.B866]=[.B8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table:formula="of:=SUM(IF(ISBLANK([.A867]); 0; [.B867]); [.A868])" office:value-type="float" office:value="34334" calcext:value-type="float">
            <text:p>34334</text:p>
          </table:table-cell>
          <table:table-cell/>
          <table:table-cell table:formula="of:=IF([.B867]=[.B8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table:formula="of:=SUM(IF(ISBLANK([.A868]); 0; [.B868]); [.A869])" office:value-type="float" office:value="42269" calcext:value-type="float">
            <text:p>42269</text:p>
          </table:table-cell>
          <table:table-cell/>
          <table:table-cell table:formula="of:=IF([.B868]=[.B8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table:formula="of:=SUM(IF(ISBLANK([.A869]); 0; [.B869]); [.A870])" office:value-type="float" office:value="45566" calcext:value-type="float">
            <text:p>45566</text:p>
          </table:table-cell>
          <table:table-cell/>
          <table:table-cell table:formula="of:=IF([.B869]=[.B87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70]); 0; [.B870]); [.A871])" office:value-type="float" office:value="45566" calcext:value-type="float">
            <text:p>45566</text:p>
          </table:table-cell>
          <table:table-cell/>
          <table:table-cell table:formula="of:=IF([.B870]=[.B8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table:formula="of:=SUM(IF(ISBLANK([.A871]); 0; [.B871]); [.A872])" office:value-type="float" office:value="4228" calcext:value-type="float">
            <text:p>4228</text:p>
          </table:table-cell>
          <table:table-cell/>
          <table:table-cell table:formula="of:=IF([.B871]=[.B8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SUM(IF(ISBLANK([.A872]); 0; [.B872]); [.A873])" office:value-type="float" office:value="6636" calcext:value-type="float">
            <text:p>6636</text:p>
          </table:table-cell>
          <table:table-cell/>
          <table:table-cell table:formula="of:=IF([.B872]=[.B8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SUM(IF(ISBLANK([.A873]); 0; [.B873]); [.A874])" office:value-type="float" office:value="12577" calcext:value-type="float">
            <text:p>12577</text:p>
          </table:table-cell>
          <table:table-cell/>
          <table:table-cell table:formula="of:=IF([.B873]=[.B8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SUM(IF(ISBLANK([.A874]); 0; [.B874]); [.A875])" office:value-type="float" office:value="17659" calcext:value-type="float">
            <text:p>17659</text:p>
          </table:table-cell>
          <table:table-cell/>
          <table:table-cell table:formula="of:=IF([.B874]=[.B8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table:formula="of:=SUM(IF(ISBLANK([.A875]); 0; [.B875]); [.A876])" office:value-type="float" office:value="24531" calcext:value-type="float">
            <text:p>24531</text:p>
          </table:table-cell>
          <table:table-cell/>
          <table:table-cell table:formula="of:=IF([.B875]=[.B8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formula="of:=SUM(IF(ISBLANK([.A876]); 0; [.B876]); [.A877])" office:value-type="float" office:value="30479" calcext:value-type="float">
            <text:p>30479</text:p>
          </table:table-cell>
          <table:table-cell/>
          <table:table-cell table:formula="of:=IF([.B876]=[.B8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table:formula="of:=SUM(IF(ISBLANK([.A877]); 0; [.B877]); [.A878])" office:value-type="float" office:value="36733" calcext:value-type="float">
            <text:p>36733</text:p>
          </table:table-cell>
          <table:table-cell/>
          <table:table-cell table:formula="of:=IF([.B877]=[.B8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table:formula="of:=SUM(IF(ISBLANK([.A878]); 0; [.B878]); [.A879])" office:value-type="float" office:value="40377" calcext:value-type="float">
            <text:p>40377</text:p>
          </table:table-cell>
          <table:table-cell/>
          <table:table-cell table:formula="of:=IF([.B878]=[.B8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SUM(IF(ISBLANK([.A879]); 0; [.B879]); [.A880])" office:value-type="float" office:value="43678" calcext:value-type="float">
            <text:p>43678</text:p>
          </table:table-cell>
          <table:table-cell/>
          <table:table-cell table:formula="of:=IF([.B879]=[.B8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table:formula="of:=SUM(IF(ISBLANK([.A880]); 0; [.B880]); [.A881])" office:value-type="float" office:value="49616" calcext:value-type="float">
            <text:p>49616</text:p>
          </table:table-cell>
          <table:table-cell/>
          <table:table-cell table:formula="of:=IF([.B880]=[.B88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81]); 0; [.B881]); [.A882])" office:value-type="float" office:value="49616" calcext:value-type="float">
            <text:p>49616</text:p>
          </table:table-cell>
          <table:table-cell/>
          <table:table-cell table:formula="of:=IF([.B881]=[.B8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table:formula="of:=SUM(IF(ISBLANK([.A882]); 0; [.B882]); [.A883])" office:value-type="float" office:value="5258" calcext:value-type="float">
            <text:p>5258</text:p>
          </table:table-cell>
          <table:table-cell/>
          <table:table-cell table:formula="of:=IF([.B882]=[.B8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1" calcext:value-type="float">
            <text:p>23981</text:p>
          </table:table-cell>
          <table:table-cell table:formula="of:=SUM(IF(ISBLANK([.A883]); 0; [.B883]); [.A884])" office:value-type="float" office:value="29239" calcext:value-type="float">
            <text:p>29239</text:p>
          </table:table-cell>
          <table:table-cell/>
          <table:table-cell table:formula="of:=IF([.B883]=[.B8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6" calcext:value-type="float">
            <text:p>12886</text:p>
          </table:table-cell>
          <table:table-cell table:formula="of:=SUM(IF(ISBLANK([.A884]); 0; [.B884]); [.A885])" office:value-type="float" office:value="42125" calcext:value-type="float">
            <text:p>42125</text:p>
          </table:table-cell>
          <table:table-cell/>
          <table:table-cell table:formula="of:=IF([.B884]=[.B88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85]); 0; [.B885]); [.A886])" office:value-type="float" office:value="42125" calcext:value-type="float">
            <text:p>42125</text:p>
          </table:table-cell>
          <table:table-cell/>
          <table:table-cell table:formula="of:=IF([.B885]=[.B8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19" calcext:value-type="float">
            <text:p>28519</text:p>
          </table:table-cell>
          <table:table-cell table:formula="of:=SUM(IF(ISBLANK([.A886]); 0; [.B886]); [.A887])" office:value-type="float" office:value="28519" calcext:value-type="float">
            <text:p>28519</text:p>
          </table:table-cell>
          <table:table-cell/>
          <table:table-cell table:formula="of:=IF([.B886]=[.B8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5" calcext:value-type="float">
            <text:p>27915</text:p>
          </table:table-cell>
          <table:table-cell table:formula="of:=SUM(IF(ISBLANK([.A887]); 0; [.B887]); [.A888])" office:value-type="float" office:value="56434" calcext:value-type="float">
            <text:p>56434</text:p>
          </table:table-cell>
          <table:table-cell/>
          <table:table-cell table:formula="of:=IF([.B887]=[.B88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88]); 0; [.B888]); [.A889])" office:value-type="float" office:value="56434" calcext:value-type="float">
            <text:p>56434</text:p>
          </table:table-cell>
          <table:table-cell/>
          <table:table-cell table:formula="of:=IF([.B888]=[.B8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54" calcext:value-type="float">
            <text:p>35254</text:p>
          </table:table-cell>
          <table:table-cell table:formula="of:=SUM(IF(ISBLANK([.A889]); 0; [.B889]); [.A890])" office:value-type="float" office:value="35254" calcext:value-type="float">
            <text:p>35254</text:p>
          </table:table-cell>
          <table:table-cell/>
          <table:table-cell table:formula="of:=IF([.B889]=[.B8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SUM(IF(ISBLANK([.A890]); 0; [.B890]); [.A891])" office:value-type="float" office:value="37456" calcext:value-type="float">
            <text:p>37456</text:p>
          </table:table-cell>
          <table:table-cell/>
          <table:table-cell table:formula="of:=IF([.B890]=[.B89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891]); 0; [.B891]); [.A892])" office:value-type="float" office:value="37456" calcext:value-type="float">
            <text:p>37456</text:p>
          </table:table-cell>
          <table:table-cell/>
          <table:table-cell table:formula="of:=IF([.B891]=[.B8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table:formula="of:=SUM(IF(ISBLANK([.A892]); 0; [.B892]); [.A893])" office:value-type="float" office:value="7052" calcext:value-type="float">
            <text:p>7052</text:p>
          </table:table-cell>
          <table:table-cell/>
          <table:table-cell table:formula="of:=IF([.B892]=[.B8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SUM(IF(ISBLANK([.A893]); 0; [.B893]); [.A894])" office:value-type="float" office:value="9220" calcext:value-type="float">
            <text:p>9220</text:p>
          </table:table-cell>
          <table:table-cell/>
          <table:table-cell table:formula="of:=IF([.B893]=[.B8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table:formula="of:=SUM(IF(ISBLANK([.A894]); 0; [.B894]); [.A895])" office:value-type="float" office:value="13609" calcext:value-type="float">
            <text:p>13609</text:p>
          </table:table-cell>
          <table:table-cell/>
          <table:table-cell table:formula="of:=IF([.B894]=[.B8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SUM(IF(ISBLANK([.A895]); 0; [.B895]); [.A896])" office:value-type="float" office:value="17655" calcext:value-type="float">
            <text:p>17655</text:p>
          </table:table-cell>
          <table:table-cell/>
          <table:table-cell table:formula="of:=IF([.B895]=[.B8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SUM(IF(ISBLANK([.A896]); 0; [.B896]); [.A897])" office:value-type="float" office:value="19711" calcext:value-type="float">
            <text:p>19711</text:p>
          </table:table-cell>
          <table:table-cell/>
          <table:table-cell table:formula="of:=IF([.B896]=[.B8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table:formula="of:=SUM(IF(ISBLANK([.A897]); 0; [.B897]); [.A898])" office:value-type="float" office:value="25878" calcext:value-type="float">
            <text:p>25878</text:p>
          </table:table-cell>
          <table:table-cell/>
          <table:table-cell table:formula="of:=IF([.B897]=[.B8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formula="of:=SUM(IF(ISBLANK([.A898]); 0; [.B898]); [.A899])" office:value-type="float" office:value="29262" calcext:value-type="float">
            <text:p>29262</text:p>
          </table:table-cell>
          <table:table-cell/>
          <table:table-cell table:formula="of:=IF([.B898]=[.B8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table:formula="of:=SUM(IF(ISBLANK([.A899]); 0; [.B899]); [.A900])" office:value-type="float" office:value="35732" calcext:value-type="float">
            <text:p>35732</text:p>
          </table:table-cell>
          <table:table-cell/>
          <table:table-cell table:formula="of:=IF([.B899]=[.B9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table:formula="of:=SUM(IF(ISBLANK([.A900]); 0; [.B900]); [.A901])" office:value-type="float" office:value="43719" calcext:value-type="float">
            <text:p>43719</text:p>
          </table:table-cell>
          <table:table-cell/>
          <table:table-cell table:formula="of:=IF([.B900]=[.B9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formula="of:=SUM(IF(ISBLANK([.A901]); 0; [.B901]); [.A902])" office:value-type="float" office:value="47102" calcext:value-type="float">
            <text:p>47102</text:p>
          </table:table-cell>
          <table:table-cell/>
          <table:table-cell table:formula="of:=IF([.B901]=[.B90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02]); 0; [.B902]); [.A903])" office:value-type="float" office:value="47102" calcext:value-type="float">
            <text:p>47102</text:p>
          </table:table-cell>
          <table:table-cell/>
          <table:table-cell table:formula="of:=IF([.B902]=[.B9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table:formula="of:=SUM(IF(ISBLANK([.A903]); 0; [.B903]); [.A904])" office:value-type="float" office:value="5268" calcext:value-type="float">
            <text:p>5268</text:p>
          </table:table-cell>
          <table:table-cell/>
          <table:table-cell table:formula="of:=IF([.B903]=[.B9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  <table:table-cell table:formula="of:=SUM(IF(ISBLANK([.A904]); 0; [.B904]); [.A905])" office:value-type="float" office:value="13171" calcext:value-type="float">
            <text:p>13171</text:p>
          </table:table-cell>
          <table:table-cell/>
          <table:table-cell table:formula="of:=IF([.B904]=[.B9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2" calcext:value-type="float">
            <text:p>13452</text:p>
          </table:table-cell>
          <table:table-cell table:formula="of:=SUM(IF(ISBLANK([.A905]); 0; [.B905]); [.A906])" office:value-type="float" office:value="26623" calcext:value-type="float">
            <text:p>26623</text:p>
          </table:table-cell>
          <table:table-cell/>
          <table:table-cell table:formula="of:=IF([.B905]=[.B9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7" calcext:value-type="float">
            <text:p>14317</text:p>
          </table:table-cell>
          <table:table-cell table:formula="of:=SUM(IF(ISBLANK([.A906]); 0; [.B906]); [.A907])" office:value-type="float" office:value="40940" calcext:value-type="float">
            <text:p>40940</text:p>
          </table:table-cell>
          <table:table-cell/>
          <table:table-cell table:formula="of:=IF([.B906]=[.B90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07]); 0; [.B907]); [.A908])" office:value-type="float" office:value="40940" calcext:value-type="float">
            <text:p>40940</text:p>
          </table:table-cell>
          <table:table-cell/>
          <table:table-cell table:formula="of:=IF([.B907]=[.B9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table:formula="of:=SUM(IF(ISBLANK([.A908]); 0; [.B908]); [.A909])" office:value-type="float" office:value="6366" calcext:value-type="float">
            <text:p>6366</text:p>
          </table:table-cell>
          <table:table-cell/>
          <table:table-cell table:formula="of:=IF([.B908]=[.B9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SUM(IF(ISBLANK([.A909]); 0; [.B909]); [.A910])" office:value-type="float" office:value="7892" calcext:value-type="float">
            <text:p>7892</text:p>
          </table:table-cell>
          <table:table-cell/>
          <table:table-cell table:formula="of:=IF([.B909]=[.B9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  <table:table-cell table:formula="of:=SUM(IF(ISBLANK([.A910]); 0; [.B910]); [.A911])" office:value-type="float" office:value="16996" calcext:value-type="float">
            <text:p>16996</text:p>
          </table:table-cell>
          <table:table-cell/>
          <table:table-cell table:formula="of:=IF([.B910]=[.B9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table:formula="of:=SUM(IF(ISBLANK([.A911]); 0; [.B911]); [.A912])" office:value-type="float" office:value="19595" calcext:value-type="float">
            <text:p>19595</text:p>
          </table:table-cell>
          <table:table-cell/>
          <table:table-cell table:formula="of:=IF([.B911]=[.B9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SUM(IF(ISBLANK([.A912]); 0; [.B912]); [.A913])" office:value-type="float" office:value="20797" calcext:value-type="float">
            <text:p>20797</text:p>
          </table:table-cell>
          <table:table-cell/>
          <table:table-cell table:formula="of:=IF([.B912]=[.B9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6" calcext:value-type="float">
            <text:p>11086</text:p>
          </table:table-cell>
          <table:table-cell table:formula="of:=SUM(IF(ISBLANK([.A913]); 0; [.B913]); [.A914])" office:value-type="float" office:value="31883" calcext:value-type="float">
            <text:p>31883</text:p>
          </table:table-cell>
          <table:table-cell/>
          <table:table-cell table:formula="of:=IF([.B913]=[.B9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SUM(IF(ISBLANK([.A914]); 0; [.B914]); [.A915])" office:value-type="float" office:value="37316" calcext:value-type="float">
            <text:p>37316</text:p>
          </table:table-cell>
          <table:table-cell/>
          <table:table-cell table:formula="of:=IF([.B914]=[.B91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15]); 0; [.B915]); [.A916])" office:value-type="float" office:value="37316" calcext:value-type="float">
            <text:p>37316</text:p>
          </table:table-cell>
          <table:table-cell/>
          <table:table-cell table:formula="of:=IF([.B915]=[.B9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79" calcext:value-type="float">
            <text:p>11479</text:p>
          </table:table-cell>
          <table:table-cell table:formula="of:=SUM(IF(ISBLANK([.A916]); 0; [.B916]); [.A917])" office:value-type="float" office:value="11479" calcext:value-type="float">
            <text:p>11479</text:p>
          </table:table-cell>
          <table:table-cell/>
          <table:table-cell table:formula="of:=IF([.B916]=[.B9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table:formula="of:=SUM(IF(ISBLANK([.A917]); 0; [.B917]); [.A918])" office:value-type="float" office:value="19518" calcext:value-type="float">
            <text:p>19518</text:p>
          </table:table-cell>
          <table:table-cell/>
          <table:table-cell table:formula="of:=IF([.B917]=[.B9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formula="of:=SUM(IF(ISBLANK([.A918]); 0; [.B918]); [.A919])" office:value-type="float" office:value="29670" calcext:value-type="float">
            <text:p>29670</text:p>
          </table:table-cell>
          <table:table-cell/>
          <table:table-cell table:formula="of:=IF([.B918]=[.B9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0" calcext:value-type="float">
            <text:p>14580</text:p>
          </table:table-cell>
          <table:table-cell table:formula="of:=SUM(IF(ISBLANK([.A919]); 0; [.B919]); [.A920])" office:value-type="float" office:value="44250" calcext:value-type="float">
            <text:p>44250</text:p>
          </table:table-cell>
          <table:table-cell/>
          <table:table-cell table:formula="of:=IF([.B919]=[.B92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20]); 0; [.B920]); [.A921])" office:value-type="float" office:value="44250" calcext:value-type="float">
            <text:p>44250</text:p>
          </table:table-cell>
          <table:table-cell/>
          <table:table-cell table:formula="of:=IF([.B920]=[.B9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table:formula="of:=SUM(IF(ISBLANK([.A921]); 0; [.B921]); [.A922])" office:value-type="float" office:value="5515" calcext:value-type="float">
            <text:p>5515</text:p>
          </table:table-cell>
          <table:table-cell/>
          <table:table-cell table:formula="of:=IF([.B921]=[.B9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SUM(IF(ISBLANK([.A922]); 0; [.B922]); [.A923])" office:value-type="float" office:value="7431" calcext:value-type="float">
            <text:p>7431</text:p>
          </table:table-cell>
          <table:table-cell/>
          <table:table-cell table:formula="of:=IF([.B922]=[.B9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SUM(IF(ISBLANK([.A923]); 0; [.B923]); [.A924])" office:value-type="float" office:value="8720" calcext:value-type="float">
            <text:p>8720</text:p>
          </table:table-cell>
          <table:table-cell/>
          <table:table-cell table:formula="of:=IF([.B923]=[.B9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SUM(IF(ISBLANK([.A924]); 0; [.B924]); [.A925])" office:value-type="float" office:value="10108" calcext:value-type="float">
            <text:p>10108</text:p>
          </table:table-cell>
          <table:table-cell/>
          <table:table-cell table:formula="of:=IF([.B924]=[.B9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SUM(IF(ISBLANK([.A925]); 0; [.B925]); [.A926])" office:value-type="float" office:value="11661" calcext:value-type="float">
            <text:p>11661</text:p>
          </table:table-cell>
          <table:table-cell/>
          <table:table-cell table:formula="of:=IF([.B925]=[.B9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table:formula="of:=SUM(IF(ISBLANK([.A926]); 0; [.B926]); [.A927])" office:value-type="float" office:value="17401" calcext:value-type="float">
            <text:p>17401</text:p>
          </table:table-cell>
          <table:table-cell/>
          <table:table-cell table:formula="of:=IF([.B926]=[.B9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SUM(IF(ISBLANK([.A927]); 0; [.B927]); [.A928])" office:value-type="float" office:value="21240" calcext:value-type="float">
            <text:p>21240</text:p>
          </table:table-cell>
          <table:table-cell/>
          <table:table-cell table:formula="of:=IF([.B927]=[.B9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SUM(IF(ISBLANK([.A928]); 0; [.B928]); [.A929])" office:value-type="float" office:value="22993" calcext:value-type="float">
            <text:p>22993</text:p>
          </table:table-cell>
          <table:table-cell/>
          <table:table-cell table:formula="of:=IF([.B928]=[.B9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SUM(IF(ISBLANK([.A929]); 0; [.B929]); [.A930])" office:value-type="float" office:value="28627" calcext:value-type="float">
            <text:p>28627</text:p>
          </table:table-cell>
          <table:table-cell/>
          <table:table-cell table:formula="of:=IF([.B929]=[.B9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table:formula="of:=SUM(IF(ISBLANK([.A930]); 0; [.B930]); [.A931])" office:value-type="float" office:value="35272" calcext:value-type="float">
            <text:p>35272</text:p>
          </table:table-cell>
          <table:table-cell/>
          <table:table-cell table:formula="of:=IF([.B930]=[.B9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SUM(IF(ISBLANK([.A931]); 0; [.B931]); [.A932])" office:value-type="float" office:value="36778" calcext:value-type="float">
            <text:p>36778</text:p>
          </table:table-cell>
          <table:table-cell/>
          <table:table-cell table:formula="of:=IF([.B931]=[.B9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table:formula="of:=SUM(IF(ISBLANK([.A932]); 0; [.B932]); [.A933])" office:value-type="float" office:value="41316" calcext:value-type="float">
            <text:p>41316</text:p>
          </table:table-cell>
          <table:table-cell/>
          <table:table-cell table:formula="of:=IF([.B932]=[.B9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table:formula="of:=SUM(IF(ISBLANK([.A933]); 0; [.B933]); [.A934])" office:value-type="float" office:value="45972" calcext:value-type="float">
            <text:p>45972</text:p>
          </table:table-cell>
          <table:table-cell/>
          <table:table-cell table:formula="of:=IF([.B933]=[.B93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34]); 0; [.B934]); [.A935])" office:value-type="float" office:value="45972" calcext:value-type="float">
            <text:p>45972</text:p>
          </table:table-cell>
          <table:table-cell/>
          <table:table-cell table:formula="of:=IF([.B934]=[.B9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table:formula="of:=SUM(IF(ISBLANK([.A935]); 0; [.B935]); [.A936])" office:value-type="float" office:value="4786" calcext:value-type="float">
            <text:p>4786</text:p>
          </table:table-cell>
          <table:table-cell/>
          <table:table-cell table:formula="of:=IF([.B935]=[.B9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table:formula="of:=SUM(IF(ISBLANK([.A936]); 0; [.B936]); [.A937])" office:value-type="float" office:value="9053" calcext:value-type="float">
            <text:p>9053</text:p>
          </table:table-cell>
          <table:table-cell/>
          <table:table-cell table:formula="of:=IF([.B936]=[.B9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table:formula="of:=SUM(IF(ISBLANK([.A937]); 0; [.B937]); [.A938])" office:value-type="float" office:value="13849" calcext:value-type="float">
            <text:p>13849</text:p>
          </table:table-cell>
          <table:table-cell/>
          <table:table-cell table:formula="of:=IF([.B937]=[.B9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table:formula="of:=SUM(IF(ISBLANK([.A938]); 0; [.B938]); [.A939])" office:value-type="float" office:value="16728" calcext:value-type="float">
            <text:p>16728</text:p>
          </table:table-cell>
          <table:table-cell/>
          <table:table-cell table:formula="of:=IF([.B938]=[.B9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SUM(IF(ISBLANK([.A939]); 0; [.B939]); [.A940])" office:value-type="float" office:value="20498" calcext:value-type="float">
            <text:p>20498</text:p>
          </table:table-cell>
          <table:table-cell/>
          <table:table-cell table:formula="of:=IF([.B939]=[.B9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table:formula="of:=SUM(IF(ISBLANK([.A940]); 0; [.B940]); [.A941])" office:value-type="float" office:value="26150" calcext:value-type="float">
            <text:p>26150</text:p>
          </table:table-cell>
          <table:table-cell/>
          <table:table-cell table:formula="of:=IF([.B940]=[.B9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table:formula="of:=SUM(IF(ISBLANK([.A941]); 0; [.B941]); [.A942])" office:value-type="float" office:value="29310" calcext:value-type="float">
            <text:p>29310</text:p>
          </table:table-cell>
          <table:table-cell/>
          <table:table-cell table:formula="of:=IF([.B941]=[.B9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table:formula="of:=SUM(IF(ISBLANK([.A942]); 0; [.B942]); [.A943])" office:value-type="float" office:value="35135" calcext:value-type="float">
            <text:p>35135</text:p>
          </table:table-cell>
          <table:table-cell/>
          <table:table-cell table:formula="of:=IF([.B942]=[.B9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SUM(IF(ISBLANK([.A943]); 0; [.B943]); [.A944])" office:value-type="float" office:value="37432" calcext:value-type="float">
            <text:p>37432</text:p>
          </table:table-cell>
          <table:table-cell/>
          <table:table-cell table:formula="of:=IF([.B943]=[.B9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SUM(IF(ISBLANK([.A944]); 0; [.B944]); [.A945])" office:value-type="float" office:value="38783" calcext:value-type="float">
            <text:p>38783</text:p>
          </table:table-cell>
          <table:table-cell/>
          <table:table-cell table:formula="of:=IF([.B944]=[.B9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SUM(IF(ISBLANK([.A945]); 0; [.B945]); [.A946])" office:value-type="float" office:value="41898" calcext:value-type="float">
            <text:p>41898</text:p>
          </table:table-cell>
          <table:table-cell/>
          <table:table-cell table:formula="of:=IF([.B945]=[.B9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table:formula="of:=SUM(IF(ISBLANK([.A946]); 0; [.B946]); [.A947])" office:value-type="float" office:value="47644" calcext:value-type="float">
            <text:p>47644</text:p>
          </table:table-cell>
          <table:table-cell/>
          <table:table-cell table:formula="of:=IF([.B946]=[.B9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table:formula="of:=SUM(IF(ISBLANK([.A947]); 0; [.B947]); [.A948])" office:value-type="float" office:value="52396" calcext:value-type="float">
            <text:p>52396</text:p>
          </table:table-cell>
          <table:table-cell/>
          <table:table-cell table:formula="of:=IF([.B947]=[.B9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table:formula="of:=SUM(IF(ISBLANK([.A948]); 0; [.B948]); [.A949])" office:value-type="float" office:value="57109" calcext:value-type="float">
            <text:p>57109</text:p>
          </table:table-cell>
          <table:table-cell/>
          <table:table-cell table:formula="of:=IF([.B948]=[.B9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table:formula="of:=SUM(IF(ISBLANK([.A949]); 0; [.B949]); [.A950])" office:value-type="float" office:value="62518" calcext:value-type="float">
            <text:p>62518</text:p>
          </table:table-cell>
          <table:table-cell/>
          <table:table-cell table:formula="of:=IF([.B949]=[.B95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50]); 0; [.B950]); [.A951])" office:value-type="float" office:value="62518" calcext:value-type="float">
            <text:p>62518</text:p>
          </table:table-cell>
          <table:table-cell/>
          <table:table-cell table:formula="of:=IF([.B950]=[.B9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table:formula="of:=SUM(IF(ISBLANK([.A951]); 0; [.B951]); [.A952])" office:value-type="float" office:value="5911" calcext:value-type="float">
            <text:p>5911</text:p>
          </table:table-cell>
          <table:table-cell/>
          <table:table-cell table:formula="of:=IF([.B951]=[.B9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table:formula="of:=SUM(IF(ISBLANK([.A952]); 0; [.B952]); [.A953])" office:value-type="float" office:value="11915" calcext:value-type="float">
            <text:p>11915</text:p>
          </table:table-cell>
          <table:table-cell/>
          <table:table-cell table:formula="of:=IF([.B952]=[.B9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table:formula="of:=SUM(IF(ISBLANK([.A953]); 0; [.B953]); [.A954])" office:value-type="float" office:value="16040" calcext:value-type="float">
            <text:p>16040</text:p>
          </table:table-cell>
          <table:table-cell/>
          <table:table-cell table:formula="of:=IF([.B953]=[.B9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SUM(IF(ISBLANK([.A954]); 0; [.B954]); [.A955])" office:value-type="float" office:value="19534" calcext:value-type="float">
            <text:p>19534</text:p>
          </table:table-cell>
          <table:table-cell/>
          <table:table-cell table:formula="of:=IF([.B954]=[.B9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table:formula="of:=SUM(IF(ISBLANK([.A955]); 0; [.B955]); [.A956])" office:value-type="float" office:value="27114" calcext:value-type="float">
            <text:p>27114</text:p>
          </table:table-cell>
          <table:table-cell/>
          <table:table-cell table:formula="of:=IF([.B955]=[.B9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table:formula="of:=SUM(IF(ISBLANK([.A956]); 0; [.B956]); [.A957])" office:value-type="float" office:value="34290" calcext:value-type="float">
            <text:p>34290</text:p>
          </table:table-cell>
          <table:table-cell/>
          <table:table-cell table:formula="of:=IF([.B956]=[.B9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table:formula="of:=SUM(IF(ISBLANK([.A957]); 0; [.B957]); [.A958])" office:value-type="float" office:value="42504" calcext:value-type="float">
            <text:p>42504</text:p>
          </table:table-cell>
          <table:table-cell/>
          <table:table-cell table:formula="of:=IF([.B957]=[.B9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table:formula="of:=SUM(IF(ISBLANK([.A958]); 0; [.B958]); [.A959])" office:value-type="float" office:value="49174" calcext:value-type="float">
            <text:p>49174</text:p>
          </table:table-cell>
          <table:table-cell/>
          <table:table-cell table:formula="of:=IF([.B958]=[.B95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59]); 0; [.B959]); [.A960])" office:value-type="float" office:value="49174" calcext:value-type="float">
            <text:p>49174</text:p>
          </table:table-cell>
          <table:table-cell/>
          <table:table-cell table:formula="of:=IF([.B959]=[.B9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SUM(IF(ISBLANK([.A960]); 0; [.B960]); [.A961])" office:value-type="float" office:value="2668" calcext:value-type="float">
            <text:p>2668</text:p>
          </table:table-cell>
          <table:table-cell/>
          <table:table-cell table:formula="of:=IF([.B960]=[.B9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table:formula="of:=SUM(IF(ISBLANK([.A961]); 0; [.B961]); [.A962])" office:value-type="float" office:value="9913" calcext:value-type="float">
            <text:p>9913</text:p>
          </table:table-cell>
          <table:table-cell/>
          <table:table-cell table:formula="of:=IF([.B961]=[.B9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SUM(IF(ISBLANK([.A962]); 0; [.B962]); [.A963])" office:value-type="float" office:value="13014" calcext:value-type="float">
            <text:p>13014</text:p>
          </table:table-cell>
          <table:table-cell/>
          <table:table-cell table:formula="of:=IF([.B962]=[.B9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SUM(IF(ISBLANK([.A963]); 0; [.B963]); [.A964])" office:value-type="float" office:value="17066" calcext:value-type="float">
            <text:p>17066</text:p>
          </table:table-cell>
          <table:table-cell/>
          <table:table-cell table:formula="of:=IF([.B963]=[.B9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SUM(IF(ISBLANK([.A964]); 0; [.B964]); [.A965])" office:value-type="float" office:value="18593" calcext:value-type="float">
            <text:p>18593</text:p>
          </table:table-cell>
          <table:table-cell/>
          <table:table-cell table:formula="of:=IF([.B964]=[.B9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table:formula="of:=SUM(IF(ISBLANK([.A965]); 0; [.B965]); [.A966])" office:value-type="float" office:value="25137" calcext:value-type="float">
            <text:p>25137</text:p>
          </table:table-cell>
          <table:table-cell/>
          <table:table-cell table:formula="of:=IF([.B965]=[.B9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formula="of:=SUM(IF(ISBLANK([.A966]); 0; [.B966]); [.A967])" office:value-type="float" office:value="28560" calcext:value-type="float">
            <text:p>28560</text:p>
          </table:table-cell>
          <table:table-cell/>
          <table:table-cell table:formula="of:=IF([.B966]=[.B9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table:formula="of:=SUM(IF(ISBLANK([.A967]); 0; [.B967]); [.A968])" office:value-type="float" office:value="34324" calcext:value-type="float">
            <text:p>34324</text:p>
          </table:table-cell>
          <table:table-cell/>
          <table:table-cell table:formula="of:=IF([.B967]=[.B9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table:formula="of:=SUM(IF(ISBLANK([.A968]); 0; [.B968]); [.A969])" office:value-type="float" office:value="37078" calcext:value-type="float">
            <text:p>37078</text:p>
          </table:table-cell>
          <table:table-cell/>
          <table:table-cell table:formula="of:=IF([.B968]=[.B9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SUM(IF(ISBLANK([.A969]); 0; [.B969]); [.A970])" office:value-type="float" office:value="38483" calcext:value-type="float">
            <text:p>38483</text:p>
          </table:table-cell>
          <table:table-cell/>
          <table:table-cell table:formula="of:=IF([.B969]=[.B9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SUM(IF(ISBLANK([.A970]); 0; [.B970]); [.A971])" office:value-type="float" office:value="42419" calcext:value-type="float">
            <text:p>42419</text:p>
          </table:table-cell>
          <table:table-cell/>
          <table:table-cell table:formula="of:=IF([.B970]=[.B97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71]); 0; [.B971]); [.A972])" office:value-type="float" office:value="42419" calcext:value-type="float">
            <text:p>42419</text:p>
          </table:table-cell>
          <table:table-cell/>
          <table:table-cell table:formula="of:=IF([.B971]=[.B9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table:formula="of:=SUM(IF(ISBLANK([.A972]); 0; [.B972]); [.A973])" office:value-type="float" office:value="5601" calcext:value-type="float">
            <text:p>5601</text:p>
          </table:table-cell>
          <table:table-cell/>
          <table:table-cell table:formula="of:=IF([.B972]=[.B9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SUM(IF(ISBLANK([.A973]); 0; [.B973]); [.A974])" office:value-type="float" office:value="9318" calcext:value-type="float">
            <text:p>9318</text:p>
          </table:table-cell>
          <table:table-cell/>
          <table:table-cell table:formula="of:=IF([.B973]=[.B9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SUM(IF(ISBLANK([.A974]); 0; [.B974]); [.A975])" office:value-type="float" office:value="10947" calcext:value-type="float">
            <text:p>10947</text:p>
          </table:table-cell>
          <table:table-cell/>
          <table:table-cell table:formula="of:=IF([.B974]=[.B9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table:formula="of:=SUM(IF(ISBLANK([.A975]); 0; [.B975]); [.A976])" office:value-type="float" office:value="16523" calcext:value-type="float">
            <text:p>16523</text:p>
          </table:table-cell>
          <table:table-cell/>
          <table:table-cell table:formula="of:=IF([.B975]=[.B9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SUM(IF(ISBLANK([.A976]); 0; [.B976]); [.A977])" office:value-type="float" office:value="22102" calcext:value-type="float">
            <text:p>22102</text:p>
          </table:table-cell>
          <table:table-cell/>
          <table:table-cell table:formula="of:=IF([.B976]=[.B9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SUM(IF(ISBLANK([.A977]); 0; [.B977]); [.A978])" office:value-type="float" office:value="23957" calcext:value-type="float">
            <text:p>23957</text:p>
          </table:table-cell>
          <table:table-cell/>
          <table:table-cell table:formula="of:=IF([.B977]=[.B9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SUM(IF(ISBLANK([.A978]); 0; [.B978]); [.A979])" office:value-type="float" office:value="28214" calcext:value-type="float">
            <text:p>28214</text:p>
          </table:table-cell>
          <table:table-cell/>
          <table:table-cell table:formula="of:=IF([.B978]=[.B9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table:formula="of:=SUM(IF(ISBLANK([.A979]); 0; [.B979]); [.A980])" office:value-type="float" office:value="33896" calcext:value-type="float">
            <text:p>33896</text:p>
          </table:table-cell>
          <table:table-cell/>
          <table:table-cell table:formula="of:=IF([.B979]=[.B9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SUM(IF(ISBLANK([.A980]); 0; [.B980]); [.A981])" office:value-type="float" office:value="36428" calcext:value-type="float">
            <text:p>36428</text:p>
          </table:table-cell>
          <table:table-cell/>
          <table:table-cell table:formula="of:=IF([.B980]=[.B9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table:formula="of:=SUM(IF(ISBLANK([.A981]); 0; [.B981]); [.A982])" office:value-type="float" office:value="39146" calcext:value-type="float">
            <text:p>39146</text:p>
          </table:table-cell>
          <table:table-cell/>
          <table:table-cell table:formula="of:=IF([.B981]=[.B9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SUM(IF(ISBLANK([.A982]); 0; [.B982]); [.A983])" office:value-type="float" office:value="40643" calcext:value-type="float">
            <text:p>40643</text:p>
          </table:table-cell>
          <table:table-cell/>
          <table:table-cell table:formula="of:=IF([.B982]=[.B9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SUM(IF(ISBLANK([.A983]); 0; [.B983]); [.A984])" office:value-type="float" office:value="44070" calcext:value-type="float">
            <text:p>44070</text:p>
          </table:table-cell>
          <table:table-cell/>
          <table:table-cell table:formula="of:=IF([.B983]=[.B9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table:formula="of:=SUM(IF(ISBLANK([.A984]); 0; [.B984]); [.A985])" office:value-type="float" office:value="49864" calcext:value-type="float">
            <text:p>49864</text:p>
          </table:table-cell>
          <table:table-cell/>
          <table:table-cell table:formula="of:=IF([.B984]=[.B98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85]); 0; [.B985]); [.A986])" office:value-type="float" office:value="49864" calcext:value-type="float">
            <text:p>49864</text:p>
          </table:table-cell>
          <table:table-cell/>
          <table:table-cell table:formula="of:=IF([.B985]=[.B9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table:formula="of:=SUM(IF(ISBLANK([.A986]); 0; [.B986]); [.A987])" office:value-type="float" office:value="5247" calcext:value-type="float">
            <text:p>5247</text:p>
          </table:table-cell>
          <table:table-cell/>
          <table:table-cell table:formula="of:=IF([.B986]=[.B9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table:formula="of:=SUM(IF(ISBLANK([.A987]); 0; [.B987]); [.A988])" office:value-type="float" office:value="16278" calcext:value-type="float">
            <text:p>16278</text:p>
          </table:table-cell>
          <table:table-cell/>
          <table:table-cell table:formula="of:=IF([.B987]=[.B9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table:formula="of:=SUM(IF(ISBLANK([.A988]); 0; [.B988]); [.A989])" office:value-type="float" office:value="20892" calcext:value-type="float">
            <text:p>20892</text:p>
          </table:table-cell>
          <table:table-cell/>
          <table:table-cell table:formula="of:=IF([.B988]=[.B9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table:formula="of:=SUM(IF(ISBLANK([.A989]); 0; [.B989]); [.A990])" office:value-type="float" office:value="29960" calcext:value-type="float">
            <text:p>29960</text:p>
          </table:table-cell>
          <table:table-cell/>
          <table:table-cell table:formula="of:=IF([.B989]=[.B9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8" calcext:value-type="float">
            <text:p>9698</text:p>
          </table:table-cell>
          <table:table-cell table:formula="of:=SUM(IF(ISBLANK([.A990]); 0; [.B990]); [.A991])" office:value-type="float" office:value="39658" calcext:value-type="float">
            <text:p>39658</text:p>
          </table:table-cell>
          <table:table-cell/>
          <table:table-cell table:formula="of:=IF([.B990]=[.B9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SUM(IF(ISBLANK([.A991]); 0; [.B991]); [.A992])" office:value-type="float" office:value="41815" calcext:value-type="float">
            <text:p>41815</text:p>
          </table:table-cell>
          <table:table-cell/>
          <table:table-cell table:formula="of:=IF([.B991]=[.B9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table:formula="of:=SUM(IF(ISBLANK([.A992]); 0; [.B992]); [.A993])" office:value-type="float" office:value="47191" calcext:value-type="float">
            <text:p>47191</text:p>
          </table:table-cell>
          <table:table-cell/>
          <table:table-cell table:formula="of:=IF([.B992]=[.B99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993]); 0; [.B993]); [.A994])" office:value-type="float" office:value="47191" calcext:value-type="float">
            <text:p>47191</text:p>
          </table:table-cell>
          <table:table-cell/>
          <table:table-cell table:formula="of:=IF([.B993]=[.B9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3" calcext:value-type="float">
            <text:p>9323</text:p>
          </table:table-cell>
          <table:table-cell table:formula="of:=SUM(IF(ISBLANK([.A994]); 0; [.B994]); [.A995])" office:value-type="float" office:value="9323" calcext:value-type="float">
            <text:p>9323</text:p>
          </table:table-cell>
          <table:table-cell/>
          <table:table-cell table:formula="of:=IF([.B994]=[.B9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table:formula="of:=SUM(IF(ISBLANK([.A995]); 0; [.B995]); [.A996])" office:value-type="float" office:value="11517" calcext:value-type="float">
            <text:p>11517</text:p>
          </table:table-cell>
          <table:table-cell/>
          <table:table-cell table:formula="of:=IF([.B995]=[.B9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SUM(IF(ISBLANK([.A996]); 0; [.B996]); [.A997])" office:value-type="float" office:value="13058" calcext:value-type="float">
            <text:p>13058</text:p>
          </table:table-cell>
          <table:table-cell/>
          <table:table-cell table:formula="of:=IF([.B996]=[.B9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table:formula="of:=SUM(IF(ISBLANK([.A997]); 0; [.B997]); [.A998])" office:value-type="float" office:value="18670" calcext:value-type="float">
            <text:p>18670</text:p>
          </table:table-cell>
          <table:table-cell/>
          <table:table-cell table:formula="of:=IF([.B997]=[.B9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SUM(IF(ISBLANK([.A998]); 0; [.B998]); [.A999])" office:value-type="float" office:value="20455" calcext:value-type="float">
            <text:p>20455</text:p>
          </table:table-cell>
          <table:table-cell/>
          <table:table-cell table:formula="of:=IF([.B998]=[.B9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SUM(IF(ISBLANK([.A999]); 0; [.B999]); [.A1000])" office:value-type="float" office:value="22321" calcext:value-type="float">
            <text:p>22321</text:p>
          </table:table-cell>
          <table:table-cell/>
          <table:table-cell table:formula="of:=IF([.B999]=[.B10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  <table:table-cell table:formula="of:=SUM(IF(ISBLANK([.A1000]); 0; [.B1000]); [.A1001])" office:value-type="float" office:value="30387" calcext:value-type="float">
            <text:p>30387</text:p>
          </table:table-cell>
          <table:table-cell/>
          <table:table-cell table:formula="of:=IF([.B1000]=[.B10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table:formula="of:=SUM(IF(ISBLANK([.A1001]); 0; [.B1001]); [.A1002])" office:value-type="float" office:value="35291" calcext:value-type="float">
            <text:p>35291</text:p>
          </table:table-cell>
          <table:table-cell/>
          <table:table-cell table:formula="of:=IF([.B1001]=[.B100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02]); 0; [.B1002]); [.A1003])" office:value-type="float" office:value="35291" calcext:value-type="float">
            <text:p>35291</text:p>
          </table:table-cell>
          <table:table-cell/>
          <table:table-cell table:formula="of:=IF([.B1002]=[.B10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92" calcext:value-type="float">
            <text:p>36692</text:p>
          </table:table-cell>
          <table:table-cell table:formula="of:=SUM(IF(ISBLANK([.A1003]); 0; [.B1003]); [.A1004])" office:value-type="float" office:value="36692" calcext:value-type="float">
            <text:p>36692</text:p>
          </table:table-cell>
          <table:table-cell/>
          <table:table-cell table:formula="of:=IF([.B1003]=[.B10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8" calcext:value-type="float">
            <text:p>27998</text:p>
          </table:table-cell>
          <table:table-cell table:formula="of:=SUM(IF(ISBLANK([.A1004]); 0; [.B1004]); [.A1005])" office:value-type="float" office:value="64690" calcext:value-type="float">
            <text:p>64690</text:p>
          </table:table-cell>
          <table:table-cell/>
          <table:table-cell table:formula="of:=IF([.B1004]=[.B100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05]); 0; [.B1005]); [.A1006])" office:value-type="float" office:value="64690" calcext:value-type="float">
            <text:p>64690</text:p>
          </table:table-cell>
          <table:table-cell/>
          <table:table-cell table:formula="of:=IF([.B1005]=[.B10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table:formula="of:=SUM(IF(ISBLANK([.A1006]); 0; [.B1006]); [.A1007])" office:value-type="float" office:value="4516" calcext:value-type="float">
            <text:p>4516</text:p>
          </table:table-cell>
          <table:table-cell/>
          <table:table-cell table:formula="of:=IF([.B1006]=[.B10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SUM(IF(ISBLANK([.A1007]); 0; [.B1007]); [.A1008])" office:value-type="float" office:value="7972" calcext:value-type="float">
            <text:p>7972</text:p>
          </table:table-cell>
          <table:table-cell/>
          <table:table-cell table:formula="of:=IF([.B1007]=[.B10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SUM(IF(ISBLANK([.A1008]); 0; [.B1008]); [.A1009])" office:value-type="float" office:value="11592" calcext:value-type="float">
            <text:p>11592</text:p>
          </table:table-cell>
          <table:table-cell/>
          <table:table-cell table:formula="of:=IF([.B1008]=[.B10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formula="of:=SUM(IF(ISBLANK([.A1009]); 0; [.B1009]); [.A1010])" office:value-type="float" office:value="22019" calcext:value-type="float">
            <text:p>22019</text:p>
          </table:table-cell>
          <table:table-cell/>
          <table:table-cell table:formula="of:=IF([.B1009]=[.B10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formula="of:=SUM(IF(ISBLANK([.A1010]); 0; [.B1010]); [.A1011])" office:value-type="float" office:value="29240" calcext:value-type="float">
            <text:p>29240</text:p>
          </table:table-cell>
          <table:table-cell/>
          <table:table-cell table:formula="of:=IF([.B1010]=[.B10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3" calcext:value-type="float">
            <text:p>9173</text:p>
          </table:table-cell>
          <table:table-cell table:formula="of:=SUM(IF(ISBLANK([.A1011]); 0; [.B1011]); [.A1012])" office:value-type="float" office:value="38413" calcext:value-type="float">
            <text:p>38413</text:p>
          </table:table-cell>
          <table:table-cell/>
          <table:table-cell table:formula="of:=IF([.B1011]=[.B10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table:formula="of:=SUM(IF(ISBLANK([.A1012]); 0; [.B1012]); [.A1013])" office:value-type="float" office:value="43766" calcext:value-type="float">
            <text:p>43766</text:p>
          </table:table-cell>
          <table:table-cell/>
          <table:table-cell table:formula="of:=IF([.B1012]=[.B10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6" calcext:value-type="float">
            <text:p>9376</text:p>
          </table:table-cell>
          <table:table-cell table:formula="of:=SUM(IF(ISBLANK([.A1013]); 0; [.B1013]); [.A1014])" office:value-type="float" office:value="53142" calcext:value-type="float">
            <text:p>53142</text:p>
          </table:table-cell>
          <table:table-cell/>
          <table:table-cell table:formula="of:=IF([.B1013]=[.B101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14]); 0; [.B1014]); [.A1015])" office:value-type="float" office:value="53142" calcext:value-type="float">
            <text:p>53142</text:p>
          </table:table-cell>
          <table:table-cell/>
          <table:table-cell table:formula="of:=IF([.B1014]=[.B10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table:formula="of:=SUM(IF(ISBLANK([.A1015]); 0; [.B1015]); [.A1016])" office:value-type="float" office:value="6685" calcext:value-type="float">
            <text:p>6685</text:p>
          </table:table-cell>
          <table:table-cell/>
          <table:table-cell table:formula="of:=IF([.B1015]=[.B10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table:formula="of:=SUM(IF(ISBLANK([.A1016]); 0; [.B1016]); [.A1017])" office:value-type="float" office:value="10137" calcext:value-type="float">
            <text:p>10137</text:p>
          </table:table-cell>
          <table:table-cell/>
          <table:table-cell table:formula="of:=IF([.B1016]=[.B10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  <table:table-cell table:formula="of:=SUM(IF(ISBLANK([.A1017]); 0; [.B1017]); [.A1018])" office:value-type="float" office:value="19558" calcext:value-type="float">
            <text:p>19558</text:p>
          </table:table-cell>
          <table:table-cell/>
          <table:table-cell table:formula="of:=IF([.B1017]=[.B10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table:formula="of:=SUM(IF(ISBLANK([.A1018]); 0; [.B1018]); [.A1019])" office:value-type="float" office:value="27435" calcext:value-type="float">
            <text:p>27435</text:p>
          </table:table-cell>
          <table:table-cell/>
          <table:table-cell table:formula="of:=IF([.B1018]=[.B10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table:formula="of:=SUM(IF(ISBLANK([.A1019]); 0; [.B1019]); [.A1020])" office:value-type="float" office:value="35104" calcext:value-type="float">
            <text:p>35104</text:p>
          </table:table-cell>
          <table:table-cell/>
          <table:table-cell table:formula="of:=IF([.B1019]=[.B10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SUM(IF(ISBLANK([.A1020]); 0; [.B1020]); [.A1021])" office:value-type="float" office:value="38341" calcext:value-type="float">
            <text:p>38341</text:p>
          </table:table-cell>
          <table:table-cell/>
          <table:table-cell table:formula="of:=IF([.B1020]=[.B10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1" calcext:value-type="float">
            <text:p>9391</text:p>
          </table:table-cell>
          <table:table-cell table:formula="of:=SUM(IF(ISBLANK([.A1021]); 0; [.B1021]); [.A1022])" office:value-type="float" office:value="47732" calcext:value-type="float">
            <text:p>47732</text:p>
          </table:table-cell>
          <table:table-cell/>
          <table:table-cell table:formula="of:=IF([.B1021]=[.B10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table:formula="of:=SUM(IF(ISBLANK([.A1022]); 0; [.B1022]); [.A1023])" office:value-type="float" office:value="53459" calcext:value-type="float">
            <text:p>53459</text:p>
          </table:table-cell>
          <table:table-cell/>
          <table:table-cell table:formula="of:=IF([.B1022]=[.B102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23]); 0; [.B1023]); [.A1024])" office:value-type="float" office:value="53459" calcext:value-type="float">
            <text:p>53459</text:p>
          </table:table-cell>
          <table:table-cell/>
          <table:table-cell table:formula="of:=IF([.B1023]=[.B10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table:formula="of:=SUM(IF(ISBLANK([.A1024]); 0; [.B1024]); [.A1025])" office:value-type="float" office:value="20001" calcext:value-type="float">
            <text:p>20001</text:p>
          </table:table-cell>
          <table:table-cell/>
          <table:table-cell table:formula="of:=IF([.B1024]=[.B102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25]); 0; [.B1025]); [.A1026])" office:value-type="float" office:value="20001" calcext:value-type="float">
            <text:p>20001</text:p>
          </table:table-cell>
          <table:table-cell/>
          <table:table-cell table:formula="of:=IF([.B1025]=[.B10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4" calcext:value-type="float">
            <text:p>10724</text:p>
          </table:table-cell>
          <table:table-cell table:formula="of:=SUM(IF(ISBLANK([.A1026]); 0; [.B1026]); [.A1027])" office:value-type="float" office:value="10724" calcext:value-type="float">
            <text:p>10724</text:p>
          </table:table-cell>
          <table:table-cell/>
          <table:table-cell table:formula="of:=IF([.B1026]=[.B10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SUM(IF(ISBLANK([.A1027]); 0; [.B1027]); [.A1028])" office:value-type="float" office:value="26436" calcext:value-type="float">
            <text:p>26436</text:p>
          </table:table-cell>
          <table:table-cell/>
          <table:table-cell table:formula="of:=IF([.B1027]=[.B10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table:formula="of:=SUM(IF(ISBLANK([.A1028]); 0; [.B1028]); [.A1029])" office:value-type="float" office:value="42126" calcext:value-type="float">
            <text:p>42126</text:p>
          </table:table-cell>
          <table:table-cell/>
          <table:table-cell table:formula="of:=IF([.B1028]=[.B10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6" calcext:value-type="float">
            <text:p>16206</text:p>
          </table:table-cell>
          <table:table-cell table:formula="of:=SUM(IF(ISBLANK([.A1029]); 0; [.B1029]); [.A1030])" office:value-type="float" office:value="58332" calcext:value-type="float">
            <text:p>58332</text:p>
          </table:table-cell>
          <table:table-cell/>
          <table:table-cell table:formula="of:=IF([.B1029]=[.B10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SUM(IF(ISBLANK([.A1030]); 0; [.B1030]); [.A1031])" office:value-type="float" office:value="59967" calcext:value-type="float">
            <text:p>59967</text:p>
          </table:table-cell>
          <table:table-cell/>
          <table:table-cell table:formula="of:=IF([.B1030]=[.B103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31]); 0; [.B1031]); [.A1032])" office:value-type="float" office:value="59967" calcext:value-type="float">
            <text:p>59967</text:p>
          </table:table-cell>
          <table:table-cell/>
          <table:table-cell table:formula="of:=IF([.B1031]=[.B10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50" calcext:value-type="float">
            <text:p>26550</text:p>
          </table:table-cell>
          <table:table-cell table:formula="of:=SUM(IF(ISBLANK([.A1032]); 0; [.B1032]); [.A1033])" office:value-type="float" office:value="26550" calcext:value-type="float">
            <text:p>26550</text:p>
          </table:table-cell>
          <table:table-cell/>
          <table:table-cell table:formula="of:=IF([.B1032]=[.B10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1" calcext:value-type="float">
            <text:p>19421</text:p>
          </table:table-cell>
          <table:table-cell table:formula="of:=SUM(IF(ISBLANK([.A1033]); 0; [.B1033]); [.A1034])" office:value-type="float" office:value="45971" calcext:value-type="float">
            <text:p>45971</text:p>
          </table:table-cell>
          <table:table-cell/>
          <table:table-cell table:formula="of:=IF([.B1033]=[.B103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34]); 0; [.B1034]); [.A1035])" office:value-type="float" office:value="45971" calcext:value-type="float">
            <text:p>45971</text:p>
          </table:table-cell>
          <table:table-cell/>
          <table:table-cell table:formula="of:=IF([.B1034]=[.B10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39" calcext:value-type="float">
            <text:p>12539</text:p>
          </table:table-cell>
          <table:table-cell table:formula="of:=SUM(IF(ISBLANK([.A1035]); 0; [.B1035]); [.A1036])" office:value-type="float" office:value="12539" calcext:value-type="float">
            <text:p>12539</text:p>
          </table:table-cell>
          <table:table-cell/>
          <table:table-cell table:formula="of:=IF([.B1035]=[.B10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  <table:table-cell table:formula="of:=SUM(IF(ISBLANK([.A1036]); 0; [.B1036]); [.A1037])" office:value-type="float" office:value="20825" calcext:value-type="float">
            <text:p>20825</text:p>
          </table:table-cell>
          <table:table-cell/>
          <table:table-cell table:formula="of:=IF([.B1036]=[.B10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2" calcext:value-type="float">
            <text:p>13842</text:p>
          </table:table-cell>
          <table:table-cell table:formula="of:=SUM(IF(ISBLANK([.A1037]); 0; [.B1037]); [.A1038])" office:value-type="float" office:value="34667" calcext:value-type="float">
            <text:p>34667</text:p>
          </table:table-cell>
          <table:table-cell/>
          <table:table-cell table:formula="of:=IF([.B1037]=[.B10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SUM(IF(ISBLANK([.A1038]); 0; [.B1038]); [.A1039])" office:value-type="float" office:value="36815" calcext:value-type="float">
            <text:p>36815</text:p>
          </table:table-cell>
          <table:table-cell/>
          <table:table-cell table:formula="of:=IF([.B1038]=[.B10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table:formula="of:=SUM(IF(ISBLANK([.A1039]); 0; [.B1039]); [.A1040])" office:value-type="float" office:value="41236" calcext:value-type="float">
            <text:p>41236</text:p>
          </table:table-cell>
          <table:table-cell/>
          <table:table-cell table:formula="of:=IF([.B1039]=[.B104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40]); 0; [.B1040]); [.A1041])" office:value-type="float" office:value="41236" calcext:value-type="float">
            <text:p>41236</text:p>
          </table:table-cell>
          <table:table-cell/>
          <table:table-cell table:formula="of:=IF([.B1040]=[.B10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formula="of:=SUM(IF(ISBLANK([.A1041]); 0; [.B1041]); [.A1042])" office:value-type="float" office:value="10165" calcext:value-type="float">
            <text:p>10165</text:p>
          </table:table-cell>
          <table:table-cell/>
          <table:table-cell table:formula="of:=IF([.B1041]=[.B10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formula="of:=SUM(IF(ISBLANK([.A1042]); 0; [.B1042]); [.A1043])" office:value-type="float" office:value="20458" calcext:value-type="float">
            <text:p>20458</text:p>
          </table:table-cell>
          <table:table-cell/>
          <table:table-cell table:formula="of:=IF([.B1042]=[.B10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table:formula="of:=SUM(IF(ISBLANK([.A1043]); 0; [.B1043]); [.A1044])" office:value-type="float" office:value="26235" calcext:value-type="float">
            <text:p>26235</text:p>
          </table:table-cell>
          <table:table-cell/>
          <table:table-cell table:formula="of:=IF([.B1043]=[.B10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table:formula="of:=SUM(IF(ISBLANK([.A1044]); 0; [.B1044]); [.A1045])" office:value-type="float" office:value="34269" calcext:value-type="float">
            <text:p>34269</text:p>
          </table:table-cell>
          <table:table-cell/>
          <table:table-cell table:formula="of:=IF([.B1044]=[.B10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table:formula="of:=SUM(IF(ISBLANK([.A1045]); 0; [.B1045]); [.A1046])" office:value-type="float" office:value="43066" calcext:value-type="float">
            <text:p>43066</text:p>
          </table:table-cell>
          <table:table-cell/>
          <table:table-cell table:formula="of:=IF([.B1045]=[.B10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table:formula="of:=SUM(IF(ISBLANK([.A1046]); 0; [.B1046]); [.A1047])" office:value-type="float" office:value="46952" calcext:value-type="float">
            <text:p>46952</text:p>
          </table:table-cell>
          <table:table-cell/>
          <table:table-cell table:formula="of:=IF([.B1046]=[.B104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47]); 0; [.B1047]); [.A1048])" office:value-type="float" office:value="46952" calcext:value-type="float">
            <text:p>46952</text:p>
          </table:table-cell>
          <table:table-cell/>
          <table:table-cell table:formula="of:=IF([.B1047]=[.B10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table:formula="of:=SUM(IF(ISBLANK([.A1048]); 0; [.B1048]); [.A1049])" office:value-type="float" office:value="5877" calcext:value-type="float">
            <text:p>5877</text:p>
          </table:table-cell>
          <table:table-cell/>
          <table:table-cell table:formula="of:=IF([.B1048]=[.B10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SUM(IF(ISBLANK([.A1049]); 0; [.B1049]); [.A1050])" office:value-type="float" office:value="9580" calcext:value-type="float">
            <text:p>9580</text:p>
          </table:table-cell>
          <table:table-cell/>
          <table:table-cell table:formula="of:=IF([.B1049]=[.B10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SUM(IF(ISBLANK([.A1050]); 0; [.B1050]); [.A1051])" office:value-type="float" office:value="10771" calcext:value-type="float">
            <text:p>10771</text:p>
          </table:table-cell>
          <table:table-cell/>
          <table:table-cell table:formula="of:=IF([.B1050]=[.B10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table:formula="of:=SUM(IF(ISBLANK([.A1051]); 0; [.B1051]); [.A1052])" office:value-type="float" office:value="16035" calcext:value-type="float">
            <text:p>16035</text:p>
          </table:table-cell>
          <table:table-cell/>
          <table:table-cell table:formula="of:=IF([.B1051]=[.B10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SUM(IF(ISBLANK([.A1052]); 0; [.B1052]); [.A1053])" office:value-type="float" office:value="17468" calcext:value-type="float">
            <text:p>17468</text:p>
          </table:table-cell>
          <table:table-cell/>
          <table:table-cell table:formula="of:=IF([.B1052]=[.B10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table:formula="of:=SUM(IF(ISBLANK([.A1053]); 0; [.B1053]); [.A1054])" office:value-type="float" office:value="21885" calcext:value-type="float">
            <text:p>21885</text:p>
          </table:table-cell>
          <table:table-cell/>
          <table:table-cell table:formula="of:=IF([.B1053]=[.B10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SUM(IF(ISBLANK([.A1054]); 0; [.B1054]); [.A1055])" office:value-type="float" office:value="24386" calcext:value-type="float">
            <text:p>24386</text:p>
          </table:table-cell>
          <table:table-cell/>
          <table:table-cell table:formula="of:=IF([.B1054]=[.B10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table:formula="of:=SUM(IF(ISBLANK([.A1055]); 0; [.B1055]); [.A1056])" office:value-type="float" office:value="30499" calcext:value-type="float">
            <text:p>30499</text:p>
          </table:table-cell>
          <table:table-cell/>
          <table:table-cell table:formula="of:=IF([.B1055]=[.B10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SUM(IF(ISBLANK([.A1056]); 0; [.B1056]); [.A1057])" office:value-type="float" office:value="31889" calcext:value-type="float">
            <text:p>31889</text:p>
          </table:table-cell>
          <table:table-cell/>
          <table:table-cell table:formula="of:=IF([.B1056]=[.B10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SUM(IF(ISBLANK([.A1057]); 0; [.B1057]); [.A1058])" office:value-type="float" office:value="33842" calcext:value-type="float">
            <text:p>33842</text:p>
          </table:table-cell>
          <table:table-cell/>
          <table:table-cell table:formula="of:=IF([.B1057]=[.B10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SUM(IF(ISBLANK([.A1058]); 0; [.B1058]); [.A1059])" office:value-type="float" office:value="35831" calcext:value-type="float">
            <text:p>35831</text:p>
          </table:table-cell>
          <table:table-cell/>
          <table:table-cell table:formula="of:=IF([.B1058]=[.B10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table:formula="of:=SUM(IF(ISBLANK([.A1059]); 0; [.B1059]); [.A1060])" office:value-type="float" office:value="39979" calcext:value-type="float">
            <text:p>39979</text:p>
          </table:table-cell>
          <table:table-cell/>
          <table:table-cell table:formula="of:=IF([.B1059]=[.B10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table:formula="of:=SUM(IF(ISBLANK([.A1060]); 0; [.B1060]); [.A1061])" office:value-type="float" office:value="44287" calcext:value-type="float">
            <text:p>44287</text:p>
          </table:table-cell>
          <table:table-cell/>
          <table:table-cell table:formula="of:=IF([.B1060]=[.B106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61]); 0; [.B1061]); [.A1062])" office:value-type="float" office:value="44287" calcext:value-type="float">
            <text:p>44287</text:p>
          </table:table-cell>
          <table:table-cell/>
          <table:table-cell table:formula="of:=IF([.B1061]=[.B10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table:formula="of:=SUM(IF(ISBLANK([.A1062]); 0; [.B1062]); [.A1063])" office:value-type="float" office:value="5421" calcext:value-type="float">
            <text:p>5421</text:p>
          </table:table-cell>
          <table:table-cell/>
          <table:table-cell table:formula="of:=IF([.B1062]=[.B10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SUM(IF(ISBLANK([.A1063]); 0; [.B1063]); [.A1064])" office:value-type="float" office:value="8140" calcext:value-type="float">
            <text:p>8140</text:p>
          </table:table-cell>
          <table:table-cell/>
          <table:table-cell table:formula="of:=IF([.B1063]=[.B10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SUM(IF(ISBLANK([.A1064]); 0; [.B1064]); [.A1065])" office:value-type="float" office:value="10250" calcext:value-type="float">
            <text:p>10250</text:p>
          </table:table-cell>
          <table:table-cell/>
          <table:table-cell table:formula="of:=IF([.B1064]=[.B10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table:formula="of:=SUM(IF(ISBLANK([.A1065]); 0; [.B1065]); [.A1066])" office:value-type="float" office:value="12579" calcext:value-type="float">
            <text:p>12579</text:p>
          </table:table-cell>
          <table:table-cell/>
          <table:table-cell table:formula="of:=IF([.B1065]=[.B10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SUM(IF(ISBLANK([.A1066]); 0; [.B1066]); [.A1067])" office:value-type="float" office:value="15059" calcext:value-type="float">
            <text:p>15059</text:p>
          </table:table-cell>
          <table:table-cell/>
          <table:table-cell table:formula="of:=IF([.B1066]=[.B10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table:formula="of:=SUM(IF(ISBLANK([.A1067]); 0; [.B1067]); [.A1068])" office:value-type="float" office:value="20515" calcext:value-type="float">
            <text:p>20515</text:p>
          </table:table-cell>
          <table:table-cell/>
          <table:table-cell table:formula="of:=IF([.B1067]=[.B10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SUM(IF(ISBLANK([.A1068]); 0; [.B1068]); [.A1069])" office:value-type="float" office:value="23409" calcext:value-type="float">
            <text:p>23409</text:p>
          </table:table-cell>
          <table:table-cell/>
          <table:table-cell table:formula="of:=IF([.B1068]=[.B10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SUM(IF(ISBLANK([.A1069]); 0; [.B1069]); [.A1070])" office:value-type="float" office:value="24945" calcext:value-type="float">
            <text:p>24945</text:p>
          </table:table-cell>
          <table:table-cell/>
          <table:table-cell table:formula="of:=IF([.B1069]=[.B10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table:formula="of:=SUM(IF(ISBLANK([.A1070]); 0; [.B1070]); [.A1071])" office:value-type="float" office:value="28600" calcext:value-type="float">
            <text:p>28600</text:p>
          </table:table-cell>
          <table:table-cell/>
          <table:table-cell table:formula="of:=IF([.B1070]=[.B10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SUM(IF(ISBLANK([.A1071]); 0; [.B1071]); [.A1072])" office:value-type="float" office:value="30622" calcext:value-type="float">
            <text:p>30622</text:p>
          </table:table-cell>
          <table:table-cell/>
          <table:table-cell table:formula="of:=IF([.B1071]=[.B10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SUM(IF(ISBLANK([.A1072]); 0; [.B1072]); [.A1073])" office:value-type="float" office:value="35541" calcext:value-type="float">
            <text:p>35541</text:p>
          </table:table-cell>
          <table:table-cell/>
          <table:table-cell table:formula="of:=IF([.B1072]=[.B10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SUM(IF(ISBLANK([.A1073]); 0; [.B1073]); [.A1074])" office:value-type="float" office:value="37828" calcext:value-type="float">
            <text:p>37828</text:p>
          </table:table-cell>
          <table:table-cell/>
          <table:table-cell table:formula="of:=IF([.B1073]=[.B10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SUM(IF(ISBLANK([.A1074]); 0; [.B1074]); [.A1075])" office:value-type="float" office:value="38974" calcext:value-type="float">
            <text:p>38974</text:p>
          </table:table-cell>
          <table:table-cell/>
          <table:table-cell table:formula="of:=IF([.B1074]=[.B10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SUM(IF(ISBLANK([.A1075]); 0; [.B1075]); [.A1076])" office:value-type="float" office:value="42573" calcext:value-type="float">
            <text:p>42573</text:p>
          </table:table-cell>
          <table:table-cell/>
          <table:table-cell table:formula="of:=IF([.B1075]=[.B10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table:formula="of:=SUM(IF(ISBLANK([.A1076]); 0; [.B1076]); [.A1077])" office:value-type="float" office:value="45339" calcext:value-type="float">
            <text:p>45339</text:p>
          </table:table-cell>
          <table:table-cell/>
          <table:table-cell table:formula="of:=IF([.B1076]=[.B107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77]); 0; [.B1077]); [.A1078])" office:value-type="float" office:value="45339" calcext:value-type="float">
            <text:p>45339</text:p>
          </table:table-cell>
          <table:table-cell/>
          <table:table-cell table:formula="of:=IF([.B1077]=[.B10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45" calcext:value-type="float">
            <text:p>23545</text:p>
          </table:table-cell>
          <table:table-cell table:formula="of:=SUM(IF(ISBLANK([.A1078]); 0; [.B1078]); [.A1079])" office:value-type="float" office:value="23545" calcext:value-type="float">
            <text:p>23545</text:p>
          </table:table-cell>
          <table:table-cell/>
          <table:table-cell table:formula="of:=IF([.B1078]=[.B10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5" calcext:value-type="float">
            <text:p>23885</text:p>
          </table:table-cell>
          <table:table-cell table:formula="of:=SUM(IF(ISBLANK([.A1079]); 0; [.B1079]); [.A1080])" office:value-type="float" office:value="47430" calcext:value-type="float">
            <text:p>47430</text:p>
          </table:table-cell>
          <table:table-cell/>
          <table:table-cell table:formula="of:=IF([.B1079]=[.B108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80]); 0; [.B1080]); [.A1081])" office:value-type="float" office:value="47430" calcext:value-type="float">
            <text:p>47430</text:p>
          </table:table-cell>
          <table:table-cell/>
          <table:table-cell table:formula="of:=IF([.B1080]=[.B10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SUM(IF(ISBLANK([.A1081]); 0; [.B1081]); [.A1082])" office:value-type="float" office:value="3539" calcext:value-type="float">
            <text:p>3539</text:p>
          </table:table-cell>
          <table:table-cell/>
          <table:table-cell table:formula="of:=IF([.B1081]=[.B10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5" calcext:value-type="float">
            <text:p>18515</text:p>
          </table:table-cell>
          <table:table-cell table:formula="of:=SUM(IF(ISBLANK([.A1082]); 0; [.B1082]); [.A1083])" office:value-type="float" office:value="22054" calcext:value-type="float">
            <text:p>22054</text:p>
          </table:table-cell>
          <table:table-cell/>
          <table:table-cell table:formula="of:=IF([.B1082]=[.B108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83]); 0; [.B1083]); [.A1084])" office:value-type="float" office:value="22054" calcext:value-type="float">
            <text:p>22054</text:p>
          </table:table-cell>
          <table:table-cell/>
          <table:table-cell table:formula="of:=IF([.B1083]=[.B10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10" calcext:value-type="float">
            <text:p>31310</text:p>
          </table:table-cell>
          <table:table-cell table:formula="of:=SUM(IF(ISBLANK([.A1084]); 0; [.B1084]); [.A1085])" office:value-type="float" office:value="31310" calcext:value-type="float">
            <text:p>31310</text:p>
          </table:table-cell>
          <table:table-cell/>
          <table:table-cell table:formula="of:=IF([.B1084]=[.B108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85]); 0; [.B1085]); [.A1086])" office:value-type="float" office:value="31310" calcext:value-type="float">
            <text:p>31310</text:p>
          </table:table-cell>
          <table:table-cell/>
          <table:table-cell table:formula="of:=IF([.B1085]=[.B10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table:formula="of:=SUM(IF(ISBLANK([.A1086]); 0; [.B1086]); [.A1087])" office:value-type="float" office:value="3802" calcext:value-type="float">
            <text:p>3802</text:p>
          </table:table-cell>
          <table:table-cell/>
          <table:table-cell table:formula="of:=IF([.B1086]=[.B10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table:formula="of:=SUM(IF(ISBLANK([.A1087]); 0; [.B1087]); [.A1088])" office:value-type="float" office:value="16853" calcext:value-type="float">
            <text:p>16853</text:p>
          </table:table-cell>
          <table:table-cell/>
          <table:table-cell table:formula="of:=IF([.B1087]=[.B10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SUM(IF(ISBLANK([.A1088]); 0; [.B1088]); [.A1089])" office:value-type="float" office:value="18960" calcext:value-type="float">
            <text:p>18960</text:p>
          </table:table-cell>
          <table:table-cell/>
          <table:table-cell table:formula="of:=IF([.B1088]=[.B10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3" calcext:value-type="float">
            <text:p>11803</text:p>
          </table:table-cell>
          <table:table-cell table:formula="of:=SUM(IF(ISBLANK([.A1089]); 0; [.B1089]); [.A1090])" office:value-type="float" office:value="30763" calcext:value-type="float">
            <text:p>30763</text:p>
          </table:table-cell>
          <table:table-cell/>
          <table:table-cell table:formula="of:=IF([.B1089]=[.B10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3" calcext:value-type="float">
            <text:p>11383</text:p>
          </table:table-cell>
          <table:table-cell table:formula="of:=SUM(IF(ISBLANK([.A1090]); 0; [.B1090]); [.A1091])" office:value-type="float" office:value="42146" calcext:value-type="float">
            <text:p>42146</text:p>
          </table:table-cell>
          <table:table-cell/>
          <table:table-cell table:formula="of:=IF([.B1090]=[.B10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4" calcext:value-type="float">
            <text:p>10824</text:p>
          </table:table-cell>
          <table:table-cell table:formula="of:=SUM(IF(ISBLANK([.A1091]); 0; [.B1091]); [.A1092])" office:value-type="float" office:value="52970" calcext:value-type="float">
            <text:p>52970</text:p>
          </table:table-cell>
          <table:table-cell/>
          <table:table-cell table:formula="of:=IF([.B1091]=[.B109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092]); 0; [.B1092]); [.A1093])" office:value-type="float" office:value="52970" calcext:value-type="float">
            <text:p>52970</text:p>
          </table:table-cell>
          <table:table-cell/>
          <table:table-cell table:formula="of:=IF([.B1092]=[.B10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table:formula="of:=SUM(IF(ISBLANK([.A1093]); 0; [.B1093]); [.A1094])" office:value-type="float" office:value="7070" calcext:value-type="float">
            <text:p>7070</text:p>
          </table:table-cell>
          <table:table-cell/>
          <table:table-cell table:formula="of:=IF([.B1093]=[.B10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SUM(IF(ISBLANK([.A1094]); 0; [.B1094]); [.A1095])" office:value-type="float" office:value="10401" calcext:value-type="float">
            <text:p>10401</text:p>
          </table:table-cell>
          <table:table-cell/>
          <table:table-cell table:formula="of:=IF([.B1094]=[.B10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SUM(IF(ISBLANK([.A1095]); 0; [.B1095]); [.A1096])" office:value-type="float" office:value="11946" calcext:value-type="float">
            <text:p>11946</text:p>
          </table:table-cell>
          <table:table-cell/>
          <table:table-cell table:formula="of:=IF([.B1095]=[.B10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SUM(IF(ISBLANK([.A1096]); 0; [.B1096]); [.A1097])" office:value-type="float" office:value="13173" calcext:value-type="float">
            <text:p>13173</text:p>
          </table:table-cell>
          <table:table-cell/>
          <table:table-cell table:formula="of:=IF([.B1096]=[.B10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SUM(IF(ISBLANK([.A1097]); 0; [.B1097]); [.A1098])" office:value-type="float" office:value="16874" calcext:value-type="float">
            <text:p>16874</text:p>
          </table:table-cell>
          <table:table-cell/>
          <table:table-cell table:formula="of:=IF([.B1097]=[.B10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SUM(IF(ISBLANK([.A1098]); 0; [.B1098]); [.A1099])" office:value-type="float" office:value="21164" calcext:value-type="float">
            <text:p>21164</text:p>
          </table:table-cell>
          <table:table-cell/>
          <table:table-cell table:formula="of:=IF([.B1098]=[.B10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SUM(IF(ISBLANK([.A1099]); 0; [.B1099]); [.A1100])" office:value-type="float" office:value="23342" calcext:value-type="float">
            <text:p>23342</text:p>
          </table:table-cell>
          <table:table-cell/>
          <table:table-cell table:formula="of:=IF([.B1099]=[.B11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table:formula="of:=SUM(IF(ISBLANK([.A1100]); 0; [.B1100]); [.A1101])" office:value-type="float" office:value="27385" calcext:value-type="float">
            <text:p>27385</text:p>
          </table:table-cell>
          <table:table-cell/>
          <table:table-cell table:formula="of:=IF([.B1100]=[.B11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table:formula="of:=SUM(IF(ISBLANK([.A1101]); 0; [.B1101]); [.A1102])" office:value-type="float" office:value="31544" calcext:value-type="float">
            <text:p>31544</text:p>
          </table:table-cell>
          <table:table-cell/>
          <table:table-cell table:formula="of:=IF([.B1101]=[.B11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table:formula="of:=SUM(IF(ISBLANK([.A1102]); 0; [.B1102]); [.A1103])" office:value-type="float" office:value="36522" calcext:value-type="float">
            <text:p>36522</text:p>
          </table:table-cell>
          <table:table-cell/>
          <table:table-cell table:formula="of:=IF([.B1102]=[.B110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03]); 0; [.B1103]); [.A1104])" office:value-type="float" office:value="36522" calcext:value-type="float">
            <text:p>36522</text:p>
          </table:table-cell>
          <table:table-cell/>
          <table:table-cell table:formula="of:=IF([.B1103]=[.B11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SUM(IF(ISBLANK([.A1104]); 0; [.B1104]); [.A1105])" office:value-type="float" office:value="1596" calcext:value-type="float">
            <text:p>1596</text:p>
          </table:table-cell>
          <table:table-cell/>
          <table:table-cell table:formula="of:=IF([.B1104]=[.B11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table:formula="of:=SUM(IF(ISBLANK([.A1105]); 0; [.B1105]); [.A1106])" office:value-type="float" office:value="6902" calcext:value-type="float">
            <text:p>6902</text:p>
          </table:table-cell>
          <table:table-cell/>
          <table:table-cell table:formula="of:=IF([.B1105]=[.B11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table:formula="of:=SUM(IF(ISBLANK([.A1106]); 0; [.B1106]); [.A1107])" office:value-type="float" office:value="12094" calcext:value-type="float">
            <text:p>12094</text:p>
          </table:table-cell>
          <table:table-cell/>
          <table:table-cell table:formula="of:=IF([.B1106]=[.B11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table:formula="of:=SUM(IF(ISBLANK([.A1107]); 0; [.B1107]); [.A1108])" office:value-type="float" office:value="19492" calcext:value-type="float">
            <text:p>19492</text:p>
          </table:table-cell>
          <table:table-cell/>
          <table:table-cell table:formula="of:=IF([.B1107]=[.B11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table:formula="of:=SUM(IF(ISBLANK([.A1108]); 0; [.B1108]); [.A1109])" office:value-type="float" office:value="26798" calcext:value-type="float">
            <text:p>26798</text:p>
          </table:table-cell>
          <table:table-cell/>
          <table:table-cell table:formula="of:=IF([.B1108]=[.B11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table:formula="of:=SUM(IF(ISBLANK([.A1109]); 0; [.B1109]); [.A1110])" office:value-type="float" office:value="34255" calcext:value-type="float">
            <text:p>34255</text:p>
          </table:table-cell>
          <table:table-cell/>
          <table:table-cell table:formula="of:=IF([.B1109]=[.B11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SUM(IF(ISBLANK([.A1110]); 0; [.B1110]); [.A1111])" office:value-type="float" office:value="36412" calcext:value-type="float">
            <text:p>36412</text:p>
          </table:table-cell>
          <table:table-cell/>
          <table:table-cell table:formula="of:=IF([.B1110]=[.B11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table:formula="of:=SUM(IF(ISBLANK([.A1111]); 0; [.B1111]); [.A1112])" office:value-type="float" office:value="41004" calcext:value-type="float">
            <text:p>41004</text:p>
          </table:table-cell>
          <table:table-cell/>
          <table:table-cell table:formula="of:=IF([.B1111]=[.B11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table:formula="of:=SUM(IF(ISBLANK([.A1112]); 0; [.B1112]); [.A1113])" office:value-type="float" office:value="48137" calcext:value-type="float">
            <text:p>48137</text:p>
          </table:table-cell>
          <table:table-cell/>
          <table:table-cell table:formula="of:=IF([.B1112]=[.B11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table:formula="of:=SUM(IF(ISBLANK([.A1113]); 0; [.B1113]); [.A1114])" office:value-type="float" office:value="53795" calcext:value-type="float">
            <text:p>53795</text:p>
          </table:table-cell>
          <table:table-cell/>
          <table:table-cell table:formula="of:=IF([.B1113]=[.B11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table:formula="of:=SUM(IF(ISBLANK([.A1114]); 0; [.B1114]); [.A1115])" office:value-type="float" office:value="59929" calcext:value-type="float">
            <text:p>59929</text:p>
          </table:table-cell>
          <table:table-cell/>
          <table:table-cell table:formula="of:=IF([.B1114]=[.B11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SUM(IF(ISBLANK([.A1115]); 0; [.B1115]); [.A1116])" office:value-type="float" office:value="64929" calcext:value-type="float">
            <text:p>64929</text:p>
          </table:table-cell>
          <table:table-cell/>
          <table:table-cell table:formula="of:=IF([.B1115]=[.B111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16]); 0; [.B1116]); [.A1117])" office:value-type="float" office:value="64929" calcext:value-type="float">
            <text:p>64929</text:p>
          </table:table-cell>
          <table:table-cell/>
          <table:table-cell table:formula="of:=IF([.B1116]=[.B11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5" calcext:value-type="float">
            <text:p>11745</text:p>
          </table:table-cell>
          <table:table-cell table:formula="of:=SUM(IF(ISBLANK([.A1117]); 0; [.B1117]); [.A1118])" office:value-type="float" office:value="11745" calcext:value-type="float">
            <text:p>11745</text:p>
          </table:table-cell>
          <table:table-cell/>
          <table:table-cell table:formula="of:=IF([.B1117]=[.B11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table:formula="of:=SUM(IF(ISBLANK([.A1118]); 0; [.B1118]); [.A1119])" office:value-type="float" office:value="18921" calcext:value-type="float">
            <text:p>18921</text:p>
          </table:table-cell>
          <table:table-cell/>
          <table:table-cell table:formula="of:=IF([.B1118]=[.B11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table:formula="of:=SUM(IF(ISBLANK([.A1119]); 0; [.B1119]); [.A1120])" office:value-type="float" office:value="25153" calcext:value-type="float">
            <text:p>25153</text:p>
          </table:table-cell>
          <table:table-cell/>
          <table:table-cell table:formula="of:=IF([.B1119]=[.B11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2" calcext:value-type="float">
            <text:p>13572</text:p>
          </table:table-cell>
          <table:table-cell table:formula="of:=SUM(IF(ISBLANK([.A1120]); 0; [.B1120]); [.A1121])" office:value-type="float" office:value="38725" calcext:value-type="float">
            <text:p>38725</text:p>
          </table:table-cell>
          <table:table-cell/>
          <table:table-cell table:formula="of:=IF([.B1120]=[.B11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table:formula="of:=SUM(IF(ISBLANK([.A1121]); 0; [.B1121]); [.A1122])" office:value-type="float" office:value="42580" calcext:value-type="float">
            <text:p>42580</text:p>
          </table:table-cell>
          <table:table-cell/>
          <table:table-cell table:formula="of:=IF([.B1121]=[.B112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22]); 0; [.B1122]); [.A1123])" office:value-type="float" office:value="42580" calcext:value-type="float">
            <text:p>42580</text:p>
          </table:table-cell>
          <table:table-cell/>
          <table:table-cell table:formula="of:=IF([.B1122]=[.B11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table:formula="of:=SUM(IF(ISBLANK([.A1123]); 0; [.B1123]); [.A1124])" office:value-type="float" office:value="6991" calcext:value-type="float">
            <text:p>6991</text:p>
          </table:table-cell>
          <table:table-cell/>
          <table:table-cell table:formula="of:=IF([.B1123]=[.B11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SUM(IF(ISBLANK([.A1124]); 0; [.B1124]); [.A1125])" office:value-type="float" office:value="8964" calcext:value-type="float">
            <text:p>8964</text:p>
          </table:table-cell>
          <table:table-cell/>
          <table:table-cell table:formula="of:=IF([.B1124]=[.B11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table:formula="of:=SUM(IF(ISBLANK([.A1125]); 0; [.B1125]); [.A1126])" office:value-type="float" office:value="15455" calcext:value-type="float">
            <text:p>15455</text:p>
          </table:table-cell>
          <table:table-cell/>
          <table:table-cell table:formula="of:=IF([.B1125]=[.B11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  <table:table-cell table:formula="of:=SUM(IF(ISBLANK([.A1126]); 0; [.B1126]); [.A1127])" office:value-type="float" office:value="22349" calcext:value-type="float">
            <text:p>22349</text:p>
          </table:table-cell>
          <table:table-cell/>
          <table:table-cell table:formula="of:=IF([.B1126]=[.B11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table:formula="of:=SUM(IF(ISBLANK([.A1127]); 0; [.B1127]); [.A1128])" office:value-type="float" office:value="29188" calcext:value-type="float">
            <text:p>29188</text:p>
          </table:table-cell>
          <table:table-cell/>
          <table:table-cell table:formula="of:=IF([.B1127]=[.B11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SUM(IF(ISBLANK([.A1128]); 0; [.B1128]); [.A1129])" office:value-type="float" office:value="32898" calcext:value-type="float">
            <text:p>32898</text:p>
          </table:table-cell>
          <table:table-cell/>
          <table:table-cell table:formula="of:=IF([.B1128]=[.B11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table:formula="of:=SUM(IF(ISBLANK([.A1129]); 0; [.B1129]); [.A1130])" office:value-type="float" office:value="39104" calcext:value-type="float">
            <text:p>39104</text:p>
          </table:table-cell>
          <table:table-cell/>
          <table:table-cell table:formula="of:=IF([.B1129]=[.B11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formula="of:=SUM(IF(ISBLANK([.A1130]); 0; [.B1130]); [.A1131])" office:value-type="float" office:value="42363" calcext:value-type="float">
            <text:p>42363</text:p>
          </table:table-cell>
          <table:table-cell/>
          <table:table-cell table:formula="of:=IF([.B1130]=[.B11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table:formula="of:=SUM(IF(ISBLANK([.A1131]); 0; [.B1131]); [.A1132])" office:value-type="float" office:value="49697" calcext:value-type="float">
            <text:p>49697</text:p>
          </table:table-cell>
          <table:table-cell/>
          <table:table-cell table:formula="of:=IF([.B1131]=[.B11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SUM(IF(ISBLANK([.A1132]); 0; [.B1132]); [.A1133])" office:value-type="float" office:value="53411" calcext:value-type="float">
            <text:p>53411</text:p>
          </table:table-cell>
          <table:table-cell/>
          <table:table-cell table:formula="of:=IF([.B1132]=[.B11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table:formula="of:=SUM(IF(ISBLANK([.A1133]); 0; [.B1133]); [.A1134])" office:value-type="float" office:value="57731" calcext:value-type="float">
            <text:p>57731</text:p>
          </table:table-cell>
          <table:table-cell/>
          <table:table-cell table:formula="of:=IF([.B1133]=[.B11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table:formula="of:=SUM(IF(ISBLANK([.A1134]); 0; [.B1134]); [.A1135])" office:value-type="float" office:value="62154" calcext:value-type="float">
            <text:p>62154</text:p>
          </table:table-cell>
          <table:table-cell/>
          <table:table-cell table:formula="of:=IF([.B1134]=[.B113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35]); 0; [.B1135]); [.A1136])" office:value-type="float" office:value="62154" calcext:value-type="float">
            <text:p>62154</text:p>
          </table:table-cell>
          <table:table-cell/>
          <table:table-cell table:formula="of:=IF([.B1135]=[.B11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SUM(IF(ISBLANK([.A1136]); 0; [.B1136]); [.A1137])" office:value-type="float" office:value="1602" calcext:value-type="float">
            <text:p>1602</text:p>
          </table:table-cell>
          <table:table-cell/>
          <table:table-cell table:formula="of:=IF([.B1136]=[.B11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1" calcext:value-type="float">
            <text:p>18051</text:p>
          </table:table-cell>
          <table:table-cell table:formula="of:=SUM(IF(ISBLANK([.A1137]); 0; [.B1137]); [.A1138])" office:value-type="float" office:value="19653" calcext:value-type="float">
            <text:p>19653</text:p>
          </table:table-cell>
          <table:table-cell/>
          <table:table-cell table:formula="of:=IF([.B1137]=[.B11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5" calcext:value-type="float">
            <text:p>13165</text:p>
          </table:table-cell>
          <table:table-cell table:formula="of:=SUM(IF(ISBLANK([.A1138]); 0; [.B1138]); [.A1139])" office:value-type="float" office:value="32818" calcext:value-type="float">
            <text:p>32818</text:p>
          </table:table-cell>
          <table:table-cell/>
          <table:table-cell table:formula="of:=IF([.B1138]=[.B11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3" calcext:value-type="float">
            <text:p>19153</text:p>
          </table:table-cell>
          <table:table-cell table:formula="of:=SUM(IF(ISBLANK([.A1139]); 0; [.B1139]); [.A1140])" office:value-type="float" office:value="51971" calcext:value-type="float">
            <text:p>51971</text:p>
          </table:table-cell>
          <table:table-cell/>
          <table:table-cell table:formula="of:=IF([.B1139]=[.B114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40]); 0; [.B1140]); [.A1141])" office:value-type="float" office:value="51971" calcext:value-type="float">
            <text:p>51971</text:p>
          </table:table-cell>
          <table:table-cell/>
          <table:table-cell table:formula="of:=IF([.B1140]=[.B11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SUM(IF(ISBLANK([.A1141]); 0; [.B1141]); [.A1142])" office:value-type="float" office:value="1414" calcext:value-type="float">
            <text:p>1414</text:p>
          </table:table-cell>
          <table:table-cell/>
          <table:table-cell table:formula="of:=IF([.B1141]=[.B11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1" calcext:value-type="float">
            <text:p>13321</text:p>
          </table:table-cell>
          <table:table-cell table:formula="of:=SUM(IF(ISBLANK([.A1142]); 0; [.B1142]); [.A1143])" office:value-type="float" office:value="14735" calcext:value-type="float">
            <text:p>14735</text:p>
          </table:table-cell>
          <table:table-cell/>
          <table:table-cell table:formula="of:=IF([.B1142]=[.B11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table:formula="of:=SUM(IF(ISBLANK([.A1143]); 0; [.B1143]); [.A1144])" office:value-type="float" office:value="18223" calcext:value-type="float">
            <text:p>18223</text:p>
          </table:table-cell>
          <table:table-cell/>
          <table:table-cell table:formula="of:=IF([.B1143]=[.B11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table:formula="of:=SUM(IF(ISBLANK([.A1144]); 0; [.B1144]); [.A1145])" office:value-type="float" office:value="25130" calcext:value-type="float">
            <text:p>25130</text:p>
          </table:table-cell>
          <table:table-cell/>
          <table:table-cell table:formula="of:=IF([.B1144]=[.B11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SUM(IF(ISBLANK([.A1145]); 0; [.B1145]); [.A1146])" office:value-type="float" office:value="26895" calcext:value-type="float">
            <text:p>26895</text:p>
          </table:table-cell>
          <table:table-cell/>
          <table:table-cell table:formula="of:=IF([.B1145]=[.B11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7" calcext:value-type="float">
            <text:p>11847</text:p>
          </table:table-cell>
          <table:table-cell table:formula="of:=SUM(IF(ISBLANK([.A1146]); 0; [.B1146]); [.A1147])" office:value-type="float" office:value="38742" calcext:value-type="float">
            <text:p>38742</text:p>
          </table:table-cell>
          <table:table-cell/>
          <table:table-cell table:formula="of:=IF([.B1146]=[.B114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47]); 0; [.B1147]); [.A1148])" office:value-type="float" office:value="38742" calcext:value-type="float">
            <text:p>38742</text:p>
          </table:table-cell>
          <table:table-cell/>
          <table:table-cell table:formula="of:=IF([.B1147]=[.B11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table:formula="of:=SUM(IF(ISBLANK([.A1148]); 0; [.B1148]); [.A1149])" office:value-type="float" office:value="6007" calcext:value-type="float">
            <text:p>6007</text:p>
          </table:table-cell>
          <table:table-cell/>
          <table:table-cell table:formula="of:=IF([.B1148]=[.B11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9" calcext:value-type="float">
            <text:p>13509</text:p>
          </table:table-cell>
          <table:table-cell table:formula="of:=SUM(IF(ISBLANK([.A1149]); 0; [.B1149]); [.A1150])" office:value-type="float" office:value="19516" calcext:value-type="float">
            <text:p>19516</text:p>
          </table:table-cell>
          <table:table-cell/>
          <table:table-cell table:formula="of:=IF([.B1149]=[.B11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5" calcext:value-type="float">
            <text:p>10855</text:p>
          </table:table-cell>
          <table:table-cell table:formula="of:=SUM(IF(ISBLANK([.A1150]); 0; [.B1150]); [.A1151])" office:value-type="float" office:value="30371" calcext:value-type="float">
            <text:p>30371</text:p>
          </table:table-cell>
          <table:table-cell/>
          <table:table-cell table:formula="of:=IF([.B1150]=[.B11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SUM(IF(ISBLANK([.A1151]); 0; [.B1151]); [.A1152])" office:value-type="float" office:value="32474" calcext:value-type="float">
            <text:p>32474</text:p>
          </table:table-cell>
          <table:table-cell/>
          <table:table-cell table:formula="of:=IF([.B1151]=[.B11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table:formula="of:=SUM(IF(ISBLANK([.A1152]); 0; [.B1152]); [.A1153])" office:value-type="float" office:value="43586" calcext:value-type="float">
            <text:p>43586</text:p>
          </table:table-cell>
          <table:table-cell/>
          <table:table-cell table:formula="of:=IF([.B1152]=[.B11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SUM(IF(ISBLANK([.A1153]); 0; [.B1153]); [.A1154])" office:value-type="float" office:value="44903" calcext:value-type="float">
            <text:p>44903</text:p>
          </table:table-cell>
          <table:table-cell/>
          <table:table-cell table:formula="of:=IF([.B1153]=[.B115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54]); 0; [.B1154]); [.A1155])" office:value-type="float" office:value="44903" calcext:value-type="float">
            <text:p>44903</text:p>
          </table:table-cell>
          <table:table-cell/>
          <table:table-cell table:formula="of:=IF([.B1154]=[.B11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8" calcext:value-type="float">
            <text:p>9168</text:p>
          </table:table-cell>
          <table:table-cell table:formula="of:=SUM(IF(ISBLANK([.A1155]); 0; [.B1155]); [.A1156])" office:value-type="float" office:value="9168" calcext:value-type="float">
            <text:p>9168</text:p>
          </table:table-cell>
          <table:table-cell/>
          <table:table-cell table:formula="of:=IF([.B1155]=[.B11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formula="of:=SUM(IF(ISBLANK([.A1156]); 0; [.B1156]); [.A1157])" office:value-type="float" office:value="19532" calcext:value-type="float">
            <text:p>19532</text:p>
          </table:table-cell>
          <table:table-cell/>
          <table:table-cell table:formula="of:=IF([.B1156]=[.B11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9" calcext:value-type="float">
            <text:p>8969</text:p>
          </table:table-cell>
          <table:table-cell table:formula="of:=SUM(IF(ISBLANK([.A1157]); 0; [.B1157]); [.A1158])" office:value-type="float" office:value="28501" calcext:value-type="float">
            <text:p>28501</text:p>
          </table:table-cell>
          <table:table-cell/>
          <table:table-cell table:formula="of:=IF([.B1157]=[.B11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table:formula="of:=SUM(IF(ISBLANK([.A1158]); 0; [.B1158]); [.A1159])" office:value-type="float" office:value="35663" calcext:value-type="float">
            <text:p>35663</text:p>
          </table:table-cell>
          <table:table-cell/>
          <table:table-cell table:formula="of:=IF([.B1158]=[.B11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SUM(IF(ISBLANK([.A1159]); 0; [.B1159]); [.A1160])" office:value-type="float" office:value="37492" calcext:value-type="float">
            <text:p>37492</text:p>
          </table:table-cell>
          <table:table-cell/>
          <table:table-cell table:formula="of:=IF([.B1159]=[.B11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SUM(IF(ISBLANK([.A1160]); 0; [.B1160]); [.A1161])" office:value-type="float" office:value="38606" calcext:value-type="float">
            <text:p>38606</text:p>
          </table:table-cell>
          <table:table-cell/>
          <table:table-cell table:formula="of:=IF([.B1160]=[.B11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SUM(IF(ISBLANK([.A1161]); 0; [.B1161]); [.A1162])" office:value-type="float" office:value="39886" calcext:value-type="float">
            <text:p>39886</text:p>
          </table:table-cell>
          <table:table-cell/>
          <table:table-cell table:formula="of:=IF([.B1161]=[.B11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  <table:table-cell table:formula="of:=SUM(IF(ISBLANK([.A1162]); 0; [.B1162]); [.A1163])" office:value-type="float" office:value="48768" calcext:value-type="float">
            <text:p>48768</text:p>
          </table:table-cell>
          <table:table-cell/>
          <table:table-cell table:formula="of:=IF([.B1162]=[.B116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63]); 0; [.B1163]); [.A1164])" office:value-type="float" office:value="48768" calcext:value-type="float">
            <text:p>48768</text:p>
          </table:table-cell>
          <table:table-cell/>
          <table:table-cell table:formula="of:=IF([.B1163]=[.B11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table:formula="of:=SUM(IF(ISBLANK([.A1164]); 0; [.B1164]); [.A1165])" office:value-type="float" office:value="8113" calcext:value-type="float">
            <text:p>8113</text:p>
          </table:table-cell>
          <table:table-cell/>
          <table:table-cell table:formula="of:=IF([.B1164]=[.B11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SUM(IF(ISBLANK([.A1165]); 0; [.B1165]); [.A1166])" office:value-type="float" office:value="11308" calcext:value-type="float">
            <text:p>11308</text:p>
          </table:table-cell>
          <table:table-cell/>
          <table:table-cell table:formula="of:=IF([.B1165]=[.B11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8" calcext:value-type="float">
            <text:p>8998</text:p>
          </table:table-cell>
          <table:table-cell table:formula="of:=SUM(IF(ISBLANK([.A1166]); 0; [.B1166]); [.A1167])" office:value-type="float" office:value="20306" calcext:value-type="float">
            <text:p>20306</text:p>
          </table:table-cell>
          <table:table-cell/>
          <table:table-cell table:formula="of:=IF([.B1166]=[.B11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SUM(IF(ISBLANK([.A1167]); 0; [.B1167]); [.A1168])" office:value-type="float" office:value="21902" calcext:value-type="float">
            <text:p>21902</text:p>
          </table:table-cell>
          <table:table-cell/>
          <table:table-cell table:formula="of:=IF([.B1167]=[.B11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SUM(IF(ISBLANK([.A1168]); 0; [.B1168]); [.A1169])" office:value-type="float" office:value="25140" calcext:value-type="float">
            <text:p>25140</text:p>
          </table:table-cell>
          <table:table-cell/>
          <table:table-cell table:formula="of:=IF([.B1168]=[.B11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table:formula="of:=SUM(IF(ISBLANK([.A1169]); 0; [.B1169]); [.A1170])" office:value-type="float" office:value="31012" calcext:value-type="float">
            <text:p>31012</text:p>
          </table:table-cell>
          <table:table-cell/>
          <table:table-cell table:formula="of:=IF([.B1169]=[.B11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4" calcext:value-type="float">
            <text:p>8194</text:p>
          </table:table-cell>
          <table:table-cell table:formula="of:=SUM(IF(ISBLANK([.A1170]); 0; [.B1170]); [.A1171])" office:value-type="float" office:value="39206" calcext:value-type="float">
            <text:p>39206</text:p>
          </table:table-cell>
          <table:table-cell/>
          <table:table-cell table:formula="of:=IF([.B1170]=[.B11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SUM(IF(ISBLANK([.A1171]); 0; [.B1171]); [.A1172])" office:value-type="float" office:value="40959" calcext:value-type="float">
            <text:p>40959</text:p>
          </table:table-cell>
          <table:table-cell/>
          <table:table-cell table:formula="of:=IF([.B1171]=[.B117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72]); 0; [.B1172]); [.A1173])" office:value-type="float" office:value="40959" calcext:value-type="float">
            <text:p>40959</text:p>
          </table:table-cell>
          <table:table-cell/>
          <table:table-cell table:formula="of:=IF([.B1172]=[.B11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table:formula="of:=SUM(IF(ISBLANK([.A1173]); 0; [.B1173]); [.A1174])" office:value-type="float" office:value="5109" calcext:value-type="float">
            <text:p>5109</text:p>
          </table:table-cell>
          <table:table-cell/>
          <table:table-cell table:formula="of:=IF([.B1173]=[.B11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SUM(IF(ISBLANK([.A1174]); 0; [.B1174]); [.A1175])" office:value-type="float" office:value="7330" calcext:value-type="float">
            <text:p>7330</text:p>
          </table:table-cell>
          <table:table-cell/>
          <table:table-cell table:formula="of:=IF([.B1174]=[.B11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table:formula="of:=SUM(IF(ISBLANK([.A1175]); 0; [.B1175]); [.A1176])" office:value-type="float" office:value="10634" calcext:value-type="float">
            <text:p>10634</text:p>
          </table:table-cell>
          <table:table-cell/>
          <table:table-cell table:formula="of:=IF([.B1175]=[.B11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table:formula="of:=SUM(IF(ISBLANK([.A1176]); 0; [.B1176]); [.A1177])" office:value-type="float" office:value="15722" calcext:value-type="float">
            <text:p>15722</text:p>
          </table:table-cell>
          <table:table-cell/>
          <table:table-cell table:formula="of:=IF([.B1176]=[.B11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SUM(IF(ISBLANK([.A1177]); 0; [.B1177]); [.A1178])" office:value-type="float" office:value="19690" calcext:value-type="float">
            <text:p>19690</text:p>
          </table:table-cell>
          <table:table-cell/>
          <table:table-cell table:formula="of:=IF([.B1177]=[.B11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table:formula="of:=SUM(IF(ISBLANK([.A1178]); 0; [.B1178]); [.A1179])" office:value-type="float" office:value="24824" calcext:value-type="float">
            <text:p>24824</text:p>
          </table:table-cell>
          <table:table-cell/>
          <table:table-cell table:formula="of:=IF([.B1178]=[.B11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SUM(IF(ISBLANK([.A1179]); 0; [.B1179]); [.A1180])" office:value-type="float" office:value="25888" calcext:value-type="float">
            <text:p>25888</text:p>
          </table:table-cell>
          <table:table-cell/>
          <table:table-cell table:formula="of:=IF([.B1179]=[.B11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table:formula="of:=SUM(IF(ISBLANK([.A1180]); 0; [.B1180]); [.A1181])" office:value-type="float" office:value="31374" calcext:value-type="float">
            <text:p>31374</text:p>
          </table:table-cell>
          <table:table-cell/>
          <table:table-cell table:formula="of:=IF([.B1180]=[.B11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table:formula="of:=SUM(IF(ISBLANK([.A1181]); 0; [.B1181]); [.A1182])" office:value-type="float" office:value="37109" calcext:value-type="float">
            <text:p>37109</text:p>
          </table:table-cell>
          <table:table-cell/>
          <table:table-cell table:formula="of:=IF([.B1181]=[.B11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SUM(IF(ISBLANK([.A1182]); 0; [.B1182]); [.A1183])" office:value-type="float" office:value="40630" calcext:value-type="float">
            <text:p>40630</text:p>
          </table:table-cell>
          <table:table-cell/>
          <table:table-cell table:formula="of:=IF([.B1182]=[.B11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table:formula="of:=SUM(IF(ISBLANK([.A1183]); 0; [.B1183]); [.A1184])" office:value-type="float" office:value="45276" calcext:value-type="float">
            <text:p>45276</text:p>
          </table:table-cell>
          <table:table-cell/>
          <table:table-cell table:formula="of:=IF([.B1183]=[.B11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table:formula="of:=SUM(IF(ISBLANK([.A1184]); 0; [.B1184]); [.A1185])" office:value-type="float" office:value="50893" calcext:value-type="float">
            <text:p>50893</text:p>
          </table:table-cell>
          <table:table-cell/>
          <table:table-cell table:formula="of:=IF([.B1184]=[.B11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table:formula="of:=SUM(IF(ISBLANK([.A1185]); 0; [.B1185]); [.A1186])" office:value-type="float" office:value="53695" calcext:value-type="float">
            <text:p>53695</text:p>
          </table:table-cell>
          <table:table-cell/>
          <table:table-cell table:formula="of:=IF([.B1185]=[.B11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table:formula="of:=SUM(IF(ISBLANK([.A1186]); 0; [.B1186]); [.A1187])" office:value-type="float" office:value="58988" calcext:value-type="float">
            <text:p>58988</text:p>
          </table:table-cell>
          <table:table-cell/>
          <table:table-cell table:formula="of:=IF([.B1186]=[.B118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87]); 0; [.B1187]); [.A1188])" office:value-type="float" office:value="58988" calcext:value-type="float">
            <text:p>58988</text:p>
          </table:table-cell>
          <table:table-cell/>
          <table:table-cell table:formula="of:=IF([.B1187]=[.B11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table:formula="of:=SUM(IF(ISBLANK([.A1188]); 0; [.B1188]); [.A1189])" office:value-type="float" office:value="5915" calcext:value-type="float">
            <text:p>5915</text:p>
          </table:table-cell>
          <table:table-cell/>
          <table:table-cell table:formula="of:=IF([.B1188]=[.B11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SUM(IF(ISBLANK([.A1189]); 0; [.B1189]); [.A1190])" office:value-type="float" office:value="12566" calcext:value-type="float">
            <text:p>12566</text:p>
          </table:table-cell>
          <table:table-cell/>
          <table:table-cell table:formula="of:=IF([.B1189]=[.B11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table:formula="of:=SUM(IF(ISBLANK([.A1190]); 0; [.B1190]); [.A1191])" office:value-type="float" office:value="19300" calcext:value-type="float">
            <text:p>19300</text:p>
          </table:table-cell>
          <table:table-cell/>
          <table:table-cell table:formula="of:=IF([.B1190]=[.B11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table:formula="of:=SUM(IF(ISBLANK([.A1191]); 0; [.B1191]); [.A1192])" office:value-type="float" office:value="25970" calcext:value-type="float">
            <text:p>25970</text:p>
          </table:table-cell>
          <table:table-cell/>
          <table:table-cell table:formula="of:=IF([.B1191]=[.B11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SUM(IF(ISBLANK([.A1192]); 0; [.B1192]); [.A1193])" office:value-type="float" office:value="27861" calcext:value-type="float">
            <text:p>27861</text:p>
          </table:table-cell>
          <table:table-cell/>
          <table:table-cell table:formula="of:=IF([.B1192]=[.B11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table:formula="of:=SUM(IF(ISBLANK([.A1193]); 0; [.B1193]); [.A1194])" office:value-type="float" office:value="34848" calcext:value-type="float">
            <text:p>34848</text:p>
          </table:table-cell>
          <table:table-cell/>
          <table:table-cell table:formula="of:=IF([.B1193]=[.B11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SUM(IF(ISBLANK([.A1194]); 0; [.B1194]); [.A1195])" office:value-type="float" office:value="38252" calcext:value-type="float">
            <text:p>38252</text:p>
          </table:table-cell>
          <table:table-cell/>
          <table:table-cell table:formula="of:=IF([.B1194]=[.B11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SUM(IF(ISBLANK([.A1195]); 0; [.B1195]); [.A1196])" office:value-type="float" office:value="40198" calcext:value-type="float">
            <text:p>40198</text:p>
          </table:table-cell>
          <table:table-cell/>
          <table:table-cell table:formula="of:=IF([.B1195]=[.B11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table:formula="of:=SUM(IF(ISBLANK([.A1196]); 0; [.B1196]); [.A1197])" office:value-type="float" office:value="49708" calcext:value-type="float">
            <text:p>49708</text:p>
          </table:table-cell>
          <table:table-cell/>
          <table:table-cell table:formula="of:=IF([.B1196]=[.B119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197]); 0; [.B1197]); [.A1198])" office:value-type="float" office:value="49708" calcext:value-type="float">
            <text:p>49708</text:p>
          </table:table-cell>
          <table:table-cell/>
          <table:table-cell table:formula="of:=IF([.B1197]=[.B11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31" calcext:value-type="float">
            <text:p>11531</text:p>
          </table:table-cell>
          <table:table-cell table:formula="of:=SUM(IF(ISBLANK([.A1198]); 0; [.B1198]); [.A1199])" office:value-type="float" office:value="11531" calcext:value-type="float">
            <text:p>11531</text:p>
          </table:table-cell>
          <table:table-cell/>
          <table:table-cell table:formula="of:=IF([.B1198]=[.B11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table:formula="of:=SUM(IF(ISBLANK([.A1199]); 0; [.B1199]); [.A1200])" office:value-type="float" office:value="15028" calcext:value-type="float">
            <text:p>15028</text:p>
          </table:table-cell>
          <table:table-cell/>
          <table:table-cell table:formula="of:=IF([.B1199]=[.B12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0" calcext:value-type="float">
            <text:p>11740</text:p>
          </table:table-cell>
          <table:table-cell table:formula="of:=SUM(IF(ISBLANK([.A1200]); 0; [.B1200]); [.A1201])" office:value-type="float" office:value="26768" calcext:value-type="float">
            <text:p>26768</text:p>
          </table:table-cell>
          <table:table-cell/>
          <table:table-cell table:formula="of:=IF([.B1200]=[.B12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table:formula="of:=SUM(IF(ISBLANK([.A1201]); 0; [.B1201]); [.A1202])" office:value-type="float" office:value="38419" calcext:value-type="float">
            <text:p>38419</text:p>
          </table:table-cell>
          <table:table-cell/>
          <table:table-cell table:formula="of:=IF([.B1201]=[.B12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SUM(IF(ISBLANK([.A1202]); 0; [.B1202]); [.A1203])" office:value-type="float" office:value="40304" calcext:value-type="float">
            <text:p>40304</text:p>
          </table:table-cell>
          <table:table-cell/>
          <table:table-cell table:formula="of:=IF([.B1202]=[.B12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table:formula="of:=SUM(IF(ISBLANK([.A1203]); 0; [.B1203]); [.A1204])" office:value-type="float" office:value="47460" calcext:value-type="float">
            <text:p>47460</text:p>
          </table:table-cell>
          <table:table-cell/>
          <table:table-cell table:formula="of:=IF([.B1203]=[.B12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table:formula="of:=SUM(IF(ISBLANK([.A1204]); 0; [.B1204]); [.A1205])" office:value-type="float" office:value="56693" calcext:value-type="float">
            <text:p>56693</text:p>
          </table:table-cell>
          <table:table-cell/>
          <table:table-cell table:formula="of:=IF([.B1204]=[.B120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05]); 0; [.B1205]); [.A1206])" office:value-type="float" office:value="56693" calcext:value-type="float">
            <text:p>56693</text:p>
          </table:table-cell>
          <table:table-cell/>
          <table:table-cell table:formula="of:=IF([.B1205]=[.B12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table:formula="of:=SUM(IF(ISBLANK([.A1206]); 0; [.B1206]); [.A1207])" office:value-type="float" office:value="6541" calcext:value-type="float">
            <text:p>6541</text:p>
          </table:table-cell>
          <table:table-cell/>
          <table:table-cell table:formula="of:=IF([.B1206]=[.B12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table:formula="of:=SUM(IF(ISBLANK([.A1207]); 0; [.B1207]); [.A1208])" office:value-type="float" office:value="14280" calcext:value-type="float">
            <text:p>14280</text:p>
          </table:table-cell>
          <table:table-cell/>
          <table:table-cell table:formula="of:=IF([.B1207]=[.B12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SUM(IF(ISBLANK([.A1208]); 0; [.B1208]); [.A1209])" office:value-type="float" office:value="15734" calcext:value-type="float">
            <text:p>15734</text:p>
          </table:table-cell>
          <table:table-cell/>
          <table:table-cell table:formula="of:=IF([.B1208]=[.B12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table:formula="of:=SUM(IF(ISBLANK([.A1209]); 0; [.B1209]); [.A1210])" office:value-type="float" office:value="21820" calcext:value-type="float">
            <text:p>21820</text:p>
          </table:table-cell>
          <table:table-cell/>
          <table:table-cell table:formula="of:=IF([.B1209]=[.B12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SUM(IF(ISBLANK([.A1210]); 0; [.B1210]); [.A1211])" office:value-type="float" office:value="24563" calcext:value-type="float">
            <text:p>24563</text:p>
          </table:table-cell>
          <table:table-cell/>
          <table:table-cell table:formula="of:=IF([.B1210]=[.B12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table:formula="of:=SUM(IF(ISBLANK([.A1211]); 0; [.B1211]); [.A1212])" office:value-type="float" office:value="31276" calcext:value-type="float">
            <text:p>31276</text:p>
          </table:table-cell>
          <table:table-cell/>
          <table:table-cell table:formula="of:=IF([.B1211]=[.B12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table:formula="of:=SUM(IF(ISBLANK([.A1212]); 0; [.B1212]); [.A1213])" office:value-type="float" office:value="36597" calcext:value-type="float">
            <text:p>36597</text:p>
          </table:table-cell>
          <table:table-cell/>
          <table:table-cell table:formula="of:=IF([.B1212]=[.B12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table:formula="of:=SUM(IF(ISBLANK([.A1213]); 0; [.B1213]); [.A1214])" office:value-type="float" office:value="43039" calcext:value-type="float">
            <text:p>43039</text:p>
          </table:table-cell>
          <table:table-cell/>
          <table:table-cell table:formula="of:=IF([.B1213]=[.B12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table:formula="of:=SUM(IF(ISBLANK([.A1214]); 0; [.B1214]); [.A1215])" office:value-type="float" office:value="49989" calcext:value-type="float">
            <text:p>49989</text:p>
          </table:table-cell>
          <table:table-cell/>
          <table:table-cell table:formula="of:=IF([.B1214]=[.B12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table:formula="of:=SUM(IF(ISBLANK([.A1215]); 0; [.B1215]); [.A1216])" office:value-type="float" office:value="53667" calcext:value-type="float">
            <text:p>53667</text:p>
          </table:table-cell>
          <table:table-cell/>
          <table:table-cell table:formula="of:=IF([.B1215]=[.B12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SUM(IF(ISBLANK([.A1216]); 0; [.B1216]); [.A1217])" office:value-type="float" office:value="56901" calcext:value-type="float">
            <text:p>56901</text:p>
          </table:table-cell>
          <table:table-cell/>
          <table:table-cell table:formula="of:=IF([.B1216]=[.B121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17]); 0; [.B1217]); [.A1218])" office:value-type="float" office:value="56901" calcext:value-type="float">
            <text:p>56901</text:p>
          </table:table-cell>
          <table:table-cell/>
          <table:table-cell table:formula="of:=IF([.B1217]=[.B12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SUM(IF(ISBLANK([.A1218]); 0; [.B1218]); [.A1219])" office:value-type="float" office:value="6800" calcext:value-type="float">
            <text:p>6800</text:p>
          </table:table-cell>
          <table:table-cell/>
          <table:table-cell table:formula="of:=IF([.B1218]=[.B12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table:formula="of:=SUM(IF(ISBLANK([.A1219]); 0; [.B1219]); [.A1220])" office:value-type="float" office:value="12486" calcext:value-type="float">
            <text:p>12486</text:p>
          </table:table-cell>
          <table:table-cell/>
          <table:table-cell table:formula="of:=IF([.B1219]=[.B12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table:formula="of:=SUM(IF(ISBLANK([.A1220]); 0; [.B1220]); [.A1221])" office:value-type="float" office:value="20529" calcext:value-type="float">
            <text:p>20529</text:p>
          </table:table-cell>
          <table:table-cell/>
          <table:table-cell table:formula="of:=IF([.B1220]=[.B12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2" calcext:value-type="float">
            <text:p>9452</text:p>
          </table:table-cell>
          <table:table-cell table:formula="of:=SUM(IF(ISBLANK([.A1221]); 0; [.B1221]); [.A1222])" office:value-type="float" office:value="29981" calcext:value-type="float">
            <text:p>29981</text:p>
          </table:table-cell>
          <table:table-cell/>
          <table:table-cell table:formula="of:=IF([.B1221]=[.B122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22]); 0; [.B1222]); [.A1223])" office:value-type="float" office:value="29981" calcext:value-type="float">
            <text:p>29981</text:p>
          </table:table-cell>
          <table:table-cell/>
          <table:table-cell table:formula="of:=IF([.B1222]=[.B12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19" calcext:value-type="float">
            <text:p>19119</text:p>
          </table:table-cell>
          <table:table-cell table:formula="of:=SUM(IF(ISBLANK([.A1223]); 0; [.B1223]); [.A1224])" office:value-type="float" office:value="19119" calcext:value-type="float">
            <text:p>19119</text:p>
          </table:table-cell>
          <table:table-cell/>
          <table:table-cell table:formula="of:=IF([.B1223]=[.B12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6" calcext:value-type="float">
            <text:p>19636</text:p>
          </table:table-cell>
          <table:table-cell table:formula="of:=SUM(IF(ISBLANK([.A1224]); 0; [.B1224]); [.A1225])" office:value-type="float" office:value="38755" calcext:value-type="float">
            <text:p>38755</text:p>
          </table:table-cell>
          <table:table-cell/>
          <table:table-cell table:formula="of:=IF([.B1224]=[.B12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SUM(IF(ISBLANK([.A1225]); 0; [.B1225]); [.A1226])" office:value-type="float" office:value="41104" calcext:value-type="float">
            <text:p>41104</text:p>
          </table:table-cell>
          <table:table-cell/>
          <table:table-cell table:formula="of:=IF([.B1225]=[.B12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SUM(IF(ISBLANK([.A1226]); 0; [.B1226]); [.A1227])" office:value-type="float" office:value="43348" calcext:value-type="float">
            <text:p>43348</text:p>
          </table:table-cell>
          <table:table-cell/>
          <table:table-cell table:formula="of:=IF([.B1226]=[.B122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27]); 0; [.B1227]); [.A1228])" office:value-type="float" office:value="43348" calcext:value-type="float">
            <text:p>43348</text:p>
          </table:table-cell>
          <table:table-cell/>
          <table:table-cell table:formula="of:=IF([.B1227]=[.B12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table:formula="of:=SUM(IF(ISBLANK([.A1228]); 0; [.B1228]); [.A1229])" office:value-type="float" office:value="5008" calcext:value-type="float">
            <text:p>5008</text:p>
          </table:table-cell>
          <table:table-cell/>
          <table:table-cell table:formula="of:=IF([.B1228]=[.B12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table:formula="of:=SUM(IF(ISBLANK([.A1229]); 0; [.B1229]); [.A1230])" office:value-type="float" office:value="12010" calcext:value-type="float">
            <text:p>12010</text:p>
          </table:table-cell>
          <table:table-cell/>
          <table:table-cell table:formula="of:=IF([.B1229]=[.B12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table:formula="of:=SUM(IF(ISBLANK([.A1230]); 0; [.B1230]); [.A1231])" office:value-type="float" office:value="17340" calcext:value-type="float">
            <text:p>17340</text:p>
          </table:table-cell>
          <table:table-cell/>
          <table:table-cell table:formula="of:=IF([.B1230]=[.B12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SUM(IF(ISBLANK([.A1231]); 0; [.B1231]); [.A1232])" office:value-type="float" office:value="20886" calcext:value-type="float">
            <text:p>20886</text:p>
          </table:table-cell>
          <table:table-cell/>
          <table:table-cell table:formula="of:=IF([.B1231]=[.B12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table:formula="of:=SUM(IF(ISBLANK([.A1232]); 0; [.B1232]); [.A1233])" office:value-type="float" office:value="33887" calcext:value-type="float">
            <text:p>33887</text:p>
          </table:table-cell>
          <table:table-cell/>
          <table:table-cell table:formula="of:=IF([.B1232]=[.B12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5" calcext:value-type="float">
            <text:p>13785</text:p>
          </table:table-cell>
          <table:table-cell table:formula="of:=SUM(IF(ISBLANK([.A1233]); 0; [.B1233]); [.A1234])" office:value-type="float" office:value="47672" calcext:value-type="float">
            <text:p>47672</text:p>
          </table:table-cell>
          <table:table-cell/>
          <table:table-cell table:formula="of:=IF([.B1233]=[.B123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34]); 0; [.B1234]); [.A1235])" office:value-type="float" office:value="47672" calcext:value-type="float">
            <text:p>47672</text:p>
          </table:table-cell>
          <table:table-cell/>
          <table:table-cell table:formula="of:=IF([.B1234]=[.B12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table:formula="of:=SUM(IF(ISBLANK([.A1235]); 0; [.B1235]); [.A1236])" office:value-type="float" office:value="4985" calcext:value-type="float">
            <text:p>4985</text:p>
          </table:table-cell>
          <table:table-cell/>
          <table:table-cell table:formula="of:=IF([.B1235]=[.B12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SUM(IF(ISBLANK([.A1236]); 0; [.B1236]); [.A1237])" office:value-type="float" office:value="12162" calcext:value-type="float">
            <text:p>12162</text:p>
          </table:table-cell>
          <table:table-cell/>
          <table:table-cell table:formula="of:=IF([.B1236]=[.B12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SUM(IF(ISBLANK([.A1237]); 0; [.B1237]); [.A1238])" office:value-type="float" office:value="17791" calcext:value-type="float">
            <text:p>17791</text:p>
          </table:table-cell>
          <table:table-cell/>
          <table:table-cell table:formula="of:=IF([.B1237]=[.B12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table:formula="of:=SUM(IF(ISBLANK([.A1238]); 0; [.B1238]); [.A1239])" office:value-type="float" office:value="21965" calcext:value-type="float">
            <text:p>21965</text:p>
          </table:table-cell>
          <table:table-cell/>
          <table:table-cell table:formula="of:=IF([.B1238]=[.B12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table:formula="of:=SUM(IF(ISBLANK([.A1239]); 0; [.B1239]); [.A1240])" office:value-type="float" office:value="28712" calcext:value-type="float">
            <text:p>28712</text:p>
          </table:table-cell>
          <table:table-cell/>
          <table:table-cell table:formula="of:=IF([.B1239]=[.B12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table:formula="of:=SUM(IF(ISBLANK([.A1240]); 0; [.B1240]); [.A1241])" office:value-type="float" office:value="33825" calcext:value-type="float">
            <text:p>33825</text:p>
          </table:table-cell>
          <table:table-cell/>
          <table:table-cell table:formula="of:=IF([.B1240]=[.B12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SUM(IF(ISBLANK([.A1241]); 0; [.B1241]); [.A1242])" office:value-type="float" office:value="37741" calcext:value-type="float">
            <text:p>37741</text:p>
          </table:table-cell>
          <table:table-cell/>
          <table:table-cell table:formula="of:=IF([.B1241]=[.B124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42]); 0; [.B1242]); [.A1243])" office:value-type="float" office:value="37741" calcext:value-type="float">
            <text:p>37741</text:p>
          </table:table-cell>
          <table:table-cell/>
          <table:table-cell table:formula="of:=IF([.B1242]=[.B12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table:formula="of:=SUM(IF(ISBLANK([.A1243]); 0; [.B1243]); [.A1244])" office:value-type="float" office:value="6496" calcext:value-type="float">
            <text:p>6496</text:p>
          </table:table-cell>
          <table:table-cell/>
          <table:table-cell table:formula="of:=IF([.B1243]=[.B12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table:formula="of:=SUM(IF(ISBLANK([.A1244]); 0; [.B1244]); [.A1245])" office:value-type="float" office:value="11743" calcext:value-type="float">
            <text:p>11743</text:p>
          </table:table-cell>
          <table:table-cell/>
          <table:table-cell table:formula="of:=IF([.B1244]=[.B12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table:formula="of:=SUM(IF(ISBLANK([.A1245]); 0; [.B1245]); [.A1246])" office:value-type="float" office:value="18496" calcext:value-type="float">
            <text:p>18496</text:p>
          </table:table-cell>
          <table:table-cell/>
          <table:table-cell table:formula="of:=IF([.B1245]=[.B12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table:formula="of:=SUM(IF(ISBLANK([.A1246]); 0; [.B1246]); [.A1247])" office:value-type="float" office:value="25200" calcext:value-type="float">
            <text:p>25200</text:p>
          </table:table-cell>
          <table:table-cell/>
          <table:table-cell table:formula="of:=IF([.B1246]=[.B12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table:formula="of:=SUM(IF(ISBLANK([.A1247]); 0; [.B1247]); [.A1248])" office:value-type="float" office:value="34506" calcext:value-type="float">
            <text:p>34506</text:p>
          </table:table-cell>
          <table:table-cell/>
          <table:table-cell table:formula="of:=IF([.B1247]=[.B12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table:formula="of:=SUM(IF(ISBLANK([.A1248]); 0; [.B1248]); [.A1249])" office:value-type="float" office:value="40271" calcext:value-type="float">
            <text:p>40271</text:p>
          </table:table-cell>
          <table:table-cell/>
          <table:table-cell table:formula="of:=IF([.B1248]=[.B12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table:formula="of:=SUM(IF(ISBLANK([.A1249]); 0; [.B1249]); [.A1250])" office:value-type="float" office:value="44421" calcext:value-type="float">
            <text:p>44421</text:p>
          </table:table-cell>
          <table:table-cell/>
          <table:table-cell table:formula="of:=IF([.B1249]=[.B12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table:formula="of:=SUM(IF(ISBLANK([.A1250]); 0; [.B1250]); [.A1251])" office:value-type="float" office:value="51360" calcext:value-type="float">
            <text:p>51360</text:p>
          </table:table-cell>
          <table:table-cell/>
          <table:table-cell table:formula="of:=IF([.B1250]=[.B12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table:formula="of:=SUM(IF(ISBLANK([.A1251]); 0; [.B1251]); [.A1252])" office:value-type="float" office:value="56817" calcext:value-type="float">
            <text:p>56817</text:p>
          </table:table-cell>
          <table:table-cell/>
          <table:table-cell table:formula="of:=IF([.B1251]=[.B125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52]); 0; [.B1252]); [.A1253])" office:value-type="float" office:value="56817" calcext:value-type="float">
            <text:p>56817</text:p>
          </table:table-cell>
          <table:table-cell/>
          <table:table-cell table:formula="of:=IF([.B1252]=[.B12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SUM(IF(ISBLANK([.A1253]); 0; [.B1253]); [.A1254])" office:value-type="float" office:value="3887" calcext:value-type="float">
            <text:p>3887</text:p>
          </table:table-cell>
          <table:table-cell/>
          <table:table-cell table:formula="of:=IF([.B1253]=[.B12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table:formula="of:=SUM(IF(ISBLANK([.A1254]); 0; [.B1254]); [.A1255])" office:value-type="float" office:value="10873" calcext:value-type="float">
            <text:p>10873</text:p>
          </table:table-cell>
          <table:table-cell/>
          <table:table-cell table:formula="of:=IF([.B1254]=[.B12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SUM(IF(ISBLANK([.A1255]); 0; [.B1255]); [.A1256])" office:value-type="float" office:value="12433" calcext:value-type="float">
            <text:p>12433</text:p>
          </table:table-cell>
          <table:table-cell/>
          <table:table-cell table:formula="of:=IF([.B1255]=[.B12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table:formula="of:=SUM(IF(ISBLANK([.A1256]); 0; [.B1256]); [.A1257])" office:value-type="float" office:value="20616" calcext:value-type="float">
            <text:p>20616</text:p>
          </table:table-cell>
          <table:table-cell/>
          <table:table-cell table:formula="of:=IF([.B1256]=[.B12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SUM(IF(ISBLANK([.A1257]); 0; [.B1257]); [.A1258])" office:value-type="float" office:value="25021" calcext:value-type="float">
            <text:p>25021</text:p>
          </table:table-cell>
          <table:table-cell/>
          <table:table-cell table:formula="of:=IF([.B1257]=[.B12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SUM(IF(ISBLANK([.A1258]); 0; [.B1258]); [.A1259])" office:value-type="float" office:value="28831" calcext:value-type="float">
            <text:p>28831</text:p>
          </table:table-cell>
          <table:table-cell/>
          <table:table-cell table:formula="of:=IF([.B1258]=[.B12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SUM(IF(ISBLANK([.A1259]); 0; [.B1259]); [.A1260])" office:value-type="float" office:value="34559" calcext:value-type="float">
            <text:p>34559</text:p>
          </table:table-cell>
          <table:table-cell/>
          <table:table-cell table:formula="of:=IF([.B1259]=[.B12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formula="of:=SUM(IF(ISBLANK([.A1260]); 0; [.B1260]); [.A1261])" office:value-type="float" office:value="45066" calcext:value-type="float">
            <text:p>45066</text:p>
          </table:table-cell>
          <table:table-cell/>
          <table:table-cell table:formula="of:=IF([.B1260]=[.B126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61]); 0; [.B1261]); [.A1262])" office:value-type="float" office:value="45066" calcext:value-type="float">
            <text:p>45066</text:p>
          </table:table-cell>
          <table:table-cell/>
          <table:table-cell table:formula="of:=IF([.B1261]=[.B12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47" calcext:value-type="float">
            <text:p>11447</text:p>
          </table:table-cell>
          <table:table-cell table:formula="of:=SUM(IF(ISBLANK([.A1262]); 0; [.B1262]); [.A1263])" office:value-type="float" office:value="11447" calcext:value-type="float">
            <text:p>11447</text:p>
          </table:table-cell>
          <table:table-cell/>
          <table:table-cell table:formula="of:=IF([.B1262]=[.B12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6" calcext:value-type="float">
            <text:p>25816</text:p>
          </table:table-cell>
          <table:table-cell table:formula="of:=SUM(IF(ISBLANK([.A1263]); 0; [.B1263]); [.A1264])" office:value-type="float" office:value="37263" calcext:value-type="float">
            <text:p>37263</text:p>
          </table:table-cell>
          <table:table-cell/>
          <table:table-cell table:formula="of:=IF([.B1263]=[.B126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64]); 0; [.B1264]); [.A1265])" office:value-type="float" office:value="37263" calcext:value-type="float">
            <text:p>37263</text:p>
          </table:table-cell>
          <table:table-cell/>
          <table:table-cell table:formula="of:=IF([.B1264]=[.B12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table:formula="of:=SUM(IF(ISBLANK([.A1265]); 0; [.B1265]); [.A1266])" office:value-type="float" office:value="4597" calcext:value-type="float">
            <text:p>4597</text:p>
          </table:table-cell>
          <table:table-cell/>
          <table:table-cell table:formula="of:=IF([.B1265]=[.B12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table:formula="of:=SUM(IF(ISBLANK([.A1266]); 0; [.B1266]); [.A1267])" office:value-type="float" office:value="10220" calcext:value-type="float">
            <text:p>10220</text:p>
          </table:table-cell>
          <table:table-cell/>
          <table:table-cell table:formula="of:=IF([.B1266]=[.B12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table:formula="of:=SUM(IF(ISBLANK([.A1267]); 0; [.B1267]); [.A1268])" office:value-type="float" office:value="14347" calcext:value-type="float">
            <text:p>14347</text:p>
          </table:table-cell>
          <table:table-cell/>
          <table:table-cell table:formula="of:=IF([.B1267]=[.B12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table:formula="of:=SUM(IF(ISBLANK([.A1268]); 0; [.B1268]); [.A1269])" office:value-type="float" office:value="19395" calcext:value-type="float">
            <text:p>19395</text:p>
          </table:table-cell>
          <table:table-cell/>
          <table:table-cell table:formula="of:=IF([.B1268]=[.B12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table:formula="of:=SUM(IF(ISBLANK([.A1269]); 0; [.B1269]); [.A1270])" office:value-type="float" office:value="27553" calcext:value-type="float">
            <text:p>27553</text:p>
          </table:table-cell>
          <table:table-cell/>
          <table:table-cell table:formula="of:=IF([.B1269]=[.B12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SUM(IF(ISBLANK([.A1270]); 0; [.B1270]); [.A1271])" office:value-type="float" office:value="30146" calcext:value-type="float">
            <text:p>30146</text:p>
          </table:table-cell>
          <table:table-cell/>
          <table:table-cell table:formula="of:=IF([.B1270]=[.B12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SUM(IF(ISBLANK([.A1271]); 0; [.B1271]); [.A1272])" office:value-type="float" office:value="32396" calcext:value-type="float">
            <text:p>32396</text:p>
          </table:table-cell>
          <table:table-cell/>
          <table:table-cell table:formula="of:=IF([.B1271]=[.B12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table:formula="of:=SUM(IF(ISBLANK([.A1272]); 0; [.B1272]); [.A1273])" office:value-type="float" office:value="37748" calcext:value-type="float">
            <text:p>37748</text:p>
          </table:table-cell>
          <table:table-cell/>
          <table:table-cell table:formula="of:=IF([.B1272]=[.B12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SUM(IF(ISBLANK([.A1273]); 0; [.B1273]); [.A1274])" office:value-type="float" office:value="39641" calcext:value-type="float">
            <text:p>39641</text:p>
          </table:table-cell>
          <table:table-cell/>
          <table:table-cell table:formula="of:=IF([.B1273]=[.B12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table:formula="of:=SUM(IF(ISBLANK([.A1274]); 0; [.B1274]); [.A1275])" office:value-type="float" office:value="46148" calcext:value-type="float">
            <text:p>46148</text:p>
          </table:table-cell>
          <table:table-cell/>
          <table:table-cell table:formula="of:=IF([.B1274]=[.B127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75]); 0; [.B1275]); [.A1276])" office:value-type="float" office:value="46148" calcext:value-type="float">
            <text:p>46148</text:p>
          </table:table-cell>
          <table:table-cell/>
          <table:table-cell table:formula="of:=IF([.B1275]=[.B12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79" calcext:value-type="float">
            <text:p>33979</text:p>
          </table:table-cell>
          <table:table-cell table:formula="of:=SUM(IF(ISBLANK([.A1276]); 0; [.B1276]); [.A1277])" office:value-type="float" office:value="33979" calcext:value-type="float">
            <text:p>33979</text:p>
          </table:table-cell>
          <table:table-cell/>
          <table:table-cell table:formula="of:=IF([.B1276]=[.B127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77]); 0; [.B1277]); [.A1278])" office:value-type="float" office:value="33979" calcext:value-type="float">
            <text:p>33979</text:p>
          </table:table-cell>
          <table:table-cell/>
          <table:table-cell table:formula="of:=IF([.B1277]=[.B12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table:formula="of:=SUM(IF(ISBLANK([.A1278]); 0; [.B1278]); [.A1279])" office:value-type="float" office:value="6089" calcext:value-type="float">
            <text:p>6089</text:p>
          </table:table-cell>
          <table:table-cell/>
          <table:table-cell table:formula="of:=IF([.B1278]=[.B12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table:formula="of:=SUM(IF(ISBLANK([.A1279]); 0; [.B1279]); [.A1280])" office:value-type="float" office:value="11674" calcext:value-type="float">
            <text:p>11674</text:p>
          </table:table-cell>
          <table:table-cell/>
          <table:table-cell table:formula="of:=IF([.B1279]=[.B12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SUM(IF(ISBLANK([.A1280]); 0; [.B1280]); [.A1281])" office:value-type="float" office:value="14160" calcext:value-type="float">
            <text:p>14160</text:p>
          </table:table-cell>
          <table:table-cell/>
          <table:table-cell table:formula="of:=IF([.B1280]=[.B12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SUM(IF(ISBLANK([.A1281]); 0; [.B1281]); [.A1282])" office:value-type="float" office:value="19780" calcext:value-type="float">
            <text:p>19780</text:p>
          </table:table-cell>
          <table:table-cell/>
          <table:table-cell table:formula="of:=IF([.B1281]=[.B12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SUM(IF(ISBLANK([.A1282]); 0; [.B1282]); [.A1283])" office:value-type="float" office:value="21127" calcext:value-type="float">
            <text:p>21127</text:p>
          </table:table-cell>
          <table:table-cell/>
          <table:table-cell table:formula="of:=IF([.B1282]=[.B12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table:formula="of:=SUM(IF(ISBLANK([.A1283]); 0; [.B1283]); [.A1284])" office:value-type="float" office:value="26956" calcext:value-type="float">
            <text:p>26956</text:p>
          </table:table-cell>
          <table:table-cell/>
          <table:table-cell table:formula="of:=IF([.B1283]=[.B12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table:formula="of:=SUM(IF(ISBLANK([.A1284]); 0; [.B1284]); [.A1285])" office:value-type="float" office:value="31432" calcext:value-type="float">
            <text:p>31432</text:p>
          </table:table-cell>
          <table:table-cell/>
          <table:table-cell table:formula="of:=IF([.B1284]=[.B12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table:formula="of:=SUM(IF(ISBLANK([.A1285]); 0; [.B1285]); [.A1286])" office:value-type="float" office:value="36697" calcext:value-type="float">
            <text:p>36697</text:p>
          </table:table-cell>
          <table:table-cell/>
          <table:table-cell table:formula="of:=IF([.B1285]=[.B12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SUM(IF(ISBLANK([.A1286]); 0; [.B1286]); [.A1287])" office:value-type="float" office:value="38913" calcext:value-type="float">
            <text:p>38913</text:p>
          </table:table-cell>
          <table:table-cell/>
          <table:table-cell table:formula="of:=IF([.B1286]=[.B12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table:formula="of:=SUM(IF(ISBLANK([.A1287]); 0; [.B1287]); [.A1288])" office:value-type="float" office:value="43124" calcext:value-type="float">
            <text:p>43124</text:p>
          </table:table-cell>
          <table:table-cell/>
          <table:table-cell table:formula="of:=IF([.B1287]=[.B12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SUM(IF(ISBLANK([.A1288]); 0; [.B1288]); [.A1289])" office:value-type="float" office:value="44831" calcext:value-type="float">
            <text:p>44831</text:p>
          </table:table-cell>
          <table:table-cell/>
          <table:table-cell table:formula="of:=IF([.B1288]=[.B12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SUM(IF(ISBLANK([.A1289]); 0; [.B1289]); [.A1290])" office:value-type="float" office:value="47274" calcext:value-type="float">
            <text:p>47274</text:p>
          </table:table-cell>
          <table:table-cell/>
          <table:table-cell table:formula="of:=IF([.B1289]=[.B12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SUM(IF(ISBLANK([.A1290]); 0; [.B1290]); [.A1291])" office:value-type="float" office:value="49636" calcext:value-type="float">
            <text:p>49636</text:p>
          </table:table-cell>
          <table:table-cell/>
          <table:table-cell table:formula="of:=IF([.B1290]=[.B12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SUM(IF(ISBLANK([.A1291]); 0; [.B1291]); [.A1292])" office:value-type="float" office:value="51998" calcext:value-type="float">
            <text:p>51998</text:p>
          </table:table-cell>
          <table:table-cell/>
          <table:table-cell table:formula="of:=IF([.B1291]=[.B12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SUM(IF(ISBLANK([.A1292]); 0; [.B1292]); [.A1293])" office:value-type="float" office:value="53280" calcext:value-type="float">
            <text:p>53280</text:p>
          </table:table-cell>
          <table:table-cell/>
          <table:table-cell table:formula="of:=IF([.B1292]=[.B129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293]); 0; [.B1293]); [.A1294])" office:value-type="float" office:value="53280" calcext:value-type="float">
            <text:p>53280</text:p>
          </table:table-cell>
          <table:table-cell/>
          <table:table-cell table:formula="of:=IF([.B1293]=[.B12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table:formula="of:=SUM(IF(ISBLANK([.A1294]); 0; [.B1294]); [.A1295])" office:value-type="float" office:value="5883" calcext:value-type="float">
            <text:p>5883</text:p>
          </table:table-cell>
          <table:table-cell/>
          <table:table-cell table:formula="of:=IF([.B1294]=[.B12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SUM(IF(ISBLANK([.A1295]); 0; [.B1295]); [.A1296])" office:value-type="float" office:value="8314" calcext:value-type="float">
            <text:p>8314</text:p>
          </table:table-cell>
          <table:table-cell/>
          <table:table-cell table:formula="of:=IF([.B1295]=[.B12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table:formula="of:=SUM(IF(ISBLANK([.A1296]); 0; [.B1296]); [.A1297])" office:value-type="float" office:value="14151" calcext:value-type="float">
            <text:p>14151</text:p>
          </table:table-cell>
          <table:table-cell/>
          <table:table-cell table:formula="of:=IF([.B1296]=[.B12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table:formula="of:=SUM(IF(ISBLANK([.A1297]); 0; [.B1297]); [.A1298])" office:value-type="float" office:value="16848" calcext:value-type="float">
            <text:p>16848</text:p>
          </table:table-cell>
          <table:table-cell/>
          <table:table-cell table:formula="of:=IF([.B1297]=[.B12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SUM(IF(ISBLANK([.A1298]); 0; [.B1298]); [.A1299])" office:value-type="float" office:value="22952" calcext:value-type="float">
            <text:p>22952</text:p>
          </table:table-cell>
          <table:table-cell/>
          <table:table-cell table:formula="of:=IF([.B1298]=[.B12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table:formula="of:=SUM(IF(ISBLANK([.A1299]); 0; [.B1299]); [.A1300])" office:value-type="float" office:value="28930" calcext:value-type="float">
            <text:p>28930</text:p>
          </table:table-cell>
          <table:table-cell/>
          <table:table-cell table:formula="of:=IF([.B1299]=[.B13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table:formula="of:=SUM(IF(ISBLANK([.A1300]); 0; [.B1300]); [.A1301])" office:value-type="float" office:value="34445" calcext:value-type="float">
            <text:p>34445</text:p>
          </table:table-cell>
          <table:table-cell/>
          <table:table-cell table:formula="of:=IF([.B1300]=[.B13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table:formula="of:=SUM(IF(ISBLANK([.A1301]); 0; [.B1301]); [.A1302])" office:value-type="float" office:value="39660" calcext:value-type="float">
            <text:p>39660</text:p>
          </table:table-cell>
          <table:table-cell/>
          <table:table-cell table:formula="of:=IF([.B1301]=[.B13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table:formula="of:=SUM(IF(ISBLANK([.A1302]); 0; [.B1302]); [.A1303])" office:value-type="float" office:value="45194" calcext:value-type="float">
            <text:p>45194</text:p>
          </table:table-cell>
          <table:table-cell/>
          <table:table-cell table:formula="of:=IF([.B1302]=[.B13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SUM(IF(ISBLANK([.A1303]); 0; [.B1303]); [.A1304])" office:value-type="float" office:value="47275" calcext:value-type="float">
            <text:p>47275</text:p>
          </table:table-cell>
          <table:table-cell/>
          <table:table-cell table:formula="of:=IF([.B1303]=[.B13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SUM(IF(ISBLANK([.A1304]); 0; [.B1304]); [.A1305])" office:value-type="float" office:value="48306" calcext:value-type="float">
            <text:p>48306</text:p>
          </table:table-cell>
          <table:table-cell/>
          <table:table-cell table:formula="of:=IF([.B1304]=[.B13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SUM(IF(ISBLANK([.A1305]); 0; [.B1305]); [.A1306])" office:value-type="float" office:value="51063" calcext:value-type="float">
            <text:p>51063</text:p>
          </table:table-cell>
          <table:table-cell/>
          <table:table-cell table:formula="of:=IF([.B1305]=[.B13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SUM(IF(ISBLANK([.A1306]); 0; [.B1306]); [.A1307])" office:value-type="float" office:value="52097" calcext:value-type="float">
            <text:p>52097</text:p>
          </table:table-cell>
          <table:table-cell/>
          <table:table-cell table:formula="of:=IF([.B1306]=[.B13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table:formula="of:=SUM(IF(ISBLANK([.A1307]); 0; [.B1307]); [.A1308])" office:value-type="float" office:value="57378" calcext:value-type="float">
            <text:p>57378</text:p>
          </table:table-cell>
          <table:table-cell/>
          <table:table-cell table:formula="of:=IF([.B1307]=[.B13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SUM(IF(ISBLANK([.A1308]); 0; [.B1308]); [.A1309])" office:value-type="float" office:value="62711" calcext:value-type="float">
            <text:p>62711</text:p>
          </table:table-cell>
          <table:table-cell/>
          <table:table-cell table:formula="of:=IF([.B1308]=[.B130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309]); 0; [.B1309]); [.A1310])" office:value-type="float" office:value="62711" calcext:value-type="float">
            <text:p>62711</text:p>
          </table:table-cell>
          <table:table-cell/>
          <table:table-cell table:formula="of:=IF([.B1309]=[.B13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SUM(IF(ISBLANK([.A1310]); 0; [.B1310]); [.A1311])" office:value-type="float" office:value="3373" calcext:value-type="float">
            <text:p>3373</text:p>
          </table:table-cell>
          <table:table-cell/>
          <table:table-cell table:formula="of:=IF([.B1310]=[.B13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SUM(IF(ISBLANK([.A1311]); 0; [.B1311]); [.A1312])" office:value-type="float" office:value="4981" calcext:value-type="float">
            <text:p>4981</text:p>
          </table:table-cell>
          <table:table-cell/>
          <table:table-cell table:formula="of:=IF([.B1311]=[.B13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formula="of:=SUM(IF(ISBLANK([.A1312]); 0; [.B1312]); [.A1313])" office:value-type="float" office:value="8734" calcext:value-type="float">
            <text:p>8734</text:p>
          </table:table-cell>
          <table:table-cell/>
          <table:table-cell table:formula="of:=IF([.B1312]=[.B13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SUM(IF(ISBLANK([.A1313]); 0; [.B1313]); [.A1314])" office:value-type="float" office:value="9911" calcext:value-type="float">
            <text:p>9911</text:p>
          </table:table-cell>
          <table:table-cell/>
          <table:table-cell table:formula="of:=IF([.B1313]=[.B13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table:formula="of:=SUM(IF(ISBLANK([.A1314]); 0; [.B1314]); [.A1315])" office:value-type="float" office:value="13108" calcext:value-type="float">
            <text:p>13108</text:p>
          </table:table-cell>
          <table:table-cell/>
          <table:table-cell table:formula="of:=IF([.B1314]=[.B13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SUM(IF(ISBLANK([.A1315]); 0; [.B1315]); [.A1316])" office:value-type="float" office:value="14861" calcext:value-type="float">
            <text:p>14861</text:p>
          </table:table-cell>
          <table:table-cell/>
          <table:table-cell table:formula="of:=IF([.B1315]=[.B13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SUM(IF(ISBLANK([.A1316]); 0; [.B1316]); [.A1317])" office:value-type="float" office:value="17371" calcext:value-type="float">
            <text:p>17371</text:p>
          </table:table-cell>
          <table:table-cell/>
          <table:table-cell table:formula="of:=IF([.B1316]=[.B13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table:formula="of:=SUM(IF(ISBLANK([.A1317]); 0; [.B1317]); [.A1318])" office:value-type="float" office:value="22886" calcext:value-type="float">
            <text:p>22886</text:p>
          </table:table-cell>
          <table:table-cell/>
          <table:table-cell table:formula="of:=IF([.B1317]=[.B13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table:formula="of:=SUM(IF(ISBLANK([.A1318]); 0; [.B1318]); [.A1319])" office:value-type="float" office:value="28341" calcext:value-type="float">
            <text:p>28341</text:p>
          </table:table-cell>
          <table:table-cell/>
          <table:table-cell table:formula="of:=IF([.B1318]=[.B13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table:formula="of:=SUM(IF(ISBLANK([.A1319]); 0; [.B1319]); [.A1320])" office:value-type="float" office:value="32580" calcext:value-type="float">
            <text:p>32580</text:p>
          </table:table-cell>
          <table:table-cell/>
          <table:table-cell table:formula="of:=IF([.B1319]=[.B13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table:formula="of:=SUM(IF(ISBLANK([.A1320]); 0; [.B1320]); [.A1321])" office:value-type="float" office:value="38715" calcext:value-type="float">
            <text:p>38715</text:p>
          </table:table-cell>
          <table:table-cell/>
          <table:table-cell table:formula="of:=IF([.B1320]=[.B13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SUM(IF(ISBLANK([.A1321]); 0; [.B1321]); [.A1322])" office:value-type="float" office:value="44335" calcext:value-type="float">
            <text:p>44335</text:p>
          </table:table-cell>
          <table:table-cell/>
          <table:table-cell table:formula="of:=IF([.B1321]=[.B13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table:formula="of:=SUM(IF(ISBLANK([.A1322]); 0; [.B1322]); [.A1323])" office:value-type="float" office:value="49945" calcext:value-type="float">
            <text:p>49945</text:p>
          </table:table-cell>
          <table:table-cell/>
          <table:table-cell table:formula="of:=IF([.B1322]=[.B13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SUM(IF(ISBLANK([.A1323]); 0; [.B1323]); [.A1324])" office:value-type="float" office:value="52809" calcext:value-type="float">
            <text:p>52809</text:p>
          </table:table-cell>
          <table:table-cell/>
          <table:table-cell table:formula="of:=IF([.B1323]=[.B132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324]); 0; [.B1324]); [.A1325])" office:value-type="float" office:value="52809" calcext:value-type="float">
            <text:p>52809</text:p>
          </table:table-cell>
          <table:table-cell/>
          <table:table-cell table:formula="of:=IF([.B1324]=[.B13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SUM(IF(ISBLANK([.A1325]); 0; [.B1325]); [.A1326])" office:value-type="float" office:value="3836" calcext:value-type="float">
            <text:p>3836</text:p>
          </table:table-cell>
          <table:table-cell/>
          <table:table-cell table:formula="of:=IF([.B1325]=[.B13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table:formula="of:=SUM(IF(ISBLANK([.A1326]); 0; [.B1326]); [.A1327])" office:value-type="float" office:value="10031" calcext:value-type="float">
            <text:p>10031</text:p>
          </table:table-cell>
          <table:table-cell/>
          <table:table-cell table:formula="of:=IF([.B1326]=[.B13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SUM(IF(ISBLANK([.A1327]); 0; [.B1327]); [.A1328])" office:value-type="float" office:value="15664" calcext:value-type="float">
            <text:p>15664</text:p>
          </table:table-cell>
          <table:table-cell/>
          <table:table-cell table:formula="of:=IF([.B1327]=[.B13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SUM(IF(ISBLANK([.A1328]); 0; [.B1328]); [.A1329])" office:value-type="float" office:value="18378" calcext:value-type="float">
            <text:p>18378</text:p>
          </table:table-cell>
          <table:table-cell/>
          <table:table-cell table:formula="of:=IF([.B1328]=[.B13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SUM(IF(ISBLANK([.A1329]); 0; [.B1329]); [.A1330])" office:value-type="float" office:value="20264" calcext:value-type="float">
            <text:p>20264</text:p>
          </table:table-cell>
          <table:table-cell/>
          <table:table-cell table:formula="of:=IF([.B1329]=[.B13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table:formula="of:=SUM(IF(ISBLANK([.A1330]); 0; [.B1330]); [.A1331])" office:value-type="float" office:value="26504" calcext:value-type="float">
            <text:p>26504</text:p>
          </table:table-cell>
          <table:table-cell/>
          <table:table-cell table:formula="of:=IF([.B1330]=[.B13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SUM(IF(ISBLANK([.A1331]); 0; [.B1331]); [.A1332])" office:value-type="float" office:value="27778" calcext:value-type="float">
            <text:p>27778</text:p>
          </table:table-cell>
          <table:table-cell/>
          <table:table-cell table:formula="of:=IF([.B1331]=[.B13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SUM(IF(ISBLANK([.A1332]); 0; [.B1332]); [.A1333])" office:value-type="float" office:value="29210" calcext:value-type="float">
            <text:p>29210</text:p>
          </table:table-cell>
          <table:table-cell/>
          <table:table-cell table:formula="of:=IF([.B1332]=[.B13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SUM(IF(ISBLANK([.A1333]); 0; [.B1333]); [.A1334])" office:value-type="float" office:value="30515" calcext:value-type="float">
            <text:p>30515</text:p>
          </table:table-cell>
          <table:table-cell/>
          <table:table-cell table:formula="of:=IF([.B1333]=[.B13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SUM(IF(ISBLANK([.A1334]); 0; [.B1334]); [.A1335])" office:value-type="float" office:value="32825" calcext:value-type="float">
            <text:p>32825</text:p>
          </table:table-cell>
          <table:table-cell/>
          <table:table-cell table:formula="of:=IF([.B1334]=[.B13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table:formula="of:=SUM(IF(ISBLANK([.A1335]); 0; [.B1335]); [.A1336])" office:value-type="float" office:value="36271" calcext:value-type="float">
            <text:p>36271</text:p>
          </table:table-cell>
          <table:table-cell/>
          <table:table-cell table:formula="of:=IF([.B1335]=[.B13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table:formula="of:=SUM(IF(ISBLANK([.A1336]); 0; [.B1336]); [.A1337])" office:value-type="float" office:value="42756" calcext:value-type="float">
            <text:p>42756</text:p>
          </table:table-cell>
          <table:table-cell/>
          <table:table-cell table:formula="of:=IF([.B1336]=[.B133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337]); 0; [.B1337]); [.A1338])" office:value-type="float" office:value="42756" calcext:value-type="float">
            <text:p>42756</text:p>
          </table:table-cell>
          <table:table-cell/>
          <table:table-cell table:formula="of:=IF([.B1337]=[.B13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4" calcext:value-type="float">
            <text:p>8674</text:p>
          </table:table-cell>
          <table:table-cell table:formula="of:=SUM(IF(ISBLANK([.A1338]); 0; [.B1338]); [.A1339])" office:value-type="float" office:value="8674" calcext:value-type="float">
            <text:p>8674</text:p>
          </table:table-cell>
          <table:table-cell/>
          <table:table-cell table:formula="of:=IF([.B1338]=[.B13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4" calcext:value-type="float">
            <text:p>19094</text:p>
          </table:table-cell>
          <table:table-cell table:formula="of:=SUM(IF(ISBLANK([.A1339]); 0; [.B1339]); [.A1340])" office:value-type="float" office:value="27768" calcext:value-type="float">
            <text:p>27768</text:p>
          </table:table-cell>
          <table:table-cell/>
          <table:table-cell table:formula="of:=IF([.B1339]=[.B13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1" calcext:value-type="float">
            <text:p>22441</text:p>
          </table:table-cell>
          <table:table-cell table:formula="of:=SUM(IF(ISBLANK([.A1340]); 0; [.B1340]); [.A1341])" office:value-type="float" office:value="50209" calcext:value-type="float">
            <text:p>50209</text:p>
          </table:table-cell>
          <table:table-cell/>
          <table:table-cell table:formula="of:=IF([.B1340]=[.B134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341]); 0; [.B1341]); [.A1342])" office:value-type="float" office:value="50209" calcext:value-type="float">
            <text:p>50209</text:p>
          </table:table-cell>
          <table:table-cell/>
          <table:table-cell table:formula="of:=IF([.B1341]=[.B13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table:formula="of:=SUM(IF(ISBLANK([.A1342]); 0; [.B1342]); [.A1343])" office:value-type="float" office:value="6453" calcext:value-type="float">
            <text:p>6453</text:p>
          </table:table-cell>
          <table:table-cell/>
          <table:table-cell table:formula="of:=IF([.B1342]=[.B13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SUM(IF(ISBLANK([.A1343]); 0; [.B1343]); [.A1344])" office:value-type="float" office:value="9413" calcext:value-type="float">
            <text:p>9413</text:p>
          </table:table-cell>
          <table:table-cell/>
          <table:table-cell table:formula="of:=IF([.B1343]=[.B13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SUM(IF(ISBLANK([.A1344]); 0; [.B1344]); [.A1345])" office:value-type="float" office:value="10461" calcext:value-type="float">
            <text:p>10461</text:p>
          </table:table-cell>
          <table:table-cell/>
          <table:table-cell table:formula="of:=IF([.B1344]=[.B13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SUM(IF(ISBLANK([.A1345]); 0; [.B1345]); [.A1346])" office:value-type="float" office:value="12175" calcext:value-type="float">
            <text:p>12175</text:p>
          </table:table-cell>
          <table:table-cell/>
          <table:table-cell table:formula="of:=IF([.B1345]=[.B13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table:formula="of:=SUM(IF(ISBLANK([.A1346]); 0; [.B1346]); [.A1347])" office:value-type="float" office:value="19003" calcext:value-type="float">
            <text:p>19003</text:p>
          </table:table-cell>
          <table:table-cell/>
          <table:table-cell table:formula="of:=IF([.B1346]=[.B13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table:formula="of:=SUM(IF(ISBLANK([.A1347]); 0; [.B1347]); [.A1348])" office:value-type="float" office:value="25119" calcext:value-type="float">
            <text:p>25119</text:p>
          </table:table-cell>
          <table:table-cell/>
          <table:table-cell table:formula="of:=IF([.B1347]=[.B13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table:formula="of:=SUM(IF(ISBLANK([.A1348]); 0; [.B1348]); [.A1349])" office:value-type="float" office:value="29764" calcext:value-type="float">
            <text:p>29764</text:p>
          </table:table-cell>
          <table:table-cell/>
          <table:table-cell table:formula="of:=IF([.B1348]=[.B13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SUM(IF(ISBLANK([.A1349]); 0; [.B1349]); [.A1350])" office:value-type="float" office:value="33091" calcext:value-type="float">
            <text:p>33091</text:p>
          </table:table-cell>
          <table:table-cell/>
          <table:table-cell table:formula="of:=IF([.B1349]=[.B13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table:formula="of:=SUM(IF(ISBLANK([.A1350]); 0; [.B1350]); [.A1351])" office:value-type="float" office:value="37237" calcext:value-type="float">
            <text:p>37237</text:p>
          </table:table-cell>
          <table:table-cell/>
          <table:table-cell table:formula="of:=IF([.B1350]=[.B13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SUM(IF(ISBLANK([.A1351]); 0; [.B1351]); [.A1352])" office:value-type="float" office:value="39798" calcext:value-type="float">
            <text:p>39798</text:p>
          </table:table-cell>
          <table:table-cell/>
          <table:table-cell table:formula="of:=IF([.B1351]=[.B13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SUM(IF(ISBLANK([.A1352]); 0; [.B1352]); [.A1353])" office:value-type="float" office:value="41947" calcext:value-type="float">
            <text:p>41947</text:p>
          </table:table-cell>
          <table:table-cell/>
          <table:table-cell table:formula="of:=IF([.B1352]=[.B13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table:formula="of:=SUM(IF(ISBLANK([.A1353]); 0; [.B1353]); [.A1354])" office:value-type="float" office:value="44376" calcext:value-type="float">
            <text:p>44376</text:p>
          </table:table-cell>
          <table:table-cell/>
          <table:table-cell table:formula="of:=IF([.B1353]=[.B13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SUM(IF(ISBLANK([.A1354]); 0; [.B1354]); [.A1355])" office:value-type="float" office:value="45758" calcext:value-type="float">
            <text:p>45758</text:p>
          </table:table-cell>
          <table:table-cell/>
          <table:table-cell table:formula="of:=IF([.B1354]=[.B135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355]); 0; [.B1355]); [.A1356])" office:value-type="float" office:value="45758" calcext:value-type="float">
            <text:p>45758</text:p>
          </table:table-cell>
          <table:table-cell/>
          <table:table-cell table:formula="of:=IF([.B1355]=[.B13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03" calcext:value-type="float">
            <text:p>27003</text:p>
          </table:table-cell>
          <table:table-cell table:formula="of:=SUM(IF(ISBLANK([.A1356]); 0; [.B1356]); [.A1357])" office:value-type="float" office:value="27003" calcext:value-type="float">
            <text:p>27003</text:p>
          </table:table-cell>
          <table:table-cell/>
          <table:table-cell table:formula="of:=IF([.B1356]=[.B13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SUM(IF(ISBLANK([.A1357]); 0; [.B1357]); [.A1358])" office:value-type="float" office:value="29648" calcext:value-type="float">
            <text:p>29648</text:p>
          </table:table-cell>
          <table:table-cell/>
          <table:table-cell table:formula="of:=IF([.B1357]=[.B135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358]); 0; [.B1358]); [.A1359])" office:value-type="float" office:value="29648" calcext:value-type="float">
            <text:p>29648</text:p>
          </table:table-cell>
          <table:table-cell/>
          <table:table-cell table:formula="of:=IF([.B1358]=[.B13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SUM(IF(ISBLANK([.A1359]); 0; [.B1359]); [.A1360])" office:value-type="float" office:value="3984" calcext:value-type="float">
            <text:p>3984</text:p>
          </table:table-cell>
          <table:table-cell/>
          <table:table-cell table:formula="of:=IF([.B1359]=[.B136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360]); 0; [.B1360]); [.A1361])" office:value-type="float" office:value="3984" calcext:value-type="float">
            <text:p>3984</text:p>
          </table:table-cell>
          <table:table-cell/>
          <table:table-cell table:formula="of:=IF([.B1360]=[.B13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table:formula="of:=SUM(IF(ISBLANK([.A1361]); 0; [.B1361]); [.A1362])" office:value-type="float" office:value="4217" calcext:value-type="float">
            <text:p>4217</text:p>
          </table:table-cell>
          <table:table-cell/>
          <table:table-cell table:formula="of:=IF([.B1361]=[.B13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SUM(IF(ISBLANK([.A1362]); 0; [.B1362]); [.A1363])" office:value-type="float" office:value="6391" calcext:value-type="float">
            <text:p>6391</text:p>
          </table:table-cell>
          <table:table-cell/>
          <table:table-cell table:formula="of:=IF([.B1362]=[.B13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table:formula="of:=SUM(IF(ISBLANK([.A1363]); 0; [.B1363]); [.A1364])" office:value-type="float" office:value="12618" calcext:value-type="float">
            <text:p>12618</text:p>
          </table:table-cell>
          <table:table-cell/>
          <table:table-cell table:formula="of:=IF([.B1363]=[.B13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table:formula="of:=SUM(IF(ISBLANK([.A1364]); 0; [.B1364]); [.A1365])" office:value-type="float" office:value="19445" calcext:value-type="float">
            <text:p>19445</text:p>
          </table:table-cell>
          <table:table-cell/>
          <table:table-cell table:formula="of:=IF([.B1364]=[.B13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SUM(IF(ISBLANK([.A1365]); 0; [.B1365]); [.A1366])" office:value-type="float" office:value="21922" calcext:value-type="float">
            <text:p>21922</text:p>
          </table:table-cell>
          <table:table-cell/>
          <table:table-cell table:formula="of:=IF([.B1365]=[.B13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SUM(IF(ISBLANK([.A1366]); 0; [.B1366]); [.A1367])" office:value-type="float" office:value="24711" calcext:value-type="float">
            <text:p>24711</text:p>
          </table:table-cell>
          <table:table-cell/>
          <table:table-cell table:formula="of:=IF([.B1366]=[.B13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SUM(IF(ISBLANK([.A1367]); 0; [.B1367]); [.A1368])" office:value-type="float" office:value="28672" calcext:value-type="float">
            <text:p>28672</text:p>
          </table:table-cell>
          <table:table-cell/>
          <table:table-cell table:formula="of:=IF([.B1367]=[.B13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SUM(IF(ISBLANK([.A1368]); 0; [.B1368]); [.A1369])" office:value-type="float" office:value="32609" calcext:value-type="float">
            <text:p>32609</text:p>
          </table:table-cell>
          <table:table-cell/>
          <table:table-cell table:formula="of:=IF([.B1368]=[.B13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table:formula="of:=SUM(IF(ISBLANK([.A1369]); 0; [.B1369]); [.A1370])" office:value-type="float" office:value="37380" calcext:value-type="float">
            <text:p>37380</text:p>
          </table:table-cell>
          <table:table-cell/>
          <table:table-cell table:formula="of:=IF([.B1369]=[.B13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formula="of:=SUM(IF(ISBLANK([.A1370]); 0; [.B1370]); [.A1371])" office:value-type="float" office:value="41020" calcext:value-type="float">
            <text:p>41020</text:p>
          </table:table-cell>
          <table:table-cell/>
          <table:table-cell table:formula="of:=IF([.B1370]=[.B13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SUM(IF(ISBLANK([.A1371]); 0; [.B1371]); [.A1372])" office:value-type="float" office:value="42890" calcext:value-type="float">
            <text:p>42890</text:p>
          </table:table-cell>
          <table:table-cell/>
          <table:table-cell table:formula="of:=IF([.B1371]=[.B13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table:formula="of:=SUM(IF(ISBLANK([.A1372]); 0; [.B1372]); [.A1373])" office:value-type="float" office:value="48819" calcext:value-type="float">
            <text:p>48819</text:p>
          </table:table-cell>
          <table:table-cell/>
          <table:table-cell table:formula="of:=IF([.B1372]=[.B13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SUM(IF(ISBLANK([.A1373]); 0; [.B1373]); [.A1374])" office:value-type="float" office:value="50768" calcext:value-type="float">
            <text:p>50768</text:p>
          </table:table-cell>
          <table:table-cell/>
          <table:table-cell table:formula="of:=IF([.B1373]=[.B137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374]); 0; [.B1374]); [.A1375])" office:value-type="float" office:value="50768" calcext:value-type="float">
            <text:p>50768</text:p>
          </table:table-cell>
          <table:table-cell/>
          <table:table-cell table:formula="of:=IF([.B1374]=[.B13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table:formula="of:=SUM(IF(ISBLANK([.A1375]); 0; [.B1375]); [.A1376])" office:value-type="float" office:value="5251" calcext:value-type="float">
            <text:p>5251</text:p>
          </table:table-cell>
          <table:table-cell/>
          <table:table-cell table:formula="of:=IF([.B1375]=[.B13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table:formula="of:=SUM(IF(ISBLANK([.A1376]); 0; [.B1376]); [.A1377])" office:value-type="float" office:value="9383" calcext:value-type="float">
            <text:p>9383</text:p>
          </table:table-cell>
          <table:table-cell/>
          <table:table-cell table:formula="of:=IF([.B1376]=[.B13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SUM(IF(ISBLANK([.A1377]); 0; [.B1377]); [.A1378])" office:value-type="float" office:value="11673" calcext:value-type="float">
            <text:p>11673</text:p>
          </table:table-cell>
          <table:table-cell/>
          <table:table-cell table:formula="of:=IF([.B1377]=[.B13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table:formula="of:=SUM(IF(ISBLANK([.A1378]); 0; [.B1378]); [.A1379])" office:value-type="float" office:value="17190" calcext:value-type="float">
            <text:p>17190</text:p>
          </table:table-cell>
          <table:table-cell/>
          <table:table-cell table:formula="of:=IF([.B1378]=[.B13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table:formula="of:=SUM(IF(ISBLANK([.A1379]); 0; [.B1379]); [.A1380])" office:value-type="float" office:value="22409" calcext:value-type="float">
            <text:p>22409</text:p>
          </table:table-cell>
          <table:table-cell/>
          <table:table-cell table:formula="of:=IF([.B1379]=[.B13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SUM(IF(ISBLANK([.A1380]); 0; [.B1380]); [.A1381])" office:value-type="float" office:value="26154" calcext:value-type="float">
            <text:p>26154</text:p>
          </table:table-cell>
          <table:table-cell/>
          <table:table-cell table:formula="of:=IF([.B1380]=[.B13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SUM(IF(ISBLANK([.A1381]); 0; [.B1381]); [.A1382])" office:value-type="float" office:value="29373" calcext:value-type="float">
            <text:p>29373</text:p>
          </table:table-cell>
          <table:table-cell/>
          <table:table-cell table:formula="of:=IF([.B1381]=[.B13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table:formula="of:=SUM(IF(ISBLANK([.A1382]); 0; [.B1382]); [.A1383])" office:value-type="float" office:value="33492" calcext:value-type="float">
            <text:p>33492</text:p>
          </table:table-cell>
          <table:table-cell/>
          <table:table-cell table:formula="of:=IF([.B1382]=[.B13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SUM(IF(ISBLANK([.A1383]); 0; [.B1383]); [.A1384])" office:value-type="float" office:value="36548" calcext:value-type="float">
            <text:p>36548</text:p>
          </table:table-cell>
          <table:table-cell/>
          <table:table-cell table:formula="of:=IF([.B1383]=[.B13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SUM(IF(ISBLANK([.A1384]); 0; [.B1384]); [.A1385])" office:value-type="float" office:value="38499" calcext:value-type="float">
            <text:p>38499</text:p>
          </table:table-cell>
          <table:table-cell/>
          <table:table-cell table:formula="of:=IF([.B1384]=[.B13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table:formula="of:=SUM(IF(ISBLANK([.A1385]); 0; [.B1385]); [.A1386])" office:value-type="float" office:value="44666" calcext:value-type="float">
            <text:p>44666</text:p>
          </table:table-cell>
          <table:table-cell/>
          <table:table-cell table:formula="of:=IF([.B1385]=[.B13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table:formula="of:=SUM(IF(ISBLANK([.A1386]); 0; [.B1386]); [.A1387])" office:value-type="float" office:value="50468" calcext:value-type="float">
            <text:p>50468</text:p>
          </table:table-cell>
          <table:table-cell/>
          <table:table-cell table:formula="of:=IF([.B1386]=[.B13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SUM(IF(ISBLANK([.A1387]); 0; [.B1387]); [.A1388])" office:value-type="float" office:value="55769" calcext:value-type="float">
            <text:p>55769</text:p>
          </table:table-cell>
          <table:table-cell/>
          <table:table-cell table:formula="of:=IF([.B1387]=[.B13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table:formula="of:=SUM(IF(ISBLANK([.A1388]); 0; [.B1388]); [.A1389])" office:value-type="float" office:value="62014" calcext:value-type="float">
            <text:p>62014</text:p>
          </table:table-cell>
          <table:table-cell/>
          <table:table-cell table:formula="of:=IF([.B1388]=[.B138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389]); 0; [.B1389]); [.A1390])" office:value-type="float" office:value="62014" calcext:value-type="float">
            <text:p>62014</text:p>
          </table:table-cell>
          <table:table-cell/>
          <table:table-cell table:formula="of:=IF([.B1389]=[.B13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table:formula="of:=SUM(IF(ISBLANK([.A1390]); 0; [.B1390]); [.A1391])" office:value-type="float" office:value="6430" calcext:value-type="float">
            <text:p>6430</text:p>
          </table:table-cell>
          <table:table-cell/>
          <table:table-cell table:formula="of:=IF([.B1390]=[.B13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table:formula="of:=SUM(IF(ISBLANK([.A1391]); 0; [.B1391]); [.A1392])" office:value-type="float" office:value="11955" calcext:value-type="float">
            <text:p>11955</text:p>
          </table:table-cell>
          <table:table-cell/>
          <table:table-cell table:formula="of:=IF([.B1391]=[.B13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table:formula="of:=SUM(IF(ISBLANK([.A1392]); 0; [.B1392]); [.A1393])" office:value-type="float" office:value="18611" calcext:value-type="float">
            <text:p>18611</text:p>
          </table:table-cell>
          <table:table-cell/>
          <table:table-cell table:formula="of:=IF([.B1392]=[.B13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table:formula="of:=SUM(IF(ISBLANK([.A1393]); 0; [.B1393]); [.A1394])" office:value-type="float" office:value="24366" calcext:value-type="float">
            <text:p>24366</text:p>
          </table:table-cell>
          <table:table-cell/>
          <table:table-cell table:formula="of:=IF([.B1393]=[.B13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table:formula="of:=SUM(IF(ISBLANK([.A1394]); 0; [.B1394]); [.A1395])" office:value-type="float" office:value="34250" calcext:value-type="float">
            <text:p>34250</text:p>
          </table:table-cell>
          <table:table-cell/>
          <table:table-cell table:formula="of:=IF([.B1394]=[.B13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table:formula="of:=SUM(IF(ISBLANK([.A1395]); 0; [.B1395]); [.A1396])" office:value-type="float" office:value="40820" calcext:value-type="float">
            <text:p>40820</text:p>
          </table:table-cell>
          <table:table-cell/>
          <table:table-cell table:formula="of:=IF([.B1395]=[.B13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SUM(IF(ISBLANK([.A1396]); 0; [.B1396]); [.A1397])" office:value-type="float" office:value="41954" calcext:value-type="float">
            <text:p>41954</text:p>
          </table:table-cell>
          <table:table-cell/>
          <table:table-cell table:formula="of:=IF([.B1396]=[.B139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397]); 0; [.B1397]); [.A1398])" office:value-type="float" office:value="41954" calcext:value-type="float">
            <text:p>41954</text:p>
          </table:table-cell>
          <table:table-cell/>
          <table:table-cell table:formula="of:=IF([.B1397]=[.B13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table:formula="of:=SUM(IF(ISBLANK([.A1398]); 0; [.B1398]); [.A1399])" office:value-type="float" office:value="7728" calcext:value-type="float">
            <text:p>7728</text:p>
          </table:table-cell>
          <table:table-cell/>
          <table:table-cell table:formula="of:=IF([.B1398]=[.B13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SUM(IF(ISBLANK([.A1399]); 0; [.B1399]); [.A1400])" office:value-type="float" office:value="11753" calcext:value-type="float">
            <text:p>11753</text:p>
          </table:table-cell>
          <table:table-cell/>
          <table:table-cell table:formula="of:=IF([.B1399]=[.B14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table:formula="of:=SUM(IF(ISBLANK([.A1400]); 0; [.B1400]); [.A1401])" office:value-type="float" office:value="19311" calcext:value-type="float">
            <text:p>19311</text:p>
          </table:table-cell>
          <table:table-cell/>
          <table:table-cell table:formula="of:=IF([.B1400]=[.B14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table:formula="of:=SUM(IF(ISBLANK([.A1401]); 0; [.B1401]); [.A1402])" office:value-type="float" office:value="24078" calcext:value-type="float">
            <text:p>24078</text:p>
          </table:table-cell>
          <table:table-cell/>
          <table:table-cell table:formula="of:=IF([.B1401]=[.B14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SUM(IF(ISBLANK([.A1402]); 0; [.B1402]); [.A1403])" office:value-type="float" office:value="25423" calcext:value-type="float">
            <text:p>25423</text:p>
          </table:table-cell>
          <table:table-cell/>
          <table:table-cell table:formula="of:=IF([.B1402]=[.B14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SUM(IF(ISBLANK([.A1403]); 0; [.B1403]); [.A1404])" office:value-type="float" office:value="27587" calcext:value-type="float">
            <text:p>27587</text:p>
          </table:table-cell>
          <table:table-cell/>
          <table:table-cell table:formula="of:=IF([.B1403]=[.B14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SUM(IF(ISBLANK([.A1404]); 0; [.B1404]); [.A1405])" office:value-type="float" office:value="28724" calcext:value-type="float">
            <text:p>28724</text:p>
          </table:table-cell>
          <table:table-cell/>
          <table:table-cell table:formula="of:=IF([.B1404]=[.B14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SUM(IF(ISBLANK([.A1405]); 0; [.B1405]); [.A1406])" office:value-type="float" office:value="29898" calcext:value-type="float">
            <text:p>29898</text:p>
          </table:table-cell>
          <table:table-cell/>
          <table:table-cell table:formula="of:=IF([.B1405]=[.B14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SUM(IF(ISBLANK([.A1406]); 0; [.B1406]); [.A1407])" office:value-type="float" office:value="31028" calcext:value-type="float">
            <text:p>31028</text:p>
          </table:table-cell>
          <table:table-cell/>
          <table:table-cell table:formula="of:=IF([.B1406]=[.B14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table:formula="of:=SUM(IF(ISBLANK([.A1407]); 0; [.B1407]); [.A1408])" office:value-type="float" office:value="36223" calcext:value-type="float">
            <text:p>36223</text:p>
          </table:table-cell>
          <table:table-cell/>
          <table:table-cell table:formula="of:=IF([.B1407]=[.B14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table:formula="of:=SUM(IF(ISBLANK([.A1408]); 0; [.B1408]); [.A1409])" office:value-type="float" office:value="42738" calcext:value-type="float">
            <text:p>42738</text:p>
          </table:table-cell>
          <table:table-cell/>
          <table:table-cell table:formula="of:=IF([.B1408]=[.B140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09]); 0; [.B1409]); [.A1410])" office:value-type="float" office:value="42738" calcext:value-type="float">
            <text:p>42738</text:p>
          </table:table-cell>
          <table:table-cell/>
          <table:table-cell table:formula="of:=IF([.B1409]=[.B14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table:formula="of:=SUM(IF(ISBLANK([.A1410]); 0; [.B1410]); [.A1411])" office:value-type="float" office:value="4223" calcext:value-type="float">
            <text:p>4223</text:p>
          </table:table-cell>
          <table:table-cell/>
          <table:table-cell table:formula="of:=IF([.B1410]=[.B14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formula="of:=SUM(IF(ISBLANK([.A1411]); 0; [.B1411]); [.A1412])" office:value-type="float" office:value="7635" calcext:value-type="float">
            <text:p>7635</text:p>
          </table:table-cell>
          <table:table-cell/>
          <table:table-cell table:formula="of:=IF([.B1411]=[.B14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4" calcext:value-type="float">
            <text:p>9634</text:p>
          </table:table-cell>
          <table:table-cell table:formula="of:=SUM(IF(ISBLANK([.A1412]); 0; [.B1412]); [.A1413])" office:value-type="float" office:value="17269" calcext:value-type="float">
            <text:p>17269</text:p>
          </table:table-cell>
          <table:table-cell/>
          <table:table-cell table:formula="of:=IF([.B1412]=[.B14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table:formula="of:=SUM(IF(ISBLANK([.A1413]); 0; [.B1413]); [.A1414])" office:value-type="float" office:value="22624" calcext:value-type="float">
            <text:p>22624</text:p>
          </table:table-cell>
          <table:table-cell/>
          <table:table-cell table:formula="of:=IF([.B1413]=[.B14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table:formula="of:=SUM(IF(ISBLANK([.A1414]); 0; [.B1414]); [.A1415])" office:value-type="float" office:value="28019" calcext:value-type="float">
            <text:p>28019</text:p>
          </table:table-cell>
          <table:table-cell/>
          <table:table-cell table:formula="of:=IF([.B1414]=[.B14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formula="of:=SUM(IF(ISBLANK([.A1415]); 0; [.B1415]); [.A1416])" office:value-type="float" office:value="33994" calcext:value-type="float">
            <text:p>33994</text:p>
          </table:table-cell>
          <table:table-cell/>
          <table:table-cell table:formula="of:=IF([.B1415]=[.B14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SUM(IF(ISBLANK([.A1416]); 0; [.B1416]); [.A1417])" office:value-type="float" office:value="36621" calcext:value-type="float">
            <text:p>36621</text:p>
          </table:table-cell>
          <table:table-cell/>
          <table:table-cell table:formula="of:=IF([.B1416]=[.B141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17]); 0; [.B1417]); [.A1418])" office:value-type="float" office:value="36621" calcext:value-type="float">
            <text:p>36621</text:p>
          </table:table-cell>
          <table:table-cell/>
          <table:table-cell table:formula="of:=IF([.B1417]=[.B14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table:formula="of:=SUM(IF(ISBLANK([.A1418]); 0; [.B1418]); [.A1419])" office:value-type="float" office:value="6170" calcext:value-type="float">
            <text:p>6170</text:p>
          </table:table-cell>
          <table:table-cell/>
          <table:table-cell table:formula="of:=IF([.B1418]=[.B141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19]); 0; [.B1419]); [.A1420])" office:value-type="float" office:value="6170" calcext:value-type="float">
            <text:p>6170</text:p>
          </table:table-cell>
          <table:table-cell/>
          <table:table-cell table:formula="of:=IF([.B1419]=[.B14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formula="of:=SUM(IF(ISBLANK([.A1420]); 0; [.B1420]); [.A1421])" office:value-type="float" office:value="10254" calcext:value-type="float">
            <text:p>10254</text:p>
          </table:table-cell>
          <table:table-cell/>
          <table:table-cell table:formula="of:=IF([.B1420]=[.B14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table:formula="of:=SUM(IF(ISBLANK([.A1421]); 0; [.B1421]); [.A1422])" office:value-type="float" office:value="17399" calcext:value-type="float">
            <text:p>17399</text:p>
          </table:table-cell>
          <table:table-cell/>
          <table:table-cell table:formula="of:=IF([.B1421]=[.B14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table:formula="of:=SUM(IF(ISBLANK([.A1422]); 0; [.B1422]); [.A1423])" office:value-type="float" office:value="24215" calcext:value-type="float">
            <text:p>24215</text:p>
          </table:table-cell>
          <table:table-cell/>
          <table:table-cell table:formula="of:=IF([.B1422]=[.B14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table:formula="of:=SUM(IF(ISBLANK([.A1423]); 0; [.B1423]); [.A1424])" office:value-type="float" office:value="34082" calcext:value-type="float">
            <text:p>34082</text:p>
          </table:table-cell>
          <table:table-cell/>
          <table:table-cell table:formula="of:=IF([.B1423]=[.B14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SUM(IF(ISBLANK([.A1424]); 0; [.B1424]); [.A1425])" office:value-type="float" office:value="36553" calcext:value-type="float">
            <text:p>36553</text:p>
          </table:table-cell>
          <table:table-cell/>
          <table:table-cell table:formula="of:=IF([.B1424]=[.B14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SUM(IF(ISBLANK([.A1425]); 0; [.B1425]); [.A1426])" office:value-type="float" office:value="38137" calcext:value-type="float">
            <text:p>38137</text:p>
          </table:table-cell>
          <table:table-cell/>
          <table:table-cell table:formula="of:=IF([.B1425]=[.B14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3" calcext:value-type="float">
            <text:p>8533</text:p>
          </table:table-cell>
          <table:table-cell table:formula="of:=SUM(IF(ISBLANK([.A1426]); 0; [.B1426]); [.A1427])" office:value-type="float" office:value="46670" calcext:value-type="float">
            <text:p>46670</text:p>
          </table:table-cell>
          <table:table-cell/>
          <table:table-cell table:formula="of:=IF([.B1426]=[.B142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27]); 0; [.B1427]); [.A1428])" office:value-type="float" office:value="46670" calcext:value-type="float">
            <text:p>46670</text:p>
          </table:table-cell>
          <table:table-cell/>
          <table:table-cell table:formula="of:=IF([.B1427]=[.B14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table:formula="of:=SUM(IF(ISBLANK([.A1428]); 0; [.B1428]); [.A1429])" office:value-type="float" office:value="3486" calcext:value-type="float">
            <text:p>3486</text:p>
          </table:table-cell>
          <table:table-cell/>
          <table:table-cell table:formula="of:=IF([.B1428]=[.B14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3" calcext:value-type="float">
            <text:p>9633</text:p>
          </table:table-cell>
          <table:table-cell table:formula="of:=SUM(IF(ISBLANK([.A1429]); 0; [.B1429]); [.A1430])" office:value-type="float" office:value="13119" calcext:value-type="float">
            <text:p>13119</text:p>
          </table:table-cell>
          <table:table-cell/>
          <table:table-cell table:formula="of:=IF([.B1429]=[.B14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formula="of:=SUM(IF(ISBLANK([.A1430]); 0; [.B1430]); [.A1431])" office:value-type="float" office:value="23744" calcext:value-type="float">
            <text:p>23744</text:p>
          </table:table-cell>
          <table:table-cell/>
          <table:table-cell table:formula="of:=IF([.B1430]=[.B14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table:formula="of:=SUM(IF(ISBLANK([.A1431]); 0; [.B1431]); [.A1432])" office:value-type="float" office:value="30428" calcext:value-type="float">
            <text:p>30428</text:p>
          </table:table-cell>
          <table:table-cell/>
          <table:table-cell table:formula="of:=IF([.B1431]=[.B14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formula="of:=SUM(IF(ISBLANK([.A1432]); 0; [.B1432]); [.A1433])" office:value-type="float" office:value="33674" calcext:value-type="float">
            <text:p>33674</text:p>
          </table:table-cell>
          <table:table-cell/>
          <table:table-cell table:formula="of:=IF([.B1432]=[.B14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6" calcext:value-type="float">
            <text:p>9866</text:p>
          </table:table-cell>
          <table:table-cell table:formula="of:=SUM(IF(ISBLANK([.A1433]); 0; [.B1433]); [.A1434])" office:value-type="float" office:value="43540" calcext:value-type="float">
            <text:p>43540</text:p>
          </table:table-cell>
          <table:table-cell/>
          <table:table-cell table:formula="of:=IF([.B1433]=[.B14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formula="of:=SUM(IF(ISBLANK([.A1434]); 0; [.B1434]); [.A1435])" office:value-type="float" office:value="54103" calcext:value-type="float">
            <text:p>54103</text:p>
          </table:table-cell>
          <table:table-cell/>
          <table:table-cell table:formula="of:=IF([.B1434]=[.B14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SUM(IF(ISBLANK([.A1435]); 0; [.B1435]); [.A1436])" office:value-type="float" office:value="55533" calcext:value-type="float">
            <text:p>55533</text:p>
          </table:table-cell>
          <table:table-cell/>
          <table:table-cell table:formula="of:=IF([.B1435]=[.B143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36]); 0; [.B1436]); [.A1437])" office:value-type="float" office:value="55533" calcext:value-type="float">
            <text:p>55533</text:p>
          </table:table-cell>
          <table:table-cell/>
          <table:table-cell table:formula="of:=IF([.B1436]=[.B14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table:formula="of:=SUM(IF(ISBLANK([.A1437]); 0; [.B1437]); [.A1438])" office:value-type="float" office:value="5318" calcext:value-type="float">
            <text:p>5318</text:p>
          </table:table-cell>
          <table:table-cell/>
          <table:table-cell table:formula="of:=IF([.B1437]=[.B14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SUM(IF(ISBLANK([.A1438]); 0; [.B1438]); [.A1439])" office:value-type="float" office:value="8860" calcext:value-type="float">
            <text:p>8860</text:p>
          </table:table-cell>
          <table:table-cell/>
          <table:table-cell table:formula="of:=IF([.B1438]=[.B14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table:formula="of:=SUM(IF(ISBLANK([.A1439]); 0; [.B1439]); [.A1440])" office:value-type="float" office:value="13377" calcext:value-type="float">
            <text:p>13377</text:p>
          </table:table-cell>
          <table:table-cell/>
          <table:table-cell table:formula="of:=IF([.B1439]=[.B14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SUM(IF(ISBLANK([.A1440]); 0; [.B1440]); [.A1441])" office:value-type="float" office:value="16673" calcext:value-type="float">
            <text:p>16673</text:p>
          </table:table-cell>
          <table:table-cell/>
          <table:table-cell table:formula="of:=IF([.B1440]=[.B14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table:formula="of:=SUM(IF(ISBLANK([.A1441]); 0; [.B1441]); [.A1442])" office:value-type="float" office:value="20449" calcext:value-type="float">
            <text:p>20449</text:p>
          </table:table-cell>
          <table:table-cell/>
          <table:table-cell table:formula="of:=IF([.B1441]=[.B14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table:formula="of:=SUM(IF(ISBLANK([.A1442]); 0; [.B1442]); [.A1443])" office:value-type="float" office:value="24571" calcext:value-type="float">
            <text:p>24571</text:p>
          </table:table-cell>
          <table:table-cell/>
          <table:table-cell table:formula="of:=IF([.B1442]=[.B14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table:formula="of:=SUM(IF(ISBLANK([.A1443]); 0; [.B1443]); [.A1444])" office:value-type="float" office:value="29511" calcext:value-type="float">
            <text:p>29511</text:p>
          </table:table-cell>
          <table:table-cell/>
          <table:table-cell table:formula="of:=IF([.B1443]=[.B14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SUM(IF(ISBLANK([.A1444]); 0; [.B1444]); [.A1445])" office:value-type="float" office:value="32279" calcext:value-type="float">
            <text:p>32279</text:p>
          </table:table-cell>
          <table:table-cell/>
          <table:table-cell table:formula="of:=IF([.B1444]=[.B14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table:formula="of:=SUM(IF(ISBLANK([.A1445]); 0; [.B1445]); [.A1446])" office:value-type="float" office:value="37100" calcext:value-type="float">
            <text:p>37100</text:p>
          </table:table-cell>
          <table:table-cell/>
          <table:table-cell table:formula="of:=IF([.B1445]=[.B14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SUM(IF(ISBLANK([.A1446]); 0; [.B1446]); [.A1447])" office:value-type="float" office:value="40879" calcext:value-type="float">
            <text:p>40879</text:p>
          </table:table-cell>
          <table:table-cell/>
          <table:table-cell table:formula="of:=IF([.B1446]=[.B14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SUM(IF(ISBLANK([.A1447]); 0; [.B1447]); [.A1448])" office:value-type="float" office:value="42495" calcext:value-type="float">
            <text:p>42495</text:p>
          </table:table-cell>
          <table:table-cell/>
          <table:table-cell table:formula="of:=IF([.B1447]=[.B14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table:formula="of:=SUM(IF(ISBLANK([.A1448]); 0; [.B1448]); [.A1449])" office:value-type="float" office:value="48038" calcext:value-type="float">
            <text:p>48038</text:p>
          </table:table-cell>
          <table:table-cell/>
          <table:table-cell table:formula="of:=IF([.B1448]=[.B14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SUM(IF(ISBLANK([.A1449]); 0; [.B1449]); [.A1450])" office:value-type="float" office:value="51991" calcext:value-type="float">
            <text:p>51991</text:p>
          </table:table-cell>
          <table:table-cell/>
          <table:table-cell table:formula="of:=IF([.B1449]=[.B145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50]); 0; [.B1450]); [.A1451])" office:value-type="float" office:value="51991" calcext:value-type="float">
            <text:p>51991</text:p>
          </table:table-cell>
          <table:table-cell/>
          <table:table-cell table:formula="of:=IF([.B1450]=[.B14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0" calcext:value-type="float">
            <text:p>14860</text:p>
          </table:table-cell>
          <table:table-cell table:formula="of:=SUM(IF(ISBLANK([.A1451]); 0; [.B1451]); [.A1452])" office:value-type="float" office:value="14860" calcext:value-type="float">
            <text:p>14860</text:p>
          </table:table-cell>
          <table:table-cell/>
          <table:table-cell table:formula="of:=IF([.B1451]=[.B14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formula="of:=SUM(IF(ISBLANK([.A1452]); 0; [.B1452]); [.A1453])" office:value-type="float" office:value="25036" calcext:value-type="float">
            <text:p>25036</text:p>
          </table:table-cell>
          <table:table-cell/>
          <table:table-cell table:formula="of:=IF([.B1452]=[.B14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1" calcext:value-type="float">
            <text:p>13551</text:p>
          </table:table-cell>
          <table:table-cell table:formula="of:=SUM(IF(ISBLANK([.A1453]); 0; [.B1453]); [.A1454])" office:value-type="float" office:value="38587" calcext:value-type="float">
            <text:p>38587</text:p>
          </table:table-cell>
          <table:table-cell/>
          <table:table-cell table:formula="of:=IF([.B1453]=[.B14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table:formula="of:=SUM(IF(ISBLANK([.A1454]); 0; [.B1454]); [.A1455])" office:value-type="float" office:value="44997" calcext:value-type="float">
            <text:p>44997</text:p>
          </table:table-cell>
          <table:table-cell/>
          <table:table-cell table:formula="of:=IF([.B1454]=[.B14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table:formula="of:=SUM(IF(ISBLANK([.A1455]); 0; [.B1455]); [.A1456])" office:value-type="float" office:value="51232" calcext:value-type="float">
            <text:p>51232</text:p>
          </table:table-cell>
          <table:table-cell/>
          <table:table-cell table:formula="of:=IF([.B1455]=[.B145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56]); 0; [.B1456]); [.A1457])" office:value-type="float" office:value="51232" calcext:value-type="float">
            <text:p>51232</text:p>
          </table:table-cell>
          <table:table-cell/>
          <table:table-cell table:formula="of:=IF([.B1456]=[.B14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table:formula="of:=SUM(IF(ISBLANK([.A1457]); 0; [.B1457]); [.A1458])" office:value-type="float" office:value="5075" calcext:value-type="float">
            <text:p>5075</text:p>
          </table:table-cell>
          <table:table-cell/>
          <table:table-cell table:formula="of:=IF([.B1457]=[.B14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SUM(IF(ISBLANK([.A1458]); 0; [.B1458]); [.A1459])" office:value-type="float" office:value="7927" calcext:value-type="float">
            <text:p>7927</text:p>
          </table:table-cell>
          <table:table-cell/>
          <table:table-cell table:formula="of:=IF([.B1458]=[.B14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table:formula="of:=SUM(IF(ISBLANK([.A1459]); 0; [.B1459]); [.A1460])" office:value-type="float" office:value="11846" calcext:value-type="float">
            <text:p>11846</text:p>
          </table:table-cell>
          <table:table-cell/>
          <table:table-cell table:formula="of:=IF([.B1459]=[.B14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SUM(IF(ISBLANK([.A1460]); 0; [.B1460]); [.A1461])" office:value-type="float" office:value="14870" calcext:value-type="float">
            <text:p>14870</text:p>
          </table:table-cell>
          <table:table-cell/>
          <table:table-cell table:formula="of:=IF([.B1460]=[.B14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table:formula="of:=SUM(IF(ISBLANK([.A1461]); 0; [.B1461]); [.A1462])" office:value-type="float" office:value="20135" calcext:value-type="float">
            <text:p>20135</text:p>
          </table:table-cell>
          <table:table-cell/>
          <table:table-cell table:formula="of:=IF([.B1461]=[.B14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SUM(IF(ISBLANK([.A1462]); 0; [.B1462]); [.A1463])" office:value-type="float" office:value="23081" calcext:value-type="float">
            <text:p>23081</text:p>
          </table:table-cell>
          <table:table-cell/>
          <table:table-cell table:formula="of:=IF([.B1462]=[.B14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table:formula="of:=SUM(IF(ISBLANK([.A1463]); 0; [.B1463]); [.A1464])" office:value-type="float" office:value="27458" calcext:value-type="float">
            <text:p>27458</text:p>
          </table:table-cell>
          <table:table-cell/>
          <table:table-cell table:formula="of:=IF([.B1463]=[.B14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table:formula="of:=SUM(IF(ISBLANK([.A1464]); 0; [.B1464]); [.A1465])" office:value-type="float" office:value="33359" calcext:value-type="float">
            <text:p>33359</text:p>
          </table:table-cell>
          <table:table-cell/>
          <table:table-cell table:formula="of:=IF([.B1464]=[.B14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table:formula="of:=SUM(IF(ISBLANK([.A1465]); 0; [.B1465]); [.A1466])" office:value-type="float" office:value="38786" calcext:value-type="float">
            <text:p>38786</text:p>
          </table:table-cell>
          <table:table-cell/>
          <table:table-cell table:formula="of:=IF([.B1465]=[.B14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table:formula="of:=SUM(IF(ISBLANK([.A1466]); 0; [.B1466]); [.A1467])" office:value-type="float" office:value="44746" calcext:value-type="float">
            <text:p>44746</text:p>
          </table:table-cell>
          <table:table-cell/>
          <table:table-cell table:formula="of:=IF([.B1466]=[.B14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table:formula="of:=SUM(IF(ISBLANK([.A1467]); 0; [.B1467]); [.A1468])" office:value-type="float" office:value="47699" calcext:value-type="float">
            <text:p>47699</text:p>
          </table:table-cell>
          <table:table-cell/>
          <table:table-cell table:formula="of:=IF([.B1467]=[.B14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table:formula="of:=SUM(IF(ISBLANK([.A1468]); 0; [.B1468]); [.A1469])" office:value-type="float" office:value="53207" calcext:value-type="float">
            <text:p>53207</text:p>
          </table:table-cell>
          <table:table-cell/>
          <table:table-cell table:formula="of:=IF([.B1468]=[.B14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table:formula="of:=SUM(IF(ISBLANK([.A1469]); 0; [.B1469]); [.A1470])" office:value-type="float" office:value="59516" calcext:value-type="float">
            <text:p>59516</text:p>
          </table:table-cell>
          <table:table-cell/>
          <table:table-cell table:formula="of:=IF([.B1469]=[.B14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SUM(IF(ISBLANK([.A1470]); 0; [.B1470]); [.A1471])" office:value-type="float" office:value="62048" calcext:value-type="float">
            <text:p>62048</text:p>
          </table:table-cell>
          <table:table-cell/>
          <table:table-cell table:formula="of:=IF([.B1470]=[.B147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71]); 0; [.B1471]); [.A1472])" office:value-type="float" office:value="62048" calcext:value-type="float">
            <text:p>62048</text:p>
          </table:table-cell>
          <table:table-cell/>
          <table:table-cell table:formula="of:=IF([.B1471]=[.B14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table:formula="of:=SUM(IF(ISBLANK([.A1472]); 0; [.B1472]); [.A1473])" office:value-type="float" office:value="4346" calcext:value-type="float">
            <text:p>4346</text:p>
          </table:table-cell>
          <table:table-cell/>
          <table:table-cell table:formula="of:=IF([.B1472]=[.B14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SUM(IF(ISBLANK([.A1473]); 0; [.B1473]); [.A1474])" office:value-type="float" office:value="5349" calcext:value-type="float">
            <text:p>5349</text:p>
          </table:table-cell>
          <table:table-cell/>
          <table:table-cell table:formula="of:=IF([.B1473]=[.B14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SUM(IF(ISBLANK([.A1474]); 0; [.B1474]); [.A1475])" office:value-type="float" office:value="7363" calcext:value-type="float">
            <text:p>7363</text:p>
          </table:table-cell>
          <table:table-cell/>
          <table:table-cell table:formula="of:=IF([.B1474]=[.B14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SUM(IF(ISBLANK([.A1475]); 0; [.B1475]); [.A1476])" office:value-type="float" office:value="9179" calcext:value-type="float">
            <text:p>9179</text:p>
          </table:table-cell>
          <table:table-cell/>
          <table:table-cell table:formula="of:=IF([.B1475]=[.B14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table:formula="of:=SUM(IF(ISBLANK([.A1476]); 0; [.B1476]); [.A1477])" office:value-type="float" office:value="16262" calcext:value-type="float">
            <text:p>16262</text:p>
          </table:table-cell>
          <table:table-cell/>
          <table:table-cell table:formula="of:=IF([.B1476]=[.B14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table:formula="of:=SUM(IF(ISBLANK([.A1477]); 0; [.B1477]); [.A1478])" office:value-type="float" office:value="23491" calcext:value-type="float">
            <text:p>23491</text:p>
          </table:table-cell>
          <table:table-cell/>
          <table:table-cell table:formula="of:=IF([.B1477]=[.B14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table:formula="of:=SUM(IF(ISBLANK([.A1478]); 0; [.B1478]); [.A1479])" office:value-type="float" office:value="29788" calcext:value-type="float">
            <text:p>29788</text:p>
          </table:table-cell>
          <table:table-cell/>
          <table:table-cell table:formula="of:=IF([.B1478]=[.B14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table:formula="of:=SUM(IF(ISBLANK([.A1479]); 0; [.B1479]); [.A1480])" office:value-type="float" office:value="36137" calcext:value-type="float">
            <text:p>36137</text:p>
          </table:table-cell>
          <table:table-cell/>
          <table:table-cell table:formula="of:=IF([.B1479]=[.B14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SUM(IF(ISBLANK([.A1480]); 0; [.B1480]); [.A1481])" office:value-type="float" office:value="39997" calcext:value-type="float">
            <text:p>39997</text:p>
          </table:table-cell>
          <table:table-cell/>
          <table:table-cell table:formula="of:=IF([.B1480]=[.B14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SUM(IF(ISBLANK([.A1481]); 0; [.B1481]); [.A1482])" office:value-type="float" office:value="41908" calcext:value-type="float">
            <text:p>41908</text:p>
          </table:table-cell>
          <table:table-cell/>
          <table:table-cell table:formula="of:=IF([.B1481]=[.B14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table:formula="of:=SUM(IF(ISBLANK([.A1482]); 0; [.B1482]); [.A1483])" office:value-type="float" office:value="46461" calcext:value-type="float">
            <text:p>46461</text:p>
          </table:table-cell>
          <table:table-cell/>
          <table:table-cell table:formula="of:=IF([.B1482]=[.B148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83]); 0; [.B1483]); [.A1484])" office:value-type="float" office:value="46461" calcext:value-type="float">
            <text:p>46461</text:p>
          </table:table-cell>
          <table:table-cell/>
          <table:table-cell table:formula="of:=IF([.B1483]=[.B14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formula="of:=SUM(IF(ISBLANK([.A1484]); 0; [.B1484]); [.A1485])" office:value-type="float" office:value="10672" calcext:value-type="float">
            <text:p>10672</text:p>
          </table:table-cell>
          <table:table-cell/>
          <table:table-cell table:formula="of:=IF([.B1484]=[.B14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SUM(IF(ISBLANK([.A1485]); 0; [.B1485]); [.A1486])" office:value-type="float" office:value="13186" calcext:value-type="float">
            <text:p>13186</text:p>
          </table:table-cell>
          <table:table-cell/>
          <table:table-cell table:formula="of:=IF([.B1485]=[.B14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table:formula="of:=SUM(IF(ISBLANK([.A1486]); 0; [.B1486]); [.A1487])" office:value-type="float" office:value="17758" calcext:value-type="float">
            <text:p>17758</text:p>
          </table:table-cell>
          <table:table-cell/>
          <table:table-cell table:formula="of:=IF([.B1486]=[.B14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table:formula="of:=SUM(IF(ISBLANK([.A1487]); 0; [.B1487]); [.A1488])" office:value-type="float" office:value="24662" calcext:value-type="float">
            <text:p>24662</text:p>
          </table:table-cell>
          <table:table-cell/>
          <table:table-cell table:formula="of:=IF([.B1487]=[.B14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table:formula="of:=SUM(IF(ISBLANK([.A1488]); 0; [.B1488]); [.A1489])" office:value-type="float" office:value="28763" calcext:value-type="float">
            <text:p>28763</text:p>
          </table:table-cell>
          <table:table-cell/>
          <table:table-cell table:formula="of:=IF([.B1488]=[.B14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table:formula="of:=SUM(IF(ISBLANK([.A1489]); 0; [.B1489]); [.A1490])" office:value-type="float" office:value="35868" calcext:value-type="float">
            <text:p>35868</text:p>
          </table:table-cell>
          <table:table-cell/>
          <table:table-cell table:formula="of:=IF([.B1489]=[.B14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table:formula="of:=SUM(IF(ISBLANK([.A1490]); 0; [.B1490]); [.A1491])" office:value-type="float" office:value="39354" calcext:value-type="float">
            <text:p>39354</text:p>
          </table:table-cell>
          <table:table-cell/>
          <table:table-cell table:formula="of:=IF([.B1490]=[.B14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SUM(IF(ISBLANK([.A1491]); 0; [.B1491]); [.A1492])" office:value-type="float" office:value="45293" calcext:value-type="float">
            <text:p>45293</text:p>
          </table:table-cell>
          <table:table-cell/>
          <table:table-cell table:formula="of:=IF([.B1491]=[.B149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492]); 0; [.B1492]); [.A1493])" office:value-type="float" office:value="45293" calcext:value-type="float">
            <text:p>45293</text:p>
          </table:table-cell>
          <table:table-cell/>
          <table:table-cell table:formula="of:=IF([.B1492]=[.B14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table:formula="of:=SUM(IF(ISBLANK([.A1493]); 0; [.B1493]); [.A1494])" office:value-type="float" office:value="4903" calcext:value-type="float">
            <text:p>4903</text:p>
          </table:table-cell>
          <table:table-cell/>
          <table:table-cell table:formula="of:=IF([.B1493]=[.B14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SUM(IF(ISBLANK([.A1494]); 0; [.B1494]); [.A1495])" office:value-type="float" office:value="7671" calcext:value-type="float">
            <text:p>7671</text:p>
          </table:table-cell>
          <table:table-cell/>
          <table:table-cell table:formula="of:=IF([.B1494]=[.B14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table:formula="of:=SUM(IF(ISBLANK([.A1495]); 0; [.B1495]); [.A1496])" office:value-type="float" office:value="13869" calcext:value-type="float">
            <text:p>13869</text:p>
          </table:table-cell>
          <table:table-cell/>
          <table:table-cell table:formula="of:=IF([.B1495]=[.B14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SUM(IF(ISBLANK([.A1496]); 0; [.B1496]); [.A1497])" office:value-type="float" office:value="17200" calcext:value-type="float">
            <text:p>17200</text:p>
          </table:table-cell>
          <table:table-cell/>
          <table:table-cell table:formula="of:=IF([.B1496]=[.B14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table:formula="of:=SUM(IF(ISBLANK([.A1497]); 0; [.B1497]); [.A1498])" office:value-type="float" office:value="22877" calcext:value-type="float">
            <text:p>22877</text:p>
          </table:table-cell>
          <table:table-cell/>
          <table:table-cell table:formula="of:=IF([.B1497]=[.B14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table:formula="of:=SUM(IF(ISBLANK([.A1498]); 0; [.B1498]); [.A1499])" office:value-type="float" office:value="27729" calcext:value-type="float">
            <text:p>27729</text:p>
          </table:table-cell>
          <table:table-cell/>
          <table:table-cell table:formula="of:=IF([.B1498]=[.B14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SUM(IF(ISBLANK([.A1499]); 0; [.B1499]); [.A1500])" office:value-type="float" office:value="28852" calcext:value-type="float">
            <text:p>28852</text:p>
          </table:table-cell>
          <table:table-cell/>
          <table:table-cell table:formula="of:=IF([.B1499]=[.B15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SUM(IF(ISBLANK([.A1500]); 0; [.B1500]); [.A1501])" office:value-type="float" office:value="29957" calcext:value-type="float">
            <text:p>29957</text:p>
          </table:table-cell>
          <table:table-cell/>
          <table:table-cell table:formula="of:=IF([.B1500]=[.B15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table:formula="of:=SUM(IF(ISBLANK([.A1501]); 0; [.B1501]); [.A1502])" office:value-type="float" office:value="35556" calcext:value-type="float">
            <text:p>35556</text:p>
          </table:table-cell>
          <table:table-cell/>
          <table:table-cell table:formula="of:=IF([.B1501]=[.B15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table:formula="of:=SUM(IF(ISBLANK([.A1502]); 0; [.B1502]); [.A1503])" office:value-type="float" office:value="42686" calcext:value-type="float">
            <text:p>42686</text:p>
          </table:table-cell>
          <table:table-cell/>
          <table:table-cell table:formula="of:=IF([.B1502]=[.B15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SUM(IF(ISBLANK([.A1503]); 0; [.B1503]); [.A1504])" office:value-type="float" office:value="48779" calcext:value-type="float">
            <text:p>48779</text:p>
          </table:table-cell>
          <table:table-cell/>
          <table:table-cell table:formula="of:=IF([.B1503]=[.B150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04]); 0; [.B1504]); [.A1505])" office:value-type="float" office:value="48779" calcext:value-type="float">
            <text:p>48779</text:p>
          </table:table-cell>
          <table:table-cell/>
          <table:table-cell table:formula="of:=IF([.B1504]=[.B15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80" calcext:value-type="float">
            <text:p>36680</text:p>
          </table:table-cell>
          <table:table-cell table:formula="of:=SUM(IF(ISBLANK([.A1505]); 0; [.B1505]); [.A1506])" office:value-type="float" office:value="36680" calcext:value-type="float">
            <text:p>36680</text:p>
          </table:table-cell>
          <table:table-cell/>
          <table:table-cell table:formula="of:=IF([.B1505]=[.B150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06]); 0; [.B1506]); [.A1507])" office:value-type="float" office:value="36680" calcext:value-type="float">
            <text:p>36680</text:p>
          </table:table-cell>
          <table:table-cell/>
          <table:table-cell table:formula="of:=IF([.B1506]=[.B15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SUM(IF(ISBLANK([.A1507]); 0; [.B1507]); [.A1508])" office:value-type="float" office:value="2386" calcext:value-type="float">
            <text:p>2386</text:p>
          </table:table-cell>
          <table:table-cell/>
          <table:table-cell table:formula="of:=IF([.B1507]=[.B15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SUM(IF(ISBLANK([.A1508]); 0; [.B1508]); [.A1509])" office:value-type="float" office:value="6970" calcext:value-type="float">
            <text:p>6970</text:p>
          </table:table-cell>
          <table:table-cell/>
          <table:table-cell table:formula="of:=IF([.B1508]=[.B15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SUM(IF(ISBLANK([.A1509]); 0; [.B1509]); [.A1510])" office:value-type="float" office:value="8394" calcext:value-type="float">
            <text:p>8394</text:p>
          </table:table-cell>
          <table:table-cell/>
          <table:table-cell table:formula="of:=IF([.B1509]=[.B15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table:formula="of:=SUM(IF(ISBLANK([.A1510]); 0; [.B1510]); [.A1511])" office:value-type="float" office:value="13212" calcext:value-type="float">
            <text:p>13212</text:p>
          </table:table-cell>
          <table:table-cell/>
          <table:table-cell table:formula="of:=IF([.B1510]=[.B15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SUM(IF(ISBLANK([.A1511]); 0; [.B1511]); [.A1512])" office:value-type="float" office:value="15393" calcext:value-type="float">
            <text:p>15393</text:p>
          </table:table-cell>
          <table:table-cell/>
          <table:table-cell table:formula="of:=IF([.B1511]=[.B15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SUM(IF(ISBLANK([.A1512]); 0; [.B1512]); [.A1513])" office:value-type="float" office:value="16668" calcext:value-type="float">
            <text:p>16668</text:p>
          </table:table-cell>
          <table:table-cell/>
          <table:table-cell table:formula="of:=IF([.B1512]=[.B15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SUM(IF(ISBLANK([.A1513]); 0; [.B1513]); [.A1514])" office:value-type="float" office:value="17871" calcext:value-type="float">
            <text:p>17871</text:p>
          </table:table-cell>
          <table:table-cell/>
          <table:table-cell table:formula="of:=IF([.B1513]=[.B15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table:formula="of:=SUM(IF(ISBLANK([.A1514]); 0; [.B1514]); [.A1515])" office:value-type="float" office:value="24730" calcext:value-type="float">
            <text:p>24730</text:p>
          </table:table-cell>
          <table:table-cell/>
          <table:table-cell table:formula="of:=IF([.B1514]=[.B15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SUM(IF(ISBLANK([.A1515]); 0; [.B1515]); [.A1516])" office:value-type="float" office:value="26452" calcext:value-type="float">
            <text:p>26452</text:p>
          </table:table-cell>
          <table:table-cell/>
          <table:table-cell table:formula="of:=IF([.B1515]=[.B15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SUM(IF(ISBLANK([.A1516]); 0; [.B1516]); [.A1517])" office:value-type="float" office:value="30291" calcext:value-type="float">
            <text:p>30291</text:p>
          </table:table-cell>
          <table:table-cell/>
          <table:table-cell table:formula="of:=IF([.B1516]=[.B15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SUM(IF(ISBLANK([.A1517]); 0; [.B1517]); [.A1518])" office:value-type="float" office:value="31893" calcext:value-type="float">
            <text:p>31893</text:p>
          </table:table-cell>
          <table:table-cell/>
          <table:table-cell table:formula="of:=IF([.B1517]=[.B15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table:formula="of:=SUM(IF(ISBLANK([.A1518]); 0; [.B1518]); [.A1519])" office:value-type="float" office:value="38915" calcext:value-type="float">
            <text:p>38915</text:p>
          </table:table-cell>
          <table:table-cell/>
          <table:table-cell table:formula="of:=IF([.B1518]=[.B151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19]); 0; [.B1519]); [.A1520])" office:value-type="float" office:value="38915" calcext:value-type="float">
            <text:p>38915</text:p>
          </table:table-cell>
          <table:table-cell/>
          <table:table-cell table:formula="of:=IF([.B1519]=[.B15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table:formula="of:=SUM(IF(ISBLANK([.A1520]); 0; [.B1520]); [.A1521])" office:value-type="float" office:value="7947" calcext:value-type="float">
            <text:p>7947</text:p>
          </table:table-cell>
          <table:table-cell/>
          <table:table-cell table:formula="of:=IF([.B1520]=[.B15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9" calcext:value-type="float">
            <text:p>11689</text:p>
          </table:table-cell>
          <table:table-cell table:formula="of:=SUM(IF(ISBLANK([.A1521]); 0; [.B1521]); [.A1522])" office:value-type="float" office:value="19636" calcext:value-type="float">
            <text:p>19636</text:p>
          </table:table-cell>
          <table:table-cell/>
          <table:table-cell table:formula="of:=IF([.B1521]=[.B15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table:formula="of:=SUM(IF(ISBLANK([.A1522]); 0; [.B1522]); [.A1523])" office:value-type="float" office:value="25689" calcext:value-type="float">
            <text:p>25689</text:p>
          </table:table-cell>
          <table:table-cell/>
          <table:table-cell table:formula="of:=IF([.B1522]=[.B15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SUM(IF(ISBLANK([.A1523]); 0; [.B1523]); [.A1524])" office:value-type="float" office:value="28246" calcext:value-type="float">
            <text:p>28246</text:p>
          </table:table-cell>
          <table:table-cell/>
          <table:table-cell table:formula="of:=IF([.B1523]=[.B15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1" calcext:value-type="float">
            <text:p>11191</text:p>
          </table:table-cell>
          <table:table-cell table:formula="of:=SUM(IF(ISBLANK([.A1524]); 0; [.B1524]); [.A1525])" office:value-type="float" office:value="39437" calcext:value-type="float">
            <text:p>39437</text:p>
          </table:table-cell>
          <table:table-cell/>
          <table:table-cell table:formula="of:=IF([.B1524]=[.B15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SUM(IF(ISBLANK([.A1525]); 0; [.B1525]); [.A1526])" office:value-type="float" office:value="40443" calcext:value-type="float">
            <text:p>40443</text:p>
          </table:table-cell>
          <table:table-cell/>
          <table:table-cell table:formula="of:=IF([.B1525]=[.B15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formula="of:=SUM(IF(ISBLANK([.A1526]); 0; [.B1526]); [.A1527])" office:value-type="float" office:value="50992" calcext:value-type="float">
            <text:p>50992</text:p>
          </table:table-cell>
          <table:table-cell/>
          <table:table-cell table:formula="of:=IF([.B1526]=[.B152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27]); 0; [.B1527]); [.A1528])" office:value-type="float" office:value="50992" calcext:value-type="float">
            <text:p>50992</text:p>
          </table:table-cell>
          <table:table-cell/>
          <table:table-cell table:formula="of:=IF([.B1527]=[.B15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table:formula="of:=SUM(IF(ISBLANK([.A1528]); 0; [.B1528]); [.A1529])" office:value-type="float" office:value="6392" calcext:value-type="float">
            <text:p>6392</text:p>
          </table:table-cell>
          <table:table-cell/>
          <table:table-cell table:formula="of:=IF([.B1528]=[.B15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0" calcext:value-type="float">
            <text:p>23290</text:p>
          </table:table-cell>
          <table:table-cell table:formula="of:=SUM(IF(ISBLANK([.A1529]); 0; [.B1529]); [.A1530])" office:value-type="float" office:value="29682" calcext:value-type="float">
            <text:p>29682</text:p>
          </table:table-cell>
          <table:table-cell/>
          <table:table-cell table:formula="of:=IF([.B1529]=[.B15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SUM(IF(ISBLANK([.A1530]); 0; [.B1530]); [.A1531])" office:value-type="float" office:value="33482" calcext:value-type="float">
            <text:p>33482</text:p>
          </table:table-cell>
          <table:table-cell/>
          <table:table-cell table:formula="of:=IF([.B1530]=[.B153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31]); 0; [.B1531]); [.A1532])" office:value-type="float" office:value="33482" calcext:value-type="float">
            <text:p>33482</text:p>
          </table:table-cell>
          <table:table-cell/>
          <table:table-cell table:formula="of:=IF([.B1531]=[.B15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SUM(IF(ISBLANK([.A1532]); 0; [.B1532]); [.A1533])" office:value-type="float" office:value="1555" calcext:value-type="float">
            <text:p>1555</text:p>
          </table:table-cell>
          <table:table-cell/>
          <table:table-cell table:formula="of:=IF([.B1532]=[.B15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table:formula="of:=SUM(IF(ISBLANK([.A1533]); 0; [.B1533]); [.A1534])" office:value-type="float" office:value="6523" calcext:value-type="float">
            <text:p>6523</text:p>
          </table:table-cell>
          <table:table-cell/>
          <table:table-cell table:formula="of:=IF([.B1533]=[.B15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table:formula="of:=SUM(IF(ISBLANK([.A1534]); 0; [.B1534]); [.A1535])" office:value-type="float" office:value="9325" calcext:value-type="float">
            <text:p>9325</text:p>
          </table:table-cell>
          <table:table-cell/>
          <table:table-cell table:formula="of:=IF([.B1534]=[.B15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table:formula="of:=SUM(IF(ISBLANK([.A1535]); 0; [.B1535]); [.A1536])" office:value-type="float" office:value="15513" calcext:value-type="float">
            <text:p>15513</text:p>
          </table:table-cell>
          <table:table-cell/>
          <table:table-cell table:formula="of:=IF([.B1535]=[.B15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SUM(IF(ISBLANK([.A1536]); 0; [.B1536]); [.A1537])" office:value-type="float" office:value="18485" calcext:value-type="float">
            <text:p>18485</text:p>
          </table:table-cell>
          <table:table-cell/>
          <table:table-cell table:formula="of:=IF([.B1536]=[.B15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table:formula="of:=SUM(IF(ISBLANK([.A1537]); 0; [.B1537]); [.A1538])" office:value-type="float" office:value="23827" calcext:value-type="float">
            <text:p>23827</text:p>
          </table:table-cell>
          <table:table-cell/>
          <table:table-cell table:formula="of:=IF([.B1537]=[.B15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SUM(IF(ISBLANK([.A1538]); 0; [.B1538]); [.A1539])" office:value-type="float" office:value="28771" calcext:value-type="float">
            <text:p>28771</text:p>
          </table:table-cell>
          <table:table-cell/>
          <table:table-cell table:formula="of:=IF([.B1538]=[.B15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SUM(IF(ISBLANK([.A1539]); 0; [.B1539]); [.A1540])" office:value-type="float" office:value="31860" calcext:value-type="float">
            <text:p>31860</text:p>
          </table:table-cell>
          <table:table-cell/>
          <table:table-cell table:formula="of:=IF([.B1539]=[.B15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SUM(IF(ISBLANK([.A1540]); 0; [.B1540]); [.A1541])" office:value-type="float" office:value="33349" calcext:value-type="float">
            <text:p>33349</text:p>
          </table:table-cell>
          <table:table-cell/>
          <table:table-cell table:formula="of:=IF([.B1540]=[.B15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table:formula="of:=SUM(IF(ISBLANK([.A1541]); 0; [.B1541]); [.A1542])" office:value-type="float" office:value="39200" calcext:value-type="float">
            <text:p>39200</text:p>
          </table:table-cell>
          <table:table-cell/>
          <table:table-cell table:formula="of:=IF([.B1541]=[.B15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table:formula="of:=SUM(IF(ISBLANK([.A1542]); 0; [.B1542]); [.A1543])" office:value-type="float" office:value="42924" calcext:value-type="float">
            <text:p>42924</text:p>
          </table:table-cell>
          <table:table-cell/>
          <table:table-cell table:formula="of:=IF([.B1542]=[.B15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table:formula="of:=SUM(IF(ISBLANK([.A1543]); 0; [.B1543]); [.A1544])" office:value-type="float" office:value="47029" calcext:value-type="float">
            <text:p>47029</text:p>
          </table:table-cell>
          <table:table-cell/>
          <table:table-cell table:formula="of:=IF([.B1543]=[.B15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SUM(IF(ISBLANK([.A1544]); 0; [.B1544]); [.A1545])" office:value-type="float" office:value="48675" calcext:value-type="float">
            <text:p>48675</text:p>
          </table:table-cell>
          <table:table-cell/>
          <table:table-cell table:formula="of:=IF([.B1544]=[.B154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45]); 0; [.B1545]); [.A1546])" office:value-type="float" office:value="48675" calcext:value-type="float">
            <text:p>48675</text:p>
          </table:table-cell>
          <table:table-cell/>
          <table:table-cell table:formula="of:=IF([.B1545]=[.B15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SUM(IF(ISBLANK([.A1546]); 0; [.B1546]); [.A1547])" office:value-type="float" office:value="1056" calcext:value-type="float">
            <text:p>1056</text:p>
          </table:table-cell>
          <table:table-cell/>
          <table:table-cell table:formula="of:=IF([.B1546]=[.B15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SUM(IF(ISBLANK([.A1547]); 0; [.B1547]); [.A1548])" office:value-type="float" office:value="6995" calcext:value-type="float">
            <text:p>6995</text:p>
          </table:table-cell>
          <table:table-cell/>
          <table:table-cell table:formula="of:=IF([.B1547]=[.B15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table:formula="of:=SUM(IF(ISBLANK([.A1548]); 0; [.B1548]); [.A1549])" office:value-type="float" office:value="9664" calcext:value-type="float">
            <text:p>9664</text:p>
          </table:table-cell>
          <table:table-cell/>
          <table:table-cell table:formula="of:=IF([.B1548]=[.B15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table:formula="of:=SUM(IF(ISBLANK([.A1549]); 0; [.B1549]); [.A1550])" office:value-type="float" office:value="16080" calcext:value-type="float">
            <text:p>16080</text:p>
          </table:table-cell>
          <table:table-cell/>
          <table:table-cell table:formula="of:=IF([.B1549]=[.B15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SUM(IF(ISBLANK([.A1550]); 0; [.B1550]); [.A1551])" office:value-type="float" office:value="17905" calcext:value-type="float">
            <text:p>17905</text:p>
          </table:table-cell>
          <table:table-cell/>
          <table:table-cell table:formula="of:=IF([.B1550]=[.B15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table:formula="of:=SUM(IF(ISBLANK([.A1551]); 0; [.B1551]); [.A1552])" office:value-type="float" office:value="23269" calcext:value-type="float">
            <text:p>23269</text:p>
          </table:table-cell>
          <table:table-cell/>
          <table:table-cell table:formula="of:=IF([.B1551]=[.B15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SUM(IF(ISBLANK([.A1552]); 0; [.B1552]); [.A1553])" office:value-type="float" office:value="26324" calcext:value-type="float">
            <text:p>26324</text:p>
          </table:table-cell>
          <table:table-cell/>
          <table:table-cell table:formula="of:=IF([.B1552]=[.B15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formula="of:=SUM(IF(ISBLANK([.A1553]); 0; [.B1553]); [.A1554])" office:value-type="float" office:value="30042" calcext:value-type="float">
            <text:p>30042</text:p>
          </table:table-cell>
          <table:table-cell/>
          <table:table-cell table:formula="of:=IF([.B1553]=[.B15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table:formula="of:=SUM(IF(ISBLANK([.A1554]); 0; [.B1554]); [.A1555])" office:value-type="float" office:value="34679" calcext:value-type="float">
            <text:p>34679</text:p>
          </table:table-cell>
          <table:table-cell/>
          <table:table-cell table:formula="of:=IF([.B1554]=[.B15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SUM(IF(ISBLANK([.A1555]); 0; [.B1555]); [.A1556])" office:value-type="float" office:value="36771" calcext:value-type="float">
            <text:p>36771</text:p>
          </table:table-cell>
          <table:table-cell/>
          <table:table-cell table:formula="of:=IF([.B1555]=[.B15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table:formula="of:=SUM(IF(ISBLANK([.A1556]); 0; [.B1556]); [.A1557])" office:value-type="float" office:value="39198" calcext:value-type="float">
            <text:p>39198</text:p>
          </table:table-cell>
          <table:table-cell/>
          <table:table-cell table:formula="of:=IF([.B1556]=[.B15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table:formula="of:=SUM(IF(ISBLANK([.A1557]); 0; [.B1557]); [.A1558])" office:value-type="float" office:value="44094" calcext:value-type="float">
            <text:p>44094</text:p>
          </table:table-cell>
          <table:table-cell/>
          <table:table-cell table:formula="of:=IF([.B1557]=[.B15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SUM(IF(ISBLANK([.A1558]); 0; [.B1558]); [.A1559])" office:value-type="float" office:value="46168" calcext:value-type="float">
            <text:p>46168</text:p>
          </table:table-cell>
          <table:table-cell/>
          <table:table-cell table:formula="of:=IF([.B1558]=[.B155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59]); 0; [.B1559]); [.A1560])" office:value-type="float" office:value="46168" calcext:value-type="float">
            <text:p>46168</text:p>
          </table:table-cell>
          <table:table-cell/>
          <table:table-cell table:formula="of:=IF([.B1559]=[.B15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SUM(IF(ISBLANK([.A1560]); 0; [.B1560]); [.A1561])" office:value-type="float" office:value="1146" calcext:value-type="float">
            <text:p>1146</text:p>
          </table:table-cell>
          <table:table-cell/>
          <table:table-cell table:formula="of:=IF([.B1560]=[.B15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SUM(IF(ISBLANK([.A1561]); 0; [.B1561]); [.A1562])" office:value-type="float" office:value="3891" calcext:value-type="float">
            <text:p>3891</text:p>
          </table:table-cell>
          <table:table-cell/>
          <table:table-cell table:formula="of:=IF([.B1561]=[.B15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table:formula="of:=SUM(IF(ISBLANK([.A1562]); 0; [.B1562]); [.A1563])" office:value-type="float" office:value="9444" calcext:value-type="float">
            <text:p>9444</text:p>
          </table:table-cell>
          <table:table-cell/>
          <table:table-cell table:formula="of:=IF([.B1562]=[.B15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3" calcext:value-type="float">
            <text:p>12023</text:p>
          </table:table-cell>
          <table:table-cell table:formula="of:=SUM(IF(ISBLANK([.A1563]); 0; [.B1563]); [.A1564])" office:value-type="float" office:value="21467" calcext:value-type="float">
            <text:p>21467</text:p>
          </table:table-cell>
          <table:table-cell/>
          <table:table-cell table:formula="of:=IF([.B1563]=[.B15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0" calcext:value-type="float">
            <text:p>11630</text:p>
          </table:table-cell>
          <table:table-cell table:formula="of:=SUM(IF(ISBLANK([.A1564]); 0; [.B1564]); [.A1565])" office:value-type="float" office:value="33097" calcext:value-type="float">
            <text:p>33097</text:p>
          </table:table-cell>
          <table:table-cell/>
          <table:table-cell table:formula="of:=IF([.B1564]=[.B15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SUM(IF(ISBLANK([.A1565]); 0; [.B1565]); [.A1566])" office:value-type="float" office:value="35918" calcext:value-type="float">
            <text:p>35918</text:p>
          </table:table-cell>
          <table:table-cell/>
          <table:table-cell table:formula="of:=IF([.B1565]=[.B156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66]); 0; [.B1566]); [.A1567])" office:value-type="float" office:value="35918" calcext:value-type="float">
            <text:p>35918</text:p>
          </table:table-cell>
          <table:table-cell/>
          <table:table-cell table:formula="of:=IF([.B1566]=[.B15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table:formula="of:=SUM(IF(ISBLANK([.A1567]); 0; [.B1567]); [.A1568])" office:value-type="float" office:value="6444" calcext:value-type="float">
            <text:p>6444</text:p>
          </table:table-cell>
          <table:table-cell/>
          <table:table-cell table:formula="of:=IF([.B1567]=[.B15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3" calcext:value-type="float">
            <text:p>9693</text:p>
          </table:table-cell>
          <table:table-cell table:formula="of:=SUM(IF(ISBLANK([.A1568]); 0; [.B1568]); [.A1569])" office:value-type="float" office:value="16137" calcext:value-type="float">
            <text:p>16137</text:p>
          </table:table-cell>
          <table:table-cell/>
          <table:table-cell table:formula="of:=IF([.B1568]=[.B15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table:formula="of:=SUM(IF(ISBLANK([.A1569]); 0; [.B1569]); [.A1570])" office:value-type="float" office:value="21162" calcext:value-type="float">
            <text:p>21162</text:p>
          </table:table-cell>
          <table:table-cell/>
          <table:table-cell table:formula="of:=IF([.B1569]=[.B15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table:formula="of:=SUM(IF(ISBLANK([.A1570]); 0; [.B1570]); [.A1571])" office:value-type="float" office:value="27736" calcext:value-type="float">
            <text:p>27736</text:p>
          </table:table-cell>
          <table:table-cell/>
          <table:table-cell table:formula="of:=IF([.B1570]=[.B15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table:formula="of:=SUM(IF(ISBLANK([.A1571]); 0; [.B1571]); [.A1572])" office:value-type="float" office:value="32583" calcext:value-type="float">
            <text:p>32583</text:p>
          </table:table-cell>
          <table:table-cell/>
          <table:table-cell table:formula="of:=IF([.B1571]=[.B15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table:formula="of:=SUM(IF(ISBLANK([.A1572]); 0; [.B1572]); [.A1573])" office:value-type="float" office:value="38441" calcext:value-type="float">
            <text:p>38441</text:p>
          </table:table-cell>
          <table:table-cell/>
          <table:table-cell table:formula="of:=IF([.B1572]=[.B15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table:formula="of:=SUM(IF(ISBLANK([.A1573]); 0; [.B1573]); [.A1574])" office:value-type="float" office:value="48361" calcext:value-type="float">
            <text:p>48361</text:p>
          </table:table-cell>
          <table:table-cell/>
          <table:table-cell table:formula="of:=IF([.B1573]=[.B15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6" calcext:value-type="float">
            <text:p>10756</text:p>
          </table:table-cell>
          <table:table-cell table:formula="of:=SUM(IF(ISBLANK([.A1574]); 0; [.B1574]); [.A1575])" office:value-type="float" office:value="59117" calcext:value-type="float">
            <text:p>59117</text:p>
          </table:table-cell>
          <table:table-cell/>
          <table:table-cell table:formula="of:=IF([.B1574]=[.B157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75]); 0; [.B1575]); [.A1576])" office:value-type="float" office:value="59117" calcext:value-type="float">
            <text:p>59117</text:p>
          </table:table-cell>
          <table:table-cell/>
          <table:table-cell table:formula="of:=IF([.B1575]=[.B15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82" calcext:value-type="float">
            <text:p>32182</text:p>
          </table:table-cell>
          <table:table-cell table:formula="of:=SUM(IF(ISBLANK([.A1576]); 0; [.B1576]); [.A1577])" office:value-type="float" office:value="32182" calcext:value-type="float">
            <text:p>32182</text:p>
          </table:table-cell>
          <table:table-cell/>
          <table:table-cell table:formula="of:=IF([.B1576]=[.B15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7" calcext:value-type="float">
            <text:p>22267</text:p>
          </table:table-cell>
          <table:table-cell table:formula="of:=SUM(IF(ISBLANK([.A1577]); 0; [.B1577]); [.A1578])" office:value-type="float" office:value="54449" calcext:value-type="float">
            <text:p>54449</text:p>
          </table:table-cell>
          <table:table-cell/>
          <table:table-cell table:formula="of:=IF([.B1577]=[.B157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78]); 0; [.B1578]); [.A1579])" office:value-type="float" office:value="54449" calcext:value-type="float">
            <text:p>54449</text:p>
          </table:table-cell>
          <table:table-cell/>
          <table:table-cell table:formula="of:=IF([.B1578]=[.B15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01" calcext:value-type="float">
            <text:p>55301</text:p>
          </table:table-cell>
          <table:table-cell table:formula="of:=SUM(IF(ISBLANK([.A1579]); 0; [.B1579]); [.A1580])" office:value-type="float" office:value="55301" calcext:value-type="float">
            <text:p>55301</text:p>
          </table:table-cell>
          <table:table-cell/>
          <table:table-cell table:formula="of:=IF([.B1579]=[.B158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80]); 0; [.B1580]); [.A1581])" office:value-type="float" office:value="55301" calcext:value-type="float">
            <text:p>55301</text:p>
          </table:table-cell>
          <table:table-cell/>
          <table:table-cell table:formula="of:=IF([.B1580]=[.B15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table:formula="of:=SUM(IF(ISBLANK([.A1581]); 0; [.B1581]); [.A1582])" office:value-type="float" office:value="6186" calcext:value-type="float">
            <text:p>6186</text:p>
          </table:table-cell>
          <table:table-cell/>
          <table:table-cell table:formula="of:=IF([.B1581]=[.B15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SUM(IF(ISBLANK([.A1582]); 0; [.B1582]); [.A1583])" office:value-type="float" office:value="7701" calcext:value-type="float">
            <text:p>7701</text:p>
          </table:table-cell>
          <table:table-cell/>
          <table:table-cell table:formula="of:=IF([.B1582]=[.B15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4" calcext:value-type="float">
            <text:p>9204</text:p>
          </table:table-cell>
          <table:table-cell table:formula="of:=SUM(IF(ISBLANK([.A1583]); 0; [.B1583]); [.A1584])" office:value-type="float" office:value="16905" calcext:value-type="float">
            <text:p>16905</text:p>
          </table:table-cell>
          <table:table-cell/>
          <table:table-cell table:formula="of:=IF([.B1583]=[.B15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SUM(IF(ISBLANK([.A1584]); 0; [.B1584]); [.A1585])" office:value-type="float" office:value="22264" calcext:value-type="float">
            <text:p>22264</text:p>
          </table:table-cell>
          <table:table-cell/>
          <table:table-cell table:formula="of:=IF([.B1584]=[.B15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SUM(IF(ISBLANK([.A1585]); 0; [.B1585]); [.A1586])" office:value-type="float" office:value="24959" calcext:value-type="float">
            <text:p>24959</text:p>
          </table:table-cell>
          <table:table-cell/>
          <table:table-cell table:formula="of:=IF([.B1585]=[.B15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SUM(IF(ISBLANK([.A1586]); 0; [.B1586]); [.A1587])" office:value-type="float" office:value="27719" calcext:value-type="float">
            <text:p>27719</text:p>
          </table:table-cell>
          <table:table-cell/>
          <table:table-cell table:formula="of:=IF([.B1586]=[.B15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table:formula="of:=SUM(IF(ISBLANK([.A1587]); 0; [.B1587]); [.A1588])" office:value-type="float" office:value="31740" calcext:value-type="float">
            <text:p>31740</text:p>
          </table:table-cell>
          <table:table-cell/>
          <table:table-cell table:formula="of:=IF([.B1587]=[.B15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table:formula="of:=SUM(IF(ISBLANK([.A1588]); 0; [.B1588]); [.A1589])" office:value-type="float" office:value="40009" calcext:value-type="float">
            <text:p>40009</text:p>
          </table:table-cell>
          <table:table-cell/>
          <table:table-cell table:formula="of:=IF([.B1588]=[.B15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SUM(IF(ISBLANK([.A1589]); 0; [.B1589]); [.A1590])" office:value-type="float" office:value="43642" calcext:value-type="float">
            <text:p>43642</text:p>
          </table:table-cell>
          <table:table-cell/>
          <table:table-cell table:formula="of:=IF([.B1589]=[.B159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90]); 0; [.B1590]); [.A1591])" office:value-type="float" office:value="43642" calcext:value-type="float">
            <text:p>43642</text:p>
          </table:table-cell>
          <table:table-cell/>
          <table:table-cell table:formula="of:=IF([.B1590]=[.B15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SUM(IF(ISBLANK([.A1591]); 0; [.B1591]); [.A1592])" office:value-type="float" office:value="1682" calcext:value-type="float">
            <text:p>1682</text:p>
          </table:table-cell>
          <table:table-cell/>
          <table:table-cell table:formula="of:=IF([.B1591]=[.B15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table:formula="of:=SUM(IF(ISBLANK([.A1592]); 0; [.B1592]); [.A1593])" office:value-type="float" office:value="5440" calcext:value-type="float">
            <text:p>5440</text:p>
          </table:table-cell>
          <table:table-cell/>
          <table:table-cell table:formula="of:=IF([.B1592]=[.B15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table:formula="of:=SUM(IF(ISBLANK([.A1593]); 0; [.B1593]); [.A1594])" office:value-type="float" office:value="13185" calcext:value-type="float">
            <text:p>13185</text:p>
          </table:table-cell>
          <table:table-cell/>
          <table:table-cell table:formula="of:=IF([.B1593]=[.B15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5" calcext:value-type="float">
            <text:p>8645</text:p>
          </table:table-cell>
          <table:table-cell table:formula="of:=SUM(IF(ISBLANK([.A1594]); 0; [.B1594]); [.A1595])" office:value-type="float" office:value="21830" calcext:value-type="float">
            <text:p>21830</text:p>
          </table:table-cell>
          <table:table-cell/>
          <table:table-cell table:formula="of:=IF([.B1594]=[.B15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table:formula="of:=SUM(IF(ISBLANK([.A1595]); 0; [.B1595]); [.A1596])" office:value-type="float" office:value="27502" calcext:value-type="float">
            <text:p>27502</text:p>
          </table:table-cell>
          <table:table-cell/>
          <table:table-cell table:formula="of:=IF([.B1595]=[.B15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table:formula="of:=SUM(IF(ISBLANK([.A1596]); 0; [.B1596]); [.A1597])" office:value-type="float" office:value="31838" calcext:value-type="float">
            <text:p>31838</text:p>
          </table:table-cell>
          <table:table-cell/>
          <table:table-cell table:formula="of:=IF([.B1596]=[.B15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SUM(IF(ISBLANK([.A1597]); 0; [.B1597]); [.A1598])" office:value-type="float" office:value="39603" calcext:value-type="float">
            <text:p>39603</text:p>
          </table:table-cell>
          <table:table-cell/>
          <table:table-cell table:formula="of:=IF([.B1597]=[.B15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table:formula="of:=SUM(IF(ISBLANK([.A1598]); 0; [.B1598]); [.A1599])" office:value-type="float" office:value="47100" calcext:value-type="float">
            <text:p>47100</text:p>
          </table:table-cell>
          <table:table-cell/>
          <table:table-cell table:formula="of:=IF([.B1598]=[.B159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599]); 0; [.B1599]); [.A1600])" office:value-type="float" office:value="47100" calcext:value-type="float">
            <text:p>47100</text:p>
          </table:table-cell>
          <table:table-cell/>
          <table:table-cell table:formula="of:=IF([.B1599]=[.B16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SUM(IF(ISBLANK([.A1600]); 0; [.B1600]); [.A1601])" office:value-type="float" office:value="1099" calcext:value-type="float">
            <text:p>1099</text:p>
          </table:table-cell>
          <table:table-cell/>
          <table:table-cell table:formula="of:=IF([.B1600]=[.B16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SUM(IF(ISBLANK([.A1601]); 0; [.B1601]); [.A1602])" office:value-type="float" office:value="2206" calcext:value-type="float">
            <text:p>2206</text:p>
          </table:table-cell>
          <table:table-cell/>
          <table:table-cell table:formula="of:=IF([.B1601]=[.B16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SUM(IF(ISBLANK([.A1602]); 0; [.B1602]); [.A1603])" office:value-type="float" office:value="4707" calcext:value-type="float">
            <text:p>4707</text:p>
          </table:table-cell>
          <table:table-cell/>
          <table:table-cell table:formula="of:=IF([.B1602]=[.B16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formula="of:=SUM(IF(ISBLANK([.A1603]); 0; [.B1603]); [.A1604])" office:value-type="float" office:value="8218" calcext:value-type="float">
            <text:p>8218</text:p>
          </table:table-cell>
          <table:table-cell/>
          <table:table-cell table:formula="of:=IF([.B1603]=[.B16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table:formula="of:=SUM(IF(ISBLANK([.A1604]); 0; [.B1604]); [.A1605])" office:value-type="float" office:value="13777" calcext:value-type="float">
            <text:p>13777</text:p>
          </table:table-cell>
          <table:table-cell/>
          <table:table-cell table:formula="of:=IF([.B1604]=[.B16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formula="of:=SUM(IF(ISBLANK([.A1605]); 0; [.B1605]); [.A1606])" office:value-type="float" office:value="17161" calcext:value-type="float">
            <text:p>17161</text:p>
          </table:table-cell>
          <table:table-cell/>
          <table:table-cell table:formula="of:=IF([.B1605]=[.B16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table:formula="of:=SUM(IF(ISBLANK([.A1606]); 0; [.B1606]); [.A1607])" office:value-type="float" office:value="23095" calcext:value-type="float">
            <text:p>23095</text:p>
          </table:table-cell>
          <table:table-cell/>
          <table:table-cell table:formula="of:=IF([.B1606]=[.B16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table:formula="of:=SUM(IF(ISBLANK([.A1607]); 0; [.B1607]); [.A1608])" office:value-type="float" office:value="28534" calcext:value-type="float">
            <text:p>28534</text:p>
          </table:table-cell>
          <table:table-cell/>
          <table:table-cell table:formula="of:=IF([.B1607]=[.B16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table:formula="of:=SUM(IF(ISBLANK([.A1608]); 0; [.B1608]); [.A1609])" office:value-type="float" office:value="33257" calcext:value-type="float">
            <text:p>33257</text:p>
          </table:table-cell>
          <table:table-cell/>
          <table:table-cell table:formula="of:=IF([.B1608]=[.B16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SUM(IF(ISBLANK([.A1609]); 0; [.B1609]); [.A1610])" office:value-type="float" office:value="36486" calcext:value-type="float">
            <text:p>36486</text:p>
          </table:table-cell>
          <table:table-cell/>
          <table:table-cell table:formula="of:=IF([.B1609]=[.B16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table:formula="of:=SUM(IF(ISBLANK([.A1610]); 0; [.B1610]); [.A1611])" office:value-type="float" office:value="41862" calcext:value-type="float">
            <text:p>41862</text:p>
          </table:table-cell>
          <table:table-cell/>
          <table:table-cell table:formula="of:=IF([.B1610]=[.B16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table:formula="of:=SUM(IF(ISBLANK([.A1611]); 0; [.B1611]); [.A1612])" office:value-type="float" office:value="46894" calcext:value-type="float">
            <text:p>46894</text:p>
          </table:table-cell>
          <table:table-cell/>
          <table:table-cell table:formula="of:=IF([.B1611]=[.B16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SUM(IF(ISBLANK([.A1612]); 0; [.B1612]); [.A1613])" office:value-type="float" office:value="48027" calcext:value-type="float">
            <text:p>48027</text:p>
          </table:table-cell>
          <table:table-cell/>
          <table:table-cell table:formula="of:=IF([.B1612]=[.B16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SUM(IF(ISBLANK([.A1613]); 0; [.B1613]); [.A1614])" office:value-type="float" office:value="49266" calcext:value-type="float">
            <text:p>49266</text:p>
          </table:table-cell>
          <table:table-cell/>
          <table:table-cell table:formula="of:=IF([.B1613]=[.B16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table:formula="of:=SUM(IF(ISBLANK([.A1614]); 0; [.B1614]); [.A1615])" office:value-type="float" office:value="55072" calcext:value-type="float">
            <text:p>55072</text:p>
          </table:table-cell>
          <table:table-cell/>
          <table:table-cell table:formula="of:=IF([.B1614]=[.B161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615]); 0; [.B1615]); [.A1616])" office:value-type="float" office:value="55072" calcext:value-type="float">
            <text:p>55072</text:p>
          </table:table-cell>
          <table:table-cell/>
          <table:table-cell table:formula="of:=IF([.B1615]=[.B16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6" calcext:value-type="float">
            <text:p>15356</text:p>
          </table:table-cell>
          <table:table-cell table:formula="of:=SUM(IF(ISBLANK([.A1616]); 0; [.B1616]); [.A1617])" office:value-type="float" office:value="15356" calcext:value-type="float">
            <text:p>15356</text:p>
          </table:table-cell>
          <table:table-cell/>
          <table:table-cell table:formula="of:=IF([.B1616]=[.B16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table:formula="of:=SUM(IF(ISBLANK([.A1617]); 0; [.B1617]); [.A1618])" office:value-type="float" office:value="25156" calcext:value-type="float">
            <text:p>25156</text:p>
          </table:table-cell>
          <table:table-cell/>
          <table:table-cell table:formula="of:=IF([.B1617]=[.B16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SUM(IF(ISBLANK([.A1618]); 0; [.B1618]); [.A1619])" office:value-type="float" office:value="28993" calcext:value-type="float">
            <text:p>28993</text:p>
          </table:table-cell>
          <table:table-cell/>
          <table:table-cell table:formula="of:=IF([.B1618]=[.B16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formula="of:=SUM(IF(ISBLANK([.A1619]); 0; [.B1619]); [.A1620])" office:value-type="float" office:value="39017" calcext:value-type="float">
            <text:p>39017</text:p>
          </table:table-cell>
          <table:table-cell/>
          <table:table-cell table:formula="of:=IF([.B1619]=[.B16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9" calcext:value-type="float">
            <text:p>13159</text:p>
          </table:table-cell>
          <table:table-cell table:formula="of:=SUM(IF(ISBLANK([.A1620]); 0; [.B1620]); [.A1621])" office:value-type="float" office:value="52176" calcext:value-type="float">
            <text:p>52176</text:p>
          </table:table-cell>
          <table:table-cell/>
          <table:table-cell table:formula="of:=IF([.B1620]=[.B162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621]); 0; [.B1621]); [.A1622])" office:value-type="float" office:value="52176" calcext:value-type="float">
            <text:p>52176</text:p>
          </table:table-cell>
          <table:table-cell/>
          <table:table-cell table:formula="of:=IF([.B1621]=[.B16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34" calcext:value-type="float">
            <text:p>11534</text:p>
          </table:table-cell>
          <table:table-cell table:formula="of:=SUM(IF(ISBLANK([.A1622]); 0; [.B1622]); [.A1623])" office:value-type="float" office:value="11534" calcext:value-type="float">
            <text:p>11534</text:p>
          </table:table-cell>
          <table:table-cell/>
          <table:table-cell table:formula="of:=IF([.B1622]=[.B16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table:formula="of:=SUM(IF(ISBLANK([.A1623]); 0; [.B1623]); [.A1624])" office:value-type="float" office:value="17650" calcext:value-type="float">
            <text:p>17650</text:p>
          </table:table-cell>
          <table:table-cell/>
          <table:table-cell table:formula="of:=IF([.B1623]=[.B16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SUM(IF(ISBLANK([.A1624]); 0; [.B1624]); [.A1625])" office:value-type="float" office:value="21993" calcext:value-type="float">
            <text:p>21993</text:p>
          </table:table-cell>
          <table:table-cell/>
          <table:table-cell table:formula="of:=IF([.B1624]=[.B16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9" calcext:value-type="float">
            <text:p>8949</text:p>
          </table:table-cell>
          <table:table-cell table:formula="of:=SUM(IF(ISBLANK([.A1625]); 0; [.B1625]); [.A1626])" office:value-type="float" office:value="30942" calcext:value-type="float">
            <text:p>30942</text:p>
          </table:table-cell>
          <table:table-cell/>
          <table:table-cell table:formula="of:=IF([.B1625]=[.B16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  <table:table-cell table:formula="of:=SUM(IF(ISBLANK([.A1626]); 0; [.B1626]); [.A1627])" office:value-type="float" office:value="39570" calcext:value-type="float">
            <text:p>39570</text:p>
          </table:table-cell>
          <table:table-cell/>
          <table:table-cell table:formula="of:=IF([.B1626]=[.B16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SUM(IF(ISBLANK([.A1627]); 0; [.B1627]); [.A1628])" office:value-type="float" office:value="42785" calcext:value-type="float">
            <text:p>42785</text:p>
          </table:table-cell>
          <table:table-cell/>
          <table:table-cell table:formula="of:=IF([.B1627]=[.B162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628]); 0; [.B1628]); [.A1629])" office:value-type="float" office:value="42785" calcext:value-type="float">
            <text:p>42785</text:p>
          </table:table-cell>
          <table:table-cell/>
          <table:table-cell table:formula="of:=IF([.B1628]=[.B16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SUM(IF(ISBLANK([.A1629]); 0; [.B1629]); [.A1630])" office:value-type="float" office:value="2118" calcext:value-type="float">
            <text:p>2118</text:p>
          </table:table-cell>
          <table:table-cell/>
          <table:table-cell table:formula="of:=IF([.B1629]=[.B16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table:formula="of:=SUM(IF(ISBLANK([.A1630]); 0; [.B1630]); [.A1631])" office:value-type="float" office:value="6334" calcext:value-type="float">
            <text:p>6334</text:p>
          </table:table-cell>
          <table:table-cell/>
          <table:table-cell table:formula="of:=IF([.B1630]=[.B16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table:formula="of:=SUM(IF(ISBLANK([.A1631]); 0; [.B1631]); [.A1632])" office:value-type="float" office:value="12208" calcext:value-type="float">
            <text:p>12208</text:p>
          </table:table-cell>
          <table:table-cell/>
          <table:table-cell table:formula="of:=IF([.B1631]=[.B16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table:formula="of:=SUM(IF(ISBLANK([.A1632]); 0; [.B1632]); [.A1633])" office:value-type="float" office:value="19574" calcext:value-type="float">
            <text:p>19574</text:p>
          </table:table-cell>
          <table:table-cell/>
          <table:table-cell table:formula="of:=IF([.B1632]=[.B16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table:formula="of:=SUM(IF(ISBLANK([.A1633]); 0; [.B1633]); [.A1634])" office:value-type="float" office:value="24468" calcext:value-type="float">
            <text:p>24468</text:p>
          </table:table-cell>
          <table:table-cell/>
          <table:table-cell table:formula="of:=IF([.B1633]=[.B16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table:formula="of:=SUM(IF(ISBLANK([.A1634]); 0; [.B1634]); [.A1635])" office:value-type="float" office:value="28427" calcext:value-type="float">
            <text:p>28427</text:p>
          </table:table-cell>
          <table:table-cell/>
          <table:table-cell table:formula="of:=IF([.B1634]=[.B16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SUM(IF(ISBLANK([.A1635]); 0; [.B1635]); [.A1636])" office:value-type="float" office:value="32333" calcext:value-type="float">
            <text:p>32333</text:p>
          </table:table-cell>
          <table:table-cell/>
          <table:table-cell table:formula="of:=IF([.B1635]=[.B16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table:formula="of:=SUM(IF(ISBLANK([.A1636]); 0; [.B1636]); [.A1637])" office:value-type="float" office:value="36730" calcext:value-type="float">
            <text:p>36730</text:p>
          </table:table-cell>
          <table:table-cell/>
          <table:table-cell table:formula="of:=IF([.B1636]=[.B16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SUM(IF(ISBLANK([.A1637]); 0; [.B1637]); [.A1638])" office:value-type="float" office:value="38675" calcext:value-type="float">
            <text:p>38675</text:p>
          </table:table-cell>
          <table:table-cell/>
          <table:table-cell table:formula="of:=IF([.B1637]=[.B16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table:formula="of:=SUM(IF(ISBLANK([.A1638]); 0; [.B1638]); [.A1639])" office:value-type="float" office:value="42755" calcext:value-type="float">
            <text:p>42755</text:p>
          </table:table-cell>
          <table:table-cell/>
          <table:table-cell table:formula="of:=IF([.B1638]=[.B16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table:formula="of:=SUM(IF(ISBLANK([.A1639]); 0; [.B1639]); [.A1640])" office:value-type="float" office:value="45319" calcext:value-type="float">
            <text:p>45319</text:p>
          </table:table-cell>
          <table:table-cell/>
          <table:table-cell table:formula="of:=IF([.B1639]=[.B16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table:formula="of:=SUM(IF(ISBLANK([.A1640]); 0; [.B1640]); [.A1641])" office:value-type="float" office:value="47928" calcext:value-type="float">
            <text:p>47928</text:p>
          </table:table-cell>
          <table:table-cell/>
          <table:table-cell table:formula="of:=IF([.B1640]=[.B164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641]); 0; [.B1641]); [.A1642])" office:value-type="float" office:value="47928" calcext:value-type="float">
            <text:p>47928</text:p>
          </table:table-cell>
          <table:table-cell/>
          <table:table-cell table:formula="of:=IF([.B1641]=[.B16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SUM(IF(ISBLANK([.A1642]); 0; [.B1642]); [.A1643])" office:value-type="float" office:value="1559" calcext:value-type="float">
            <text:p>1559</text:p>
          </table:table-cell>
          <table:table-cell/>
          <table:table-cell table:formula="of:=IF([.B1642]=[.B16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SUM(IF(ISBLANK([.A1643]); 0; [.B1643]); [.A1644])" office:value-type="float" office:value="3073" calcext:value-type="float">
            <text:p>3073</text:p>
          </table:table-cell>
          <table:table-cell/>
          <table:table-cell table:formula="of:=IF([.B1643]=[.B16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SUM(IF(ISBLANK([.A1644]); 0; [.B1644]); [.A1645])" office:value-type="float" office:value="6020" calcext:value-type="float">
            <text:p>6020</text:p>
          </table:table-cell>
          <table:table-cell/>
          <table:table-cell table:formula="of:=IF([.B1644]=[.B16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table:formula="of:=SUM(IF(ISBLANK([.A1645]); 0; [.B1645]); [.A1646])" office:value-type="float" office:value="12774" calcext:value-type="float">
            <text:p>12774</text:p>
          </table:table-cell>
          <table:table-cell/>
          <table:table-cell table:formula="of:=IF([.B1645]=[.B16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table:formula="of:=SUM(IF(ISBLANK([.A1646]); 0; [.B1646]); [.A1647])" office:value-type="float" office:value="19059" calcext:value-type="float">
            <text:p>19059</text:p>
          </table:table-cell>
          <table:table-cell/>
          <table:table-cell table:formula="of:=IF([.B1646]=[.B16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table:formula="of:=SUM(IF(ISBLANK([.A1647]); 0; [.B1647]); [.A1648])" office:value-type="float" office:value="25324" calcext:value-type="float">
            <text:p>25324</text:p>
          </table:table-cell>
          <table:table-cell/>
          <table:table-cell table:formula="of:=IF([.B1647]=[.B16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SUM(IF(ISBLANK([.A1648]); 0; [.B1648]); [.A1649])" office:value-type="float" office:value="27727" calcext:value-type="float">
            <text:p>27727</text:p>
          </table:table-cell>
          <table:table-cell/>
          <table:table-cell table:formula="of:=IF([.B1648]=[.B16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table:formula="of:=SUM(IF(ISBLANK([.A1649]); 0; [.B1649]); [.A1650])" office:value-type="float" office:value="33445" calcext:value-type="float">
            <text:p>33445</text:p>
          </table:table-cell>
          <table:table-cell/>
          <table:table-cell table:formula="of:=IF([.B1649]=[.B16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table:formula="of:=SUM(IF(ISBLANK([.A1650]); 0; [.B1650]); [.A1651])" office:value-type="float" office:value="38612" calcext:value-type="float">
            <text:p>38612</text:p>
          </table:table-cell>
          <table:table-cell/>
          <table:table-cell table:formula="of:=IF([.B1650]=[.B16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SUM(IF(ISBLANK([.A1651]); 0; [.B1651]); [.A1652])" office:value-type="float" office:value="40784" calcext:value-type="float">
            <text:p>40784</text:p>
          </table:table-cell>
          <table:table-cell/>
          <table:table-cell table:formula="of:=IF([.B1651]=[.B16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table:formula="of:=SUM(IF(ISBLANK([.A1652]); 0; [.B1652]); [.A1653])" office:value-type="float" office:value="45389" calcext:value-type="float">
            <text:p>45389</text:p>
          </table:table-cell>
          <table:table-cell/>
          <table:table-cell table:formula="of:=IF([.B1652]=[.B16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table:formula="of:=SUM(IF(ISBLANK([.A1653]); 0; [.B1653]); [.A1654])" office:value-type="float" office:value="50809" calcext:value-type="float">
            <text:p>50809</text:p>
          </table:table-cell>
          <table:table-cell/>
          <table:table-cell table:formula="of:=IF([.B1653]=[.B16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SUM(IF(ISBLANK([.A1654]); 0; [.B1654]); [.A1655])" office:value-type="float" office:value="52615" calcext:value-type="float">
            <text:p>52615</text:p>
          </table:table-cell>
          <table:table-cell/>
          <table:table-cell table:formula="of:=IF([.B1654]=[.B165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655]); 0; [.B1655]); [.A1656])" office:value-type="float" office:value="52615" calcext:value-type="float">
            <text:p>52615</text:p>
          </table:table-cell>
          <table:table-cell/>
          <table:table-cell table:formula="of:=IF([.B1655]=[.B16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SUM(IF(ISBLANK([.A1656]); 0; [.B1656]); [.A1657])" office:value-type="float" office:value="1880" calcext:value-type="float">
            <text:p>1880</text:p>
          </table:table-cell>
          <table:table-cell/>
          <table:table-cell table:formula="of:=IF([.B1656]=[.B16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SUM(IF(ISBLANK([.A1657]); 0; [.B1657]); [.A1658])" office:value-type="float" office:value="2894" calcext:value-type="float">
            <text:p>2894</text:p>
          </table:table-cell>
          <table:table-cell/>
          <table:table-cell table:formula="of:=IF([.B1657]=[.B16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table:formula="of:=SUM(IF(ISBLANK([.A1658]); 0; [.B1658]); [.A1659])" office:value-type="float" office:value="7888" calcext:value-type="float">
            <text:p>7888</text:p>
          </table:table-cell>
          <table:table-cell/>
          <table:table-cell table:formula="of:=IF([.B1658]=[.B16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table:formula="of:=SUM(IF(ISBLANK([.A1659]); 0; [.B1659]); [.A1660])" office:value-type="float" office:value="14034" calcext:value-type="float">
            <text:p>14034</text:p>
          </table:table-cell>
          <table:table-cell/>
          <table:table-cell table:formula="of:=IF([.B1659]=[.B16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table:formula="of:=SUM(IF(ISBLANK([.A1660]); 0; [.B1660]); [.A1661])" office:value-type="float" office:value="18786" calcext:value-type="float">
            <text:p>18786</text:p>
          </table:table-cell>
          <table:table-cell/>
          <table:table-cell table:formula="of:=IF([.B1660]=[.B16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SUM(IF(ISBLANK([.A1661]); 0; [.B1661]); [.A1662])" office:value-type="float" office:value="22136" calcext:value-type="float">
            <text:p>22136</text:p>
          </table:table-cell>
          <table:table-cell/>
          <table:table-cell table:formula="of:=IF([.B1661]=[.B16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SUM(IF(ISBLANK([.A1662]); 0; [.B1662]); [.A1663])" office:value-type="float" office:value="26008" calcext:value-type="float">
            <text:p>26008</text:p>
          </table:table-cell>
          <table:table-cell/>
          <table:table-cell table:formula="of:=IF([.B1662]=[.B16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table:formula="of:=SUM(IF(ISBLANK([.A1663]); 0; [.B1663]); [.A1664])" office:value-type="float" office:value="32542" calcext:value-type="float">
            <text:p>32542</text:p>
          </table:table-cell>
          <table:table-cell/>
          <table:table-cell table:formula="of:=IF([.B1663]=[.B16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table:formula="of:=SUM(IF(ISBLANK([.A1664]); 0; [.B1664]); [.A1665])" office:value-type="float" office:value="39096" calcext:value-type="float">
            <text:p>39096</text:p>
          </table:table-cell>
          <table:table-cell/>
          <table:table-cell table:formula="of:=IF([.B1664]=[.B16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table:formula="of:=SUM(IF(ISBLANK([.A1665]); 0; [.B1665]); [.A1666])" office:value-type="float" office:value="43101" calcext:value-type="float">
            <text:p>43101</text:p>
          </table:table-cell>
          <table:table-cell/>
          <table:table-cell table:formula="of:=IF([.B1665]=[.B16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formula="of:=SUM(IF(ISBLANK([.A1666]); 0; [.B1666]); [.A1667])" office:value-type="float" office:value="46514" calcext:value-type="float">
            <text:p>46514</text:p>
          </table:table-cell>
          <table:table-cell/>
          <table:table-cell table:formula="of:=IF([.B1666]=[.B16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table:formula="of:=SUM(IF(ISBLANK([.A1667]); 0; [.B1667]); [.A1668])" office:value-type="float" office:value="48715" calcext:value-type="float">
            <text:p>48715</text:p>
          </table:table-cell>
          <table:table-cell/>
          <table:table-cell table:formula="of:=IF([.B1667]=[.B16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table:formula="of:=SUM(IF(ISBLANK([.A1668]); 0; [.B1668]); [.A1669])" office:value-type="float" office:value="55075" calcext:value-type="float">
            <text:p>55075</text:p>
          </table:table-cell>
          <table:table-cell/>
          <table:table-cell table:formula="of:=IF([.B1668]=[.B166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669]); 0; [.B1669]); [.A1670])" office:value-type="float" office:value="55075" calcext:value-type="float">
            <text:p>55075</text:p>
          </table:table-cell>
          <table:table-cell/>
          <table:table-cell table:formula="of:=IF([.B1669]=[.B16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formula="of:=SUM(IF(ISBLANK([.A1670]); 0; [.B1670]); [.A1671])" office:value-type="float" office:value="10572" calcext:value-type="float">
            <text:p>10572</text:p>
          </table:table-cell>
          <table:table-cell/>
          <table:table-cell table:formula="of:=IF([.B1670]=[.B167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671]); 0; [.B1671]); [.A1672])" office:value-type="float" office:value="10572" calcext:value-type="float">
            <text:p>10572</text:p>
          </table:table-cell>
          <table:table-cell/>
          <table:table-cell table:formula="of:=IF([.B1671]=[.B16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table:formula="of:=SUM(IF(ISBLANK([.A1672]); 0; [.B1672]); [.A1673])" office:value-type="float" office:value="5543" calcext:value-type="float">
            <text:p>5543</text:p>
          </table:table-cell>
          <table:table-cell/>
          <table:table-cell table:formula="of:=IF([.B1672]=[.B16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SUM(IF(ISBLANK([.A1673]); 0; [.B1673]); [.A1674])" office:value-type="float" office:value="7930" calcext:value-type="float">
            <text:p>7930</text:p>
          </table:table-cell>
          <table:table-cell/>
          <table:table-cell table:formula="of:=IF([.B1673]=[.B16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SUM(IF(ISBLANK([.A1674]); 0; [.B1674]); [.A1675])" office:value-type="float" office:value="10253" calcext:value-type="float">
            <text:p>10253</text:p>
          </table:table-cell>
          <table:table-cell/>
          <table:table-cell table:formula="of:=IF([.B1674]=[.B16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table:formula="of:=SUM(IF(ISBLANK([.A1675]); 0; [.B1675]); [.A1676])" office:value-type="float" office:value="15818" calcext:value-type="float">
            <text:p>15818</text:p>
          </table:table-cell>
          <table:table-cell/>
          <table:table-cell table:formula="of:=IF([.B1675]=[.B16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table:formula="of:=SUM(IF(ISBLANK([.A1676]); 0; [.B1676]); [.A1677])" office:value-type="float" office:value="20738" calcext:value-type="float">
            <text:p>20738</text:p>
          </table:table-cell>
          <table:table-cell/>
          <table:table-cell table:formula="of:=IF([.B1676]=[.B16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SUM(IF(ISBLANK([.A1677]); 0; [.B1677]); [.A1678])" office:value-type="float" office:value="21923" calcext:value-type="float">
            <text:p>21923</text:p>
          </table:table-cell>
          <table:table-cell/>
          <table:table-cell table:formula="of:=IF([.B1677]=[.B16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SUM(IF(ISBLANK([.A1678]); 0; [.B1678]); [.A1679])" office:value-type="float" office:value="25635" calcext:value-type="float">
            <text:p>25635</text:p>
          </table:table-cell>
          <table:table-cell/>
          <table:table-cell table:formula="of:=IF([.B1678]=[.B16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SUM(IF(ISBLANK([.A1679]); 0; [.B1679]); [.A1680])" office:value-type="float" office:value="28309" calcext:value-type="float">
            <text:p>28309</text:p>
          </table:table-cell>
          <table:table-cell/>
          <table:table-cell table:formula="of:=IF([.B1679]=[.B16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table:formula="of:=SUM(IF(ISBLANK([.A1680]); 0; [.B1680]); [.A1681])" office:value-type="float" office:value="33822" calcext:value-type="float">
            <text:p>33822</text:p>
          </table:table-cell>
          <table:table-cell/>
          <table:table-cell table:formula="of:=IF([.B1680]=[.B16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table:formula="of:=SUM(IF(ISBLANK([.A1681]); 0; [.B1681]); [.A1682])" office:value-type="float" office:value="37089" calcext:value-type="float">
            <text:p>37089</text:p>
          </table:table-cell>
          <table:table-cell/>
          <table:table-cell table:formula="of:=IF([.B1681]=[.B16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SUM(IF(ISBLANK([.A1682]); 0; [.B1682]); [.A1683])" office:value-type="float" office:value="39803" calcext:value-type="float">
            <text:p>39803</text:p>
          </table:table-cell>
          <table:table-cell/>
          <table:table-cell table:formula="of:=IF([.B1682]=[.B16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SUM(IF(ISBLANK([.A1683]); 0; [.B1683]); [.A1684])" office:value-type="float" office:value="42256" calcext:value-type="float">
            <text:p>42256</text:p>
          </table:table-cell>
          <table:table-cell/>
          <table:table-cell table:formula="of:=IF([.B1683]=[.B16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table:formula="of:=SUM(IF(ISBLANK([.A1684]); 0; [.B1684]); [.A1685])" office:value-type="float" office:value="48179" calcext:value-type="float">
            <text:p>48179</text:p>
          </table:table-cell>
          <table:table-cell/>
          <table:table-cell table:formula="of:=IF([.B1684]=[.B16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SUM(IF(ISBLANK([.A1685]); 0; [.B1685]); [.A1686])" office:value-type="float" office:value="50199" calcext:value-type="float">
            <text:p>50199</text:p>
          </table:table-cell>
          <table:table-cell/>
          <table:table-cell table:formula="of:=IF([.B1685]=[.B16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SUM(IF(ISBLANK([.A1686]); 0; [.B1686]); [.A1687])" office:value-type="float" office:value="54042" calcext:value-type="float">
            <text:p>54042</text:p>
          </table:table-cell>
          <table:table-cell/>
          <table:table-cell table:formula="of:=IF([.B1686]=[.B168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687]); 0; [.B1687]); [.A1688])" office:value-type="float" office:value="54042" calcext:value-type="float">
            <text:p>54042</text:p>
          </table:table-cell>
          <table:table-cell/>
          <table:table-cell table:formula="of:=IF([.B1687]=[.B16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table:formula="of:=SUM(IF(ISBLANK([.A1688]); 0; [.B1688]); [.A1689])" office:value-type="float" office:value="5594" calcext:value-type="float">
            <text:p>5594</text:p>
          </table:table-cell>
          <table:table-cell/>
          <table:table-cell table:formula="of:=IF([.B1688]=[.B16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table:formula="of:=SUM(IF(ISBLANK([.A1689]); 0; [.B1689]); [.A1690])" office:value-type="float" office:value="12759" calcext:value-type="float">
            <text:p>12759</text:p>
          </table:table-cell>
          <table:table-cell/>
          <table:table-cell table:formula="of:=IF([.B1689]=[.B16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SUM(IF(ISBLANK([.A1690]); 0; [.B1690]); [.A1691])" office:value-type="float" office:value="16040" calcext:value-type="float">
            <text:p>16040</text:p>
          </table:table-cell>
          <table:table-cell/>
          <table:table-cell table:formula="of:=IF([.B1690]=[.B16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SUM(IF(ISBLANK([.A1691]); 0; [.B1691]); [.A1692])" office:value-type="float" office:value="18599" calcext:value-type="float">
            <text:p>18599</text:p>
          </table:table-cell>
          <table:table-cell/>
          <table:table-cell table:formula="of:=IF([.B1691]=[.B16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table:formula="of:=SUM(IF(ISBLANK([.A1692]); 0; [.B1692]); [.A1693])" office:value-type="float" office:value="23023" calcext:value-type="float">
            <text:p>23023</text:p>
          </table:table-cell>
          <table:table-cell/>
          <table:table-cell table:formula="of:=IF([.B1692]=[.B16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formula="of:=SUM(IF(ISBLANK([.A1693]); 0; [.B1693]); [.A1694])" office:value-type="float" office:value="26273" calcext:value-type="float">
            <text:p>26273</text:p>
          </table:table-cell>
          <table:table-cell/>
          <table:table-cell table:formula="of:=IF([.B1693]=[.B16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table:formula="of:=SUM(IF(ISBLANK([.A1694]); 0; [.B1694]); [.A1695])" office:value-type="float" office:value="32979" calcext:value-type="float">
            <text:p>32979</text:p>
          </table:table-cell>
          <table:table-cell/>
          <table:table-cell table:formula="of:=IF([.B1694]=[.B16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SUM(IF(ISBLANK([.A1695]); 0; [.B1695]); [.A1696])" office:value-type="float" office:value="36849" calcext:value-type="float">
            <text:p>36849</text:p>
          </table:table-cell>
          <table:table-cell/>
          <table:table-cell table:formula="of:=IF([.B1695]=[.B16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SUM(IF(ISBLANK([.A1696]); 0; [.B1696]); [.A1697])" office:value-type="float" office:value="39449" calcext:value-type="float">
            <text:p>39449</text:p>
          </table:table-cell>
          <table:table-cell/>
          <table:table-cell table:formula="of:=IF([.B1696]=[.B16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SUM(IF(ISBLANK([.A1697]); 0; [.B1697]); [.A1698])" office:value-type="float" office:value="43069" calcext:value-type="float">
            <text:p>43069</text:p>
          </table:table-cell>
          <table:table-cell/>
          <table:table-cell table:formula="of:=IF([.B1697]=[.B16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table:formula="of:=SUM(IF(ISBLANK([.A1698]); 0; [.B1698]); [.A1699])" office:value-type="float" office:value="49922" calcext:value-type="float">
            <text:p>49922</text:p>
          </table:table-cell>
          <table:table-cell/>
          <table:table-cell table:formula="of:=IF([.B1698]=[.B16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table:formula="of:=SUM(IF(ISBLANK([.A1699]); 0; [.B1699]); [.A1700])" office:value-type="float" office:value="56471" calcext:value-type="float">
            <text:p>56471</text:p>
          </table:table-cell>
          <table:table-cell/>
          <table:table-cell table:formula="of:=IF([.B1699]=[.B170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00]); 0; [.B1700]); [.A1701])" office:value-type="float" office:value="56471" calcext:value-type="float">
            <text:p>56471</text:p>
          </table:table-cell>
          <table:table-cell/>
          <table:table-cell table:formula="of:=IF([.B1700]=[.B17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7" calcext:value-type="float">
            <text:p>12197</text:p>
          </table:table-cell>
          <table:table-cell table:formula="of:=SUM(IF(ISBLANK([.A1701]); 0; [.B1701]); [.A1702])" office:value-type="float" office:value="12197" calcext:value-type="float">
            <text:p>12197</text:p>
          </table:table-cell>
          <table:table-cell/>
          <table:table-cell table:formula="of:=IF([.B1701]=[.B17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8" calcext:value-type="float">
            <text:p>8838</text:p>
          </table:table-cell>
          <table:table-cell table:formula="of:=SUM(IF(ISBLANK([.A1702]); 0; [.B1702]); [.A1703])" office:value-type="float" office:value="21035" calcext:value-type="float">
            <text:p>21035</text:p>
          </table:table-cell>
          <table:table-cell/>
          <table:table-cell table:formula="of:=IF([.B1702]=[.B17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table:formula="of:=SUM(IF(ISBLANK([.A1703]); 0; [.B1703]); [.A1704])" office:value-type="float" office:value="29433" calcext:value-type="float">
            <text:p>29433</text:p>
          </table:table-cell>
          <table:table-cell/>
          <table:table-cell table:formula="of:=IF([.B1703]=[.B17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table:formula="of:=SUM(IF(ISBLANK([.A1704]); 0; [.B1704]); [.A1705])" office:value-type="float" office:value="37384" calcext:value-type="float">
            <text:p>37384</text:p>
          </table:table-cell>
          <table:table-cell/>
          <table:table-cell table:formula="of:=IF([.B1704]=[.B17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table:formula="of:=SUM(IF(ISBLANK([.A1705]); 0; [.B1705]); [.A1706])" office:value-type="float" office:value="43202" calcext:value-type="float">
            <text:p>43202</text:p>
          </table:table-cell>
          <table:table-cell/>
          <table:table-cell table:formula="of:=IF([.B1705]=[.B170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06]); 0; [.B1706]); [.A1707])" office:value-type="float" office:value="43202" calcext:value-type="float">
            <text:p>43202</text:p>
          </table:table-cell>
          <table:table-cell/>
          <table:table-cell table:formula="of:=IF([.B1706]=[.B17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table:formula="of:=SUM(IF(ISBLANK([.A1707]); 0; [.B1707]); [.A1708])" office:value-type="float" office:value="6279" calcext:value-type="float">
            <text:p>6279</text:p>
          </table:table-cell>
          <table:table-cell/>
          <table:table-cell table:formula="of:=IF([.B1707]=[.B170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08]); 0; [.B1708]); [.A1709])" office:value-type="float" office:value="6279" calcext:value-type="float">
            <text:p>6279</text:p>
          </table:table-cell>
          <table:table-cell/>
          <table:table-cell table:formula="of:=IF([.B1708]=[.B17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22" calcext:value-type="float">
            <text:p>16622</text:p>
          </table:table-cell>
          <table:table-cell table:formula="of:=SUM(IF(ISBLANK([.A1709]); 0; [.B1709]); [.A1710])" office:value-type="float" office:value="16622" calcext:value-type="float">
            <text:p>16622</text:p>
          </table:table-cell>
          <table:table-cell/>
          <table:table-cell table:formula="of:=IF([.B1709]=[.B17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formula="of:=SUM(IF(ISBLANK([.A1710]); 0; [.B1710]); [.A1711])" office:value-type="float" office:value="20279" calcext:value-type="float">
            <text:p>20279</text:p>
          </table:table-cell>
          <table:table-cell/>
          <table:table-cell table:formula="of:=IF([.B1710]=[.B17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table:formula="of:=SUM(IF(ISBLANK([.A1711]); 0; [.B1711]); [.A1712])" office:value-type="float" office:value="30229" calcext:value-type="float">
            <text:p>30229</text:p>
          </table:table-cell>
          <table:table-cell/>
          <table:table-cell table:formula="of:=IF([.B1711]=[.B17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4" calcext:value-type="float">
            <text:p>18164</text:p>
          </table:table-cell>
          <table:table-cell table:formula="of:=SUM(IF(ISBLANK([.A1712]); 0; [.B1712]); [.A1713])" office:value-type="float" office:value="48393" calcext:value-type="float">
            <text:p>48393</text:p>
          </table:table-cell>
          <table:table-cell/>
          <table:table-cell table:formula="of:=IF([.B1712]=[.B171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13]); 0; [.B1713]); [.A1714])" office:value-type="float" office:value="48393" calcext:value-type="float">
            <text:p>48393</text:p>
          </table:table-cell>
          <table:table-cell/>
          <table:table-cell table:formula="of:=IF([.B1713]=[.B17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table:formula="of:=SUM(IF(ISBLANK([.A1714]); 0; [.B1714]); [.A1715])" office:value-type="float" office:value="4487" calcext:value-type="float">
            <text:p>4487</text:p>
          </table:table-cell>
          <table:table-cell/>
          <table:table-cell table:formula="of:=IF([.B1714]=[.B17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SUM(IF(ISBLANK([.A1715]); 0; [.B1715]); [.A1716])" office:value-type="float" office:value="5633" calcext:value-type="float">
            <text:p>5633</text:p>
          </table:table-cell>
          <table:table-cell/>
          <table:table-cell table:formula="of:=IF([.B1715]=[.B17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SUM(IF(ISBLANK([.A1716]); 0; [.B1716]); [.A1717])" office:value-type="float" office:value="7586" calcext:value-type="float">
            <text:p>7586</text:p>
          </table:table-cell>
          <table:table-cell/>
          <table:table-cell table:formula="of:=IF([.B1716]=[.B17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table:formula="of:=SUM(IF(ISBLANK([.A1717]); 0; [.B1717]); [.A1718])" office:value-type="float" office:value="13571" calcext:value-type="float">
            <text:p>13571</text:p>
          </table:table-cell>
          <table:table-cell/>
          <table:table-cell table:formula="of:=IF([.B1717]=[.B17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SUM(IF(ISBLANK([.A1718]); 0; [.B1718]); [.A1719])" office:value-type="float" office:value="15826" calcext:value-type="float">
            <text:p>15826</text:p>
          </table:table-cell>
          <table:table-cell/>
          <table:table-cell table:formula="of:=IF([.B1718]=[.B17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table:formula="of:=SUM(IF(ISBLANK([.A1719]); 0; [.B1719]); [.A1720])" office:value-type="float" office:value="23578" calcext:value-type="float">
            <text:p>23578</text:p>
          </table:table-cell>
          <table:table-cell/>
          <table:table-cell table:formula="of:=IF([.B1719]=[.B17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table:formula="of:=SUM(IF(ISBLANK([.A1720]); 0; [.B1720]); [.A1721])" office:value-type="float" office:value="29544" calcext:value-type="float">
            <text:p>29544</text:p>
          </table:table-cell>
          <table:table-cell/>
          <table:table-cell table:formula="of:=IF([.B1720]=[.B17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table:formula="of:=SUM(IF(ISBLANK([.A1721]); 0; [.B1721]); [.A1722])" office:value-type="float" office:value="36497" calcext:value-type="float">
            <text:p>36497</text:p>
          </table:table-cell>
          <table:table-cell/>
          <table:table-cell table:formula="of:=IF([.B1721]=[.B17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SUM(IF(ISBLANK([.A1722]); 0; [.B1722]); [.A1723])" office:value-type="float" office:value="39735" calcext:value-type="float">
            <text:p>39735</text:p>
          </table:table-cell>
          <table:table-cell/>
          <table:table-cell table:formula="of:=IF([.B1722]=[.B172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23]); 0; [.B1723]); [.A1724])" office:value-type="float" office:value="39735" calcext:value-type="float">
            <text:p>39735</text:p>
          </table:table-cell>
          <table:table-cell/>
          <table:table-cell table:formula="of:=IF([.B1723]=[.B17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3" calcext:value-type="float">
            <text:p>8433</text:p>
          </table:table-cell>
          <table:table-cell table:formula="of:=SUM(IF(ISBLANK([.A1724]); 0; [.B1724]); [.A1725])" office:value-type="float" office:value="8433" calcext:value-type="float">
            <text:p>8433</text:p>
          </table:table-cell>
          <table:table-cell/>
          <table:table-cell table:formula="of:=IF([.B1724]=[.B17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table:formula="of:=SUM(IF(ISBLANK([.A1725]); 0; [.B1725]); [.A1726])" office:value-type="float" office:value="13376" calcext:value-type="float">
            <text:p>13376</text:p>
          </table:table-cell>
          <table:table-cell/>
          <table:table-cell table:formula="of:=IF([.B1725]=[.B17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formula="of:=SUM(IF(ISBLANK([.A1726]); 0; [.B1726]); [.A1727])" office:value-type="float" office:value="16755" calcext:value-type="float">
            <text:p>16755</text:p>
          </table:table-cell>
          <table:table-cell/>
          <table:table-cell table:formula="of:=IF([.B1726]=[.B17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formula="of:=SUM(IF(ISBLANK([.A1727]); 0; [.B1727]); [.A1728])" office:value-type="float" office:value="27173" calcext:value-type="float">
            <text:p>27173</text:p>
          </table:table-cell>
          <table:table-cell/>
          <table:table-cell table:formula="of:=IF([.B1727]=[.B17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7" calcext:value-type="float">
            <text:p>8317</text:p>
          </table:table-cell>
          <table:table-cell table:formula="of:=SUM(IF(ISBLANK([.A1728]); 0; [.B1728]); [.A1729])" office:value-type="float" office:value="35490" calcext:value-type="float">
            <text:p>35490</text:p>
          </table:table-cell>
          <table:table-cell/>
          <table:table-cell table:formula="of:=IF([.B1728]=[.B17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SUM(IF(ISBLANK([.A1729]); 0; [.B1729]); [.A1730])" office:value-type="float" office:value="37609" calcext:value-type="float">
            <text:p>37609</text:p>
          </table:table-cell>
          <table:table-cell/>
          <table:table-cell table:formula="of:=IF([.B1729]=[.B17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SUM(IF(ISBLANK([.A1730]); 0; [.B1730]); [.A1731])" office:value-type="float" office:value="39873" calcext:value-type="float">
            <text:p>39873</text:p>
          </table:table-cell>
          <table:table-cell/>
          <table:table-cell table:formula="of:=IF([.B1730]=[.B17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table:formula="of:=SUM(IF(ISBLANK([.A1731]); 0; [.B1731]); [.A1732])" office:value-type="float" office:value="48917" calcext:value-type="float">
            <text:p>48917</text:p>
          </table:table-cell>
          <table:table-cell/>
          <table:table-cell table:formula="of:=IF([.B1731]=[.B173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32]); 0; [.B1732]); [.A1733])" office:value-type="float" office:value="48917" calcext:value-type="float">
            <text:p>48917</text:p>
          </table:table-cell>
          <table:table-cell/>
          <table:table-cell table:formula="of:=IF([.B1732]=[.B17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24" calcext:value-type="float">
            <text:p>25424</text:p>
          </table:table-cell>
          <table:table-cell table:formula="of:=SUM(IF(ISBLANK([.A1733]); 0; [.B1733]); [.A1734])" office:value-type="float" office:value="25424" calcext:value-type="float">
            <text:p>25424</text:p>
          </table:table-cell>
          <table:table-cell/>
          <table:table-cell table:formula="of:=IF([.B1733]=[.B17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  <table:table-cell table:formula="of:=SUM(IF(ISBLANK([.A1734]); 0; [.B1734]); [.A1735])" office:value-type="float" office:value="40766" calcext:value-type="float">
            <text:p>40766</text:p>
          </table:table-cell>
          <table:table-cell/>
          <table:table-cell table:formula="of:=IF([.B1734]=[.B173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35]); 0; [.B1735]); [.A1736])" office:value-type="float" office:value="40766" calcext:value-type="float">
            <text:p>40766</text:p>
          </table:table-cell>
          <table:table-cell/>
          <table:table-cell table:formula="of:=IF([.B1735]=[.B17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table:formula="of:=SUM(IF(ISBLANK([.A1736]); 0; [.B1736]); [.A1737])" office:value-type="float" office:value="4620" calcext:value-type="float">
            <text:p>4620</text:p>
          </table:table-cell>
          <table:table-cell/>
          <table:table-cell table:formula="of:=IF([.B1736]=[.B17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SUM(IF(ISBLANK([.A1737]); 0; [.B1737]); [.A1738])" office:value-type="float" office:value="9055" calcext:value-type="float">
            <text:p>9055</text:p>
          </table:table-cell>
          <table:table-cell/>
          <table:table-cell table:formula="of:=IF([.B1737]=[.B17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SUM(IF(ISBLANK([.A1738]); 0; [.B1738]); [.A1739])" office:value-type="float" office:value="10302" calcext:value-type="float">
            <text:p>10302</text:p>
          </table:table-cell>
          <table:table-cell/>
          <table:table-cell table:formula="of:=IF([.B1738]=[.B17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table:formula="of:=SUM(IF(ISBLANK([.A1739]); 0; [.B1739]); [.A1740])" office:value-type="float" office:value="15918" calcext:value-type="float">
            <text:p>15918</text:p>
          </table:table-cell>
          <table:table-cell/>
          <table:table-cell table:formula="of:=IF([.B1739]=[.B17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table:formula="of:=SUM(IF(ISBLANK([.A1740]); 0; [.B1740]); [.A1741])" office:value-type="float" office:value="20658" calcext:value-type="float">
            <text:p>20658</text:p>
          </table:table-cell>
          <table:table-cell/>
          <table:table-cell table:formula="of:=IF([.B1740]=[.B17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table:formula="of:=SUM(IF(ISBLANK([.A1741]); 0; [.B1741]); [.A1742])" office:value-type="float" office:value="28530" calcext:value-type="float">
            <text:p>28530</text:p>
          </table:table-cell>
          <table:table-cell/>
          <table:table-cell table:formula="of:=IF([.B1741]=[.B17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table:formula="of:=SUM(IF(ISBLANK([.A1742]); 0; [.B1742]); [.A1743])" office:value-type="float" office:value="35240" calcext:value-type="float">
            <text:p>35240</text:p>
          </table:table-cell>
          <table:table-cell/>
          <table:table-cell table:formula="of:=IF([.B1742]=[.B17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table:formula="of:=SUM(IF(ISBLANK([.A1743]); 0; [.B1743]); [.A1744])" office:value-type="float" office:value="41734" calcext:value-type="float">
            <text:p>41734</text:p>
          </table:table-cell>
          <table:table-cell/>
          <table:table-cell table:formula="of:=IF([.B1743]=[.B17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table:formula="of:=SUM(IF(ISBLANK([.A1744]); 0; [.B1744]); [.A1745])" office:value-type="float" office:value="48400" calcext:value-type="float">
            <text:p>48400</text:p>
          </table:table-cell>
          <table:table-cell/>
          <table:table-cell table:formula="of:=IF([.B1744]=[.B17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table:formula="of:=SUM(IF(ISBLANK([.A1745]); 0; [.B1745]); [.A1746])" office:value-type="float" office:value="56326" calcext:value-type="float">
            <text:p>56326</text:p>
          </table:table-cell>
          <table:table-cell/>
          <table:table-cell table:formula="of:=IF([.B1745]=[.B174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46]); 0; [.B1746]); [.A1747])" office:value-type="float" office:value="56326" calcext:value-type="float">
            <text:p>56326</text:p>
          </table:table-cell>
          <table:table-cell/>
          <table:table-cell table:formula="of:=IF([.B1746]=[.B17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SUM(IF(ISBLANK([.A1747]); 0; [.B1747]); [.A1748])" office:value-type="float" office:value="2587" calcext:value-type="float">
            <text:p>2587</text:p>
          </table:table-cell>
          <table:table-cell/>
          <table:table-cell table:formula="of:=IF([.B1747]=[.B17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table:formula="of:=SUM(IF(ISBLANK([.A1748]); 0; [.B1748]); [.A1749])" office:value-type="float" office:value="6773" calcext:value-type="float">
            <text:p>6773</text:p>
          </table:table-cell>
          <table:table-cell/>
          <table:table-cell table:formula="of:=IF([.B1748]=[.B17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formula="of:=SUM(IF(ISBLANK([.A1749]); 0; [.B1749]); [.A1750])" office:value-type="float" office:value="10948" calcext:value-type="float">
            <text:p>10948</text:p>
          </table:table-cell>
          <table:table-cell/>
          <table:table-cell table:formula="of:=IF([.B1749]=[.B17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table:formula="of:=SUM(IF(ISBLANK([.A1750]); 0; [.B1750]); [.A1751])" office:value-type="float" office:value="17520" calcext:value-type="float">
            <text:p>17520</text:p>
          </table:table-cell>
          <table:table-cell/>
          <table:table-cell table:formula="of:=IF([.B1750]=[.B17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table:formula="of:=SUM(IF(ISBLANK([.A1751]); 0; [.B1751]); [.A1752])" office:value-type="float" office:value="21709" calcext:value-type="float">
            <text:p>21709</text:p>
          </table:table-cell>
          <table:table-cell/>
          <table:table-cell table:formula="of:=IF([.B1751]=[.B17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table:formula="of:=SUM(IF(ISBLANK([.A1752]); 0; [.B1752]); [.A1753])" office:value-type="float" office:value="27974" calcext:value-type="float">
            <text:p>27974</text:p>
          </table:table-cell>
          <table:table-cell/>
          <table:table-cell table:formula="of:=IF([.B1752]=[.B17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table:formula="of:=SUM(IF(ISBLANK([.A1753]); 0; [.B1753]); [.A1754])" office:value-type="float" office:value="31331" calcext:value-type="float">
            <text:p>31331</text:p>
          </table:table-cell>
          <table:table-cell/>
          <table:table-cell table:formula="of:=IF([.B1753]=[.B17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table:formula="of:=SUM(IF(ISBLANK([.A1754]); 0; [.B1754]); [.A1755])" office:value-type="float" office:value="37758" calcext:value-type="float">
            <text:p>37758</text:p>
          </table:table-cell>
          <table:table-cell/>
          <table:table-cell table:formula="of:=IF([.B1754]=[.B17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SUM(IF(ISBLANK([.A1755]); 0; [.B1755]); [.A1756])" office:value-type="float" office:value="38772" calcext:value-type="float">
            <text:p>38772</text:p>
          </table:table-cell>
          <table:table-cell/>
          <table:table-cell table:formula="of:=IF([.B1755]=[.B17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SUM(IF(ISBLANK([.A1756]); 0; [.B1756]); [.A1757])" office:value-type="float" office:value="40681" calcext:value-type="float">
            <text:p>40681</text:p>
          </table:table-cell>
          <table:table-cell/>
          <table:table-cell table:formula="of:=IF([.B1756]=[.B17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SUM(IF(ISBLANK([.A1757]); 0; [.B1757]); [.A1758])" office:value-type="float" office:value="41746" calcext:value-type="float">
            <text:p>41746</text:p>
          </table:table-cell>
          <table:table-cell/>
          <table:table-cell table:formula="of:=IF([.B1757]=[.B17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SUM(IF(ISBLANK([.A1758]); 0; [.B1758]); [.A1759])" office:value-type="float" office:value="43957" calcext:value-type="float">
            <text:p>43957</text:p>
          </table:table-cell>
          <table:table-cell/>
          <table:table-cell table:formula="of:=IF([.B1758]=[.B175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59]); 0; [.B1759]); [.A1760])" office:value-type="float" office:value="43957" calcext:value-type="float">
            <text:p>43957</text:p>
          </table:table-cell>
          <table:table-cell/>
          <table:table-cell table:formula="of:=IF([.B1759]=[.B17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SUM(IF(ISBLANK([.A1760]); 0; [.B1760]); [.A1761])" office:value-type="float" office:value="2894" calcext:value-type="float">
            <text:p>2894</text:p>
          </table:table-cell>
          <table:table-cell/>
          <table:table-cell table:formula="of:=IF([.B1760]=[.B17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table:formula="of:=SUM(IF(ISBLANK([.A1761]); 0; [.B1761]); [.A1762])" office:value-type="float" office:value="8451" calcext:value-type="float">
            <text:p>8451</text:p>
          </table:table-cell>
          <table:table-cell/>
          <table:table-cell table:formula="of:=IF([.B1761]=[.B17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SUM(IF(ISBLANK([.A1762]); 0; [.B1762]); [.A1763])" office:value-type="float" office:value="12335" calcext:value-type="float">
            <text:p>12335</text:p>
          </table:table-cell>
          <table:table-cell/>
          <table:table-cell table:formula="of:=IF([.B1762]=[.B17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SUM(IF(ISBLANK([.A1763]); 0; [.B1763]); [.A1764])" office:value-type="float" office:value="16735" calcext:value-type="float">
            <text:p>16735</text:p>
          </table:table-cell>
          <table:table-cell/>
          <table:table-cell table:formula="of:=IF([.B1763]=[.B17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table:formula="of:=SUM(IF(ISBLANK([.A1764]); 0; [.B1764]); [.A1765])" office:value-type="float" office:value="23727" calcext:value-type="float">
            <text:p>23727</text:p>
          </table:table-cell>
          <table:table-cell/>
          <table:table-cell table:formula="of:=IF([.B1764]=[.B17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SUM(IF(ISBLANK([.A1765]); 0; [.B1765]); [.A1766])" office:value-type="float" office:value="25552" calcext:value-type="float">
            <text:p>25552</text:p>
          </table:table-cell>
          <table:table-cell/>
          <table:table-cell table:formula="of:=IF([.B1765]=[.B17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formula="of:=SUM(IF(ISBLANK([.A1766]); 0; [.B1766]); [.A1767])" office:value-type="float" office:value="29927" calcext:value-type="float">
            <text:p>29927</text:p>
          </table:table-cell>
          <table:table-cell/>
          <table:table-cell table:formula="of:=IF([.B1766]=[.B17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table:formula="of:=SUM(IF(ISBLANK([.A1767]); 0; [.B1767]); [.A1768])" office:value-type="float" office:value="35051" calcext:value-type="float">
            <text:p>35051</text:p>
          </table:table-cell>
          <table:table-cell/>
          <table:table-cell table:formula="of:=IF([.B1767]=[.B17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SUM(IF(ISBLANK([.A1768]); 0; [.B1768]); [.A1769])" office:value-type="float" office:value="36493" calcext:value-type="float">
            <text:p>36493</text:p>
          </table:table-cell>
          <table:table-cell/>
          <table:table-cell table:formula="of:=IF([.B1768]=[.B17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table:formula="of:=SUM(IF(ISBLANK([.A1769]); 0; [.B1769]); [.A1770])" office:value-type="float" office:value="39395" calcext:value-type="float">
            <text:p>39395</text:p>
          </table:table-cell>
          <table:table-cell/>
          <table:table-cell table:formula="of:=IF([.B1769]=[.B17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SUM(IF(ISBLANK([.A1770]); 0; [.B1770]); [.A1771])" office:value-type="float" office:value="40933" calcext:value-type="float">
            <text:p>40933</text:p>
          </table:table-cell>
          <table:table-cell/>
          <table:table-cell table:formula="of:=IF([.B1770]=[.B17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SUM(IF(ISBLANK([.A1771]); 0; [.B1771]); [.A1772])" office:value-type="float" office:value="42490" calcext:value-type="float">
            <text:p>42490</text:p>
          </table:table-cell>
          <table:table-cell/>
          <table:table-cell table:formula="of:=IF([.B1771]=[.B177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72]); 0; [.B1772]); [.A1773])" office:value-type="float" office:value="42490" calcext:value-type="float">
            <text:p>42490</text:p>
          </table:table-cell>
          <table:table-cell/>
          <table:table-cell table:formula="of:=IF([.B1772]=[.B17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table:formula="of:=SUM(IF(ISBLANK([.A1773]); 0; [.B1773]); [.A1774])" office:value-type="float" office:value="6294" calcext:value-type="float">
            <text:p>6294</text:p>
          </table:table-cell>
          <table:table-cell/>
          <table:table-cell table:formula="of:=IF([.B1773]=[.B17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table:formula="of:=SUM(IF(ISBLANK([.A1774]); 0; [.B1774]); [.A1775])" office:value-type="float" office:value="12285" calcext:value-type="float">
            <text:p>12285</text:p>
          </table:table-cell>
          <table:table-cell/>
          <table:table-cell table:formula="of:=IF([.B1774]=[.B17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  <table:table-cell table:formula="of:=SUM(IF(ISBLANK([.A1775]); 0; [.B1775]); [.A1776])" office:value-type="float" office:value="20996" calcext:value-type="float">
            <text:p>20996</text:p>
          </table:table-cell>
          <table:table-cell/>
          <table:table-cell table:formula="of:=IF([.B1775]=[.B17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table:formula="of:=SUM(IF(ISBLANK([.A1776]); 0; [.B1776]); [.A1777])" office:value-type="float" office:value="27319" calcext:value-type="float">
            <text:p>27319</text:p>
          </table:table-cell>
          <table:table-cell/>
          <table:table-cell table:formula="of:=IF([.B1776]=[.B17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SUM(IF(ISBLANK([.A1777]); 0; [.B1777]); [.A1778])" office:value-type="float" office:value="31304" calcext:value-type="float">
            <text:p>31304</text:p>
          </table:table-cell>
          <table:table-cell/>
          <table:table-cell table:formula="of:=IF([.B1777]=[.B17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table:formula="of:=SUM(IF(ISBLANK([.A1778]); 0; [.B1778]); [.A1779])" office:value-type="float" office:value="37316" calcext:value-type="float">
            <text:p>37316</text:p>
          </table:table-cell>
          <table:table-cell/>
          <table:table-cell table:formula="of:=IF([.B1778]=[.B17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  <table:table-cell table:formula="of:=SUM(IF(ISBLANK([.A1779]); 0; [.B1779]); [.A1780])" office:value-type="float" office:value="45643" calcext:value-type="float">
            <text:p>45643</text:p>
          </table:table-cell>
          <table:table-cell/>
          <table:table-cell table:formula="of:=IF([.B1779]=[.B17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SUM(IF(ISBLANK([.A1780]); 0; [.B1780]); [.A1781])" office:value-type="float" office:value="46996" calcext:value-type="float">
            <text:p>46996</text:p>
          </table:table-cell>
          <table:table-cell/>
          <table:table-cell table:formula="of:=IF([.B1780]=[.B17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table:formula="of:=SUM(IF(ISBLANK([.A1781]); 0; [.B1781]); [.A1782])" office:value-type="float" office:value="52581" calcext:value-type="float">
            <text:p>52581</text:p>
          </table:table-cell>
          <table:table-cell/>
          <table:table-cell table:formula="of:=IF([.B1781]=[.B17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SUM(IF(ISBLANK([.A1782]); 0; [.B1782]); [.A1783])" office:value-type="float" office:value="54095" calcext:value-type="float">
            <text:p>54095</text:p>
          </table:table-cell>
          <table:table-cell/>
          <table:table-cell table:formula="of:=IF([.B1782]=[.B178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83]); 0; [.B1783]); [.A1784])" office:value-type="float" office:value="54095" calcext:value-type="float">
            <text:p>54095</text:p>
          </table:table-cell>
          <table:table-cell/>
          <table:table-cell table:formula="of:=IF([.B1783]=[.B17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formula="of:=SUM(IF(ISBLANK([.A1784]); 0; [.B1784]); [.A1785])" office:value-type="float" office:value="3054" calcext:value-type="float">
            <text:p>3054</text:p>
          </table:table-cell>
          <table:table-cell/>
          <table:table-cell table:formula="of:=IF([.B1784]=[.B17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SUM(IF(ISBLANK([.A1785]); 0; [.B1785]); [.A1786])" office:value-type="float" office:value="4542" calcext:value-type="float">
            <text:p>4542</text:p>
          </table:table-cell>
          <table:table-cell/>
          <table:table-cell table:formula="of:=IF([.B1785]=[.B17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SUM(IF(ISBLANK([.A1786]); 0; [.B1786]); [.A1787])" office:value-type="float" office:value="5995" calcext:value-type="float">
            <text:p>5995</text:p>
          </table:table-cell>
          <table:table-cell/>
          <table:table-cell table:formula="of:=IF([.B1786]=[.B17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table:formula="of:=SUM(IF(ISBLANK([.A1787]); 0; [.B1787]); [.A1788])" office:value-type="float" office:value="10855" calcext:value-type="float">
            <text:p>10855</text:p>
          </table:table-cell>
          <table:table-cell/>
          <table:table-cell table:formula="of:=IF([.B1787]=[.B17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table:formula="of:=SUM(IF(ISBLANK([.A1788]); 0; [.B1788]); [.A1789])" office:value-type="float" office:value="16730" calcext:value-type="float">
            <text:p>16730</text:p>
          </table:table-cell>
          <table:table-cell/>
          <table:table-cell table:formula="of:=IF([.B1788]=[.B17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SUM(IF(ISBLANK([.A1789]); 0; [.B1789]); [.A1790])" office:value-type="float" office:value="20355" calcext:value-type="float">
            <text:p>20355</text:p>
          </table:table-cell>
          <table:table-cell/>
          <table:table-cell table:formula="of:=IF([.B1789]=[.B17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table:formula="of:=SUM(IF(ISBLANK([.A1790]); 0; [.B1790]); [.A1791])" office:value-type="float" office:value="27668" calcext:value-type="float">
            <text:p>27668</text:p>
          </table:table-cell>
          <table:table-cell/>
          <table:table-cell table:formula="of:=IF([.B1790]=[.B17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SUM(IF(ISBLANK([.A1791]); 0; [.B1791]); [.A1792])" office:value-type="float" office:value="31277" calcext:value-type="float">
            <text:p>31277</text:p>
          </table:table-cell>
          <table:table-cell/>
          <table:table-cell table:formula="of:=IF([.B1791]=[.B17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SUM(IF(ISBLANK([.A1792]); 0; [.B1792]); [.A1793])" office:value-type="float" office:value="33984" calcext:value-type="float">
            <text:p>33984</text:p>
          </table:table-cell>
          <table:table-cell/>
          <table:table-cell table:formula="of:=IF([.B1792]=[.B17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SUM(IF(ISBLANK([.A1793]); 0; [.B1793]); [.A1794])" office:value-type="float" office:value="37920" calcext:value-type="float">
            <text:p>37920</text:p>
          </table:table-cell>
          <table:table-cell/>
          <table:table-cell table:formula="of:=IF([.B1793]=[.B17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SUM(IF(ISBLANK([.A1794]); 0; [.B1794]); [.A1795])" office:value-type="float" office:value="42173" calcext:value-type="float">
            <text:p>42173</text:p>
          </table:table-cell>
          <table:table-cell/>
          <table:table-cell table:formula="of:=IF([.B1794]=[.B179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95]); 0; [.B1795]); [.A1796])" office:value-type="float" office:value="42173" calcext:value-type="float">
            <text:p>42173</text:p>
          </table:table-cell>
          <table:table-cell/>
          <table:table-cell table:formula="of:=IF([.B1795]=[.B17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table:formula="of:=SUM(IF(ISBLANK([.A1796]); 0; [.B1796]); [.A1797])" office:value-type="float" office:value="7605" calcext:value-type="float">
            <text:p>7605</text:p>
          </table:table-cell>
          <table:table-cell/>
          <table:table-cell table:formula="of:=IF([.B1796]=[.B17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table:formula="of:=SUM(IF(ISBLANK([.A1797]); 0; [.B1797]); [.A1798])" office:value-type="float" office:value="17808" calcext:value-type="float">
            <text:p>17808</text:p>
          </table:table-cell>
          <table:table-cell/>
          <table:table-cell table:formula="of:=IF([.B1797]=[.B17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SUM(IF(ISBLANK([.A1798]); 0; [.B1798]); [.A1799])" office:value-type="float" office:value="19784" calcext:value-type="float">
            <text:p>19784</text:p>
          </table:table-cell>
          <table:table-cell/>
          <table:table-cell table:formula="of:=IF([.B1798]=[.B179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799]); 0; [.B1799]); [.A1800])" office:value-type="float" office:value="19784" calcext:value-type="float">
            <text:p>19784</text:p>
          </table:table-cell>
          <table:table-cell/>
          <table:table-cell table:formula="of:=IF([.B1799]=[.B18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78" calcext:value-type="float">
            <text:p>64078</text:p>
          </table:table-cell>
          <table:table-cell table:formula="of:=SUM(IF(ISBLANK([.A1800]); 0; [.B1800]); [.A1801])" office:value-type="float" office:value="64078" calcext:value-type="float">
            <text:p>64078</text:p>
          </table:table-cell>
          <table:table-cell/>
          <table:table-cell table:formula="of:=IF([.B1800]=[.B180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01]); 0; [.B1801]); [.A1802])" office:value-type="float" office:value="64078" calcext:value-type="float">
            <text:p>64078</text:p>
          </table:table-cell>
          <table:table-cell/>
          <table:table-cell table:formula="of:=IF([.B1801]=[.B18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56" calcext:value-type="float">
            <text:p>12356</text:p>
          </table:table-cell>
          <table:table-cell table:formula="of:=SUM(IF(ISBLANK([.A1802]); 0; [.B1802]); [.A1803])" office:value-type="float" office:value="12356" calcext:value-type="float">
            <text:p>12356</text:p>
          </table:table-cell>
          <table:table-cell/>
          <table:table-cell table:formula="of:=IF([.B1802]=[.B18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table:formula="of:=SUM(IF(ISBLANK([.A1803]); 0; [.B1803]); [.A1804])" office:value-type="float" office:value="19446" calcext:value-type="float">
            <text:p>19446</text:p>
          </table:table-cell>
          <table:table-cell/>
          <table:table-cell table:formula="of:=IF([.B1803]=[.B18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table:formula="of:=SUM(IF(ISBLANK([.A1804]); 0; [.B1804]); [.A1805])" office:value-type="float" office:value="22002" calcext:value-type="float">
            <text:p>22002</text:p>
          </table:table-cell>
          <table:table-cell/>
          <table:table-cell table:formula="of:=IF([.B1804]=[.B180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05]); 0; [.B1805]); [.A1806])" office:value-type="float" office:value="22002" calcext:value-type="float">
            <text:p>22002</text:p>
          </table:table-cell>
          <table:table-cell/>
          <table:table-cell table:formula="of:=IF([.B1805]=[.B18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SUM(IF(ISBLANK([.A1806]); 0; [.B1806]); [.A1807])" office:value-type="float" office:value="1467" calcext:value-type="float">
            <text:p>1467</text:p>
          </table:table-cell>
          <table:table-cell/>
          <table:table-cell table:formula="of:=IF([.B1806]=[.B18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table:formula="of:=SUM(IF(ISBLANK([.A1807]); 0; [.B1807]); [.A1808])" office:value-type="float" office:value="8998" calcext:value-type="float">
            <text:p>8998</text:p>
          </table:table-cell>
          <table:table-cell/>
          <table:table-cell table:formula="of:=IF([.B1807]=[.B18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table:formula="of:=SUM(IF(ISBLANK([.A1808]); 0; [.B1808]); [.A1809])" office:value-type="float" office:value="14416" calcext:value-type="float">
            <text:p>14416</text:p>
          </table:table-cell>
          <table:table-cell/>
          <table:table-cell table:formula="of:=IF([.B1808]=[.B18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SUM(IF(ISBLANK([.A1809]); 0; [.B1809]); [.A1810])" office:value-type="float" office:value="16782" calcext:value-type="float">
            <text:p>16782</text:p>
          </table:table-cell>
          <table:table-cell/>
          <table:table-cell table:formula="of:=IF([.B1809]=[.B18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SUM(IF(ISBLANK([.A1810]); 0; [.B1810]); [.A1811])" office:value-type="float" office:value="18637" calcext:value-type="float">
            <text:p>18637</text:p>
          </table:table-cell>
          <table:table-cell/>
          <table:table-cell table:formula="of:=IF([.B1810]=[.B18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  <table:table-cell table:formula="of:=SUM(IF(ISBLANK([.A1811]); 0; [.B1811]); [.A1812])" office:value-type="float" office:value="27100" calcext:value-type="float">
            <text:p>27100</text:p>
          </table:table-cell>
          <table:table-cell/>
          <table:table-cell table:formula="of:=IF([.B1811]=[.B18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table:formula="of:=SUM(IF(ISBLANK([.A1812]); 0; [.B1812]); [.A1813])" office:value-type="float" office:value="33536" calcext:value-type="float">
            <text:p>33536</text:p>
          </table:table-cell>
          <table:table-cell/>
          <table:table-cell table:formula="of:=IF([.B1812]=[.B18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table:formula="of:=SUM(IF(ISBLANK([.A1813]); 0; [.B1813]); [.A1814])" office:value-type="float" office:value="39057" calcext:value-type="float">
            <text:p>39057</text:p>
          </table:table-cell>
          <table:table-cell/>
          <table:table-cell table:formula="of:=IF([.B1813]=[.B18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SUM(IF(ISBLANK([.A1814]); 0; [.B1814]); [.A1815])" office:value-type="float" office:value="41209" calcext:value-type="float">
            <text:p>41209</text:p>
          </table:table-cell>
          <table:table-cell/>
          <table:table-cell table:formula="of:=IF([.B1814]=[.B18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SUM(IF(ISBLANK([.A1815]); 0; [.B1815]); [.A1816])" office:value-type="float" office:value="45297" calcext:value-type="float">
            <text:p>45297</text:p>
          </table:table-cell>
          <table:table-cell/>
          <table:table-cell table:formula="of:=IF([.B1815]=[.B181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16]); 0; [.B1816]); [.A1817])" office:value-type="float" office:value="45297" calcext:value-type="float">
            <text:p>45297</text:p>
          </table:table-cell>
          <table:table-cell/>
          <table:table-cell table:formula="of:=IF([.B1816]=[.B18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table:formula="of:=SUM(IF(ISBLANK([.A1817]); 0; [.B1817]); [.A1818])" office:value-type="float" office:value="9810" calcext:value-type="float">
            <text:p>9810</text:p>
          </table:table-cell>
          <table:table-cell/>
          <table:table-cell table:formula="of:=IF([.B1817]=[.B18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5" calcext:value-type="float">
            <text:p>15885</text:p>
          </table:table-cell>
          <table:table-cell table:formula="of:=SUM(IF(ISBLANK([.A1818]); 0; [.B1818]); [.A1819])" office:value-type="float" office:value="25695" calcext:value-type="float">
            <text:p>25695</text:p>
          </table:table-cell>
          <table:table-cell/>
          <table:table-cell table:formula="of:=IF([.B1818]=[.B18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table:formula="of:=SUM(IF(ISBLANK([.A1819]); 0; [.B1819]); [.A1820])" office:value-type="float" office:value="33799" calcext:value-type="float">
            <text:p>33799</text:p>
          </table:table-cell>
          <table:table-cell/>
          <table:table-cell table:formula="of:=IF([.B1819]=[.B18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5" calcext:value-type="float">
            <text:p>12905</text:p>
          </table:table-cell>
          <table:table-cell table:formula="of:=SUM(IF(ISBLANK([.A1820]); 0; [.B1820]); [.A1821])" office:value-type="float" office:value="46704" calcext:value-type="float">
            <text:p>46704</text:p>
          </table:table-cell>
          <table:table-cell/>
          <table:table-cell table:formula="of:=IF([.B1820]=[.B182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21]); 0; [.B1821]); [.A1822])" office:value-type="float" office:value="46704" calcext:value-type="float">
            <text:p>46704</text:p>
          </table:table-cell>
          <table:table-cell/>
          <table:table-cell table:formula="of:=IF([.B1821]=[.B18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table:formula="of:=SUM(IF(ISBLANK([.A1822]); 0; [.B1822]); [.A1823])" office:value-type="float" office:value="7369" calcext:value-type="float">
            <text:p>7369</text:p>
          </table:table-cell>
          <table:table-cell/>
          <table:table-cell table:formula="of:=IF([.B1822]=[.B18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table:formula="of:=SUM(IF(ISBLANK([.A1823]); 0; [.B1823]); [.A1824])" office:value-type="float" office:value="12758" calcext:value-type="float">
            <text:p>12758</text:p>
          </table:table-cell>
          <table:table-cell/>
          <table:table-cell table:formula="of:=IF([.B1823]=[.B18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SUM(IF(ISBLANK([.A1824]); 0; [.B1824]); [.A1825])" office:value-type="float" office:value="16222" calcext:value-type="float">
            <text:p>16222</text:p>
          </table:table-cell>
          <table:table-cell/>
          <table:table-cell table:formula="of:=IF([.B1824]=[.B18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table:formula="of:=SUM(IF(ISBLANK([.A1825]); 0; [.B1825]); [.A1826])" office:value-type="float" office:value="24123" calcext:value-type="float">
            <text:p>24123</text:p>
          </table:table-cell>
          <table:table-cell/>
          <table:table-cell table:formula="of:=IF([.B1825]=[.B18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table:formula="of:=SUM(IF(ISBLANK([.A1826]); 0; [.B1826]); [.A1827])" office:value-type="float" office:value="31904" calcext:value-type="float">
            <text:p>31904</text:p>
          </table:table-cell>
          <table:table-cell/>
          <table:table-cell table:formula="of:=IF([.B1826]=[.B18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SUM(IF(ISBLANK([.A1827]); 0; [.B1827]); [.A1828])" office:value-type="float" office:value="34779" calcext:value-type="float">
            <text:p>34779</text:p>
          </table:table-cell>
          <table:table-cell/>
          <table:table-cell table:formula="of:=IF([.B1827]=[.B18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SUM(IF(ISBLANK([.A1828]); 0; [.B1828]); [.A1829])" office:value-type="float" office:value="42156" calcext:value-type="float">
            <text:p>42156</text:p>
          </table:table-cell>
          <table:table-cell/>
          <table:table-cell table:formula="of:=IF([.B1828]=[.B18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SUM(IF(ISBLANK([.A1829]); 0; [.B1829]); [.A1830])" office:value-type="float" office:value="44083" calcext:value-type="float">
            <text:p>44083</text:p>
          </table:table-cell>
          <table:table-cell/>
          <table:table-cell table:formula="of:=IF([.B1829]=[.B18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SUM(IF(ISBLANK([.A1830]); 0; [.B1830]); [.A1831])" office:value-type="float" office:value="47953" calcext:value-type="float">
            <text:p>47953</text:p>
          </table:table-cell>
          <table:table-cell/>
          <table:table-cell table:formula="of:=IF([.B1830]=[.B18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table:formula="of:=SUM(IF(ISBLANK([.A1831]); 0; [.B1831]); [.A1832])" office:value-type="float" office:value="54716" calcext:value-type="float">
            <text:p>54716</text:p>
          </table:table-cell>
          <table:table-cell/>
          <table:table-cell table:formula="of:=IF([.B1831]=[.B183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32]); 0; [.B1832]); [.A1833])" office:value-type="float" office:value="54716" calcext:value-type="float">
            <text:p>54716</text:p>
          </table:table-cell>
          <table:table-cell/>
          <table:table-cell table:formula="of:=IF([.B1832]=[.B18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table:formula="of:=SUM(IF(ISBLANK([.A1833]); 0; [.B1833]); [.A1834])" office:value-type="float" office:value="3990" calcext:value-type="float">
            <text:p>3990</text:p>
          </table:table-cell>
          <table:table-cell/>
          <table:table-cell table:formula="of:=IF([.B1833]=[.B18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table:formula="of:=SUM(IF(ISBLANK([.A1834]); 0; [.B1834]); [.A1835])" office:value-type="float" office:value="10064" calcext:value-type="float">
            <text:p>10064</text:p>
          </table:table-cell>
          <table:table-cell/>
          <table:table-cell table:formula="of:=IF([.B1834]=[.B18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formula="of:=SUM(IF(ISBLANK([.A1835]); 0; [.B1835]); [.A1836])" office:value-type="float" office:value="13762" calcext:value-type="float">
            <text:p>13762</text:p>
          </table:table-cell>
          <table:table-cell/>
          <table:table-cell table:formula="of:=IF([.B1835]=[.B18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2" calcext:value-type="float">
            <text:p>8562</text:p>
          </table:table-cell>
          <table:table-cell table:formula="of:=SUM(IF(ISBLANK([.A1836]); 0; [.B1836]); [.A1837])" office:value-type="float" office:value="22324" calcext:value-type="float">
            <text:p>22324</text:p>
          </table:table-cell>
          <table:table-cell/>
          <table:table-cell table:formula="of:=IF([.B1836]=[.B18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SUM(IF(ISBLANK([.A1837]); 0; [.B1837]); [.A1838])" office:value-type="float" office:value="24629" calcext:value-type="float">
            <text:p>24629</text:p>
          </table:table-cell>
          <table:table-cell/>
          <table:table-cell table:formula="of:=IF([.B1837]=[.B18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SUM(IF(ISBLANK([.A1838]); 0; [.B1838]); [.A1839])" office:value-type="float" office:value="26252" calcext:value-type="float">
            <text:p>26252</text:p>
          </table:table-cell>
          <table:table-cell/>
          <table:table-cell table:formula="of:=IF([.B1838]=[.B18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6" calcext:value-type="float">
            <text:p>8346</text:p>
          </table:table-cell>
          <table:table-cell table:formula="of:=SUM(IF(ISBLANK([.A1839]); 0; [.B1839]); [.A1840])" office:value-type="float" office:value="34598" calcext:value-type="float">
            <text:p>34598</text:p>
          </table:table-cell>
          <table:table-cell/>
          <table:table-cell table:formula="of:=IF([.B1839]=[.B18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table:formula="of:=SUM(IF(ISBLANK([.A1840]); 0; [.B1840]); [.A1841])" office:value-type="float" office:value="43278" calcext:value-type="float">
            <text:p>43278</text:p>
          </table:table-cell>
          <table:table-cell/>
          <table:table-cell table:formula="of:=IF([.B1840]=[.B18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table:formula="of:=SUM(IF(ISBLANK([.A1841]); 0; [.B1841]); [.A1842])" office:value-type="float" office:value="50968" calcext:value-type="float">
            <text:p>50968</text:p>
          </table:table-cell>
          <table:table-cell/>
          <table:table-cell table:formula="of:=IF([.B1841]=[.B184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42]); 0; [.B1842]); [.A1843])" office:value-type="float" office:value="50968" calcext:value-type="float">
            <text:p>50968</text:p>
          </table:table-cell>
          <table:table-cell/>
          <table:table-cell table:formula="of:=IF([.B1842]=[.B18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  <table:table-cell table:formula="of:=SUM(IF(ISBLANK([.A1843]); 0; [.B1843]); [.A1844])" office:value-type="float" office:value="8271" calcext:value-type="float">
            <text:p>8271</text:p>
          </table:table-cell>
          <table:table-cell/>
          <table:table-cell table:formula="of:=IF([.B1843]=[.B18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table:formula="of:=SUM(IF(ISBLANK([.A1844]); 0; [.B1844]); [.A1845])" office:value-type="float" office:value="15329" calcext:value-type="float">
            <text:p>15329</text:p>
          </table:table-cell>
          <table:table-cell/>
          <table:table-cell table:formula="of:=IF([.B1844]=[.B18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7" calcext:value-type="float">
            <text:p>8607</text:p>
          </table:table-cell>
          <table:table-cell table:formula="of:=SUM(IF(ISBLANK([.A1845]); 0; [.B1845]); [.A1846])" office:value-type="float" office:value="23936" calcext:value-type="float">
            <text:p>23936</text:p>
          </table:table-cell>
          <table:table-cell/>
          <table:table-cell table:formula="of:=IF([.B1845]=[.B18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  <table:table-cell table:formula="of:=SUM(IF(ISBLANK([.A1846]); 0; [.B1846]); [.A1847])" office:value-type="float" office:value="33052" calcext:value-type="float">
            <text:p>33052</text:p>
          </table:table-cell>
          <table:table-cell/>
          <table:table-cell table:formula="of:=IF([.B1846]=[.B18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table:formula="of:=SUM(IF(ISBLANK([.A1847]); 0; [.B1847]); [.A1848])" office:value-type="float" office:value="37209" calcext:value-type="float">
            <text:p>37209</text:p>
          </table:table-cell>
          <table:table-cell/>
          <table:table-cell table:formula="of:=IF([.B1847]=[.B18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table:formula="of:=SUM(IF(ISBLANK([.A1848]); 0; [.B1848]); [.A1849])" office:value-type="float" office:value="44235" calcext:value-type="float">
            <text:p>44235</text:p>
          </table:table-cell>
          <table:table-cell/>
          <table:table-cell table:formula="of:=IF([.B1848]=[.B18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table:formula="of:=SUM(IF(ISBLANK([.A1849]); 0; [.B1849]); [.A1850])" office:value-type="float" office:value="52108" calcext:value-type="float">
            <text:p>52108</text:p>
          </table:table-cell>
          <table:table-cell/>
          <table:table-cell table:formula="of:=IF([.B1849]=[.B185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50]); 0; [.B1850]); [.A1851])" office:value-type="float" office:value="52108" calcext:value-type="float">
            <text:p>52108</text:p>
          </table:table-cell>
          <table:table-cell/>
          <table:table-cell table:formula="of:=IF([.B1850]=[.B18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51" calcext:value-type="float">
            <text:p>16451</text:p>
          </table:table-cell>
          <table:table-cell table:formula="of:=SUM(IF(ISBLANK([.A1851]); 0; [.B1851]); [.A1852])" office:value-type="float" office:value="16451" calcext:value-type="float">
            <text:p>16451</text:p>
          </table:table-cell>
          <table:table-cell/>
          <table:table-cell table:formula="of:=IF([.B1851]=[.B18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table:formula="of:=SUM(IF(ISBLANK([.A1852]); 0; [.B1852]); [.A1853])" office:value-type="float" office:value="20888" calcext:value-type="float">
            <text:p>20888</text:p>
          </table:table-cell>
          <table:table-cell/>
          <table:table-cell table:formula="of:=IF([.B1852]=[.B18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0" calcext:value-type="float">
            <text:p>19220</text:p>
          </table:table-cell>
          <table:table-cell table:formula="of:=SUM(IF(ISBLANK([.A1853]); 0; [.B1853]); [.A1854])" office:value-type="float" office:value="40108" calcext:value-type="float">
            <text:p>40108</text:p>
          </table:table-cell>
          <table:table-cell/>
          <table:table-cell table:formula="of:=IF([.B1853]=[.B18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table:formula="of:=SUM(IF(ISBLANK([.A1854]); 0; [.B1854]); [.A1855])" office:value-type="float" office:value="43891" calcext:value-type="float">
            <text:p>43891</text:p>
          </table:table-cell>
          <table:table-cell/>
          <table:table-cell table:formula="of:=IF([.B1854]=[.B185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55]); 0; [.B1855]); [.A1856])" office:value-type="float" office:value="43891" calcext:value-type="float">
            <text:p>43891</text:p>
          </table:table-cell>
          <table:table-cell/>
          <table:table-cell table:formula="of:=IF([.B1855]=[.B18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09" calcext:value-type="float">
            <text:p>23509</text:p>
          </table:table-cell>
          <table:table-cell table:formula="of:=SUM(IF(ISBLANK([.A1856]); 0; [.B1856]); [.A1857])" office:value-type="float" office:value="23509" calcext:value-type="float">
            <text:p>23509</text:p>
          </table:table-cell>
          <table:table-cell/>
          <table:table-cell table:formula="of:=IF([.B1856]=[.B185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57]); 0; [.B1857]); [.A1858])" office:value-type="float" office:value="23509" calcext:value-type="float">
            <text:p>23509</text:p>
          </table:table-cell>
          <table:table-cell/>
          <table:table-cell table:formula="of:=IF([.B1857]=[.B18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74" calcext:value-type="float">
            <text:p>15774</text:p>
          </table:table-cell>
          <table:table-cell table:formula="of:=SUM(IF(ISBLANK([.A1858]); 0; [.B1858]); [.A1859])" office:value-type="float" office:value="15774" calcext:value-type="float">
            <text:p>15774</text:p>
          </table:table-cell>
          <table:table-cell/>
          <table:table-cell table:formula="of:=IF([.B1858]=[.B18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1" calcext:value-type="float">
            <text:p>19061</text:p>
          </table:table-cell>
          <table:table-cell table:formula="of:=SUM(IF(ISBLANK([.A1859]); 0; [.B1859]); [.A1860])" office:value-type="float" office:value="34835" calcext:value-type="float">
            <text:p>34835</text:p>
          </table:table-cell>
          <table:table-cell/>
          <table:table-cell table:formula="of:=IF([.B1859]=[.B18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8" calcext:value-type="float">
            <text:p>19118</text:p>
          </table:table-cell>
          <table:table-cell table:formula="of:=SUM(IF(ISBLANK([.A1860]); 0; [.B1860]); [.A1861])" office:value-type="float" office:value="53953" calcext:value-type="float">
            <text:p>53953</text:p>
          </table:table-cell>
          <table:table-cell/>
          <table:table-cell table:formula="of:=IF([.B1860]=[.B186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61]); 0; [.B1861]); [.A1862])" office:value-type="float" office:value="53953" calcext:value-type="float">
            <text:p>53953</text:p>
          </table:table-cell>
          <table:table-cell/>
          <table:table-cell table:formula="of:=IF([.B1861]=[.B18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table:formula="of:=SUM(IF(ISBLANK([.A1862]); 0; [.B1862]); [.A1863])" office:value-type="float" office:value="8042" calcext:value-type="float">
            <text:p>8042</text:p>
          </table:table-cell>
          <table:table-cell/>
          <table:table-cell table:formula="of:=IF([.B1862]=[.B18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table:formula="of:=SUM(IF(ISBLANK([.A1863]); 0; [.B1863]); [.A1864])" office:value-type="float" office:value="14015" calcext:value-type="float">
            <text:p>14015</text:p>
          </table:table-cell>
          <table:table-cell/>
          <table:table-cell table:formula="of:=IF([.B1863]=[.B18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table:formula="of:=SUM(IF(ISBLANK([.A1864]); 0; [.B1864]); [.A1865])" office:value-type="float" office:value="21813" calcext:value-type="float">
            <text:p>21813</text:p>
          </table:table-cell>
          <table:table-cell/>
          <table:table-cell table:formula="of:=IF([.B1864]=[.B18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SUM(IF(ISBLANK([.A1865]); 0; [.B1865]); [.A1866])" office:value-type="float" office:value="24030" calcext:value-type="float">
            <text:p>24030</text:p>
          </table:table-cell>
          <table:table-cell/>
          <table:table-cell table:formula="of:=IF([.B1865]=[.B18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SUM(IF(ISBLANK([.A1866]); 0; [.B1866]); [.A1867])" office:value-type="float" office:value="28123" calcext:value-type="float">
            <text:p>28123</text:p>
          </table:table-cell>
          <table:table-cell/>
          <table:table-cell table:formula="of:=IF([.B1866]=[.B18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formula="of:=SUM(IF(ISBLANK([.A1867]); 0; [.B1867]); [.A1868])" office:value-type="float" office:value="31829" calcext:value-type="float">
            <text:p>31829</text:p>
          </table:table-cell>
          <table:table-cell/>
          <table:table-cell table:formula="of:=IF([.B1867]=[.B18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SUM(IF(ISBLANK([.A1868]); 0; [.B1868]); [.A1869])" office:value-type="float" office:value="33296" calcext:value-type="float">
            <text:p>33296</text:p>
          </table:table-cell>
          <table:table-cell/>
          <table:table-cell table:formula="of:=IF([.B1868]=[.B18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SUM(IF(ISBLANK([.A1869]); 0; [.B1869]); [.A1870])" office:value-type="float" office:value="37217" calcext:value-type="float">
            <text:p>37217</text:p>
          </table:table-cell>
          <table:table-cell/>
          <table:table-cell table:formula="of:=IF([.B1869]=[.B18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table:formula="of:=SUM(IF(ISBLANK([.A1870]); 0; [.B1870]); [.A1871])" office:value-type="float" office:value="43095" calcext:value-type="float">
            <text:p>43095</text:p>
          </table:table-cell>
          <table:table-cell/>
          <table:table-cell table:formula="of:=IF([.B1870]=[.B18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formula="of:=SUM(IF(ISBLANK([.A1871]); 0; [.B1871]); [.A1872])" office:value-type="float" office:value="45886" calcext:value-type="float">
            <text:p>45886</text:p>
          </table:table-cell>
          <table:table-cell/>
          <table:table-cell table:formula="of:=IF([.B1871]=[.B187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72]); 0; [.B1872]); [.A1873])" office:value-type="float" office:value="45886" calcext:value-type="float">
            <text:p>45886</text:p>
          </table:table-cell>
          <table:table-cell/>
          <table:table-cell table:formula="of:=IF([.B1872]=[.B18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2" calcext:value-type="float">
            <text:p>9142</text:p>
          </table:table-cell>
          <table:table-cell table:formula="of:=SUM(IF(ISBLANK([.A1873]); 0; [.B1873]); [.A1874])" office:value-type="float" office:value="9142" calcext:value-type="float">
            <text:p>9142</text:p>
          </table:table-cell>
          <table:table-cell/>
          <table:table-cell table:formula="of:=IF([.B1873]=[.B18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4" calcext:value-type="float">
            <text:p>19544</text:p>
          </table:table-cell>
          <table:table-cell table:formula="of:=SUM(IF(ISBLANK([.A1874]); 0; [.B1874]); [.A1875])" office:value-type="float" office:value="28686" calcext:value-type="float">
            <text:p>28686</text:p>
          </table:table-cell>
          <table:table-cell/>
          <table:table-cell table:formula="of:=IF([.B1874]=[.B18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3" calcext:value-type="float">
            <text:p>16563</text:p>
          </table:table-cell>
          <table:table-cell table:formula="of:=SUM(IF(ISBLANK([.A1875]); 0; [.B1875]); [.A1876])" office:value-type="float" office:value="45249" calcext:value-type="float">
            <text:p>45249</text:p>
          </table:table-cell>
          <table:table-cell/>
          <table:table-cell table:formula="of:=IF([.B1875]=[.B18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table:formula="of:=SUM(IF(ISBLANK([.A1876]); 0; [.B1876]); [.A1877])" office:value-type="float" office:value="50833" calcext:value-type="float">
            <text:p>50833</text:p>
          </table:table-cell>
          <table:table-cell/>
          <table:table-cell table:formula="of:=IF([.B1876]=[.B187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77]); 0; [.B1877]); [.A1878])" office:value-type="float" office:value="50833" calcext:value-type="float">
            <text:p>50833</text:p>
          </table:table-cell>
          <table:table-cell/>
          <table:table-cell table:formula="of:=IF([.B1877]=[.B18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table:formula="of:=SUM(IF(ISBLANK([.A1878]); 0; [.B1878]); [.A1879])" office:value-type="float" office:value="6394" calcext:value-type="float">
            <text:p>6394</text:p>
          </table:table-cell>
          <table:table-cell/>
          <table:table-cell table:formula="of:=IF([.B1878]=[.B18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table:formula="of:=SUM(IF(ISBLANK([.A1879]); 0; [.B1879]); [.A1880])" office:value-type="float" office:value="11714" calcext:value-type="float">
            <text:p>11714</text:p>
          </table:table-cell>
          <table:table-cell/>
          <table:table-cell table:formula="of:=IF([.B1879]=[.B18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SUM(IF(ISBLANK([.A1880]); 0; [.B1880]); [.A1881])" office:value-type="float" office:value="15235" calcext:value-type="float">
            <text:p>15235</text:p>
          </table:table-cell>
          <table:table-cell/>
          <table:table-cell table:formula="of:=IF([.B1880]=[.B18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SUM(IF(ISBLANK([.A1881]); 0; [.B1881]); [.A1882])" office:value-type="float" office:value="19191" calcext:value-type="float">
            <text:p>19191</text:p>
          </table:table-cell>
          <table:table-cell/>
          <table:table-cell table:formula="of:=IF([.B1881]=[.B18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SUM(IF(ISBLANK([.A1882]); 0; [.B1882]); [.A1883])" office:value-type="float" office:value="20942" calcext:value-type="float">
            <text:p>20942</text:p>
          </table:table-cell>
          <table:table-cell/>
          <table:table-cell table:formula="of:=IF([.B1882]=[.B18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table:formula="of:=SUM(IF(ISBLANK([.A1883]); 0; [.B1883]); [.A1884])" office:value-type="float" office:value="26260" calcext:value-type="float">
            <text:p>26260</text:p>
          </table:table-cell>
          <table:table-cell/>
          <table:table-cell table:formula="of:=IF([.B1883]=[.B18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table:formula="of:=SUM(IF(ISBLANK([.A1884]); 0; [.B1884]); [.A1885])" office:value-type="float" office:value="31291" calcext:value-type="float">
            <text:p>31291</text:p>
          </table:table-cell>
          <table:table-cell/>
          <table:table-cell table:formula="of:=IF([.B1884]=[.B18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SUM(IF(ISBLANK([.A1885]); 0; [.B1885]); [.A1886])" office:value-type="float" office:value="34129" calcext:value-type="float">
            <text:p>34129</text:p>
          </table:table-cell>
          <table:table-cell/>
          <table:table-cell table:formula="of:=IF([.B1885]=[.B18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SUM(IF(ISBLANK([.A1886]); 0; [.B1886]); [.A1887])" office:value-type="float" office:value="37635" calcext:value-type="float">
            <text:p>37635</text:p>
          </table:table-cell>
          <table:table-cell/>
          <table:table-cell table:formula="of:=IF([.B1886]=[.B18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table:formula="of:=SUM(IF(ISBLANK([.A1887]); 0; [.B1887]); [.A1888])" office:value-type="float" office:value="41139" calcext:value-type="float">
            <text:p>41139</text:p>
          </table:table-cell>
          <table:table-cell/>
          <table:table-cell table:formula="of:=IF([.B1887]=[.B18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SUM(IF(ISBLANK([.A1888]); 0; [.B1888]); [.A1889])" office:value-type="float" office:value="43690" calcext:value-type="float">
            <text:p>43690</text:p>
          </table:table-cell>
          <table:table-cell/>
          <table:table-cell table:formula="of:=IF([.B1888]=[.B18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SUM(IF(ISBLANK([.A1889]); 0; [.B1889]); [.A1890])" office:value-type="float" office:value="44831" calcext:value-type="float">
            <text:p>44831</text:p>
          </table:table-cell>
          <table:table-cell/>
          <table:table-cell table:formula="of:=IF([.B1889]=[.B18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table:formula="of:=SUM(IF(ISBLANK([.A1890]); 0; [.B1890]); [.A1891])" office:value-type="float" office:value="49564" calcext:value-type="float">
            <text:p>49564</text:p>
          </table:table-cell>
          <table:table-cell/>
          <table:table-cell table:formula="of:=IF([.B1890]=[.B18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formula="of:=SUM(IF(ISBLANK([.A1891]); 0; [.B1891]); [.A1892])" office:value-type="float" office:value="52599" calcext:value-type="float">
            <text:p>52599</text:p>
          </table:table-cell>
          <table:table-cell/>
          <table:table-cell table:formula="of:=IF([.B1891]=[.B189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92]); 0; [.B1892]); [.A1893])" office:value-type="float" office:value="52599" calcext:value-type="float">
            <text:p>52599</text:p>
          </table:table-cell>
          <table:table-cell/>
          <table:table-cell table:formula="of:=IF([.B1892]=[.B18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SUM(IF(ISBLANK([.A1893]); 0; [.B1893]); [.A1894])" office:value-type="float" office:value="15753" calcext:value-type="float">
            <text:p>15753</text:p>
          </table:table-cell>
          <table:table-cell/>
          <table:table-cell table:formula="of:=IF([.B1893]=[.B18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SUM(IF(ISBLANK([.A1894]); 0; [.B1894]); [.A1895])" office:value-type="float" office:value="17876" calcext:value-type="float">
            <text:p>17876</text:p>
          </table:table-cell>
          <table:table-cell/>
          <table:table-cell table:formula="of:=IF([.B1894]=[.B18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0" calcext:value-type="float">
            <text:p>14170</text:p>
          </table:table-cell>
          <table:table-cell table:formula="of:=SUM(IF(ISBLANK([.A1895]); 0; [.B1895]); [.A1896])" office:value-type="float" office:value="32046" calcext:value-type="float">
            <text:p>32046</text:p>
          </table:table-cell>
          <table:table-cell/>
          <table:table-cell table:formula="of:=IF([.B1895]=[.B18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0" calcext:value-type="float">
            <text:p>18870</text:p>
          </table:table-cell>
          <table:table-cell table:formula="of:=SUM(IF(ISBLANK([.A1896]); 0; [.B1896]); [.A1897])" office:value-type="float" office:value="50916" calcext:value-type="float">
            <text:p>50916</text:p>
          </table:table-cell>
          <table:table-cell/>
          <table:table-cell table:formula="of:=IF([.B1896]=[.B189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897]); 0; [.B1897]); [.A1898])" office:value-type="float" office:value="50916" calcext:value-type="float">
            <text:p>50916</text:p>
          </table:table-cell>
          <table:table-cell/>
          <table:table-cell table:formula="of:=IF([.B1897]=[.B18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table:formula="of:=SUM(IF(ISBLANK([.A1898]); 0; [.B1898]); [.A1899])" office:value-type="float" office:value="5179" calcext:value-type="float">
            <text:p>5179</text:p>
          </table:table-cell>
          <table:table-cell/>
          <table:table-cell table:formula="of:=IF([.B1898]=[.B18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table:formula="of:=SUM(IF(ISBLANK([.A1899]); 0; [.B1899]); [.A1900])" office:value-type="float" office:value="12000" calcext:value-type="float">
            <text:p>12000</text:p>
          </table:table-cell>
          <table:table-cell/>
          <table:table-cell table:formula="of:=IF([.B1899]=[.B19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table:formula="of:=SUM(IF(ISBLANK([.A1900]); 0; [.B1900]); [.A1901])" office:value-type="float" office:value="18559" calcext:value-type="float">
            <text:p>18559</text:p>
          </table:table-cell>
          <table:table-cell/>
          <table:table-cell table:formula="of:=IF([.B1900]=[.B19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SUM(IF(ISBLANK([.A1901]); 0; [.B1901]); [.A1902])" office:value-type="float" office:value="22591" calcext:value-type="float">
            <text:p>22591</text:p>
          </table:table-cell>
          <table:table-cell/>
          <table:table-cell table:formula="of:=IF([.B1901]=[.B19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SUM(IF(ISBLANK([.A1902]); 0; [.B1902]); [.A1903])" office:value-type="float" office:value="23615" calcext:value-type="float">
            <text:p>23615</text:p>
          </table:table-cell>
          <table:table-cell/>
          <table:table-cell table:formula="of:=IF([.B1902]=[.B19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4" calcext:value-type="float">
            <text:p>8634</text:p>
          </table:table-cell>
          <table:table-cell table:formula="of:=SUM(IF(ISBLANK([.A1903]); 0; [.B1903]); [.A1904])" office:value-type="float" office:value="32249" calcext:value-type="float">
            <text:p>32249</text:p>
          </table:table-cell>
          <table:table-cell/>
          <table:table-cell table:formula="of:=IF([.B1903]=[.B19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SUM(IF(ISBLANK([.A1904]); 0; [.B1904]); [.A1905])" office:value-type="float" office:value="34626" calcext:value-type="float">
            <text:p>34626</text:p>
          </table:table-cell>
          <table:table-cell/>
          <table:table-cell table:formula="of:=IF([.B1904]=[.B19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SUM(IF(ISBLANK([.A1905]); 0; [.B1905]); [.A1906])" office:value-type="float" office:value="36196" calcext:value-type="float">
            <text:p>36196</text:p>
          </table:table-cell>
          <table:table-cell/>
          <table:table-cell table:formula="of:=IF([.B1905]=[.B19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table:formula="of:=SUM(IF(ISBLANK([.A1906]); 0; [.B1906]); [.A1907])" office:value-type="float" office:value="40554" calcext:value-type="float">
            <text:p>40554</text:p>
          </table:table-cell>
          <table:table-cell/>
          <table:table-cell table:formula="of:=IF([.B1906]=[.B1907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07]); 0; [.B1907]); [.A1908])" office:value-type="float" office:value="40554" calcext:value-type="float">
            <text:p>40554</text:p>
          </table:table-cell>
          <table:table-cell/>
          <table:table-cell table:formula="of:=IF([.B1907]=[.B19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SUM(IF(ISBLANK([.A1908]); 0; [.B1908]); [.A1909])" office:value-type="float" office:value="1640" calcext:value-type="float">
            <text:p>1640</text:p>
          </table:table-cell>
          <table:table-cell/>
          <table:table-cell table:formula="of:=IF([.B1908]=[.B19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table:formula="of:=SUM(IF(ISBLANK([.A1909]); 0; [.B1909]); [.A1910])" office:value-type="float" office:value="10525" calcext:value-type="float">
            <text:p>10525</text:p>
          </table:table-cell>
          <table:table-cell/>
          <table:table-cell table:formula="of:=IF([.B1909]=[.B19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table:formula="of:=SUM(IF(ISBLANK([.A1910]); 0; [.B1910]); [.A1911])" office:value-type="float" office:value="17437" calcext:value-type="float">
            <text:p>17437</text:p>
          </table:table-cell>
          <table:table-cell/>
          <table:table-cell table:formula="of:=IF([.B1910]=[.B19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table:formula="of:=SUM(IF(ISBLANK([.A1911]); 0; [.B1911]); [.A1912])" office:value-type="float" office:value="21376" calcext:value-type="float">
            <text:p>21376</text:p>
          </table:table-cell>
          <table:table-cell/>
          <table:table-cell table:formula="of:=IF([.B1911]=[.B19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formula="of:=SUM(IF(ISBLANK([.A1912]); 0; [.B1912]); [.A1913])" office:value-type="float" office:value="31704" calcext:value-type="float">
            <text:p>31704</text:p>
          </table:table-cell>
          <table:table-cell/>
          <table:table-cell table:formula="of:=IF([.B1912]=[.B19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formula="of:=SUM(IF(ISBLANK([.A1913]); 0; [.B1913]); [.A1914])" office:value-type="float" office:value="42012" calcext:value-type="float">
            <text:p>42012</text:p>
          </table:table-cell>
          <table:table-cell/>
          <table:table-cell table:formula="of:=IF([.B1913]=[.B19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SUM(IF(ISBLANK([.A1914]); 0; [.B1914]); [.A1915])" office:value-type="float" office:value="45560" calcext:value-type="float">
            <text:p>45560</text:p>
          </table:table-cell>
          <table:table-cell/>
          <table:table-cell table:formula="of:=IF([.B1914]=[.B191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15]); 0; [.B1915]); [.A1916])" office:value-type="float" office:value="45560" calcext:value-type="float">
            <text:p>45560</text:p>
          </table:table-cell>
          <table:table-cell/>
          <table:table-cell table:formula="of:=IF([.B1915]=[.B19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table:formula="of:=SUM(IF(ISBLANK([.A1916]); 0; [.B1916]); [.A1917])" office:value-type="float" office:value="5391" calcext:value-type="float">
            <text:p>5391</text:p>
          </table:table-cell>
          <table:table-cell/>
          <table:table-cell table:formula="of:=IF([.B1916]=[.B19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SUM(IF(ISBLANK([.A1917]); 0; [.B1917]); [.A1918])" office:value-type="float" office:value="6753" calcext:value-type="float">
            <text:p>6753</text:p>
          </table:table-cell>
          <table:table-cell/>
          <table:table-cell table:formula="of:=IF([.B1917]=[.B19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SUM(IF(ISBLANK([.A1918]); 0; [.B1918]); [.A1919])" office:value-type="float" office:value="8294" calcext:value-type="float">
            <text:p>8294</text:p>
          </table:table-cell>
          <table:table-cell/>
          <table:table-cell table:formula="of:=IF([.B1918]=[.B19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SUM(IF(ISBLANK([.A1919]); 0; [.B1919]); [.A1920])" office:value-type="float" office:value="9908" calcext:value-type="float">
            <text:p>9908</text:p>
          </table:table-cell>
          <table:table-cell/>
          <table:table-cell table:formula="of:=IF([.B1919]=[.B19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SUM(IF(ISBLANK([.A1920]); 0; [.B1920]); [.A1921])" office:value-type="float" office:value="13144" calcext:value-type="float">
            <text:p>13144</text:p>
          </table:table-cell>
          <table:table-cell/>
          <table:table-cell table:formula="of:=IF([.B1920]=[.B19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SUM(IF(ISBLANK([.A1921]); 0; [.B1921]); [.A1922])" office:value-type="float" office:value="14848" calcext:value-type="float">
            <text:p>14848</text:p>
          </table:table-cell>
          <table:table-cell/>
          <table:table-cell table:formula="of:=IF([.B1921]=[.B19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SUM(IF(ISBLANK([.A1922]); 0; [.B1922]); [.A1923])" office:value-type="float" office:value="18936" calcext:value-type="float">
            <text:p>18936</text:p>
          </table:table-cell>
          <table:table-cell/>
          <table:table-cell table:formula="of:=IF([.B1922]=[.B19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table:formula="of:=SUM(IF(ISBLANK([.A1923]); 0; [.B1923]); [.A1924])" office:value-type="float" office:value="24220" calcext:value-type="float">
            <text:p>24220</text:p>
          </table:table-cell>
          <table:table-cell/>
          <table:table-cell table:formula="of:=IF([.B1923]=[.B19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SUM(IF(ISBLANK([.A1924]); 0; [.B1924]); [.A1925])" office:value-type="float" office:value="26615" calcext:value-type="float">
            <text:p>26615</text:p>
          </table:table-cell>
          <table:table-cell/>
          <table:table-cell table:formula="of:=IF([.B1924]=[.B19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table:formula="of:=SUM(IF(ISBLANK([.A1925]); 0; [.B1925]); [.A1926])" office:value-type="float" office:value="33119" calcext:value-type="float">
            <text:p>33119</text:p>
          </table:table-cell>
          <table:table-cell/>
          <table:table-cell table:formula="of:=IF([.B1925]=[.B19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SUM(IF(ISBLANK([.A1926]); 0; [.B1926]); [.A1927])" office:value-type="float" office:value="35169" calcext:value-type="float">
            <text:p>35169</text:p>
          </table:table-cell>
          <table:table-cell/>
          <table:table-cell table:formula="of:=IF([.B1926]=[.B19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formula="of:=SUM(IF(ISBLANK([.A1927]); 0; [.B1927]); [.A1928])" office:value-type="float" office:value="40680" calcext:value-type="float">
            <text:p>40680</text:p>
          </table:table-cell>
          <table:table-cell/>
          <table:table-cell table:formula="of:=IF([.B1927]=[.B19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table:formula="of:=SUM(IF(ISBLANK([.A1928]); 0; [.B1928]); [.A1929])" office:value-type="float" office:value="47462" calcext:value-type="float">
            <text:p>47462</text:p>
          </table:table-cell>
          <table:table-cell/>
          <table:table-cell table:formula="of:=IF([.B1928]=[.B192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29]); 0; [.B1929]); [.A1930])" office:value-type="float" office:value="47462" calcext:value-type="float">
            <text:p>47462</text:p>
          </table:table-cell>
          <table:table-cell/>
          <table:table-cell table:formula="of:=IF([.B1929]=[.B19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table:formula="of:=SUM(IF(ISBLANK([.A1930]); 0; [.B1930]); [.A1931])" office:value-type="float" office:value="7842" calcext:value-type="float">
            <text:p>7842</text:p>
          </table:table-cell>
          <table:table-cell/>
          <table:table-cell table:formula="of:=IF([.B1930]=[.B19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SUM(IF(ISBLANK([.A1931]); 0; [.B1931]); [.A1932])" office:value-type="float" office:value="9027" calcext:value-type="float">
            <text:p>9027</text:p>
          </table:table-cell>
          <table:table-cell/>
          <table:table-cell table:formula="of:=IF([.B1931]=[.B19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table:formula="of:=SUM(IF(ISBLANK([.A1932]); 0; [.B1932]); [.A1933])" office:value-type="float" office:value="16271" calcext:value-type="float">
            <text:p>16271</text:p>
          </table:table-cell>
          <table:table-cell/>
          <table:table-cell table:formula="of:=IF([.B1932]=[.B19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table:formula="of:=SUM(IF(ISBLANK([.A1933]); 0; [.B1933]); [.A1934])" office:value-type="float" office:value="26269" calcext:value-type="float">
            <text:p>26269</text:p>
          </table:table-cell>
          <table:table-cell/>
          <table:table-cell table:formula="of:=IF([.B1933]=[.B19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formula="of:=SUM(IF(ISBLANK([.A1934]); 0; [.B1934]); [.A1935])" office:value-type="float" office:value="29844" calcext:value-type="float">
            <text:p>29844</text:p>
          </table:table-cell>
          <table:table-cell/>
          <table:table-cell table:formula="of:=IF([.B1934]=[.B19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table:formula="of:=SUM(IF(ISBLANK([.A1935]); 0; [.B1935]); [.A1936])" office:value-type="float" office:value="35136" calcext:value-type="float">
            <text:p>35136</text:p>
          </table:table-cell>
          <table:table-cell/>
          <table:table-cell table:formula="of:=IF([.B1935]=[.B19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table:formula="of:=SUM(IF(ISBLANK([.A1936]); 0; [.B1936]); [.A1937])" office:value-type="float" office:value="41262" calcext:value-type="float">
            <text:p>41262</text:p>
          </table:table-cell>
          <table:table-cell/>
          <table:table-cell table:formula="of:=IF([.B1936]=[.B19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SUM(IF(ISBLANK([.A1937]); 0; [.B1937]); [.A1938])" office:value-type="float" office:value="44526" calcext:value-type="float">
            <text:p>44526</text:p>
          </table:table-cell>
          <table:table-cell/>
          <table:table-cell table:formula="of:=IF([.B1937]=[.B193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38]); 0; [.B1938]); [.A1939])" office:value-type="float" office:value="44526" calcext:value-type="float">
            <text:p>44526</text:p>
          </table:table-cell>
          <table:table-cell/>
          <table:table-cell table:formula="of:=IF([.B1938]=[.B19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table:formula="of:=SUM(IF(ISBLANK([.A1939]); 0; [.B1939]); [.A1940])" office:value-type="float" office:value="4962" calcext:value-type="float">
            <text:p>4962</text:p>
          </table:table-cell>
          <table:table-cell/>
          <table:table-cell table:formula="of:=IF([.B1939]=[.B19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SUM(IF(ISBLANK([.A1940]); 0; [.B1940]); [.A1941])" office:value-type="float" office:value="6720" calcext:value-type="float">
            <text:p>6720</text:p>
          </table:table-cell>
          <table:table-cell/>
          <table:table-cell table:formula="of:=IF([.B1940]=[.B19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SUM(IF(ISBLANK([.A1941]); 0; [.B1941]); [.A1942])" office:value-type="float" office:value="10273" calcext:value-type="float">
            <text:p>10273</text:p>
          </table:table-cell>
          <table:table-cell/>
          <table:table-cell table:formula="of:=IF([.B1941]=[.B19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table:formula="of:=SUM(IF(ISBLANK([.A1942]); 0; [.B1942]); [.A1943])" office:value-type="float" office:value="13723" calcext:value-type="float">
            <text:p>13723</text:p>
          </table:table-cell>
          <table:table-cell/>
          <table:table-cell table:formula="of:=IF([.B1942]=[.B19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table:formula="of:=SUM(IF(ISBLANK([.A1943]); 0; [.B1943]); [.A1944])" office:value-type="float" office:value="19216" calcext:value-type="float">
            <text:p>19216</text:p>
          </table:table-cell>
          <table:table-cell/>
          <table:table-cell table:formula="of:=IF([.B1943]=[.B19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SUM(IF(ISBLANK([.A1944]); 0; [.B1944]); [.A1945])" office:value-type="float" office:value="24216" calcext:value-type="float">
            <text:p>24216</text:p>
          </table:table-cell>
          <table:table-cell/>
          <table:table-cell table:formula="of:=IF([.B1944]=[.B19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SUM(IF(ISBLANK([.A1945]); 0; [.B1945]); [.A1946])" office:value-type="float" office:value="25731" calcext:value-type="float">
            <text:p>25731</text:p>
          </table:table-cell>
          <table:table-cell/>
          <table:table-cell table:formula="of:=IF([.B1945]=[.B19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SUM(IF(ISBLANK([.A1946]); 0; [.B1946]); [.A1947])" office:value-type="float" office:value="26905" calcext:value-type="float">
            <text:p>26905</text:p>
          </table:table-cell>
          <table:table-cell/>
          <table:table-cell table:formula="of:=IF([.B1946]=[.B19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table:formula="of:=SUM(IF(ISBLANK([.A1947]); 0; [.B1947]); [.A1948])" office:value-type="float" office:value="32936" calcext:value-type="float">
            <text:p>32936</text:p>
          </table:table-cell>
          <table:table-cell/>
          <table:table-cell table:formula="of:=IF([.B1947]=[.B19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SUM(IF(ISBLANK([.A1948]); 0; [.B1948]); [.A1949])" office:value-type="float" office:value="33943" calcext:value-type="float">
            <text:p>33943</text:p>
          </table:table-cell>
          <table:table-cell/>
          <table:table-cell table:formula="of:=IF([.B1948]=[.B19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table:formula="of:=SUM(IF(ISBLANK([.A1949]); 0; [.B1949]); [.A1950])" office:value-type="float" office:value="39705" calcext:value-type="float">
            <text:p>39705</text:p>
          </table:table-cell>
          <table:table-cell/>
          <table:table-cell table:formula="of:=IF([.B1949]=[.B19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SUM(IF(ISBLANK([.A1950]); 0; [.B1950]); [.A1951])" office:value-type="float" office:value="44738" calcext:value-type="float">
            <text:p>44738</text:p>
          </table:table-cell>
          <table:table-cell/>
          <table:table-cell table:formula="of:=IF([.B1950]=[.B19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SUM(IF(ISBLANK([.A1951]); 0; [.B1951]); [.A1952])" office:value-type="float" office:value="45818" calcext:value-type="float">
            <text:p>45818</text:p>
          </table:table-cell>
          <table:table-cell/>
          <table:table-cell table:formula="of:=IF([.B1951]=[.B19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SUM(IF(ISBLANK([.A1952]); 0; [.B1952]); [.A1953])" office:value-type="float" office:value="48635" calcext:value-type="float">
            <text:p>48635</text:p>
          </table:table-cell>
          <table:table-cell/>
          <table:table-cell table:formula="of:=IF([.B1952]=[.B19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SUM(IF(ISBLANK([.A1953]); 0; [.B1953]); [.A1954])" office:value-type="float" office:value="51430" calcext:value-type="float">
            <text:p>51430</text:p>
          </table:table-cell>
          <table:table-cell/>
          <table:table-cell table:formula="of:=IF([.B1953]=[.B195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54]); 0; [.B1954]); [.A1955])" office:value-type="float" office:value="51430" calcext:value-type="float">
            <text:p>51430</text:p>
          </table:table-cell>
          <table:table-cell/>
          <table:table-cell table:formula="of:=IF([.B1954]=[.B19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table:formula="of:=SUM(IF(ISBLANK([.A1955]); 0; [.B1955]); [.A1956])" office:value-type="float" office:value="5822" calcext:value-type="float">
            <text:p>5822</text:p>
          </table:table-cell>
          <table:table-cell/>
          <table:table-cell table:formula="of:=IF([.B1955]=[.B19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table:formula="of:=SUM(IF(ISBLANK([.A1956]); 0; [.B1956]); [.A1957])" office:value-type="float" office:value="9413" calcext:value-type="float">
            <text:p>9413</text:p>
          </table:table-cell>
          <table:table-cell/>
          <table:table-cell table:formula="of:=IF([.B1956]=[.B19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table:formula="of:=SUM(IF(ISBLANK([.A1957]); 0; [.B1957]); [.A1958])" office:value-type="float" office:value="14829" calcext:value-type="float">
            <text:p>14829</text:p>
          </table:table-cell>
          <table:table-cell/>
          <table:table-cell table:formula="of:=IF([.B1957]=[.B19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table:formula="of:=SUM(IF(ISBLANK([.A1958]); 0; [.B1958]); [.A1959])" office:value-type="float" office:value="20316" calcext:value-type="float">
            <text:p>20316</text:p>
          </table:table-cell>
          <table:table-cell/>
          <table:table-cell table:formula="of:=IF([.B1958]=[.B19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SUM(IF(ISBLANK([.A1959]); 0; [.B1959]); [.A1960])" office:value-type="float" office:value="22426" calcext:value-type="float">
            <text:p>22426</text:p>
          </table:table-cell>
          <table:table-cell/>
          <table:table-cell table:formula="of:=IF([.B1959]=[.B19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table:formula="of:=SUM(IF(ISBLANK([.A1960]); 0; [.B1960]); [.A1961])" office:value-type="float" office:value="27798" calcext:value-type="float">
            <text:p>27798</text:p>
          </table:table-cell>
          <table:table-cell/>
          <table:table-cell table:formula="of:=IF([.B1960]=[.B19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table:formula="of:=SUM(IF(ISBLANK([.A1961]); 0; [.B1961]); [.A1962])" office:value-type="float" office:value="34412" calcext:value-type="float">
            <text:p>34412</text:p>
          </table:table-cell>
          <table:table-cell/>
          <table:table-cell table:formula="of:=IF([.B1961]=[.B19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table:formula="of:=SUM(IF(ISBLANK([.A1962]); 0; [.B1962]); [.A1963])" office:value-type="float" office:value="39548" calcext:value-type="float">
            <text:p>39548</text:p>
          </table:table-cell>
          <table:table-cell/>
          <table:table-cell table:formula="of:=IF([.B1962]=[.B19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table:formula="of:=SUM(IF(ISBLANK([.A1963]); 0; [.B1963]); [.A1964])" office:value-type="float" office:value="45998" calcext:value-type="float">
            <text:p>45998</text:p>
          </table:table-cell>
          <table:table-cell/>
          <table:table-cell table:formula="of:=IF([.B1963]=[.B19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table:formula="of:=SUM(IF(ISBLANK([.A1964]); 0; [.B1964]); [.A1965])" office:value-type="float" office:value="51248" calcext:value-type="float">
            <text:p>51248</text:p>
          </table:table-cell>
          <table:table-cell/>
          <table:table-cell table:formula="of:=IF([.B1964]=[.B19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table:formula="of:=SUM(IF(ISBLANK([.A1965]); 0; [.B1965]); [.A1966])" office:value-type="float" office:value="55659" calcext:value-type="float">
            <text:p>55659</text:p>
          </table:table-cell>
          <table:table-cell/>
          <table:table-cell table:formula="of:=IF([.B1965]=[.B19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SUM(IF(ISBLANK([.A1966]); 0; [.B1966]); [.A1967])" office:value-type="float" office:value="57510" calcext:value-type="float">
            <text:p>57510</text:p>
          </table:table-cell>
          <table:table-cell/>
          <table:table-cell table:formula="of:=IF([.B1966]=[.B19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table:formula="of:=SUM(IF(ISBLANK([.A1967]); 0; [.B1967]); [.A1968])" office:value-type="float" office:value="63931" calcext:value-type="float">
            <text:p>63931</text:p>
          </table:table-cell>
          <table:table-cell/>
          <table:table-cell table:formula="of:=IF([.B1967]=[.B196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68]); 0; [.B1968]); [.A1969])" office:value-type="float" office:value="63931" calcext:value-type="float">
            <text:p>63931</text:p>
          </table:table-cell>
          <table:table-cell/>
          <table:table-cell table:formula="of:=IF([.B1968]=[.B19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58" calcext:value-type="float">
            <text:p>42358</text:p>
          </table:table-cell>
          <table:table-cell table:formula="of:=SUM(IF(ISBLANK([.A1969]); 0; [.B1969]); [.A1970])" office:value-type="float" office:value="42358" calcext:value-type="float">
            <text:p>42358</text:p>
          </table:table-cell>
          <table:table-cell/>
          <table:table-cell table:formula="of:=IF([.B1969]=[.B197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70]); 0; [.B1970]); [.A1971])" office:value-type="float" office:value="42358" calcext:value-type="float">
            <text:p>42358</text:p>
          </table:table-cell>
          <table:table-cell/>
          <table:table-cell table:formula="of:=IF([.B1970]=[.B19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table:formula="of:=SUM(IF(ISBLANK([.A1971]); 0; [.B1971]); [.A1972])" office:value-type="float" office:value="8051" calcext:value-type="float">
            <text:p>8051</text:p>
          </table:table-cell>
          <table:table-cell/>
          <table:table-cell table:formula="of:=IF([.B1971]=[.B19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formula="of:=SUM(IF(ISBLANK([.A1972]); 0; [.B1972]); [.A1973])" office:value-type="float" office:value="18524" calcext:value-type="float">
            <text:p>18524</text:p>
          </table:table-cell>
          <table:table-cell/>
          <table:table-cell table:formula="of:=IF([.B1972]=[.B19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6" calcext:value-type="float">
            <text:p>11286</text:p>
          </table:table-cell>
          <table:table-cell table:formula="of:=SUM(IF(ISBLANK([.A1973]); 0; [.B1973]); [.A1974])" office:value-type="float" office:value="29810" calcext:value-type="float">
            <text:p>29810</text:p>
          </table:table-cell>
          <table:table-cell/>
          <table:table-cell table:formula="of:=IF([.B1973]=[.B19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1" calcext:value-type="float">
            <text:p>19931</text:p>
          </table:table-cell>
          <table:table-cell table:formula="of:=SUM(IF(ISBLANK([.A1974]); 0; [.B1974]); [.A1975])" office:value-type="float" office:value="49741" calcext:value-type="float">
            <text:p>49741</text:p>
          </table:table-cell>
          <table:table-cell/>
          <table:table-cell table:formula="of:=IF([.B1974]=[.B197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75]); 0; [.B1975]); [.A1976])" office:value-type="float" office:value="49741" calcext:value-type="float">
            <text:p>49741</text:p>
          </table:table-cell>
          <table:table-cell/>
          <table:table-cell table:formula="of:=IF([.B1975]=[.B19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7" calcext:value-type="float">
            <text:p>9617</text:p>
          </table:table-cell>
          <table:table-cell table:formula="of:=SUM(IF(ISBLANK([.A1976]); 0; [.B1976]); [.A1977])" office:value-type="float" office:value="9617" calcext:value-type="float">
            <text:p>9617</text:p>
          </table:table-cell>
          <table:table-cell/>
          <table:table-cell table:formula="of:=IF([.B1976]=[.B19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table:formula="of:=SUM(IF(ISBLANK([.A1977]); 0; [.B1977]); [.A1978])" office:value-type="float" office:value="14403" calcext:value-type="float">
            <text:p>14403</text:p>
          </table:table-cell>
          <table:table-cell/>
          <table:table-cell table:formula="of:=IF([.B1977]=[.B19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SUM(IF(ISBLANK([.A1978]); 0; [.B1978]); [.A1979])" office:value-type="float" office:value="16558" calcext:value-type="float">
            <text:p>16558</text:p>
          </table:table-cell>
          <table:table-cell/>
          <table:table-cell table:formula="of:=IF([.B1978]=[.B19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table:formula="of:=SUM(IF(ISBLANK([.A1979]); 0; [.B1979]); [.A1980])" office:value-type="float" office:value="20085" calcext:value-type="float">
            <text:p>20085</text:p>
          </table:table-cell>
          <table:table-cell/>
          <table:table-cell table:formula="of:=IF([.B1979]=[.B19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table:formula="of:=SUM(IF(ISBLANK([.A1980]); 0; [.B1980]); [.A1981])" office:value-type="float" office:value="27638" calcext:value-type="float">
            <text:p>27638</text:p>
          </table:table-cell>
          <table:table-cell/>
          <table:table-cell table:formula="of:=IF([.B1980]=[.B19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table:formula="of:=SUM(IF(ISBLANK([.A1981]); 0; [.B1981]); [.A1982])" office:value-type="float" office:value="31549" calcext:value-type="float">
            <text:p>31549</text:p>
          </table:table-cell>
          <table:table-cell/>
          <table:table-cell table:formula="of:=IF([.B1981]=[.B19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0" calcext:value-type="float">
            <text:p>9670</text:p>
          </table:table-cell>
          <table:table-cell table:formula="of:=SUM(IF(ISBLANK([.A1982]); 0; [.B1982]); [.A1983])" office:value-type="float" office:value="41219" calcext:value-type="float">
            <text:p>41219</text:p>
          </table:table-cell>
          <table:table-cell/>
          <table:table-cell table:formula="of:=IF([.B1982]=[.B19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table:formula="of:=SUM(IF(ISBLANK([.A1983]); 0; [.B1983]); [.A1984])" office:value-type="float" office:value="48462" calcext:value-type="float">
            <text:p>48462</text:p>
          </table:table-cell>
          <table:table-cell/>
          <table:table-cell table:formula="of:=IF([.B1983]=[.B19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table:formula="of:=SUM(IF(ISBLANK([.A1984]); 0; [.B1984]); [.A1985])" office:value-type="float" office:value="56124" calcext:value-type="float">
            <text:p>56124</text:p>
          </table:table-cell>
          <table:table-cell/>
          <table:table-cell table:formula="of:=IF([.B1984]=[.B198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85]); 0; [.B1985]); [.A1986])" office:value-type="float" office:value="56124" calcext:value-type="float">
            <text:p>56124</text:p>
          </table:table-cell>
          <table:table-cell/>
          <table:table-cell table:formula="of:=IF([.B1985]=[.B19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09" calcext:value-type="float">
            <text:p>23109</text:p>
          </table:table-cell>
          <table:table-cell table:formula="of:=SUM(IF(ISBLANK([.A1986]); 0; [.B1986]); [.A1987])" office:value-type="float" office:value="23109" calcext:value-type="float">
            <text:p>23109</text:p>
          </table:table-cell>
          <table:table-cell/>
          <table:table-cell table:formula="of:=IF([.B1986]=[.B19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6" calcext:value-type="float">
            <text:p>25276</text:p>
          </table:table-cell>
          <table:table-cell table:formula="of:=SUM(IF(ISBLANK([.A1987]); 0; [.B1987]); [.A1988])" office:value-type="float" office:value="48385" calcext:value-type="float">
            <text:p>48385</text:p>
          </table:table-cell>
          <table:table-cell/>
          <table:table-cell table:formula="of:=IF([.B1987]=[.B19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table:formula="of:=SUM(IF(ISBLANK([.A1988]); 0; [.B1988]); [.A1989])" office:value-type="float" office:value="54695" calcext:value-type="float">
            <text:p>54695</text:p>
          </table:table-cell>
          <table:table-cell/>
          <table:table-cell table:formula="of:=IF([.B1988]=[.B198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1989]); 0; [.B1989]); [.A1990])" office:value-type="float" office:value="54695" calcext:value-type="float">
            <text:p>54695</text:p>
          </table:table-cell>
          <table:table-cell/>
          <table:table-cell table:formula="of:=IF([.B1989]=[.B19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table:formula="of:=SUM(IF(ISBLANK([.A1990]); 0; [.B1990]); [.A1991])" office:value-type="float" office:value="4840" calcext:value-type="float">
            <text:p>4840</text:p>
          </table:table-cell>
          <table:table-cell/>
          <table:table-cell table:formula="of:=IF([.B1990]=[.B19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table:formula="of:=SUM(IF(ISBLANK([.A1991]); 0; [.B1991]); [.A1992])" office:value-type="float" office:value="11611" calcext:value-type="float">
            <text:p>11611</text:p>
          </table:table-cell>
          <table:table-cell/>
          <table:table-cell table:formula="of:=IF([.B1991]=[.B19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table:formula="of:=SUM(IF(ISBLANK([.A1992]); 0; [.B1992]); [.A1993])" office:value-type="float" office:value="19330" calcext:value-type="float">
            <text:p>19330</text:p>
          </table:table-cell>
          <table:table-cell/>
          <table:table-cell table:formula="of:=IF([.B1992]=[.B19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table:formula="of:=SUM(IF(ISBLANK([.A1993]); 0; [.B1993]); [.A1994])" office:value-type="float" office:value="23812" calcext:value-type="float">
            <text:p>23812</text:p>
          </table:table-cell>
          <table:table-cell/>
          <table:table-cell table:formula="of:=IF([.B1993]=[.B19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table:formula="of:=SUM(IF(ISBLANK([.A1994]); 0; [.B1994]); [.A1995])" office:value-type="float" office:value="30499" calcext:value-type="float">
            <text:p>30499</text:p>
          </table:table-cell>
          <table:table-cell/>
          <table:table-cell table:formula="of:=IF([.B1994]=[.B19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table:formula="of:=SUM(IF(ISBLANK([.A1995]); 0; [.B1995]); [.A1996])" office:value-type="float" office:value="36690" calcext:value-type="float">
            <text:p>36690</text:p>
          </table:table-cell>
          <table:table-cell/>
          <table:table-cell table:formula="of:=IF([.B1995]=[.B19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table:formula="of:=SUM(IF(ISBLANK([.A1996]); 0; [.B1996]); [.A1997])" office:value-type="float" office:value="43486" calcext:value-type="float">
            <text:p>43486</text:p>
          </table:table-cell>
          <table:table-cell/>
          <table:table-cell table:formula="of:=IF([.B1996]=[.B19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table:formula="of:=SUM(IF(ISBLANK([.A1997]); 0; [.B1997]); [.A1998])" office:value-type="float" office:value="47799" calcext:value-type="float">
            <text:p>47799</text:p>
          </table:table-cell>
          <table:table-cell/>
          <table:table-cell table:formula="of:=IF([.B1997]=[.B19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table:formula="of:=SUM(IF(ISBLANK([.A1998]); 0; [.B1998]); [.A1999])" office:value-type="float" office:value="55455" calcext:value-type="float">
            <text:p>55455</text:p>
          </table:table-cell>
          <table:table-cell/>
          <table:table-cell table:formula="of:=IF([.B1998]=[.B19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SUM(IF(ISBLANK([.A1999]); 0; [.B1999]); [.A2000])" office:value-type="float" office:value="58283" calcext:value-type="float">
            <text:p>58283</text:p>
          </table:table-cell>
          <table:table-cell/>
          <table:table-cell table:formula="of:=IF([.B1999]=[.B20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SUM(IF(ISBLANK([.A2000]); 0; [.B2000]); [.A2001])" office:value-type="float" office:value="59818" calcext:value-type="float">
            <text:p>59818</text:p>
          </table:table-cell>
          <table:table-cell/>
          <table:table-cell table:formula="of:=IF([.B2000]=[.B200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01]); 0; [.B2001]); [.A2002])" office:value-type="float" office:value="59818" calcext:value-type="float">
            <text:p>59818</text:p>
          </table:table-cell>
          <table:table-cell/>
          <table:table-cell table:formula="of:=IF([.B2001]=[.B20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SUM(IF(ISBLANK([.A2002]); 0; [.B2002]); [.A2003])" office:value-type="float" office:value="2050" calcext:value-type="float">
            <text:p>2050</text:p>
          </table:table-cell>
          <table:table-cell/>
          <table:table-cell table:formula="of:=IF([.B2002]=[.B20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SUM(IF(ISBLANK([.A2003]); 0; [.B2003]); [.A2004])" office:value-type="float" office:value="4979" calcext:value-type="float">
            <text:p>4979</text:p>
          </table:table-cell>
          <table:table-cell/>
          <table:table-cell table:formula="of:=IF([.B2003]=[.B20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SUM(IF(ISBLANK([.A2004]); 0; [.B2004]); [.A2005])" office:value-type="float" office:value="6496" calcext:value-type="float">
            <text:p>6496</text:p>
          </table:table-cell>
          <table:table-cell/>
          <table:table-cell table:formula="of:=IF([.B2004]=[.B20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table:formula="of:=SUM(IF(ISBLANK([.A2005]); 0; [.B2005]); [.A2006])" office:value-type="float" office:value="13292" calcext:value-type="float">
            <text:p>13292</text:p>
          </table:table-cell>
          <table:table-cell/>
          <table:table-cell table:formula="of:=IF([.B2005]=[.B20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SUM(IF(ISBLANK([.A2006]); 0; [.B2006]); [.A2007])" office:value-type="float" office:value="14362" calcext:value-type="float">
            <text:p>14362</text:p>
          </table:table-cell>
          <table:table-cell/>
          <table:table-cell table:formula="of:=IF([.B2006]=[.B20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table:formula="of:=SUM(IF(ISBLANK([.A2007]); 0; [.B2007]); [.A2008])" office:value-type="float" office:value="21286" calcext:value-type="float">
            <text:p>21286</text:p>
          </table:table-cell>
          <table:table-cell/>
          <table:table-cell table:formula="of:=IF([.B2007]=[.B20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table:formula="of:=SUM(IF(ISBLANK([.A2008]); 0; [.B2008]); [.A2009])" office:value-type="float" office:value="25515" calcext:value-type="float">
            <text:p>25515</text:p>
          </table:table-cell>
          <table:table-cell/>
          <table:table-cell table:formula="of:=IF([.B2008]=[.B20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table:formula="of:=SUM(IF(ISBLANK([.A2009]); 0; [.B2009]); [.A2010])" office:value-type="float" office:value="32328" calcext:value-type="float">
            <text:p>32328</text:p>
          </table:table-cell>
          <table:table-cell/>
          <table:table-cell table:formula="of:=IF([.B2009]=[.B20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2" calcext:value-type="float">
            <text:p>9252</text:p>
          </table:table-cell>
          <table:table-cell table:formula="of:=SUM(IF(ISBLANK([.A2010]); 0; [.B2010]); [.A2011])" office:value-type="float" office:value="41580" calcext:value-type="float">
            <text:p>41580</text:p>
          </table:table-cell>
          <table:table-cell/>
          <table:table-cell table:formula="of:=IF([.B2010]=[.B201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11]); 0; [.B2011]); [.A2012])" office:value-type="float" office:value="41580" calcext:value-type="float">
            <text:p>41580</text:p>
          </table:table-cell>
          <table:table-cell/>
          <table:table-cell table:formula="of:=IF([.B2011]=[.B20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SUM(IF(ISBLANK([.A2012]); 0; [.B2012]); [.A2013])" office:value-type="float" office:value="2515" calcext:value-type="float">
            <text:p>2515</text:p>
          </table:table-cell>
          <table:table-cell/>
          <table:table-cell table:formula="of:=IF([.B2012]=[.B20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97" calcext:value-type="float">
            <text:p>32597</text:p>
          </table:table-cell>
          <table:table-cell table:formula="of:=SUM(IF(ISBLANK([.A2013]); 0; [.B2013]); [.A2014])" office:value-type="float" office:value="35112" calcext:value-type="float">
            <text:p>35112</text:p>
          </table:table-cell>
          <table:table-cell/>
          <table:table-cell table:formula="of:=IF([.B2013]=[.B2014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14]); 0; [.B2014]); [.A2015])" office:value-type="float" office:value="35112" calcext:value-type="float">
            <text:p>35112</text:p>
          </table:table-cell>
          <table:table-cell/>
          <table:table-cell table:formula="of:=IF([.B2014]=[.B20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table:formula="of:=SUM(IF(ISBLANK([.A2015]); 0; [.B2015]); [.A2016])" office:value-type="float" office:value="4389" calcext:value-type="float">
            <text:p>4389</text:p>
          </table:table-cell>
          <table:table-cell/>
          <table:table-cell table:formula="of:=IF([.B2015]=[.B20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table:formula="of:=SUM(IF(ISBLANK([.A2016]); 0; [.B2016]); [.A2017])" office:value-type="float" office:value="11856" calcext:value-type="float">
            <text:p>11856</text:p>
          </table:table-cell>
          <table:table-cell/>
          <table:table-cell table:formula="of:=IF([.B2016]=[.B20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3" calcext:value-type="float">
            <text:p>11143</text:p>
          </table:table-cell>
          <table:table-cell table:formula="of:=SUM(IF(ISBLANK([.A2017]); 0; [.B2017]); [.A2018])" office:value-type="float" office:value="22999" calcext:value-type="float">
            <text:p>22999</text:p>
          </table:table-cell>
          <table:table-cell/>
          <table:table-cell table:formula="of:=IF([.B2017]=[.B20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  <table:table-cell table:formula="of:=SUM(IF(ISBLANK([.A2018]); 0; [.B2018]); [.A2019])" office:value-type="float" office:value="31270" calcext:value-type="float">
            <text:p>31270</text:p>
          </table:table-cell>
          <table:table-cell/>
          <table:table-cell table:formula="of:=IF([.B2018]=[.B20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formula="of:=SUM(IF(ISBLANK([.A2019]); 0; [.B2019]); [.A2020])" office:value-type="float" office:value="34351" calcext:value-type="float">
            <text:p>34351</text:p>
          </table:table-cell>
          <table:table-cell/>
          <table:table-cell table:formula="of:=IF([.B2019]=[.B20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SUM(IF(ISBLANK([.A2020]); 0; [.B2020]); [.A2021])" office:value-type="float" office:value="36531" calcext:value-type="float">
            <text:p>36531</text:p>
          </table:table-cell>
          <table:table-cell/>
          <table:table-cell table:formula="of:=IF([.B2020]=[.B20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9" calcext:value-type="float">
            <text:p>9659</text:p>
          </table:table-cell>
          <table:table-cell table:formula="of:=SUM(IF(ISBLANK([.A2021]); 0; [.B2021]); [.A2022])" office:value-type="float" office:value="46190" calcext:value-type="float">
            <text:p>46190</text:p>
          </table:table-cell>
          <table:table-cell/>
          <table:table-cell table:formula="of:=IF([.B2021]=[.B202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22]); 0; [.B2022]); [.A2023])" office:value-type="float" office:value="46190" calcext:value-type="float">
            <text:p>46190</text:p>
          </table:table-cell>
          <table:table-cell/>
          <table:table-cell table:formula="of:=IF([.B2022]=[.B20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table:formula="of:=SUM(IF(ISBLANK([.A2023]); 0; [.B2023]); [.A2024])" office:value-type="float" office:value="5420" calcext:value-type="float">
            <text:p>5420</text:p>
          </table:table-cell>
          <table:table-cell/>
          <table:table-cell table:formula="of:=IF([.B2023]=[.B20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SUM(IF(ISBLANK([.A2024]); 0; [.B2024]); [.A2025])" office:value-type="float" office:value="7546" calcext:value-type="float">
            <text:p>7546</text:p>
          </table:table-cell>
          <table:table-cell/>
          <table:table-cell table:formula="of:=IF([.B2024]=[.B20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SUM(IF(ISBLANK([.A2025]); 0; [.B2025]); [.A2026])" office:value-type="float" office:value="13068" calcext:value-type="float">
            <text:p>13068</text:p>
          </table:table-cell>
          <table:table-cell/>
          <table:table-cell table:formula="of:=IF([.B2025]=[.B20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SUM(IF(ISBLANK([.A2026]); 0; [.B2026]); [.A2027])" office:value-type="float" office:value="18647" calcext:value-type="float">
            <text:p>18647</text:p>
          </table:table-cell>
          <table:table-cell/>
          <table:table-cell table:formula="of:=IF([.B2026]=[.B20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table:formula="of:=SUM(IF(ISBLANK([.A2027]); 0; [.B2027]); [.A2028])" office:value-type="float" office:value="24671" calcext:value-type="float">
            <text:p>24671</text:p>
          </table:table-cell>
          <table:table-cell/>
          <table:table-cell table:formula="of:=IF([.B2027]=[.B20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table:formula="of:=SUM(IF(ISBLANK([.A2028]); 0; [.B2028]); [.A2029])" office:value-type="float" office:value="27962" calcext:value-type="float">
            <text:p>27962</text:p>
          </table:table-cell>
          <table:table-cell/>
          <table:table-cell table:formula="of:=IF([.B2028]=[.B20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SUM(IF(ISBLANK([.A2029]); 0; [.B2029]); [.A2030])" office:value-type="float" office:value="30142" calcext:value-type="float">
            <text:p>30142</text:p>
          </table:table-cell>
          <table:table-cell/>
          <table:table-cell table:formula="of:=IF([.B2029]=[.B20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table:formula="of:=SUM(IF(ISBLANK([.A2030]); 0; [.B2030]); [.A2031])" office:value-type="float" office:value="35571" calcext:value-type="float">
            <text:p>35571</text:p>
          </table:table-cell>
          <table:table-cell/>
          <table:table-cell table:formula="of:=IF([.B2030]=[.B20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SUM(IF(ISBLANK([.A2031]); 0; [.B2031]); [.A2032])" office:value-type="float" office:value="39431" calcext:value-type="float">
            <text:p>39431</text:p>
          </table:table-cell>
          <table:table-cell/>
          <table:table-cell table:formula="of:=IF([.B2031]=[.B20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SUM(IF(ISBLANK([.A2032]); 0; [.B2032]); [.A2033])" office:value-type="float" office:value="43020" calcext:value-type="float">
            <text:p>43020</text:p>
          </table:table-cell>
          <table:table-cell/>
          <table:table-cell table:formula="of:=IF([.B2032]=[.B20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SUM(IF(ISBLANK([.A2033]); 0; [.B2033]); [.A2034])" office:value-type="float" office:value="45109" calcext:value-type="float">
            <text:p>45109</text:p>
          </table:table-cell>
          <table:table-cell/>
          <table:table-cell table:formula="of:=IF([.B2033]=[.B20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SUM(IF(ISBLANK([.A2034]); 0; [.B2034]); [.A2035])" office:value-type="float" office:value="46471" calcext:value-type="float">
            <text:p>46471</text:p>
          </table:table-cell>
          <table:table-cell/>
          <table:table-cell table:formula="of:=IF([.B2034]=[.B20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table:formula="of:=SUM(IF(ISBLANK([.A2035]); 0; [.B2035]); [.A2036])" office:value-type="float" office:value="52248" calcext:value-type="float">
            <text:p>52248</text:p>
          </table:table-cell>
          <table:table-cell/>
          <table:table-cell table:formula="of:=IF([.B2035]=[.B20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table:formula="of:=SUM(IF(ISBLANK([.A2036]); 0; [.B2036]); [.A2037])" office:value-type="float" office:value="56351" calcext:value-type="float">
            <text:p>56351</text:p>
          </table:table-cell>
          <table:table-cell/>
          <table:table-cell table:formula="of:=IF([.B2036]=[.B20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SUM(IF(ISBLANK([.A2037]); 0; [.B2037]); [.A2038])" office:value-type="float" office:value="59475" calcext:value-type="float">
            <text:p>59475</text:p>
          </table:table-cell>
          <table:table-cell/>
          <table:table-cell table:formula="of:=IF([.B2037]=[.B203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38]); 0; [.B2038]); [.A2039])" office:value-type="float" office:value="59475" calcext:value-type="float">
            <text:p>59475</text:p>
          </table:table-cell>
          <table:table-cell/>
          <table:table-cell table:formula="of:=IF([.B2038]=[.B20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  <table:table-cell table:formula="of:=SUM(IF(ISBLANK([.A2039]); 0; [.B2039]); [.A2040])" office:value-type="float" office:value="7858" calcext:value-type="float">
            <text:p>7858</text:p>
          </table:table-cell>
          <table:table-cell/>
          <table:table-cell table:formula="of:=IF([.B2039]=[.B20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SUM(IF(ISBLANK([.A2040]); 0; [.B2040]); [.A2041])" office:value-type="float" office:value="12271" calcext:value-type="float">
            <text:p>12271</text:p>
          </table:table-cell>
          <table:table-cell/>
          <table:table-cell table:formula="of:=IF([.B2040]=[.B20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table:formula="of:=SUM(IF(ISBLANK([.A2041]); 0; [.B2041]); [.A2042])" office:value-type="float" office:value="19759" calcext:value-type="float">
            <text:p>19759</text:p>
          </table:table-cell>
          <table:table-cell/>
          <table:table-cell table:formula="of:=IF([.B2041]=[.B20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table:formula="of:=SUM(IF(ISBLANK([.A2042]); 0; [.B2042]); [.A2043])" office:value-type="float" office:value="27065" calcext:value-type="float">
            <text:p>27065</text:p>
          </table:table-cell>
          <table:table-cell/>
          <table:table-cell table:formula="of:=IF([.B2042]=[.B20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table:formula="of:=SUM(IF(ISBLANK([.A2043]); 0; [.B2043]); [.A2044])" office:value-type="float" office:value="34881" calcext:value-type="float">
            <text:p>34881</text:p>
          </table:table-cell>
          <table:table-cell/>
          <table:table-cell table:formula="of:=IF([.B2043]=[.B20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table:formula="of:=SUM(IF(ISBLANK([.A2044]); 0; [.B2044]); [.A2045])" office:value-type="float" office:value="44031" calcext:value-type="float">
            <text:p>44031</text:p>
          </table:table-cell>
          <table:table-cell/>
          <table:table-cell table:formula="of:=IF([.B2044]=[.B20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1" calcext:value-type="float">
            <text:p>8791</text:p>
          </table:table-cell>
          <table:table-cell table:formula="of:=SUM(IF(ISBLANK([.A2045]); 0; [.B2045]); [.A2046])" office:value-type="float" office:value="52822" calcext:value-type="float">
            <text:p>52822</text:p>
          </table:table-cell>
          <table:table-cell/>
          <table:table-cell table:formula="of:=IF([.B2045]=[.B20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table:formula="of:=SUM(IF(ISBLANK([.A2046]); 0; [.B2046]); [.A2047])" office:value-type="float" office:value="57348" calcext:value-type="float">
            <text:p>57348</text:p>
          </table:table-cell>
          <table:table-cell/>
          <table:table-cell table:formula="of:=IF([.B2046]=[.B20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table:formula="of:=SUM(IF(ISBLANK([.A2047]); 0; [.B2047]); [.A2048])" office:value-type="float" office:value="60659" calcext:value-type="float">
            <text:p>60659</text:p>
          </table:table-cell>
          <table:table-cell/>
          <table:table-cell table:formula="of:=IF([.B2047]=[.B204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48]); 0; [.B2048]); [.A2049])" office:value-type="float" office:value="60659" calcext:value-type="float">
            <text:p>60659</text:p>
          </table:table-cell>
          <table:table-cell/>
          <table:table-cell table:formula="of:=IF([.B2048]=[.B20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table:formula="of:=SUM(IF(ISBLANK([.A2049]); 0; [.B2049]); [.A2050])" office:value-type="float" office:value="4226" calcext:value-type="float">
            <text:p>4226</text:p>
          </table:table-cell>
          <table:table-cell/>
          <table:table-cell table:formula="of:=IF([.B2049]=[.B20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SUM(IF(ISBLANK([.A2050]); 0; [.B2050]); [.A2051])" office:value-type="float" office:value="5664" calcext:value-type="float">
            <text:p>5664</text:p>
          </table:table-cell>
          <table:table-cell/>
          <table:table-cell table:formula="of:=IF([.B2050]=[.B20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table:formula="of:=SUM(IF(ISBLANK([.A2051]); 0; [.B2051]); [.A2052])" office:value-type="float" office:value="10601" calcext:value-type="float">
            <text:p>10601</text:p>
          </table:table-cell>
          <table:table-cell/>
          <table:table-cell table:formula="of:=IF([.B2051]=[.B20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SUM(IF(ISBLANK([.A2052]); 0; [.B2052]); [.A2053])" office:value-type="float" office:value="12823" calcext:value-type="float">
            <text:p>12823</text:p>
          </table:table-cell>
          <table:table-cell/>
          <table:table-cell table:formula="of:=IF([.B2052]=[.B20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table:formula="of:=SUM(IF(ISBLANK([.A2053]); 0; [.B2053]); [.A2054])" office:value-type="float" office:value="17435" calcext:value-type="float">
            <text:p>17435</text:p>
          </table:table-cell>
          <table:table-cell/>
          <table:table-cell table:formula="of:=IF([.B2053]=[.B20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table:formula="of:=SUM(IF(ISBLANK([.A2054]); 0; [.B2054]); [.A2055])" office:value-type="float" office:value="22112" calcext:value-type="float">
            <text:p>22112</text:p>
          </table:table-cell>
          <table:table-cell/>
          <table:table-cell table:formula="of:=IF([.B2054]=[.B20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SUM(IF(ISBLANK([.A2055]); 0; [.B2055]); [.A2056])" office:value-type="float" office:value="24787" calcext:value-type="float">
            <text:p>24787</text:p>
          </table:table-cell>
          <table:table-cell/>
          <table:table-cell table:formula="of:=IF([.B2055]=[.B20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table:formula="of:=SUM(IF(ISBLANK([.A2056]); 0; [.B2056]); [.A2057])" office:value-type="float" office:value="32657" calcext:value-type="float">
            <text:p>32657</text:p>
          </table:table-cell>
          <table:table-cell/>
          <table:table-cell table:formula="of:=IF([.B2056]=[.B20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table:formula="of:=SUM(IF(ISBLANK([.A2057]); 0; [.B2057]); [.A2058])" office:value-type="float" office:value="39916" calcext:value-type="float">
            <text:p>39916</text:p>
          </table:table-cell>
          <table:table-cell/>
          <table:table-cell table:formula="of:=IF([.B2057]=[.B20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table:formula="of:=SUM(IF(ISBLANK([.A2058]); 0; [.B2058]); [.A2059])" office:value-type="float" office:value="45238" calcext:value-type="float">
            <text:p>45238</text:p>
          </table:table-cell>
          <table:table-cell/>
          <table:table-cell table:formula="of:=IF([.B2058]=[.B20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SUM(IF(ISBLANK([.A2059]); 0; [.B2059]); [.A2060])" office:value-type="float" office:value="48301" calcext:value-type="float">
            <text:p>48301</text:p>
          </table:table-cell>
          <table:table-cell/>
          <table:table-cell table:formula="of:=IF([.B2059]=[.B206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60]); 0; [.B2060]); [.A2061])" office:value-type="float" office:value="48301" calcext:value-type="float">
            <text:p>48301</text:p>
          </table:table-cell>
          <table:table-cell/>
          <table:table-cell table:formula="of:=IF([.B2060]=[.B20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table:formula="of:=SUM(IF(ISBLANK([.A2061]); 0; [.B2061]); [.A2062])" office:value-type="float" office:value="5953" calcext:value-type="float">
            <text:p>5953</text:p>
          </table:table-cell>
          <table:table-cell/>
          <table:table-cell table:formula="of:=IF([.B2061]=[.B20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SUM(IF(ISBLANK([.A2062]); 0; [.B2062]); [.A2063])" office:value-type="float" office:value="8884" calcext:value-type="float">
            <text:p>8884</text:p>
          </table:table-cell>
          <table:table-cell/>
          <table:table-cell table:formula="of:=IF([.B2062]=[.B20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SUM(IF(ISBLANK([.A2063]); 0; [.B2063]); [.A2064])" office:value-type="float" office:value="10647" calcext:value-type="float">
            <text:p>10647</text:p>
          </table:table-cell>
          <table:table-cell/>
          <table:table-cell table:formula="of:=IF([.B2063]=[.B20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table:formula="of:=SUM(IF(ISBLANK([.A2064]); 0; [.B2064]); [.A2065])" office:value-type="float" office:value="16633" calcext:value-type="float">
            <text:p>16633</text:p>
          </table:table-cell>
          <table:table-cell/>
          <table:table-cell table:formula="of:=IF([.B2064]=[.B20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SUM(IF(ISBLANK([.A2065]); 0; [.B2065]); [.A2066])" office:value-type="float" office:value="21559" calcext:value-type="float">
            <text:p>21559</text:p>
          </table:table-cell>
          <table:table-cell/>
          <table:table-cell table:formula="of:=IF([.B2065]=[.B20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SUM(IF(ISBLANK([.A2066]); 0; [.B2066]); [.A2067])" office:value-type="float" office:value="25964" calcext:value-type="float">
            <text:p>25964</text:p>
          </table:table-cell>
          <table:table-cell/>
          <table:table-cell table:formula="of:=IF([.B2066]=[.B20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SUM(IF(ISBLANK([.A2067]); 0; [.B2067]); [.A2068])" office:value-type="float" office:value="27592" calcext:value-type="float">
            <text:p>27592</text:p>
          </table:table-cell>
          <table:table-cell/>
          <table:table-cell table:formula="of:=IF([.B2067]=[.B20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table:formula="of:=SUM(IF(ISBLANK([.A2068]); 0; [.B2068]); [.A2069])" office:value-type="float" office:value="32370" calcext:value-type="float">
            <text:p>32370</text:p>
          </table:table-cell>
          <table:table-cell/>
          <table:table-cell table:formula="of:=IF([.B2068]=[.B20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table:formula="of:=SUM(IF(ISBLANK([.A2069]); 0; [.B2069]); [.A2070])" office:value-type="float" office:value="38348" calcext:value-type="float">
            <text:p>38348</text:p>
          </table:table-cell>
          <table:table-cell/>
          <table:table-cell table:formula="of:=IF([.B2069]=[.B20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SUM(IF(ISBLANK([.A2070]); 0; [.B2070]); [.A2071])" office:value-type="float" office:value="39794" calcext:value-type="float">
            <text:p>39794</text:p>
          </table:table-cell>
          <table:table-cell/>
          <table:table-cell table:formula="of:=IF([.B2070]=[.B20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SUM(IF(ISBLANK([.A2071]); 0; [.B2071]); [.A2072])" office:value-type="float" office:value="41182" calcext:value-type="float">
            <text:p>41182</text:p>
          </table:table-cell>
          <table:table-cell/>
          <table:table-cell table:formula="of:=IF([.B2071]=[.B20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table:formula="of:=SUM(IF(ISBLANK([.A2072]); 0; [.B2072]); [.A2073])" office:value-type="float" office:value="45811" calcext:value-type="float">
            <text:p>45811</text:p>
          </table:table-cell>
          <table:table-cell/>
          <table:table-cell table:formula="of:=IF([.B2072]=[.B20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table:formula="of:=SUM(IF(ISBLANK([.A2073]); 0; [.B2073]); [.A2074])" office:value-type="float" office:value="50891" calcext:value-type="float">
            <text:p>50891</text:p>
          </table:table-cell>
          <table:table-cell/>
          <table:table-cell table:formula="of:=IF([.B2073]=[.B20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SUM(IF(ISBLANK([.A2074]); 0; [.B2074]); [.A2075])" office:value-type="float" office:value="52672" calcext:value-type="float">
            <text:p>52672</text:p>
          </table:table-cell>
          <table:table-cell/>
          <table:table-cell table:formula="of:=IF([.B2074]=[.B20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table:formula="of:=SUM(IF(ISBLANK([.A2075]); 0; [.B2075]); [.A2076])" office:value-type="float" office:value="57762" calcext:value-type="float">
            <text:p>57762</text:p>
          </table:table-cell>
          <table:table-cell/>
          <table:table-cell table:formula="of:=IF([.B2075]=[.B2076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76]); 0; [.B2076]); [.A2077])" office:value-type="float" office:value="57762" calcext:value-type="float">
            <text:p>57762</text:p>
          </table:table-cell>
          <table:table-cell/>
          <table:table-cell table:formula="of:=IF([.B2076]=[.B20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76" calcext:value-type="float">
            <text:p>25276</text:p>
          </table:table-cell>
          <table:table-cell table:formula="of:=SUM(IF(ISBLANK([.A2077]); 0; [.B2077]); [.A2078])" office:value-type="float" office:value="25276" calcext:value-type="float">
            <text:p>25276</text:p>
          </table:table-cell>
          <table:table-cell/>
          <table:table-cell table:formula="of:=IF([.B2077]=[.B20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5" calcext:value-type="float">
            <text:p>8575</text:p>
          </table:table-cell>
          <table:table-cell table:formula="of:=SUM(IF(ISBLANK([.A2078]); 0; [.B2078]); [.A2079])" office:value-type="float" office:value="33851" calcext:value-type="float">
            <text:p>33851</text:p>
          </table:table-cell>
          <table:table-cell/>
          <table:table-cell table:formula="of:=IF([.B2078]=[.B207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79]); 0; [.B2079]); [.A2080])" office:value-type="float" office:value="33851" calcext:value-type="float">
            <text:p>33851</text:p>
          </table:table-cell>
          <table:table-cell/>
          <table:table-cell table:formula="of:=IF([.B2079]=[.B20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table:formula="of:=SUM(IF(ISBLANK([.A2080]); 0; [.B2080]); [.A2081])" office:value-type="float" office:value="7338" calcext:value-type="float">
            <text:p>7338</text:p>
          </table:table-cell>
          <table:table-cell/>
          <table:table-cell table:formula="of:=IF([.B2080]=[.B20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table:formula="of:=SUM(IF(ISBLANK([.A2081]); 0; [.B2081]); [.A2082])" office:value-type="float" office:value="12460" calcext:value-type="float">
            <text:p>12460</text:p>
          </table:table-cell>
          <table:table-cell/>
          <table:table-cell table:formula="of:=IF([.B2081]=[.B20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SUM(IF(ISBLANK([.A2082]); 0; [.B2082]); [.A2083])" office:value-type="float" office:value="14703" calcext:value-type="float">
            <text:p>14703</text:p>
          </table:table-cell>
          <table:table-cell/>
          <table:table-cell table:formula="of:=IF([.B2082]=[.B20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SUM(IF(ISBLANK([.A2083]); 0; [.B2083]); [.A2084])" office:value-type="float" office:value="18119" calcext:value-type="float">
            <text:p>18119</text:p>
          </table:table-cell>
          <table:table-cell/>
          <table:table-cell table:formula="of:=IF([.B2083]=[.B20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table:formula="of:=SUM(IF(ISBLANK([.A2084]); 0; [.B2084]); [.A2085])" office:value-type="float" office:value="25317" calcext:value-type="float">
            <text:p>25317</text:p>
          </table:table-cell>
          <table:table-cell/>
          <table:table-cell table:formula="of:=IF([.B2084]=[.B20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table:formula="of:=SUM(IF(ISBLANK([.A2085]); 0; [.B2085]); [.A2086])" office:value-type="float" office:value="30234" calcext:value-type="float">
            <text:p>30234</text:p>
          </table:table-cell>
          <table:table-cell/>
          <table:table-cell table:formula="of:=IF([.B2085]=[.B20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SUM(IF(ISBLANK([.A2086]); 0; [.B2086]); [.A2087])" office:value-type="float" office:value="32572" calcext:value-type="float">
            <text:p>32572</text:p>
          </table:table-cell>
          <table:table-cell/>
          <table:table-cell table:formula="of:=IF([.B2086]=[.B20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table:formula="of:=SUM(IF(ISBLANK([.A2087]); 0; [.B2087]); [.A2088])" office:value-type="float" office:value="39038" calcext:value-type="float">
            <text:p>39038</text:p>
          </table:table-cell>
          <table:table-cell/>
          <table:table-cell table:formula="of:=IF([.B2087]=[.B20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table:formula="of:=SUM(IF(ISBLANK([.A2088]); 0; [.B2088]); [.A2089])" office:value-type="float" office:value="46727" calcext:value-type="float">
            <text:p>46727</text:p>
          </table:table-cell>
          <table:table-cell/>
          <table:table-cell table:formula="of:=IF([.B2088]=[.B20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SUM(IF(ISBLANK([.A2089]); 0; [.B2089]); [.A2090])" office:value-type="float" office:value="48733" calcext:value-type="float">
            <text:p>48733</text:p>
          </table:table-cell>
          <table:table-cell/>
          <table:table-cell table:formula="of:=IF([.B2089]=[.B209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90]); 0; [.B2090]); [.A2091])" office:value-type="float" office:value="48733" calcext:value-type="float">
            <text:p>48733</text:p>
          </table:table-cell>
          <table:table-cell/>
          <table:table-cell table:formula="of:=IF([.B2090]=[.B20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table:formula="of:=SUM(IF(ISBLANK([.A2091]); 0; [.B2091]); [.A2092])" office:value-type="float" office:value="6879" calcext:value-type="float">
            <text:p>6879</text:p>
          </table:table-cell>
          <table:table-cell/>
          <table:table-cell table:formula="of:=IF([.B2091]=[.B20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table:formula="of:=SUM(IF(ISBLANK([.A2092]); 0; [.B2092]); [.A2093])" office:value-type="float" office:value="11413" calcext:value-type="float">
            <text:p>11413</text:p>
          </table:table-cell>
          <table:table-cell/>
          <table:table-cell table:formula="of:=IF([.B2092]=[.B20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SUM(IF(ISBLANK([.A2093]); 0; [.B2093]); [.A2094])" office:value-type="float" office:value="12631" calcext:value-type="float">
            <text:p>12631</text:p>
          </table:table-cell>
          <table:table-cell/>
          <table:table-cell table:formula="of:=IF([.B2093]=[.B20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formula="of:=SUM(IF(ISBLANK([.A2094]); 0; [.B2094]); [.A2095])" office:value-type="float" office:value="23134" calcext:value-type="float">
            <text:p>23134</text:p>
          </table:table-cell>
          <table:table-cell/>
          <table:table-cell table:formula="of:=IF([.B2094]=[.B20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table:formula="of:=SUM(IF(ISBLANK([.A2095]); 0; [.B2095]); [.A2096])" office:value-type="float" office:value="27104" calcext:value-type="float">
            <text:p>27104</text:p>
          </table:table-cell>
          <table:table-cell/>
          <table:table-cell table:formula="of:=IF([.B2095]=[.B20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table:formula="of:=SUM(IF(ISBLANK([.A2096]); 0; [.B2096]); [.A2097])" office:value-type="float" office:value="31378" calcext:value-type="float">
            <text:p>31378</text:p>
          </table:table-cell>
          <table:table-cell/>
          <table:table-cell table:formula="of:=IF([.B2096]=[.B20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SUM(IF(ISBLANK([.A2097]); 0; [.B2097]); [.A2098])" office:value-type="float" office:value="32522" calcext:value-type="float">
            <text:p>32522</text:p>
          </table:table-cell>
          <table:table-cell/>
          <table:table-cell table:formula="of:=IF([.B2097]=[.B20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table:formula="of:=SUM(IF(ISBLANK([.A2098]); 0; [.B2098]); [.A2099])" office:value-type="float" office:value="37188" calcext:value-type="float">
            <text:p>37188</text:p>
          </table:table-cell>
          <table:table-cell/>
          <table:table-cell table:formula="of:=IF([.B2098]=[.B209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099]); 0; [.B2099]); [.A2100])" office:value-type="float" office:value="37188" calcext:value-type="float">
            <text:p>37188</text:p>
          </table:table-cell>
          <table:table-cell/>
          <table:table-cell table:formula="of:=IF([.B2099]=[.B21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table:formula="of:=SUM(IF(ISBLANK([.A2100]); 0; [.B2100]); [.A2101])" office:value-type="float" office:value="5315" calcext:value-type="float">
            <text:p>5315</text:p>
          </table:table-cell>
          <table:table-cell/>
          <table:table-cell table:formula="of:=IF([.B2100]=[.B21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table:formula="of:=SUM(IF(ISBLANK([.A2101]); 0; [.B2101]); [.A2102])" office:value-type="float" office:value="10011" calcext:value-type="float">
            <text:p>10011</text:p>
          </table:table-cell>
          <table:table-cell/>
          <table:table-cell table:formula="of:=IF([.B2101]=[.B21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table:formula="of:=SUM(IF(ISBLANK([.A2102]); 0; [.B2102]); [.A2103])" office:value-type="float" office:value="15194" calcext:value-type="float">
            <text:p>15194</text:p>
          </table:table-cell>
          <table:table-cell/>
          <table:table-cell table:formula="of:=IF([.B2102]=[.B21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table:formula="of:=SUM(IF(ISBLANK([.A2103]); 0; [.B2103]); [.A2104])" office:value-type="float" office:value="22790" calcext:value-type="float">
            <text:p>22790</text:p>
          </table:table-cell>
          <table:table-cell/>
          <table:table-cell table:formula="of:=IF([.B2103]=[.B21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table:formula="of:=SUM(IF(ISBLANK([.A2104]); 0; [.B2104]); [.A2105])" office:value-type="float" office:value="27524" calcext:value-type="float">
            <text:p>27524</text:p>
          </table:table-cell>
          <table:table-cell/>
          <table:table-cell table:formula="of:=IF([.B2104]=[.B21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formula="of:=SUM(IF(ISBLANK([.A2105]); 0; [.B2105]); [.A2106])" office:value-type="float" office:value="31167" calcext:value-type="float">
            <text:p>31167</text:p>
          </table:table-cell>
          <table:table-cell/>
          <table:table-cell table:formula="of:=IF([.B2105]=[.B21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SUM(IF(ISBLANK([.A2106]); 0; [.B2106]); [.A2107])" office:value-type="float" office:value="33334" calcext:value-type="float">
            <text:p>33334</text:p>
          </table:table-cell>
          <table:table-cell/>
          <table:table-cell table:formula="of:=IF([.B2106]=[.B21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formula="of:=SUM(IF(ISBLANK([.A2107]); 0; [.B2107]); [.A2108])" office:value-type="float" office:value="38775" calcext:value-type="float">
            <text:p>38775</text:p>
          </table:table-cell>
          <table:table-cell/>
          <table:table-cell table:formula="of:=IF([.B2107]=[.B21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  <table:table-cell table:formula="of:=SUM(IF(ISBLANK([.A2108]); 0; [.B2108]); [.A2109])" office:value-type="float" office:value="46653" calcext:value-type="float">
            <text:p>46653</text:p>
          </table:table-cell>
          <table:table-cell/>
          <table:table-cell table:formula="of:=IF([.B2108]=[.B21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SUM(IF(ISBLANK([.A2109]); 0; [.B2109]); [.A2110])" office:value-type="float" office:value="50000" calcext:value-type="float">
            <text:p>50000</text:p>
          </table:table-cell>
          <table:table-cell/>
          <table:table-cell table:formula="of:=IF([.B2109]=[.B21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SUM(IF(ISBLANK([.A2110]); 0; [.B2110]); [.A2111])" office:value-type="float" office:value="54204" calcext:value-type="float">
            <text:p>54204</text:p>
          </table:table-cell>
          <table:table-cell/>
          <table:table-cell table:formula="of:=IF([.B2110]=[.B211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11]); 0; [.B2111]); [.A2112])" office:value-type="float" office:value="54204" calcext:value-type="float">
            <text:p>54204</text:p>
          </table:table-cell>
          <table:table-cell/>
          <table:table-cell table:formula="of:=IF([.B2111]=[.B21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SUM(IF(ISBLANK([.A2112]); 0; [.B2112]); [.A2113])" office:value-type="float" office:value="2522" calcext:value-type="float">
            <text:p>2522</text:p>
          </table:table-cell>
          <table:table-cell/>
          <table:table-cell table:formula="of:=IF([.B2112]=[.B21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SUM(IF(ISBLANK([.A2113]); 0; [.B2113]); [.A2114])" office:value-type="float" office:value="5514" calcext:value-type="float">
            <text:p>5514</text:p>
          </table:table-cell>
          <table:table-cell/>
          <table:table-cell table:formula="of:=IF([.B2113]=[.B21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table:formula="of:=SUM(IF(ISBLANK([.A2114]); 0; [.B2114]); [.A2115])" office:value-type="float" office:value="10172" calcext:value-type="float">
            <text:p>10172</text:p>
          </table:table-cell>
          <table:table-cell/>
          <table:table-cell table:formula="of:=IF([.B2114]=[.B21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table:formula="of:=SUM(IF(ISBLANK([.A2115]); 0; [.B2115]); [.A2116])" office:value-type="float" office:value="17796" calcext:value-type="float">
            <text:p>17796</text:p>
          </table:table-cell>
          <table:table-cell/>
          <table:table-cell table:formula="of:=IF([.B2115]=[.B21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SUM(IF(ISBLANK([.A2116]); 0; [.B2116]); [.A2117])" office:value-type="float" office:value="21814" calcext:value-type="float">
            <text:p>21814</text:p>
          </table:table-cell>
          <table:table-cell/>
          <table:table-cell table:formula="of:=IF([.B2116]=[.B21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SUM(IF(ISBLANK([.A2117]); 0; [.B2117]); [.A2118])" office:value-type="float" office:value="24867" calcext:value-type="float">
            <text:p>24867</text:p>
          </table:table-cell>
          <table:table-cell/>
          <table:table-cell table:formula="of:=IF([.B2117]=[.B21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SUM(IF(ISBLANK([.A2118]); 0; [.B2118]); [.A2119])" office:value-type="float" office:value="26442" calcext:value-type="float">
            <text:p>26442</text:p>
          </table:table-cell>
          <table:table-cell/>
          <table:table-cell table:formula="of:=IF([.B2118]=[.B21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table:formula="of:=SUM(IF(ISBLANK([.A2119]); 0; [.B2119]); [.A2120])" office:value-type="float" office:value="30747" calcext:value-type="float">
            <text:p>30747</text:p>
          </table:table-cell>
          <table:table-cell/>
          <table:table-cell table:formula="of:=IF([.B2119]=[.B21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SUM(IF(ISBLANK([.A2120]); 0; [.B2120]); [.A2121])" office:value-type="float" office:value="33298" calcext:value-type="float">
            <text:p>33298</text:p>
          </table:table-cell>
          <table:table-cell/>
          <table:table-cell table:formula="of:=IF([.B2120]=[.B21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table:formula="of:=SUM(IF(ISBLANK([.A2121]); 0; [.B2121]); [.A2122])" office:value-type="float" office:value="37146" calcext:value-type="float">
            <text:p>37146</text:p>
          </table:table-cell>
          <table:table-cell/>
          <table:table-cell table:formula="of:=IF([.B2121]=[.B21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formula="of:=SUM(IF(ISBLANK([.A2122]); 0; [.B2122]); [.A2123])" office:value-type="float" office:value="42587" calcext:value-type="float">
            <text:p>42587</text:p>
          </table:table-cell>
          <table:table-cell/>
          <table:table-cell table:formula="of:=IF([.B2122]=[.B212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23]); 0; [.B2123]); [.A2124])" office:value-type="float" office:value="42587" calcext:value-type="float">
            <text:p>42587</text:p>
          </table:table-cell>
          <table:table-cell/>
          <table:table-cell table:formula="of:=IF([.B2123]=[.B21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31" calcext:value-type="float">
            <text:p>29831</text:p>
          </table:table-cell>
          <table:table-cell table:formula="of:=SUM(IF(ISBLANK([.A2124]); 0; [.B2124]); [.A2125])" office:value-type="float" office:value="29831" calcext:value-type="float">
            <text:p>29831</text:p>
          </table:table-cell>
          <table:table-cell/>
          <table:table-cell table:formula="of:=IF([.B2124]=[.B2125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25]); 0; [.B2125]); [.A2126])" office:value-type="float" office:value="29831" calcext:value-type="float">
            <text:p>29831</text:p>
          </table:table-cell>
          <table:table-cell/>
          <table:table-cell table:formula="of:=IF([.B2125]=[.B21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table:formula="of:=SUM(IF(ISBLANK([.A2126]); 0; [.B2126]); [.A2127])" office:value-type="float" office:value="5920" calcext:value-type="float">
            <text:p>5920</text:p>
          </table:table-cell>
          <table:table-cell/>
          <table:table-cell table:formula="of:=IF([.B2126]=[.B21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table:formula="of:=SUM(IF(ISBLANK([.A2127]); 0; [.B2127]); [.A2128])" office:value-type="float" office:value="11690" calcext:value-type="float">
            <text:p>11690</text:p>
          </table:table-cell>
          <table:table-cell/>
          <table:table-cell table:formula="of:=IF([.B2127]=[.B21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SUM(IF(ISBLANK([.A2128]); 0; [.B2128]); [.A2129])" office:value-type="float" office:value="12721" calcext:value-type="float">
            <text:p>12721</text:p>
          </table:table-cell>
          <table:table-cell/>
          <table:table-cell table:formula="of:=IF([.B2128]=[.B21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SUM(IF(ISBLANK([.A2129]); 0; [.B2129]); [.A2130])" office:value-type="float" office:value="14823" calcext:value-type="float">
            <text:p>14823</text:p>
          </table:table-cell>
          <table:table-cell/>
          <table:table-cell table:formula="of:=IF([.B2129]=[.B21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table:formula="of:=SUM(IF(ISBLANK([.A2130]); 0; [.B2130]); [.A2131])" office:value-type="float" office:value="19866" calcext:value-type="float">
            <text:p>19866</text:p>
          </table:table-cell>
          <table:table-cell/>
          <table:table-cell table:formula="of:=IF([.B2130]=[.B21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SUM(IF(ISBLANK([.A2131]); 0; [.B2131]); [.A2132])" office:value-type="float" office:value="22933" calcext:value-type="float">
            <text:p>22933</text:p>
          </table:table-cell>
          <table:table-cell/>
          <table:table-cell table:formula="of:=IF([.B2131]=[.B21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SUM(IF(ISBLANK([.A2132]); 0; [.B2132]); [.A2133])" office:value-type="float" office:value="28190" calcext:value-type="float">
            <text:p>28190</text:p>
          </table:table-cell>
          <table:table-cell/>
          <table:table-cell table:formula="of:=IF([.B2132]=[.B21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formula="of:=SUM(IF(ISBLANK([.A2133]); 0; [.B2133]); [.A2134])" office:value-type="float" office:value="31399" calcext:value-type="float">
            <text:p>31399</text:p>
          </table:table-cell>
          <table:table-cell/>
          <table:table-cell table:formula="of:=IF([.B2133]=[.B21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SUM(IF(ISBLANK([.A2134]); 0; [.B2134]); [.A2135])" office:value-type="float" office:value="35308" calcext:value-type="float">
            <text:p>35308</text:p>
          </table:table-cell>
          <table:table-cell/>
          <table:table-cell table:formula="of:=IF([.B2134]=[.B21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SUM(IF(ISBLANK([.A2135]); 0; [.B2135]); [.A2136])" office:value-type="float" office:value="37114" calcext:value-type="float">
            <text:p>37114</text:p>
          </table:table-cell>
          <table:table-cell/>
          <table:table-cell table:formula="of:=IF([.B2135]=[.B21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SUM(IF(ISBLANK([.A2136]); 0; [.B2136]); [.A2137])" office:value-type="float" office:value="39286" calcext:value-type="float">
            <text:p>39286</text:p>
          </table:table-cell>
          <table:table-cell/>
          <table:table-cell table:formula="of:=IF([.B2136]=[.B21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SUM(IF(ISBLANK([.A2137]); 0; [.B2137]); [.A2138])" office:value-type="float" office:value="42166" calcext:value-type="float">
            <text:p>42166</text:p>
          </table:table-cell>
          <table:table-cell/>
          <table:table-cell table:formula="of:=IF([.B2137]=[.B21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SUM(IF(ISBLANK([.A2138]); 0; [.B2138]); [.A2139])" office:value-type="float" office:value="45173" calcext:value-type="float">
            <text:p>45173</text:p>
          </table:table-cell>
          <table:table-cell/>
          <table:table-cell table:formula="of:=IF([.B2138]=[.B21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SUM(IF(ISBLANK([.A2139]); 0; [.B2139]); [.A2140])" office:value-type="float" office:value="46740" calcext:value-type="float">
            <text:p>46740</text:p>
          </table:table-cell>
          <table:table-cell/>
          <table:table-cell table:formula="of:=IF([.B2139]=[.B21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table:formula="of:=SUM(IF(ISBLANK([.A2140]); 0; [.B2140]); [.A2141])" office:value-type="float" office:value="51403" calcext:value-type="float">
            <text:p>51403</text:p>
          </table:table-cell>
          <table:table-cell/>
          <table:table-cell table:formula="of:=IF([.B2140]=[.B214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41]); 0; [.B2141]); [.A2142])" office:value-type="float" office:value="51403" calcext:value-type="float">
            <text:p>51403</text:p>
          </table:table-cell>
          <table:table-cell/>
          <table:table-cell table:formula="of:=IF([.B2141]=[.B21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table:formula="of:=SUM(IF(ISBLANK([.A2142]); 0; [.B2142]); [.A2143])" office:value-type="float" office:value="5017" calcext:value-type="float">
            <text:p>5017</text:p>
          </table:table-cell>
          <table:table-cell/>
          <table:table-cell table:formula="of:=IF([.B2142]=[.B21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table:formula="of:=SUM(IF(ISBLANK([.A2143]); 0; [.B2143]); [.A2144])" office:value-type="float" office:value="9626" calcext:value-type="float">
            <text:p>9626</text:p>
          </table:table-cell>
          <table:table-cell/>
          <table:table-cell table:formula="of:=IF([.B2143]=[.B21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7" calcext:value-type="float">
            <text:p>8767</text:p>
          </table:table-cell>
          <table:table-cell table:formula="of:=SUM(IF(ISBLANK([.A2144]); 0; [.B2144]); [.A2145])" office:value-type="float" office:value="18393" calcext:value-type="float">
            <text:p>18393</text:p>
          </table:table-cell>
          <table:table-cell/>
          <table:table-cell table:formula="of:=IF([.B2144]=[.B21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table:formula="of:=SUM(IF(ISBLANK([.A2145]); 0; [.B2145]); [.A2146])" office:value-type="float" office:value="28036" calcext:value-type="float">
            <text:p>28036</text:p>
          </table:table-cell>
          <table:table-cell/>
          <table:table-cell table:formula="of:=IF([.B2145]=[.B21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table:formula="of:=SUM(IF(ISBLANK([.A2146]); 0; [.B2146]); [.A2147])" office:value-type="float" office:value="32738" calcext:value-type="float">
            <text:p>32738</text:p>
          </table:table-cell>
          <table:table-cell/>
          <table:table-cell table:formula="of:=IF([.B2146]=[.B21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9" calcext:value-type="float">
            <text:p>8519</text:p>
          </table:table-cell>
          <table:table-cell table:formula="of:=SUM(IF(ISBLANK([.A2147]); 0; [.B2147]); [.A2148])" office:value-type="float" office:value="41257" calcext:value-type="float">
            <text:p>41257</text:p>
          </table:table-cell>
          <table:table-cell/>
          <table:table-cell table:formula="of:=IF([.B2147]=[.B21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table:formula="of:=SUM(IF(ISBLANK([.A2148]); 0; [.B2148]); [.A2149])" office:value-type="float" office:value="49161" calcext:value-type="float">
            <text:p>49161</text:p>
          </table:table-cell>
          <table:table-cell/>
          <table:table-cell table:formula="of:=IF([.B2148]=[.B21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table:formula="of:=SUM(IF(ISBLANK([.A2149]); 0; [.B2149]); [.A2150])" office:value-type="float" office:value="53877" calcext:value-type="float">
            <text:p>53877</text:p>
          </table:table-cell>
          <table:table-cell/>
          <table:table-cell table:formula="of:=IF([.B2149]=[.B21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table:formula="of:=SUM(IF(ISBLANK([.A2150]); 0; [.B2150]); [.A2151])" office:value-type="float" office:value="57556" calcext:value-type="float">
            <text:p>57556</text:p>
          </table:table-cell>
          <table:table-cell/>
          <table:table-cell table:formula="of:=IF([.B2150]=[.B215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51]); 0; [.B2151]); [.A2152])" office:value-type="float" office:value="57556" calcext:value-type="float">
            <text:p>57556</text:p>
          </table:table-cell>
          <table:table-cell/>
          <table:table-cell table:formula="of:=IF([.B2151]=[.B21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SUM(IF(ISBLANK([.A2152]); 0; [.B2152]); [.A2153])" office:value-type="float" office:value="1068" calcext:value-type="float">
            <text:p>1068</text:p>
          </table:table-cell>
          <table:table-cell/>
          <table:table-cell table:formula="of:=IF([.B2152]=[.B21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table:formula="of:=SUM(IF(ISBLANK([.A2153]); 0; [.B2153]); [.A2154])" office:value-type="float" office:value="7862" calcext:value-type="float">
            <text:p>7862</text:p>
          </table:table-cell>
          <table:table-cell/>
          <table:table-cell table:formula="of:=IF([.B2153]=[.B21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table:formula="of:=SUM(IF(ISBLANK([.A2154]); 0; [.B2154]); [.A2155])" office:value-type="float" office:value="15664" calcext:value-type="float">
            <text:p>15664</text:p>
          </table:table-cell>
          <table:table-cell/>
          <table:table-cell table:formula="of:=IF([.B2154]=[.B21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SUM(IF(ISBLANK([.A2155]); 0; [.B2155]); [.A2156])" office:value-type="float" office:value="17763" calcext:value-type="float">
            <text:p>17763</text:p>
          </table:table-cell>
          <table:table-cell/>
          <table:table-cell table:formula="of:=IF([.B2155]=[.B21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table:formula="of:=SUM(IF(ISBLANK([.A2156]); 0; [.B2156]); [.A2157])" office:value-type="float" office:value="25761" calcext:value-type="float">
            <text:p>25761</text:p>
          </table:table-cell>
          <table:table-cell/>
          <table:table-cell table:formula="of:=IF([.B2156]=[.B21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SUM(IF(ISBLANK([.A2157]); 0; [.B2157]); [.A2158])" office:value-type="float" office:value="29324" calcext:value-type="float">
            <text:p>29324</text:p>
          </table:table-cell>
          <table:table-cell/>
          <table:table-cell table:formula="of:=IF([.B2157]=[.B21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table:formula="of:=SUM(IF(ISBLANK([.A2158]); 0; [.B2158]); [.A2159])" office:value-type="float" office:value="35375" calcext:value-type="float">
            <text:p>35375</text:p>
          </table:table-cell>
          <table:table-cell/>
          <table:table-cell table:formula="of:=IF([.B2158]=[.B21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table:formula="of:=SUM(IF(ISBLANK([.A2159]); 0; [.B2159]); [.A2160])" office:value-type="float" office:value="41971" calcext:value-type="float">
            <text:p>41971</text:p>
          </table:table-cell>
          <table:table-cell/>
          <table:table-cell table:formula="of:=IF([.B2159]=[.B21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table:formula="of:=SUM(IF(ISBLANK([.A2160]); 0; [.B2160]); [.A2161])" office:value-type="float" office:value="49958" calcext:value-type="float">
            <text:p>49958</text:p>
          </table:table-cell>
          <table:table-cell/>
          <table:table-cell table:formula="of:=IF([.B2160]=[.B21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SUM(IF(ISBLANK([.A2161]); 0; [.B2161]); [.A2162])" office:value-type="float" office:value="53690" calcext:value-type="float">
            <text:p>53690</text:p>
          </table:table-cell>
          <table:table-cell/>
          <table:table-cell table:formula="of:=IF([.B2161]=[.B21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table:formula="of:=SUM(IF(ISBLANK([.A2162]); 0; [.B2162]); [.A2163])" office:value-type="float" office:value="61027" calcext:value-type="float">
            <text:p>61027</text:p>
          </table:table-cell>
          <table:table-cell/>
          <table:table-cell table:formula="of:=IF([.B2162]=[.B216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63]); 0; [.B2163]); [.A2164])" office:value-type="float" office:value="61027" calcext:value-type="float">
            <text:p>61027</text:p>
          </table:table-cell>
          <table:table-cell/>
          <table:table-cell table:formula="of:=IF([.B2163]=[.B21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SUM(IF(ISBLANK([.A2164]); 0; [.B2164]); [.A2165])" office:value-type="float" office:value="2241" calcext:value-type="float">
            <text:p>2241</text:p>
          </table:table-cell>
          <table:table-cell/>
          <table:table-cell table:formula="of:=IF([.B2164]=[.B21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0" calcext:value-type="float">
            <text:p>13670</text:p>
          </table:table-cell>
          <table:table-cell table:formula="of:=SUM(IF(ISBLANK([.A2165]); 0; [.B2165]); [.A2166])" office:value-type="float" office:value="15911" calcext:value-type="float">
            <text:p>15911</text:p>
          </table:table-cell>
          <table:table-cell/>
          <table:table-cell table:formula="of:=IF([.B2165]=[.B21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5" calcext:value-type="float">
            <text:p>13185</text:p>
          </table:table-cell>
          <table:table-cell table:formula="of:=SUM(IF(ISBLANK([.A2166]); 0; [.B2166]); [.A2167])" office:value-type="float" office:value="29096" calcext:value-type="float">
            <text:p>29096</text:p>
          </table:table-cell>
          <table:table-cell/>
          <table:table-cell table:formula="of:=IF([.B2166]=[.B21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table:formula="of:=SUM(IF(ISBLANK([.A2167]); 0; [.B2167]); [.A2168])" office:value-type="float" office:value="35304" calcext:value-type="float">
            <text:p>35304</text:p>
          </table:table-cell>
          <table:table-cell/>
          <table:table-cell table:formula="of:=IF([.B2167]=[.B21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1" calcext:value-type="float">
            <text:p>12631</text:p>
          </table:table-cell>
          <table:table-cell table:formula="of:=SUM(IF(ISBLANK([.A2168]); 0; [.B2168]); [.A2169])" office:value-type="float" office:value="47935" calcext:value-type="float">
            <text:p>47935</text:p>
          </table:table-cell>
          <table:table-cell/>
          <table:table-cell table:formula="of:=IF([.B2168]=[.B216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69]); 0; [.B2169]); [.A2170])" office:value-type="float" office:value="47935" calcext:value-type="float">
            <text:p>47935</text:p>
          </table:table-cell>
          <table:table-cell/>
          <table:table-cell table:formula="of:=IF([.B2169]=[.B21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07" calcext:value-type="float">
            <text:p>29307</text:p>
          </table:table-cell>
          <table:table-cell table:formula="of:=SUM(IF(ISBLANK([.A2170]); 0; [.B2170]); [.A2171])" office:value-type="float" office:value="29307" calcext:value-type="float">
            <text:p>29307</text:p>
          </table:table-cell>
          <table:table-cell/>
          <table:table-cell table:formula="of:=IF([.B2170]=[.B21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SUM(IF(ISBLANK([.A2171]); 0; [.B2171]); [.A2172])" office:value-type="float" office:value="33146" calcext:value-type="float">
            <text:p>33146</text:p>
          </table:table-cell>
          <table:table-cell/>
          <table:table-cell table:formula="of:=IF([.B2171]=[.B217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72]); 0; [.B2172]); [.A2173])" office:value-type="float" office:value="33146" calcext:value-type="float">
            <text:p>33146</text:p>
          </table:table-cell>
          <table:table-cell/>
          <table:table-cell table:formula="of:=IF([.B2172]=[.B21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4" calcext:value-type="float">
            <text:p>11354</text:p>
          </table:table-cell>
          <table:table-cell table:formula="of:=SUM(IF(ISBLANK([.A2173]); 0; [.B2173]); [.A2174])" office:value-type="float" office:value="11354" calcext:value-type="float">
            <text:p>11354</text:p>
          </table:table-cell>
          <table:table-cell/>
          <table:table-cell table:formula="of:=IF([.B2173]=[.B21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table:formula="of:=SUM(IF(ISBLANK([.A2174]); 0; [.B2174]); [.A2175])" office:value-type="float" office:value="17369" calcext:value-type="float">
            <text:p>17369</text:p>
          </table:table-cell>
          <table:table-cell/>
          <table:table-cell table:formula="of:=IF([.B2174]=[.B21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SUM(IF(ISBLANK([.A2175]); 0; [.B2175]); [.A2176])" office:value-type="float" office:value="19626" calcext:value-type="float">
            <text:p>19626</text:p>
          </table:table-cell>
          <table:table-cell/>
          <table:table-cell table:formula="of:=IF([.B2175]=[.B21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table:formula="of:=SUM(IF(ISBLANK([.A2176]); 0; [.B2176]); [.A2177])" office:value-type="float" office:value="26984" calcext:value-type="float">
            <text:p>26984</text:p>
          </table:table-cell>
          <table:table-cell/>
          <table:table-cell table:formula="of:=IF([.B2176]=[.B21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table:formula="of:=SUM(IF(ISBLANK([.A2177]); 0; [.B2177]); [.A2178])" office:value-type="float" office:value="34672" calcext:value-type="float">
            <text:p>34672</text:p>
          </table:table-cell>
          <table:table-cell/>
          <table:table-cell table:formula="of:=IF([.B2177]=[.B21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table:formula="of:=SUM(IF(ISBLANK([.A2178]); 0; [.B2178]); [.A2179])" office:value-type="float" office:value="39962" calcext:value-type="float">
            <text:p>39962</text:p>
          </table:table-cell>
          <table:table-cell/>
          <table:table-cell table:formula="of:=IF([.B2178]=[.B21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table:formula="of:=SUM(IF(ISBLANK([.A2179]); 0; [.B2179]); [.A2180])" office:value-type="float" office:value="43891" calcext:value-type="float">
            <text:p>43891</text:p>
          </table:table-cell>
          <table:table-cell/>
          <table:table-cell table:formula="of:=IF([.B2179]=[.B218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80]); 0; [.B2180]); [.A2181])" office:value-type="float" office:value="43891" calcext:value-type="float">
            <text:p>43891</text:p>
          </table:table-cell>
          <table:table-cell/>
          <table:table-cell table:formula="of:=IF([.B2180]=[.B21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table:formula="of:=SUM(IF(ISBLANK([.A2181]); 0; [.B2181]); [.A2182])" office:value-type="float" office:value="12228" calcext:value-type="float">
            <text:p>12228</text:p>
          </table:table-cell>
          <table:table-cell/>
          <table:table-cell table:formula="of:=IF([.B2181]=[.B218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82]); 0; [.B2182]); [.A2183])" office:value-type="float" office:value="12228" calcext:value-type="float">
            <text:p>12228</text:p>
          </table:table-cell>
          <table:table-cell/>
          <table:table-cell table:formula="of:=IF([.B2182]=[.B21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SUM(IF(ISBLANK([.A2183]); 0; [.B2183]); [.A2184])" office:value-type="float" office:value="3334" calcext:value-type="float">
            <text:p>3334</text:p>
          </table:table-cell>
          <table:table-cell/>
          <table:table-cell table:formula="of:=IF([.B2183]=[.B21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table:formula="of:=SUM(IF(ISBLANK([.A2184]); 0; [.B2184]); [.A2185])" office:value-type="float" office:value="11545" calcext:value-type="float">
            <text:p>11545</text:p>
          </table:table-cell>
          <table:table-cell/>
          <table:table-cell table:formula="of:=IF([.B2184]=[.B21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SUM(IF(ISBLANK([.A2185]); 0; [.B2185]); [.A2186])" office:value-type="float" office:value="16873" calcext:value-type="float">
            <text:p>16873</text:p>
          </table:table-cell>
          <table:table-cell/>
          <table:table-cell table:formula="of:=IF([.B2185]=[.B21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SUM(IF(ISBLANK([.A2186]); 0; [.B2186]); [.A2187])" office:value-type="float" office:value="21097" calcext:value-type="float">
            <text:p>21097</text:p>
          </table:table-cell>
          <table:table-cell/>
          <table:table-cell table:formula="of:=IF([.B2186]=[.B21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table:formula="of:=SUM(IF(ISBLANK([.A2187]); 0; [.B2187]); [.A2188])" office:value-type="float" office:value="26723" calcext:value-type="float">
            <text:p>26723</text:p>
          </table:table-cell>
          <table:table-cell/>
          <table:table-cell table:formula="of:=IF([.B2187]=[.B21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table:formula="of:=SUM(IF(ISBLANK([.A2188]); 0; [.B2188]); [.A2189])" office:value-type="float" office:value="34358" calcext:value-type="float">
            <text:p>34358</text:p>
          </table:table-cell>
          <table:table-cell/>
          <table:table-cell table:formula="of:=IF([.B2188]=[.B21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table:formula="of:=SUM(IF(ISBLANK([.A2189]); 0; [.B2189]); [.A2190])" office:value-type="float" office:value="41973" calcext:value-type="float">
            <text:p>41973</text:p>
          </table:table-cell>
          <table:table-cell/>
          <table:table-cell table:formula="of:=IF([.B2189]=[.B21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table:formula="of:=SUM(IF(ISBLANK([.A2190]); 0; [.B2190]); [.A2191])" office:value-type="float" office:value="51484" calcext:value-type="float">
            <text:p>51484</text:p>
          </table:table-cell>
          <table:table-cell/>
          <table:table-cell table:formula="of:=IF([.B2190]=[.B2191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191]); 0; [.B2191]); [.A2192])" office:value-type="float" office:value="51484" calcext:value-type="float">
            <text:p>51484</text:p>
          </table:table-cell>
          <table:table-cell/>
          <table:table-cell table:formula="of:=IF([.B2191]=[.B21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table:formula="of:=SUM(IF(ISBLANK([.A2192]); 0; [.B2192]); [.A2193])" office:value-type="float" office:value="8075" calcext:value-type="float">
            <text:p>8075</text:p>
          </table:table-cell>
          <table:table-cell/>
          <table:table-cell table:formula="of:=IF([.B2192]=[.B21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formula="of:=SUM(IF(ISBLANK([.A2193]); 0; [.B2193]); [.A2194])" office:value-type="float" office:value="13787" calcext:value-type="float">
            <text:p>13787</text:p>
          </table:table-cell>
          <table:table-cell/>
          <table:table-cell table:formula="of:=IF([.B2193]=[.B21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table:formula="of:=SUM(IF(ISBLANK([.A2194]); 0; [.B2194]); [.A2195])" office:value-type="float" office:value="21013" calcext:value-type="float">
            <text:p>21013</text:p>
          </table:table-cell>
          <table:table-cell/>
          <table:table-cell table:formula="of:=IF([.B2194]=[.B21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table:formula="of:=SUM(IF(ISBLANK([.A2195]); 0; [.B2195]); [.A2196])" office:value-type="float" office:value="26226" calcext:value-type="float">
            <text:p>26226</text:p>
          </table:table-cell>
          <table:table-cell/>
          <table:table-cell table:formula="of:=IF([.B2195]=[.B21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table:formula="of:=SUM(IF(ISBLANK([.A2196]); 0; [.B2196]); [.A2197])" office:value-type="float" office:value="33462" calcext:value-type="float">
            <text:p>33462</text:p>
          </table:table-cell>
          <table:table-cell/>
          <table:table-cell table:formula="of:=IF([.B2196]=[.B21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table:formula="of:=SUM(IF(ISBLANK([.A2197]); 0; [.B2197]); [.A2198])" office:value-type="float" office:value="41369" calcext:value-type="float">
            <text:p>41369</text:p>
          </table:table-cell>
          <table:table-cell/>
          <table:table-cell table:formula="of:=IF([.B2197]=[.B21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SUM(IF(ISBLANK([.A2198]); 0; [.B2198]); [.A2199])" office:value-type="float" office:value="42786" calcext:value-type="float">
            <text:p>42786</text:p>
          </table:table-cell>
          <table:table-cell/>
          <table:table-cell table:formula="of:=IF([.B2198]=[.B21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table:formula="of:=SUM(IF(ISBLANK([.A2199]); 0; [.B2199]); [.A2200])" office:value-type="float" office:value="49676" calcext:value-type="float">
            <text:p>49676</text:p>
          </table:table-cell>
          <table:table-cell/>
          <table:table-cell table:formula="of:=IF([.B2199]=[.B22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SUM(IF(ISBLANK([.A2200]); 0; [.B2200]); [.A2201])" office:value-type="float" office:value="52247" calcext:value-type="float">
            <text:p>52247</text:p>
          </table:table-cell>
          <table:table-cell/>
          <table:table-cell table:formula="of:=IF([.B2200]=[.B22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SUM(IF(ISBLANK([.A2201]); 0; [.B2201]); [.A2202])" office:value-type="float" office:value="54128" calcext:value-type="float">
            <text:p>54128</text:p>
          </table:table-cell>
          <table:table-cell/>
          <table:table-cell table:formula="of:=IF([.B2201]=[.B22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table:formula="of:=SUM(IF(ISBLANK([.A2202]); 0; [.B2202]); [.A2203])" office:value-type="float" office:value="61057" calcext:value-type="float">
            <text:p>61057</text:p>
          </table:table-cell>
          <table:table-cell/>
          <table:table-cell table:formula="of:=IF([.B2202]=[.B2203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203]); 0; [.B2203]); [.A2204])" office:value-type="float" office:value="61057" calcext:value-type="float">
            <text:p>61057</text:p>
          </table:table-cell>
          <table:table-cell/>
          <table:table-cell table:formula="of:=IF([.B2203]=[.B22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SUM(IF(ISBLANK([.A2204]); 0; [.B2204]); [.A2205])" office:value-type="float" office:value="1189" calcext:value-type="float">
            <text:p>1189</text:p>
          </table:table-cell>
          <table:table-cell/>
          <table:table-cell table:formula="of:=IF([.B2204]=[.B22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SUM(IF(ISBLANK([.A2205]); 0; [.B2205]); [.A2206])" office:value-type="float" office:value="3313" calcext:value-type="float">
            <text:p>3313</text:p>
          </table:table-cell>
          <table:table-cell/>
          <table:table-cell table:formula="of:=IF([.B2205]=[.B22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SUM(IF(ISBLANK([.A2206]); 0; [.B2206]); [.A2207])" office:value-type="float" office:value="8953" calcext:value-type="float">
            <text:p>8953</text:p>
          </table:table-cell>
          <table:table-cell/>
          <table:table-cell table:formula="of:=IF([.B2206]=[.B22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table:formula="of:=SUM(IF(ISBLANK([.A2207]); 0; [.B2207]); [.A2208])" office:value-type="float" office:value="13630" calcext:value-type="float">
            <text:p>13630</text:p>
          </table:table-cell>
          <table:table-cell/>
          <table:table-cell table:formula="of:=IF([.B2207]=[.B22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SUM(IF(ISBLANK([.A2208]); 0; [.B2208]); [.A2209])" office:value-type="float" office:value="15117" calcext:value-type="float">
            <text:p>15117</text:p>
          </table:table-cell>
          <table:table-cell/>
          <table:table-cell table:formula="of:=IF([.B2208]=[.B22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SUM(IF(ISBLANK([.A2209]); 0; [.B2209]); [.A2210])" office:value-type="float" office:value="18725" calcext:value-type="float">
            <text:p>18725</text:p>
          </table:table-cell>
          <table:table-cell/>
          <table:table-cell table:formula="of:=IF([.B2209]=[.B22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SUM(IF(ISBLANK([.A2210]); 0; [.B2210]); [.A2211])" office:value-type="float" office:value="21553" calcext:value-type="float">
            <text:p>21553</text:p>
          </table:table-cell>
          <table:table-cell/>
          <table:table-cell table:formula="of:=IF([.B2210]=[.B22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SUM(IF(ISBLANK([.A2211]); 0; [.B2211]); [.A2212])" office:value-type="float" office:value="24464" calcext:value-type="float">
            <text:p>24464</text:p>
          </table:table-cell>
          <table:table-cell/>
          <table:table-cell table:formula="of:=IF([.B2211]=[.B22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SUM(IF(ISBLANK([.A2212]); 0; [.B2212]); [.A2213])" office:value-type="float" office:value="26566" calcext:value-type="float">
            <text:p>26566</text:p>
          </table:table-cell>
          <table:table-cell/>
          <table:table-cell table:formula="of:=IF([.B2212]=[.B22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SUM(IF(ISBLANK([.A2213]); 0; [.B2213]); [.A2214])" office:value-type="float" office:value="28735" calcext:value-type="float">
            <text:p>28735</text:p>
          </table:table-cell>
          <table:table-cell/>
          <table:table-cell table:formula="of:=IF([.B2213]=[.B22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table:formula="of:=SUM(IF(ISBLANK([.A2214]); 0; [.B2214]); [.A2215])" office:value-type="float" office:value="34822" calcext:value-type="float">
            <text:p>34822</text:p>
          </table:table-cell>
          <table:table-cell/>
          <table:table-cell table:formula="of:=IF([.B2214]=[.B22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SUM(IF(ISBLANK([.A2215]); 0; [.B2215]); [.A2216])" office:value-type="float" office:value="39165" calcext:value-type="float">
            <text:p>39165</text:p>
          </table:table-cell>
          <table:table-cell/>
          <table:table-cell table:formula="of:=IF([.B2215]=[.B22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table:formula="of:=SUM(IF(ISBLANK([.A2216]); 0; [.B2216]); [.A2217])" office:value-type="float" office:value="44854" calcext:value-type="float">
            <text:p>44854</text:p>
          </table:table-cell>
          <table:table-cell/>
          <table:table-cell table:formula="of:=IF([.B2216]=[.B22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table:formula="of:=SUM(IF(ISBLANK([.A2217]); 0; [.B2217]); [.A2218])" office:value-type="float" office:value="50169" calcext:value-type="float">
            <text:p>50169</text:p>
          </table:table-cell>
          <table:table-cell/>
          <table:table-cell table:formula="of:=IF([.B2217]=[.B22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SUM(IF(ISBLANK([.A2218]); 0; [.B2218]); [.A2219])" office:value-type="float" office:value="52115" calcext:value-type="float">
            <text:p>52115</text:p>
          </table:table-cell>
          <table:table-cell/>
          <table:table-cell table:formula="of:=IF([.B2218]=[.B2219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219]); 0; [.B2219]); [.A2220])" office:value-type="float" office:value="52115" calcext:value-type="float">
            <text:p>52115</text:p>
          </table:table-cell>
          <table:table-cell/>
          <table:table-cell table:formula="of:=IF([.B2219]=[.B22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table:formula="of:=SUM(IF(ISBLANK([.A2220]); 0; [.B2220]); [.A2221])" office:value-type="float" office:value="7302" calcext:value-type="float">
            <text:p>7302</text:p>
          </table:table-cell>
          <table:table-cell/>
          <table:table-cell table:formula="of:=IF([.B2220]=[.B22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SUM(IF(ISBLANK([.A2221]); 0; [.B2221]); [.A2222])" office:value-type="float" office:value="8653" calcext:value-type="float">
            <text:p>8653</text:p>
          </table:table-cell>
          <table:table-cell/>
          <table:table-cell table:formula="of:=IF([.B2221]=[.B22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SUM(IF(ISBLANK([.A2222]); 0; [.B2222]); [.A2223])" office:value-type="float" office:value="9952" calcext:value-type="float">
            <text:p>9952</text:p>
          </table:table-cell>
          <table:table-cell/>
          <table:table-cell table:formula="of:=IF([.B2222]=[.B22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table:formula="of:=SUM(IF(ISBLANK([.A2223]); 0; [.B2223]); [.A2224])" office:value-type="float" office:value="13450" calcext:value-type="float">
            <text:p>13450</text:p>
          </table:table-cell>
          <table:table-cell/>
          <table:table-cell table:formula="of:=IF([.B2223]=[.B22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SUM(IF(ISBLANK([.A2224]); 0; [.B2224]); [.A2225])" office:value-type="float" office:value="16202" calcext:value-type="float">
            <text:p>16202</text:p>
          </table:table-cell>
          <table:table-cell/>
          <table:table-cell table:formula="of:=IF([.B2224]=[.B22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SUM(IF(ISBLANK([.A2225]); 0; [.B2225]); [.A2226])" office:value-type="float" office:value="18704" calcext:value-type="float">
            <text:p>18704</text:p>
          </table:table-cell>
          <table:table-cell/>
          <table:table-cell table:formula="of:=IF([.B2225]=[.B22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SUM(IF(ISBLANK([.A2226]); 0; [.B2226]); [.A2227])" office:value-type="float" office:value="26101" calcext:value-type="float">
            <text:p>26101</text:p>
          </table:table-cell>
          <table:table-cell/>
          <table:table-cell table:formula="of:=IF([.B2226]=[.B22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table:formula="of:=SUM(IF(ISBLANK([.A2227]); 0; [.B2227]); [.A2228])" office:value-type="float" office:value="33240" calcext:value-type="float">
            <text:p>33240</text:p>
          </table:table-cell>
          <table:table-cell/>
          <table:table-cell table:formula="of:=IF([.B2227]=[.B22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SUM(IF(ISBLANK([.A2228]); 0; [.B2228]); [.A2229])" office:value-type="float" office:value="34811" calcext:value-type="float">
            <text:p>34811</text:p>
          </table:table-cell>
          <table:table-cell/>
          <table:table-cell table:formula="of:=IF([.B2228]=[.B22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SUM(IF(ISBLANK([.A2229]); 0; [.B2229]); [.A2230])" office:value-type="float" office:value="36693" calcext:value-type="float">
            <text:p>36693</text:p>
          </table:table-cell>
          <table:table-cell/>
          <table:table-cell table:formula="of:=IF([.B2229]=[.B22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table:formula="of:=SUM(IF(ISBLANK([.A2230]); 0; [.B2230]); [.A2231])" office:value-type="float" office:value="41660" calcext:value-type="float">
            <text:p>41660</text:p>
          </table:table-cell>
          <table:table-cell/>
          <table:table-cell table:formula="of:=IF([.B2230]=[.B22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table:formula="of:=SUM(IF(ISBLANK([.A2231]); 0; [.B2231]); [.A2232])" office:value-type="float" office:value="48684" calcext:value-type="float">
            <text:p>48684</text:p>
          </table:table-cell>
          <table:table-cell/>
          <table:table-cell table:formula="of:=IF([.B2231]=[.B2232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232]); 0; [.B2232]); [.A2233])" office:value-type="float" office:value="48684" calcext:value-type="float">
            <text:p>48684</text:p>
          </table:table-cell>
          <table:table-cell/>
          <table:table-cell table:formula="of:=IF([.B2232]=[.B22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SUM(IF(ISBLANK([.A2233]); 0; [.B2233]); [.A2234])" office:value-type="float" office:value="2453" calcext:value-type="float">
            <text:p>2453</text:p>
          </table:table-cell>
          <table:table-cell/>
          <table:table-cell table:formula="of:=IF([.B2233]=[.B22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SUM(IF(ISBLANK([.A2234]); 0; [.B2234]); [.A2235])" office:value-type="float" office:value="5227" calcext:value-type="float">
            <text:p>5227</text:p>
          </table:table-cell>
          <table:table-cell/>
          <table:table-cell table:formula="of:=IF([.B2234]=[.B22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3" calcext:value-type="float">
            <text:p>12613</text:p>
          </table:table-cell>
          <table:table-cell table:formula="of:=SUM(IF(ISBLANK([.A2235]); 0; [.B2235]); [.A2236])" office:value-type="float" office:value="17840" calcext:value-type="float">
            <text:p>17840</text:p>
          </table:table-cell>
          <table:table-cell/>
          <table:table-cell table:formula="of:=IF([.B2235]=[.B22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5" calcext:value-type="float">
            <text:p>15345</text:p>
          </table:table-cell>
          <table:table-cell table:formula="of:=SUM(IF(ISBLANK([.A2236]); 0; [.B2236]); [.A2237])" office:value-type="float" office:value="33185" calcext:value-type="float">
            <text:p>33185</text:p>
          </table:table-cell>
          <table:table-cell/>
          <table:table-cell table:formula="of:=IF([.B2236]=[.B22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table:formula="of:=SUM(IF(ISBLANK([.A2237]); 0; [.B2237]); [.A2238])" office:value-type="float" office:value="36871" calcext:value-type="float">
            <text:p>36871</text:p>
          </table:table-cell>
          <table:table-cell/>
          <table:table-cell table:formula="of:=IF([.B2237]=[.B2238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238]); 0; [.B2238]); [.A2239])" office:value-type="float" office:value="36871" calcext:value-type="float">
            <text:p>36871</text:p>
          </table:table-cell>
          <table:table-cell/>
          <table:table-cell table:formula="of:=IF([.B2238]=[.B22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table:formula="of:=SUM(IF(ISBLANK([.A2239]); 0; [.B2239]); [.A2240])" office:value-type="float" office:value="6213" calcext:value-type="float">
            <text:p>6213</text:p>
          </table:table-cell>
          <table:table-cell/>
          <table:table-cell table:formula="of:=IF([.B2239]=[.B22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table:formula="of:=SUM(IF(ISBLANK([.A2240]); 0; [.B2240]); [.A2241])" office:value-type="float" office:value="12364" calcext:value-type="float">
            <text:p>12364</text:p>
          </table:table-cell>
          <table:table-cell/>
          <table:table-cell table:formula="of:=IF([.B2240]=[.B22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SUM(IF(ISBLANK([.A2241]); 0; [.B2241]); [.A2242])" office:value-type="float" office:value="15107" calcext:value-type="float">
            <text:p>15107</text:p>
          </table:table-cell>
          <table:table-cell/>
          <table:table-cell table:formula="of:=IF([.B2241]=[.B22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table:formula="of:=SUM(IF(ISBLANK([.A2242]); 0; [.B2242]); [.A2243])" office:value-type="float" office:value="18443" calcext:value-type="float">
            <text:p>18443</text:p>
          </table:table-cell>
          <table:table-cell/>
          <table:table-cell table:formula="of:=IF([.B2242]=[.B22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table:formula="of:=SUM(IF(ISBLANK([.A2243]); 0; [.B2243]); [.A2244])" office:value-type="float" office:value="26331" calcext:value-type="float">
            <text:p>26331</text:p>
          </table:table-cell>
          <table:table-cell/>
          <table:table-cell table:formula="of:=IF([.B2243]=[.B22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table:formula="of:=SUM(IF(ISBLANK([.A2244]); 0; [.B2244]); [.A2245])" office:value-type="float" office:value="34123" calcext:value-type="float">
            <text:p>34123</text:p>
          </table:table-cell>
          <table:table-cell/>
          <table:table-cell table:formula="of:=IF([.B2244]=[.B22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SUM(IF(ISBLANK([.A2245]); 0; [.B2245]); [.A2246])" office:value-type="float" office:value="36891" calcext:value-type="float">
            <text:p>36891</text:p>
          </table:table-cell>
          <table:table-cell/>
          <table:table-cell table:formula="of:=IF([.B2245]=[.B22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table:formula="of:=SUM(IF(ISBLANK([.A2246]); 0; [.B2246]); [.A2247])" office:value-type="float" office:value="41671" calcext:value-type="float">
            <text:p>41671</text:p>
          </table:table-cell>
          <table:table-cell/>
          <table:table-cell table:formula="of:=IF([.B2246]=[.B22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SUM(IF(ISBLANK([.A2247]); 0; [.B2247]); [.A2248])" office:value-type="float" office:value="43453" calcext:value-type="float">
            <text:p>43453</text:p>
          </table:table-cell>
          <table:table-cell/>
          <table:table-cell table:formula="of:=IF([.B2247]=[.B22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table:formula="of:=SUM(IF(ISBLANK([.A2248]); 0; [.B2248]); [.A2249])" office:value-type="float" office:value="48066" calcext:value-type="float">
            <text:p>48066</text:p>
          </table:table-cell>
          <table:table-cell/>
          <table:table-cell table:formula="of:=IF([.B2248]=[.B22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SUM(IF(ISBLANK([.A2249]); 0; [.B2249]); [.A2250])" office:value-type="float" office:value="49410" calcext:value-type="float">
            <text:p>49410</text:p>
          </table:table-cell>
          <table:table-cell/>
          <table:table-cell table:formula="of:=IF([.B2249]=[.B2250]; 1; 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IF(ISBLANK([.A2250]); 0; [.B2250]); [.A2251])" office:value-type="float" office:value="49410" calcext:value-type="float">
            <text:p>49410</text:p>
          </table:table-cell>
          <table:table-cell/>
          <table:table-cell table:formula="of:=IF([.B2250]=[.B2251]; 1; 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IF([.B2251]=[.B2252]; 1; 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1T16:46:46.536833531</dc:date>
    <meta:editing-duration>PT1M46S</meta:editing-duration>
    <meta:editing-cycles>1</meta:editing-cycles>
    <meta:document-statistic meta:table-count="1" meta:cell-count="6506" meta:object-count="0"/>
    <meta:generator>LibreOffice/7.3.7.2$Linux_X86_64 LibreOffice_project/30$Build-2</meta:generator>
  </office:meta>
</office:document-meta>
</file>